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ce1126" draw:stroke="none" fo:margin="1.000000000000000pt" style:wrap="biggest" style:wrap-dynamic-threshold="0.000000000000000pt" svg:fill-rule="evenodd"/>
    </style:style>
    <style:style style:name="gr3" style:family="graphic">
      <style:graphic-properties draw:fill="solid" draw:fill-color="#003f87" draw:stroke="none" fo:margin="1.000000000000000pt" style:wrap="biggest" style:wrap-dynamic-threshold="0.000000000000000pt" svg:fill-rule="evenodd"/>
    </style:style>
    <style:style style:name="gr4" style:family="graphic">
      <style:graphic-properties draw:fill="solid" draw:fill-color="#ffffff" draw:stroke="none" fo:margin="1.000000000000000pt" style:wrap="biggest" style:wrap-dynamic-threshold="0.000000000000000pt" svg:fill-rule="evenodd"/>
    </style:style>
    <style:style style:name="gr5" style:family="graphic">
      <style:graphic-properties draw:fill="none" draw:stroke="solid" draw:stroke-linejoin="miter" fo:margin="1.000000000000000pt" style:wrap="biggest" style:wrap-dynamic-threshold="0.000000000000000pt" svg:fill-rule="nonzero" svg:stroke-color="#552300" svg:stroke-opacity="1" svg:stroke-width="5.000000000000000pt"/>
    </style:style>
    <style:style style:name="gr6" style:family="graphic">
      <style:graphic-properties draw:fill="solid" draw:fill-color="#007f00" draw:stroke="none" fo:margin="1.000000000000000pt" style:wrap="biggest" style:wrap-dynamic-threshold="0.000000000000000pt" svg:fill-rule="evenodd"/>
    </style:style>
    <style:style style:name="gr7" style:family="graphic">
      <style:graphic-properties draw:fill="solid" draw:fill-color="#005800" draw:stroke="none" fo:margin="1.000000000000000pt" style:wrap="biggest" style:wrap-dynamic-threshold="0.000000000000000pt" svg:fill-rule="evenodd"/>
    </style:style>
    <style:style style:name="gr8" style:family="graphic">
      <style:graphic-properties draw:fill="solid" draw:fill-color="#000000" draw:stroke="none" fo:margin="1.000000000000000pt" style:wrap="biggest" style:wrap-dynamic-threshold="0.000000000000000pt" svg:fill-rule="nonzero"/>
    </style:style>
    <style:style style:name="gr9" style:family="graphic">
      <style:graphic-properties draw:fill="solid" draw:fill-color="#289400" draw:stroke="none" fo:margin="1.000000000000000pt" style:wrap="biggest" style:wrap-dynamic-threshold="0.000000000000000pt" svg:fill-rule="nonzero"/>
    </style:style>
    <style:style style:name="gr10" style:family="graphic">
      <style:graphic-properties draw:fill="none" draw:stroke="solid" draw:stroke-linejoin="miter" fo:margin="1.000000000000000pt" style:wrap="biggest" style:wrap-dynamic-threshold="0.000000000000000pt" svg:fill-rule="nonzero" svg:stroke-color="#006600" svg:stroke-opacity="1" svg:stroke-width="0.100936792000000pt"/>
    </style:style>
    <style:style style:name="gr11" style:family="graphic">
      <style:graphic-properties draw:fill="solid" draw:fill-color="#9dd7ff" draw:stroke="none" fo:margin="1.000000000000000pt" style:wrap="biggest" style:wrap-dynamic-threshold="0.000000000000000pt" svg:fill-rule="nonzero"/>
    </style:style>
    <style:style style:name="gr12" style:family="graphic">
      <style:graphic-properties draw:fill="none" draw:stroke="solid" draw:stroke-linejoin="miter" fo:margin="1.000000000000000pt" style:wrap="biggest" style:wrap-dynamic-threshold="0.000000000000000pt" svg:fill-rule="nonzero" svg:stroke-color="#000000" svg:stroke-opacity="1" svg:stroke-width="0.100936792000000pt"/>
    </style:style>
    <style:style style:name="gr13" style:family="graphic">
      <style:graphic-properties draw:fill="solid" draw:fill-color="#730000" draw:stroke="none" fo:margin="1.000000000000000pt" style:wrap="biggest" style:wrap-dynamic-threshold="0.000000000000000pt" svg:fill-rule="nonzero"/>
    </style:style>
    <style:style style:name="gr14" style:family="graphic">
      <style:graphic-properties draw:fill="solid" draw:fill-color="#ff0018" draw:stroke="none" fo:margin="1.000000000000000pt" style:wrap="biggest" style:wrap-dynamic-threshold="0.000000000000000pt" svg:fill-rule="nonzero"/>
    </style:style>
    <style:style style:name="gr15" style:family="graphic">
      <style:graphic-properties draw:fill="solid" draw:fill-color="#ffffff" draw:stroke="none" fo:margin="1.000000000000000pt" style:wrap="biggest" style:wrap-dynamic-threshold="0.000000000000000pt" svg:fill-rule="nonzero"/>
    </style:style>
    <style:style style:name="gr16" style:family="graphic">
      <style:graphic-properties draw:fill="solid" draw:fill-color="#006ac8" draw:stroke="none" fo:margin="1.000000000000000pt" style:wrap="biggest" style:wrap-dynamic-threshold="0.000000000000000pt" svg:fill-rule="nonzero"/>
    </style:style>
    <style:style style:name="gr17" style:family="graphic">
      <style:graphic-properties draw:fill="none" draw:stroke="solid" draw:stroke-linejoin="miter" fo:margin="1.000000000000000pt" style:wrap="biggest" style:wrap-dynamic-threshold="0.000000000000000pt" svg:fill-rule="nonzero" svg:stroke-color="#000000" svg:stroke-opacity="1" svg:stroke-width="0.141311456000000pt"/>
    </style:style>
    <style:style style:name="gr18" style:family="graphic">
      <style:graphic-properties draw:fill="solid" draw:fill-color="#ffd83c" draw:stroke="none" fo:margin="1.000000000000000pt" style:wrap="biggest" style:wrap-dynamic-threshold="0.000000000000000pt" svg:fill-rule="nonzero"/>
    </style:style>
    <style:style style:name="gr19" style:family="graphic">
      <style:graphic-properties draw:fill="solid" draw:fill-color="#b34b00" draw:stroke="none" fo:margin="1.000000000000000pt" style:wrap="biggest" style:wrap-dynamic-threshold="0.000000000000000pt" svg:fill-rule="nonzero"/>
    </style:style>
    <style:style style:name="gr20" style:family="graphic">
      <style:graphic-properties draw:fill="none" draw:stroke="solid" draw:stroke-linejoin="miter" fo:margin="1.000000000000000pt" style:wrap="biggest" style:wrap-dynamic-threshold="0.000000000000000pt" svg:fill-rule="nonzero" svg:stroke-color="#7e4b7e" svg:stroke-opacity="1" svg:stroke-width="0.282622912000000pt"/>
    </style:style>
    <style:style style:name="gr21" style:family="graphic">
      <style:graphic-properties draw:fill="none" draw:stroke="solid" draw:stroke-linejoin="miter" fo:margin="1.000000000000000pt" style:wrap="biggest" style:wrap-dynamic-threshold="0.000000000000000pt" svg:fill-rule="nonzero" svg:stroke-color="#7e4b7e" svg:stroke-opacity="1" svg:stroke-width="0.181686440000000pt"/>
    </style:style>
    <style:style style:name="gr22" style:family="graphic">
      <style:graphic-properties draw:fill="solid" draw:fill-color="#7e4b7e" draw:stroke="none" fo:margin="1.000000000000000pt" style:wrap="biggest" style:wrap-dynamic-threshold="0.000000000000000pt" svg:fill-rule="nonzero"/>
    </style:style>
    <style:style style:name="gr23" style:family="graphic">
      <style:graphic-properties draw:fill="solid" draw:fill-color="#66ff66" draw:stroke="none" fo:margin="1.000000000000000pt" style:wrap="biggest" style:wrap-dynamic-threshold="0.000000000000000pt" svg:fill-rule="nonzero"/>
    </style:style>
    <style:style style:name="gr24" style:family="graphic">
      <style:graphic-properties draw:fill="solid" draw:fill-color="#289400" draw:stroke="solid" draw:stroke-linejoin="miter" fo:margin="1.000000000000000pt" style:wrap="biggest" style:wrap-dynamic-threshold="0.000000000000000pt" svg:fill-rule="nonzero" svg:stroke-color="#003300" svg:stroke-opacity="1" svg:stroke-width="0.100936792000000pt"/>
    </style:style>
    <style:style style:name="gr25" style:family="graphic">
      <style:graphic-properties draw:fill="none" draw:stroke="solid" draw:stroke-linejoin="miter" fo:margin="1.000000000000000pt" style:wrap="biggest" style:wrap-dynamic-threshold="0.000000000000000pt" svg:fill-rule="nonzero" svg:stroke-color="#003300" svg:stroke-opacity="1" svg:stroke-width="0.100936792000000pt"/>
    </style:style>
    <style:style style:name="gr26" style:family="graphic">
      <style:graphic-properties draw:fill="none" draw:stroke="solid" draw:stroke-linejoin="miter" fo:margin="1.000000000000000pt" style:wrap="biggest" style:wrap-dynamic-threshold="0.000000000000000pt" svg:fill-rule="nonzero" svg:stroke-color="#004b00" svg:stroke-opacity="1" svg:stroke-width="0.100936792000000pt"/>
    </style:style>
    <style:style style:name="gr27" style:family="graphic">
      <style:graphic-properties draw:fill="none" draw:stroke="none" fo:margin="1.000000000000000pt" style:wrap="biggest" style:wrap-dynamic-threshold="0.000000000000000pt" svg:fill-rule="nonzero"/>
    </style:style>
    <style:style style:name="gr28" style:family="graphic">
      <style:graphic-properties draw:fill="solid" draw:fill-color="#289400" draw:stroke="solid" draw:stroke-linejoin="miter" fo:margin="1.000000000000000pt" style:wrap="biggest" style:wrap-dynamic-threshold="0.000000000000000pt" svg:fill-rule="nonzero" svg:stroke-color="#004b00" svg:stroke-opacity="1" svg:stroke-width="1.037801648000000pt"/>
    </style:style>
    <style:style style:name="gr29" style:family="graphic">
      <style:graphic-properties draw:fill="solid" draw:fill-color="#28af00" draw:stroke="solid" draw:stroke-linejoin="miter" fo:margin="1.000000000000000pt" style:wrap="biggest" style:wrap-dynamic-threshold="0.000000000000000pt" svg:fill-rule="nonzero" svg:stroke-color="#004b00" svg:stroke-opacity="1" svg:stroke-width="1.037801648000000pt"/>
    </style:style>
    <style:style style:name="gr30" style:family="graphic">
      <style:graphic-properties draw:fill="solid" draw:fill-color="#6699ff" draw:stroke="none" fo:margin="1.000000000000000pt" style:wrap="biggest" style:wrap-dynamic-threshold="0.000000000000000pt" svg:fill-rule="nonzero"/>
    </style:style>
    <style:style style:name="gr31" style:family="graphic">
      <style:graphic-properties draw:fill="none" draw:stroke="solid" draw:stroke-linejoin="miter" fo:margin="1.000000000000000pt" style:wrap="biggest" style:wrap-dynamic-threshold="0.000000000000000pt" svg:fill-rule="nonzero" svg:stroke-color="#ffffff" svg:stroke-opacity="1" svg:stroke-width="0.141311456000000pt"/>
    </style:style>
    <style:style style:name="gr32" style:family="graphic">
      <style:graphic-properties draw:fill="none" draw:stroke="solid" draw:stroke-linejoin="miter" fo:margin="1.000000000000000pt" style:wrap="biggest" style:wrap-dynamic-threshold="0.000000000000000pt" svg:fill-rule="nonzero" svg:stroke-color="#7e4b7e" svg:stroke-opacity="1" svg:stroke-width="0.161498936000000pt"/>
    </style:style>
    <style:style style:name="gr33" style:family="graphic">
      <style:graphic-properties draw:fill="gradient" draw:fill-gradient-name="gradient1" draw:stroke="none" fo:margin="1.000000000000000pt" style:wrap="biggest" style:wrap-dynamic-threshold="0.000000000000000pt" svg:fill-rule="nonzero"/>
    </style:style>
    <style:style style:name="gr34" style:family="graphic">
      <style:graphic-properties draw:fill="none" draw:stroke="solid" draw:stroke-linejoin="miter" fo:margin="1.000000000000000pt" style:wrap="biggest" style:wrap-dynamic-threshold="0.000000000000000pt" svg:fill-rule="nonzero" svg:stroke-color="#ffffff" svg:stroke-opacity="1" svg:stroke-width="0.100936792000000pt"/>
    </style:style>
    <style:style style:name="gr35" style:family="graphic">
      <style:graphic-properties draw:fill="gradient" draw:fill-gradient-name="gradient2" draw:stroke="none" fo:margin="1.000000000000000pt" style:wrap="biggest" style:wrap-dynamic-threshold="0.000000000000000pt" svg:fill-rule="nonzero"/>
    </style:style>
    <style:style style:name="gr36" style:family="graphic">
      <style:graphic-properties draw:fill="none" draw:stroke="solid" draw:stroke-linejoin="miter" fo:margin="1.000000000000000pt" style:wrap="biggest" style:wrap-dynamic-threshold="0.000000000000000pt" svg:fill-rule="nonzero" svg:stroke-color="#000000" svg:stroke-opacity="1" svg:stroke-width="0.060562144000000pt"/>
    </style:style>
    <style:style style:name="gr37" style:family="graphic">
      <style:graphic-properties draw:fill="solid" draw:fill-color="#ffb366" draw:stroke="none" fo:margin="1.000000000000000pt" style:wrap="biggest" style:wrap-dynamic-threshold="0.000000000000000pt" svg:fill-rule="nonzero"/>
    </style:style>
    <style:style style:name="gr38" style:family="graphic">
      <style:graphic-properties draw:fill="solid" draw:fill-color="#9b5f00" draw:stroke="none" fo:margin="1.000000000000000pt" style:wrap="biggest" style:wrap-dynamic-threshold="0.000000000000000pt" svg:fill-rule="nonzero"/>
    </style:style>
    <style:style style:name="gr39" style:family="graphic">
      <style:graphic-properties draw:fill="solid" draw:fill-color="#ffa54b" draw:stroke="none" fo:margin="1.000000000000000pt" style:wrap="biggest" style:wrap-dynamic-threshold="0.000000000000000pt" svg:fill-rule="nonzero"/>
    </style:style>
    <style:style style:name="gr40" style:family="graphic">
      <style:graphic-properties draw:fill="gradient" draw:fill-gradient-name="gradient3" draw:stroke="none" fo:margin="1.000000000000000pt" style:wrap="biggest" style:wrap-dynamic-threshold="0.000000000000000pt" svg:fill-rule="nonzero"/>
    </style:style>
    <style:style style:name="gr41" style:family="graphic">
      <style:graphic-properties draw:fill="gradient" draw:fill-gradient-name="gradient4" draw:stroke="none" fo:margin="1.000000000000000pt" style:wrap="biggest" style:wrap-dynamic-threshold="0.000000000000000pt" svg:fill-rule="nonzero"/>
    </style:style>
    <style:style style:name="gr42" style:family="graphic">
      <style:graphic-properties draw:fill="solid" draw:fill-color="#5ac800" draw:stroke="none" fo:margin="1.000000000000000pt" style:wrap="biggest" style:wrap-dynamic-threshold="0.000000000000000pt" svg:fill-rule="nonzero"/>
    </style:style>
    <style:style style:name="gr43" style:family="graphic">
      <style:graphic-properties draw:fill="solid" draw:fill-color="#ffd800" draw:stroke="solid" draw:stroke-linejoin="miter" fo:margin="1.000000000000000pt" style:wrap="biggest" style:wrap-dynamic-threshold="0.000000000000000pt" svg:fill-rule="nonzero" svg:stroke-color="#000000" svg:stroke-opacity="1" svg:stroke-width="0.121124288000000pt"/>
    </style:style>
    <style:style style:name="gr44" style:family="graphic">
      <style:graphic-properties draw:fill="none" draw:stroke="solid" draw:stroke-linejoin="miter" fo:margin="1.000000000000000pt" style:wrap="biggest" style:wrap-dynamic-threshold="0.000000000000000pt" svg:fill-rule="nonzero" svg:stroke-color="#000000" svg:stroke-opacity="1" svg:stroke-width="0.121199952000000pt"/>
    </style:style>
    <style:style style:name="gr45" style:family="graphic">
      <style:graphic-properties draw:fill="none" draw:stroke="solid" draw:stroke-linejoin="miter" fo:margin="1.000000000000000pt" style:wrap="biggest" style:wrap-dynamic-threshold="0.000000000000000pt" svg:fill-rule="nonzero" svg:stroke-color="#000000" svg:stroke-opacity="1" svg:stroke-width="0.201873896000000pt"/>
    </style:style>
    <style:style style:name="dp2" style:family="drawing-page"/>
  </office:automatic-styles>
  <office:body>
    <office:drawing>
      <draw:page draw:name="page1" draw:id="page1" draw:master-page-name="Default1" draw:style-name="dp2">
        <draw:layer-set>
          <draw:layer draw:name="g4578"/>
        </draw:layer-set>
        <draw:g draw:style-name="gr1" draw:id="shape1" svg:y="-0.00000084490pt">
          <draw:rect draw:style-name="gr2" draw:id="shape2" draw:name="rect1544" draw:layer="g4578" svg:width="148.81883200000pt" svg:height="99.21255200000pt" draw:transform="matrix(1.00793700000 0.00000000000 0.00000000000 1.00793700000 0.00000000000pt -0.00000084490pt)"/>
          <draw:rect draw:style-name="gr3" draw:id="shape3" draw:name="rect1545" draw:layer="g4578" svg:width="148.81883200000pt" svg:height="85.03932800000pt" draw:transform="matrix(1.00793700000 0.00000000000 0.00000000000 1.00793700000 0.00000000000pt 7.14286968979pt)"/>
          <draw:path draw:style-name="gr4" draw:id="shape4" draw:name="path1543" draw:layer="g4578" svg:width="602.22996219702pt" svg:height="602.22996595774pt" draw:transform="matrix(0.13049251331 0.00000000000 0.00000000000 0.13049251331 35.71428914079pt 10.71428199651pt)" svg:viewBox="0 0 602 602" svg:d="M602.23 301.114C602.23 467.416 467.416 602.23 301.114 602.23C134.814 602.23 0 467.416 0 301.114C0 134.814 134.814 0 301.114 0C467.416 0 602.23 134.814 602.23 301.114Z" koffice:nodeTypes="ccccc"/>
          <draw:g draw:style-name="gr1" draw:id="shape5" draw:name="g3188" svg:y="14.26500020560pt">
            <draw:path draw:style-name="gr5" draw:id="shape6" draw:name="path558" draw:layer="g4578" svg:width="396.70045092605pt" svg:height="396.70040054509pt" draw:transform="matrix(0.16403587264 0.00000000000 0.00000000000 0.16417111514 42.39129698034pt 17.23157094294pt)" svg:viewBox="0 0 397 397" svg:d="M396.7 198.35C396.7 307.896 307.896 396.7 198.35 396.7C88.8045 396.7 0 307.896 0 198.35C0 88.8045 88.8045 0 198.35 0C307.896 0 396.7 88.8045 396.7 198.35Z" koffice:nodeTypes="ccccc"/>
            <draw:g draw:style-name="gr1" draw:id="shape7" draw:name="g1450" svg:y="0.00000000000pt">
              <draw:path draw:style-name="gr6" draw:id="shape8" draw:name="path560" draw:layer="g4578" svg:width="128.49837697273pt" svg:height="113.77371991504pt" draw:transform="matrix(0.00226393819 -0.05464675418 0.04968112002 -0.00108701637 71.12457244940pt 21.37193195220pt)" svg:viewBox="0 0 128 114" svg:d="M106.686 0C163.269 56.8875 95.4831 113.774 64.2496 113.774C33.0153 113.774 -34.7701 56.8875 21.8123 4.56302e-14C7.66627 56.8875 64.2488 71.1087 64.2496 99.5521C64.2488 71.1087 120.832 56.8875 106.686 0Z" koffice:nodeTypes="ccccc"/>
              <draw:path draw:style-name="gr7" draw:id="shape9" draw:name="path1448" draw:layer="g4578" svg:width="47.48246988665pt" svg:height="96.07103488000pt" draw:transform="matrix(0.00226393819 -0.05464675418 0.04968112002 -0.00108701637 71.16192332347pt 20.47035962168pt)" svg:viewBox="0 0 47 96" svg:d="M5.38406 0C-8.86211 56.4215 47.4817 67.8615 47.4825 96.071C29.7393 80.4042 -15.4662 39.4752 5.38406 0Z" koffice:nodeTypes="ccc"/>
              <draw:path draw:style-name="gr7" draw:id="shape10" draw:name="path1449" draw:layer="g4578" svg:width="64.75034487274pt" svg:height="113.77371991504pt" draw:transform="matrix(0.00226393819 -0.05464675418 0.04968112002 -0.00108701637 71.27031307302pt 17.85405674891pt)" svg:viewBox="0 0 65 114" svg:d="M42.7677 0C99.7919 56.8875 31.4773 113.774 0 113.774C77.7228 61.9471 66.1838 47.371 42.7677 0Z" koffice:nodeTypes="ccc"/>
            </draw:g>
            <draw:g draw:style-name="gr1" draw:id="shape11" draw:name="g1551" svg:y="21.77372686495pt">
              <draw:path draw:style-name="gr6" draw:id="shape12" draw:name="path1552" draw:layer="g4578" svg:width="128.49837697273pt" svg:height="113.77371991504pt" draw:transform="matrix(-0.04835429267 -0.02623907486 0.02104194780 -0.04467713679 45.88203297092pt 43.11009032371pt)" svg:viewBox="0 0 128 114" svg:d="M106.686 0C163.269 56.8875 95.4831 113.774 64.2496 113.774C33.0153 113.774 -34.7701 56.8875 21.8123 4.56302e-14C7.66627 56.8875 64.2488 71.1087 64.2496 99.5521C64.2488 71.1087 120.832 56.8875 106.686 0Z" koffice:nodeTypes="ccccc"/>
              <draw:path draw:style-name="gr7" draw:id="shape13" draw:name="path1553" draw:layer="g4578" svg:width="47.48246988665pt" svg:height="96.07103488000pt" draw:transform="matrix(-0.04835429267 -0.02623907486 0.02104194780 -0.04467713679 45.08427484257pt 42.67719317863pt)" svg:viewBox="0 0 47 96" svg:d="M5.38406 0C-8.86211 56.4215 47.4817 67.8615 47.4825 96.071C29.7393 80.4042 -15.4662 39.4752 5.38406 0Z" koffice:nodeTypes="ccc"/>
              <draw:path draw:style-name="gr7" draw:id="shape14" draw:name="path1554" draw:layer="g4578" svg:width="64.75034487274pt" svg:height="113.77371991504pt" draw:transform="matrix(-0.04835429267 -0.02623907486 0.02104194780 -0.04467713679 42.76923387208pt 41.42095448768pt)" svg:viewBox="0 0 65 114" svg:d="M42.7677 0C99.7919 56.8875 31.4773 113.774 0 113.774C77.7228 61.9471 66.1838 47.371 42.7677 0Z" koffice:nodeTypes="ccc"/>
            </draw:g>
            <draw:g draw:style-name="gr1" draw:id="shape15" draw:name="g1555" svg:y="22.06162514465pt">
              <draw:path draw:style-name="gr6" draw:id="shape16" draw:name="path1556" draw:layer="g4578" svg:width="128.49837697273pt" svg:height="113.77371991504pt" draw:transform="matrix(0.05215006160 -0.01768501353 0.01900312339 0.04556823173 101.20970346656pt 38.22144192652pt)" svg:viewBox="0 0 128 114" svg:d="M106.686 0C163.269 56.8875 95.4831 113.774 64.2496 113.774C33.0153 113.774 -34.7701 56.8875 21.8123 4.56302e-14C7.66627 56.8875 64.2488 71.1087 64.2496 99.5521C64.2488 71.1087 120.832 56.8875 106.686 0Z" koffice:nodeTypes="ccccc"/>
              <draw:path draw:style-name="gr7" draw:id="shape17" draw:name="path1557" draw:layer="g4578" svg:width="47.48246988665pt" svg:height="96.07103488000pt" draw:transform="matrix(0.05215006160 -0.01768501353 0.01900312339 0.04556823173 102.07008489778pt 37.92967127876pt)" svg:viewBox="0 0 47 96" svg:d="M5.38406 0C-8.86211 56.4215 47.4817 67.8615 47.4825 96.071C29.7393 80.4042 -15.4662 39.4752 5.38406 0Z" koffice:nodeTypes="ccc"/>
              <draw:path draw:style-name="gr7" draw:id="shape18" draw:name="path1558" draw:layer="g4578" svg:width="64.75034487274pt" svg:height="113.77371991504pt" draw:transform="matrix(0.05215006160 -0.01768501353 0.01900312339 0.04556823173 104.56685452343pt 37.08297228625pt)" svg:viewBox="0 0 65 114" svg:d="M42.7677 0C99.7919 56.8875 31.4773 113.774 0 113.774C77.7228 61.9471 66.1838 47.371 42.7677 0Z" koffice:nodeTypes="ccc"/>
            </draw:g>
            <draw:g draw:style-name="gr1" draw:id="shape19" draw:name="g1563" svg:y="58.00104155867pt">
              <draw:path draw:style-name="gr6" draw:id="shape20" draw:name="path1564" draw:layer="g4578" svg:width="128.49837697273pt" svg:height="113.77371991504pt" draw:transform="matrix(-0.04531190733 0.03113122968 -0.03080680677 -0.03869623476 59.28851542144pt 75.18325953541pt)" svg:viewBox="0 0 128 114" svg:d="M106.686 0C163.269 56.8875 95.4831 113.774 64.2496 113.774C33.0153 113.774 -34.7701 56.8875 21.8123 4.56302e-14C7.66627 56.8875 64.2488 71.1087 64.2496 99.5521C64.2488 71.1087 120.832 56.8875 106.686 0Z" koffice:nodeTypes="ccccc"/>
              <draw:path draw:style-name="gr7" draw:id="shape21" draw:name="path1565" draw:layer="g4578" svg:width="47.48246988665pt" svg:height="96.07103488000pt" draw:transform="matrix(-0.04531190733 0.03113122968 -0.03080680677 -0.03869623476 58.54095113313pt 75.69686836214pt)" svg:viewBox="0 0 47 96" svg:d="M5.38406 0C-8.86211 56.4215 47.4817 67.8615 47.4825 96.071C29.7393 80.4042 -15.4662 39.4752 5.38406 0Z" koffice:nodeTypes="ccc"/>
              <draw:path draw:style-name="gr7" draw:id="shape22" draw:name="path1566" draw:layer="g4578" svg:width="64.75034487274pt" svg:height="113.77371991504pt" draw:transform="matrix(-0.04531190733 0.03113122968 -0.03080680677 -0.03869623476 56.37156934435pt 77.18732697914pt)" svg:viewBox="0 0 65 114" svg:d="M42.7677 0C99.7919 56.8875 31.4773 113.774 0 113.774C77.7228 61.9471 66.1838 47.371 42.7677 0Z" koffice:nodeTypes="ccc"/>
            </draw:g>
            <draw:g draw:style-name="gr1" draw:id="shape23" draw:name="g1571" svg:y="58.00957130044pt">
              <draw:path draw:style-name="gr6" draw:id="shape24" draw:name="path1572" draw:layer="g4578" svg:width="128.49837697273pt" svg:height="113.77371991504pt" draw:transform="matrix(0.03632456326 0.04113114994 -0.03523022350 0.03478081365 93.77262003771pt 71.39558892382pt)" svg:viewBox="0 0 128 114" svg:d="M106.686 0C163.269 56.8875 95.4831 113.774 64.2496 113.774C33.0153 113.774 -34.7701 56.8875 21.8123 4.56302e-14C7.66627 56.8875 64.2488 71.1087 64.2496 99.5521C64.2488 71.1087 120.832 56.8875 106.686 0Z" koffice:nodeTypes="ccccc"/>
              <draw:path draw:style-name="gr7" draw:id="shape25" draw:name="path1573" draw:layer="g4578" svg:width="47.48246988665pt" svg:height="96.07103488000pt" draw:transform="matrix(0.03632456326 0.04113114994 -0.03523022350 0.03478081365 94.37190944921pt 72.07417829774pt)" svg:viewBox="0 0 47 96" svg:d="M5.38406 0C-8.86211 56.4215 47.4817 67.8615 47.4825 96.071C29.7393 80.4042 -15.4662 39.4752 5.38406 0Z" koffice:nodeTypes="ccc"/>
              <draw:path draw:style-name="gr7" draw:id="shape26" draw:name="path1574" draw:layer="g4578" svg:width="64.75034487274pt" svg:height="113.77371991504pt" draw:transform="matrix(0.03632456326 0.04113114994 -0.03523022350 0.03478081365 96.11100741821pt 74.04339947758pt)" svg:viewBox="0 0 65 114" svg:d="M42.7677 0C99.7919 56.8875 31.4773 113.774 0 113.774C77.7228 61.9471 66.1838 47.371 42.7677 0Z" koffice:nodeTypes="ccc"/>
            </draw:g>
            <draw:g draw:style-name="gr1" draw:id="shape27" draw:name="g1575" svg:y="14.40054708655pt">
              <draw:path draw:style-name="gr6" draw:id="shape28" draw:name="path1576" draw:layer="g4578" svg:width="128.49837697273pt" svg:height="113.77371991504pt" draw:transform="matrix(-0.03938870492 -0.03825279727 0.03244584337 -0.03735364433 48.06625015373pt 36.21836488341pt)" svg:viewBox="0 0 128 114" svg:d="M106.686 0C163.269 56.8875 95.4831 113.774 64.2496 113.774C33.0153 113.774 -34.7701 56.8875 21.8123 4.56302e-14C7.66627 56.8875 64.2488 71.1087 64.2496 99.5521C64.2488 71.1087 120.832 56.8875 106.686 0Z" koffice:nodeTypes="ccccc"/>
              <draw:path draw:style-name="gr7" draw:id="shape29" draw:name="path1577" draw:layer="g4578" svg:width="47.48246988665pt" svg:height="96.07103488000pt" draw:transform="matrix(-0.03938870492 -0.03825279727 0.03244584337 -0.03735364433 47.41640796222pt 35.58726310806pt)" svg:viewBox="0 0 47 96" svg:d="M5.38406 0C-8.86211 56.4215 47.4817 67.8615 47.4825 96.071C29.7393 80.4042 -15.4662 39.4752 5.38406 0Z" koffice:nodeTypes="ccc"/>
              <draw:path draw:style-name="gr7" draw:id="shape30" draw:name="path1578" draw:layer="g4578" svg:width="64.75034487274pt" svg:height="113.77371991504pt" draw:transform="matrix(-0.03938870492 -0.03825279727 0.03244584337 -0.03735364433 45.53060919160pt 33.75584777731pt)" svg:viewBox="0 0 65 114" svg:d="M42.7677 0C99.7919 56.8875 31.4773 113.774 0 113.774C77.7228 61.9471 66.1838 47.371 42.7677 0Z" koffice:nodeTypes="ccc"/>
            </draw:g>
            <draw:g draw:style-name="gr1" draw:id="shape31" draw:name="g1579" svg:y="51.86819939127pt">
              <draw:path draw:style-name="gr6" draw:id="shape32" draw:name="path1580" draw:layer="g4578" svg:width="128.49837697273pt" svg:height="113.77371991504pt" draw:transform="matrix(-0.04732653766 0.02802391753 -0.02810379928 -0.04067220971 53.53878082516pt 69.34403330914pt)" svg:viewBox="0 0 128 114" svg:d="M106.686 0C163.269 56.8875 95.4831 113.774 64.2496 113.774C33.0153 113.774 -34.7701 56.8875 21.8123 4.56302e-14C7.66627 56.8875 64.2488 71.1087 64.2496 99.5521C64.2488 71.1087 120.832 56.8875 106.686 0Z" koffice:nodeTypes="ccccc"/>
              <draw:path draw:style-name="gr7" draw:id="shape33" draw:name="path1581" draw:layer="g4578" svg:width="47.48246988665pt" svg:height="96.07103488000pt" draw:transform="matrix(-0.04732653766 0.02802391753 -0.02810379928 -0.04067220971 52.75797879045pt 69.80637712107pt)" svg:viewBox="0 0 47 96" svg:d="M5.38406 0C-8.86211 56.4215 47.4817 67.8615 47.4825 96.071C29.7393 80.4042 -15.4662 39.4752 5.38406 0Z" koffice:nodeTypes="ccc"/>
              <draw:path draw:style-name="gr7" draw:id="shape34" draw:name="path1582" draw:layer="g4578" svg:width="64.75034487274pt" svg:height="113.77371991504pt" draw:transform="matrix(-0.04732653766 0.02802391753 -0.02810379928 -0.04067220971 50.49214327474pt 71.14806807851pt)" svg:viewBox="0 0 65 114" svg:d="M42.7677 0C99.7919 56.8875 31.4773 113.774 0 113.774C77.7228 61.9471 66.1838 47.371 42.7677 0Z" koffice:nodeTypes="ccc"/>
            </draw:g>
            <draw:g draw:style-name="gr1" draw:id="shape35" draw:name="g1583" svg:y="1.34775556612pt">
              <draw:path draw:style-name="gr6" draw:id="shape36" draw:name="path1584" draw:layer="g4578" svg:width="128.49837697273pt" svg:height="113.77371991504pt" draw:transform="matrix(0.02167472753 -0.05028533063 0.04683063607 0.01649651320 79.75626570846pt 21.48287347153pt)" svg:viewBox="0 0 128 114" svg:d="M106.686 0C163.269 56.8875 95.4831 113.774 64.2496 113.774C33.0153 113.774 -34.7701 56.8875 21.8123 4.56302e-14C7.66627 56.8875 64.2488 71.1087 64.2496 99.5521C64.2488 71.1087 120.832 56.8875 106.686 0Z" koffice:nodeTypes="ccccc"/>
              <draw:path draw:style-name="gr7" draw:id="shape37" draw:name="path1585" draw:layer="g4578" svg:width="47.48246988665pt" svg:height="96.07103488000pt" draw:transform="matrix(0.02167472753 -0.05028533063 0.04683063607 0.01649651320 80.11385940102pt 20.65325671911pt)" svg:viewBox="0 0 47 96" svg:d="M5.38406 0C-8.86211 56.4215 47.4817 67.8615 47.4825 96.071C29.7393 80.4042 -15.4662 39.4752 5.38406 0Z" koffice:nodeTypes="ccc"/>
              <draw:path draw:style-name="gr7" draw:id="shape38" draw:name="path1586" draw:layer="g4578" svg:width="64.75034487274pt" svg:height="113.77371991504pt" draw:transform="matrix(0.02167472753 -0.05028533063 0.04683063607 0.01649651320 81.15157248681pt 18.24576414287pt)" svg:viewBox="0 0 65 114" svg:d="M42.7677 0C99.7919 56.8875 31.4773 113.774 0 113.774C77.7228 61.9471 66.1838 47.371 42.7677 0Z" koffice:nodeTypes="ccc"/>
            </draw:g>
            <draw:g draw:style-name="gr1" draw:id="shape39" draw:name="g1587" svg:y="61.82551451755pt">
              <draw:path draw:style-name="gr6" draw:id="shape40" draw:name="path1588" draw:layer="g4578" svg:width="128.49837697273pt" svg:height="113.77371991504pt" draw:transform="matrix(0.01338896779 0.05305432871 -0.04734662448 0.01497574350 89.10553759046pt 75.50864761305pt)" svg:viewBox="0 0 128 114" svg:d="M106.686 0C163.269 56.8875 95.4831 113.774 64.2496 113.774C33.0153 113.774 -34.7701 56.8875 21.8123 4.56302e-14C7.66627 56.8875 64.2488 71.1087 64.2496 99.5521C64.2488 71.1087 120.832 56.8875 106.686 0Z" koffice:nodeTypes="ccccc"/>
              <draw:path draw:style-name="gr7" draw:id="shape41" draw:name="path1589" draw:layer="g4578" svg:width="47.48246988665pt" svg:height="96.07103488000pt" draw:transform="matrix(0.01338896779 0.05305432871 -0.04734662448 0.01497574350 89.32643127532pt 76.38394781152pt)" svg:viewBox="0 0 47 96" svg:d="M5.38406 0C-8.86211 56.4215 47.4817 67.8615 47.4825 96.071C29.7393 80.4042 -15.4662 39.4752 5.38406 0Z" koffice:nodeTypes="ccc"/>
              <draw:path draw:style-name="gr7" draw:id="shape42" draw:name="path1590" draw:layer="g4578" svg:width="64.75034487274pt" svg:height="113.77371991504pt" draw:transform="matrix(0.01338896779 0.05305432871 -0.04734662448 0.01497574350 89.96745004079pt 78.92401070638pt)" svg:viewBox="0 0 65 114" svg:d="M42.7677 0C99.7919 56.8875 31.4773 113.774 0 113.774C77.7228 61.9471 66.1838 47.371 42.7677 0Z" koffice:nodeTypes="ccc"/>
            </draw:g>
            <draw:g draw:style-name="gr1" draw:id="shape43" draw:name="g1591" svg:y="29.62988084109pt">
              <draw:path draw:style-name="gr6" draw:id="shape44" draw:name="path1592" draw:layer="g4578" svg:width="128.49837697273pt" svg:height="113.77371991504pt" draw:transform="matrix(0.05510535062 0.00075643663 0.00244900338 0.04925666718 103.50423323011pt 43.87838055759pt)" svg:viewBox="0 0 128 114" svg:d="M106.686 0C163.269 56.8875 95.4831 113.774 64.2496 113.774C33.0153 113.774 -34.7701 56.8875 21.8123 4.56302e-14C7.66627 56.8875 64.2488 71.1087 64.2496 99.5521C64.2488 71.1087 120.832 56.8875 106.686 0Z" koffice:nodeTypes="ccccc"/>
              <draw:path draw:style-name="gr7" draw:id="shape45" draw:name="path1593" draw:layer="g4578" svg:width="47.48246988665pt" svg:height="96.07103488000pt" draw:transform="matrix(0.05510535062 0.00075643663 0.00244900338 0.04925666718 104.41337157022pt 43.89086038997pt)" svg:viewBox="0 0 47 96" svg:d="M5.38406 0C-8.86211 56.4215 47.4817 67.8615 47.4825 96.071C29.7393 80.4042 -15.4662 39.4752 5.38406 0Z" koffice:nodeTypes="ccc"/>
              <draw:path draw:style-name="gr7" draw:id="shape46" draw:name="path1594" draw:layer="g4578" svg:width="64.75034487274pt" svg:height="113.77371991504pt" draw:transform="matrix(0.05510535062 0.00075643663 0.00244900338 0.04925666718 107.05163049907pt 43.92707603258pt)" svg:viewBox="0 0 65 114" svg:d="M42.7677 0C99.7919 56.8875 31.4773 113.774 0 113.774C77.7228 61.9471 66.1838 47.371 42.7677 0Z" koffice:nodeTypes="ccc"/>
            </draw:g>
            <draw:g draw:style-name="gr1" draw:id="shape47" draw:name="g1635" svg:y="4.43236682198pt">
              <draw:path draw:style-name="gr6" draw:id="shape48" draw:name="path1636" draw:layer="g4578" svg:width="128.49837697273pt" svg:height="113.77371991504pt" draw:transform="matrix(-0.02539430907 -0.04854052390 0.04257072240 -0.02544076938 57.32284094859pt 26.47850677368pt)" svg:viewBox="0 0 128 114" svg:d="M106.686 0C163.269 56.8875 95.4831 113.774 64.2496 113.774C33.0153 113.774 -34.7701 56.8875 21.8123 4.56302e-14C7.66627 56.8875 64.2488 71.1087 64.2496 99.5521C64.2488 71.1087 120.832 56.8875 106.686 0Z" koffice:nodeTypes="ccccc"/>
              <draw:path draw:style-name="gr7" draw:id="shape49" draw:name="path1637" draw:layer="g4578" svg:width="47.48246988665pt" svg:height="96.07103488000pt" draw:transform="matrix(-0.02539430907 -0.04854052390 0.04257072240 -0.02544076938 56.90388090688pt 25.67767616775pt)" svg:viewBox="0 0 47 96" svg:d="M5.38406 0C-8.86211 56.4215 47.4817 67.8615 47.4825 96.071C29.7393 80.4042 -15.4662 39.4752 5.38406 0Z" koffice:nodeTypes="ccc"/>
              <draw:path draw:style-name="gr7" draw:id="shape50" draw:name="path1638" draw:layer="g4578" svg:width="64.75034487274pt" svg:height="113.77371991504pt" draw:transform="matrix(-0.02539430907 -0.04854052390 0.04257072240 -0.02544076938 55.68808676189pt 23.35371907192pt)" svg:viewBox="0 0 65 114" svg:d="M42.7677 0C99.7919 56.8875 31.4773 113.774 0 113.774C77.7228 61.9471 66.1838 47.371 42.7677 0Z" koffice:nodeTypes="ccc"/>
            </draw:g>
            <draw:g draw:style-name="gr1" draw:id="shape51" draw:name="g1639" svg:y="37.04090309377pt">
              <draw:path draw:style-name="gr6" draw:id="shape52" draw:name="path1640" draw:layer="g4578" svg:width="128.49837697273pt" svg:height="113.77371991504pt" draw:transform="matrix(-0.05398474607 0.01099882254 -0.01304474178 -0.04758715025 47.55306678974pt 56.05219746123pt)" svg:viewBox="0 0 128 114" svg:d="M106.686 0C163.269 56.8875 95.4831 113.774 64.2496 113.774C33.0153 113.774 -34.7701 56.8875 21.8123 4.56302e-14C7.66627 56.8875 64.2488 71.1087 64.2496 99.5521C64.2488 71.1087 120.832 56.8875 106.686 0Z" koffice:nodeTypes="ccccc"/>
              <draw:path draw:style-name="gr7" draw:id="shape53" draw:name="path1641" draw:layer="g4578" svg:width="47.48246988665pt" svg:height="96.07103488000pt" draw:transform="matrix(-0.05398474607 0.01099882254 -0.01304474178 -0.04758715025 46.66241639234pt 56.23365808446pt)" svg:viewBox="0 0 47 96" svg:d="M5.38406 0C-8.86211 56.4215 47.4817 67.8615 47.4825 96.071C29.7393 80.4042 -15.4662 39.4752 5.38406 0Z" koffice:nodeTypes="ccc"/>
              <draw:path draw:style-name="gr7" draw:id="shape54" draw:name="path1642" draw:layer="g4578" svg:width="64.75034487274pt" svg:height="113.77371991504pt" draw:transform="matrix(-0.05398474607 0.01099882254 -0.01304474178 -0.04758715025 44.07780824225pt 56.76024473071pt)" svg:viewBox="0 0 65 114" svg:d="M42.7677 0C99.7919 56.8875 31.4773 113.774 0 113.774C77.7228 61.9471 66.1838 47.371 42.7677 0Z" koffice:nodeTypes="ccc"/>
            </draw:g>
            <draw:g draw:style-name="gr1" draw:id="shape55" draw:name="g1643" svg:y="9.64355314983pt">
              <draw:path draw:style-name="gr6" draw:id="shape56" draw:name="path1644" draw:layer="g4578" svg:width="128.49837697273pt" svg:height="113.77371991504pt" draw:transform="matrix(0.03640353213 -0.04106232178 0.03930536964 0.03017533971 92.79728434292pt 28.36701751464pt)" svg:viewBox="0 0 128 114" svg:d="M106.686 0C163.269 56.8875 95.4831 113.774 64.2496 113.774C33.0153 113.774 -34.7701 56.8875 21.8123 4.56302e-14C7.66627 56.8875 64.2488 71.1087 64.2496 99.5521C64.2488 71.1087 120.832 56.8875 106.686 0Z" koffice:nodeTypes="ccccc"/>
              <draw:path draw:style-name="gr7" draw:id="shape57" draw:name="path1645" draw:layer="g4578" svg:width="47.48246988665pt" svg:height="96.07103488000pt" draw:transform="matrix(0.03640353213 -0.04106232178 0.03930536964 0.03017533971 93.39787659757pt 27.68956368046pt)" svg:viewBox="0 0 47 96" svg:d="M5.38406 0C-8.86211 56.4215 47.4817 67.8615 47.4825 96.071C29.7393 80.4042 -15.4662 39.4752 5.38406 0Z" koffice:nodeTypes="ccc"/>
              <draw:path draw:style-name="gr7" draw:id="shape58" draw:name="path1646" draw:layer="g4578" svg:width="64.75034487274pt" svg:height="113.77371991504pt" draw:transform="matrix(0.03640353213 -0.04106232178 0.03930536964 0.03017533971 95.14075533070pt 25.72363776133pt)" svg:viewBox="0 0 65 114" svg:d="M42.7677 0C99.7919 56.8875 31.4773 113.774 0 113.774C77.7228 61.9471 66.1838 47.371 42.7677 0Z" koffice:nodeTypes="ccc"/>
            </draw:g>
            <draw:g draw:style-name="gr1" draw:id="shape59" draw:name="g1647" svg:y="64.74047286257pt">
              <draw:path draw:style-name="gr6" draw:id="shape60" draw:name="path1648" draw:layer="g4578" svg:width="128.49837697273pt" svg:height="113.77371991504pt" draw:transform="matrix(-0.02373715693 0.04935964186 -0.04610850054 -0.01839120643 74.81135175505pt 80.03076593981pt)" svg:viewBox="0 0 128 114" svg:d="M106.686 0C163.269 56.8875 95.4831 113.774 64.2496 113.774C33.0153 113.774 -34.7701 56.8875 21.8123 4.56302e-14C7.66627 56.8875 64.2488 71.1087 64.2496 99.5521C64.2488 71.1087 120.832 56.8875 106.686 0Z" koffice:nodeTypes="ccccc"/>
              <draw:path draw:style-name="gr7" draw:id="shape61" draw:name="path1649" draw:layer="g4578" svg:width="47.48246988665pt" svg:height="96.07103488000pt" draw:transform="matrix(-0.02373715693 0.04935964186 -0.04610850054 -0.01839120643 74.41973171810pt 80.84511050635pt)" svg:viewBox="0 0 47 96" svg:d="M5.38406 0C-8.86211 56.4215 47.4817 67.8615 47.4825 96.071C29.7393 80.4042 -15.4662 39.4752 5.38406 0Z" koffice:nodeTypes="ccc"/>
              <draw:path draw:style-name="gr7" draw:id="shape62" draw:name="path1650" draw:layer="g4578" svg:width="64.75034487274pt" svg:height="113.77371991504pt" draw:transform="matrix(-0.02373715693 0.04935964186 -0.04610850054 -0.01839120643 73.28327644655pt 83.20828421605pt)" svg:viewBox="0 0 65 114" svg:d="M42.7677 0C99.7919 56.8875 31.4773 113.774 0 113.774C77.7228 61.9471 66.1838 47.371 42.7677 0Z" koffice:nodeTypes="ccc"/>
            </draw:g>
            <draw:g draw:style-name="gr1" draw:id="shape63" draw:name="g1651" svg:y="45.04965828897pt">
              <draw:path draw:style-name="gr6" draw:id="shape64" draw:name="path1652" draw:layer="g4578" svg:width="128.49837697273pt" svg:height="113.77371991504pt" draw:transform="matrix(0.04984930476 0.02332144073 -0.01831142368 0.04584638409 102.47381062153pt 58.80596272533pt)" svg:viewBox="0 0 128 114" svg:d="M106.686 0C163.269 56.8875 95.4831 113.774 64.2496 113.774C33.0153 113.774 -34.7701 56.8875 21.8123 4.56302e-14C7.66627 56.8875 64.2488 71.1087 64.2496 99.5521C64.2488 71.1087 120.832 56.8875 106.686 0Z" koffice:nodeTypes="ccccc"/>
              <draw:path draw:style-name="gr7" draw:id="shape65" draw:name="path1653" draw:layer="g4578" svg:width="47.48246988665pt" svg:height="96.07103488000pt" draw:transform="matrix(0.04984930476 0.02332144073 -0.01831142368 0.04584638409 103.29623373791pt 59.19072419899pt)" svg:viewBox="0 0 47 96" svg:d="M5.38406 0C-8.86211 56.4215 47.4817 67.8615 47.4825 96.071C29.7393 80.4042 -15.4662 39.4752 5.38406 0Z" koffice:nodeTypes="ccc"/>
              <draw:path draw:style-name="gr7" draw:id="shape66" draw:name="path1654" draw:layer="g4578" svg:width="64.75034487274pt" svg:height="113.77371991504pt" draw:transform="matrix(0.04984930476 0.02332144073 -0.01831142368 0.04584638409 105.68285086131pt 60.30727637657pt)" svg:viewBox="0 0 65 114" svg:d="M42.7677 0C99.7919 56.8875 31.4773 113.774 0 113.774C77.7228 61.9471 66.1838 47.371 42.7677 0Z" koffice:nodeTypes="ccc"/>
            </draw:g>
            <draw:g draw:style-name="gr1" draw:id="shape67" draw:name="g1655" svg:y="29.41737543576pt">
              <draw:path draw:style-name="gr6" draw:id="shape68" draw:name="path1656" draw:layer="g4578" svg:width="128.49837697273pt" svg:height="113.77371991504pt" draw:transform="matrix(-0.05333405594 -0.01377474072 0.00945629748 -0.04841541750 45.76087497903pt 50.14075682516pt)" svg:viewBox="0 0 128 114" svg:d="M106.686 0C163.269 56.8875 95.4831 113.774 64.2496 113.774C33.0153 113.774 -34.7701 56.8875 21.8123 4.56302e-14C7.66627 56.8875 64.2488 71.1087 64.2496 99.5521C64.2488 71.1087 120.832 56.8875 106.686 0Z" koffice:nodeTypes="ccccc"/>
              <draw:path draw:style-name="gr7" draw:id="shape69" draw:name="path1657" draw:layer="g4578" svg:width="47.48246988665pt" svg:height="96.07103488000pt" draw:transform="matrix(-0.05333405594 -0.01377474072 0.00945629748 -0.04841541750 44.88095978865pt 49.91349858668pt)" svg:viewBox="0 0 47 96" svg:d="M5.38406 0C-8.86211 56.4215 47.4817 67.8615 47.4825 96.071C29.7393 80.4042 -15.4662 39.4752 5.38406 0Z" koffice:nodeTypes="ccc"/>
              <draw:path draw:style-name="gr7" draw:id="shape70" draw:name="path1658" draw:layer="g4578" svg:width="64.75034487274pt" svg:height="113.77371991504pt" draw:transform="matrix(-0.05333405594 -0.01377474072 0.00945629748 -0.04841541750 42.32750449451pt 49.25401031040pt)" svg:viewBox="0 0 65 114" svg:d="M42.7677 0C99.7919 56.8875 31.4773 113.774 0 113.774C77.7228 61.9471 66.1838 47.371 42.7677 0Z" koffice:nodeTypes="ccc"/>
            </draw:g>
            <draw:g draw:style-name="gr1" draw:id="shape71" draw:name="g1659" svg:y="61.76920771999pt">
              <draw:path draw:style-name="gr6" draw:id="shape72" draw:name="path1660" draw:layer="g4578" svg:width="128.49837697273pt" svg:height="113.77371991504pt" draw:transform="matrix(-0.02704129233 0.04765638720 -0.04475202677 -0.02143890899 66.47743007477pt 77.27162002713pt)" svg:viewBox="0 0 128 114" svg:d="M106.686 0C163.269 56.8875 95.4831 113.774 64.2496 113.774C33.0153 113.774 -34.7701 56.8875 21.8123 4.56302e-14C7.66627 56.8875 64.2488 71.1087 64.2496 99.5521C64.2488 71.1087 120.832 56.8875 106.686 0Z" koffice:nodeTypes="ccccc"/>
              <draw:path draw:style-name="gr7" draw:id="shape73" draw:name="path1661" draw:layer="g4578" svg:width="47.48246988665pt" svg:height="96.07103488000pt" draw:transform="matrix(-0.02704129233 0.04765638720 -0.04475202677 -0.02143890899 66.03129779647pt 78.05786398108pt)" svg:viewBox="0 0 47 96" svg:d="M5.38406 0C-8.86211 56.4215 47.4817 67.8615 47.4825 96.071C29.7393 80.4042 -15.4662 39.4752 5.38406 0Z" koffice:nodeTypes="ccc"/>
              <draw:path draw:style-name="gr7" draw:id="shape74" draw:name="path1662" draw:layer="g4578" svg:width="64.75034487274pt" svg:height="113.77371991504pt" draw:transform="matrix(-0.02704129233 0.04765638720 -0.04475202677 -0.02143890899 64.73665163017pt 80.33949158410pt)" svg:viewBox="0 0 65 114" svg:d="M42.7677 0C99.7919 56.8875 31.4773 113.774 0 113.774C77.7228 61.9471 66.1838 47.371 42.7677 0Z" koffice:nodeTypes="ccc"/>
            </draw:g>
            <draw:g draw:style-name="gr1" draw:id="shape75" draw:name="g1663" svg:y="1.35641366470pt">
              <draw:path draw:style-name="gr6" draw:id="shape76" draw:name="path1664" draw:layer="g4578" svg:width="128.49837697273pt" svg:height="113.77371991504pt" draw:transform="matrix(-0.00636539158 -0.05432693494 0.04890011131 -0.00877556720 62.96065330954pt 23.07744012789pt)" svg:viewBox="0 0 128 114" svg:d="M106.686 0C163.269 56.8875 95.4831 113.774 64.2496 113.774C33.0153 113.774 -34.7701 56.8875 21.8123 4.56302e-14C7.66627 56.8875 64.2488 71.1087 64.2496 99.5521C64.2488 71.1087 120.832 56.8875 106.686 0Z" koffice:nodeTypes="ccccc"/>
              <draw:path draw:style-name="gr7" draw:id="shape77" draw:name="path1665" draw:layer="g4578" svg:width="47.48246988665pt" svg:height="96.07103488000pt" draw:transform="matrix(-0.00636539158 -0.05432693494 0.04890011131 -0.00877556720 62.85563589349pt 22.18114423472pt)" svg:viewBox="0 0 47 96" svg:d="M5.38406 0C-8.86211 56.4215 47.4817 67.8615 47.4825 96.071C29.7393 80.4042 -15.4662 39.4752 5.38406 0Z" koffice:nodeTypes="ccc"/>
              <draw:path draw:style-name="gr7" draw:id="shape78" draw:name="path1666" draw:layer="g4578" svg:width="64.75034487274pt" svg:height="113.77371991504pt" draw:transform="matrix(-0.00636539158 -0.05432693494 0.04890011131 -0.00877556720 62.55088234462pt 19.58015323177pt)" svg:viewBox="0 0 65 114" svg:d="M42.7677 0C99.7919 56.8875 31.4773 113.774 0 113.774C77.7228 61.9471 66.1838 47.371 42.7677 0Z" koffice:nodeTypes="ccc"/>
            </draw:g>
            <draw:g draw:style-name="gr1" draw:id="shape79" draw:name="g1667" svg:y="52.18047385370pt">
              <draw:path draw:style-name="gr6" draw:id="shape80" draw:name="path1668" draw:layer="g4578" svg:width="128.49837697273pt" svg:height="113.77371991504pt" draw:transform="matrix(0.03818101002 0.03944030889 -0.03359123181 0.03634270404 99.90037516667pt 65.58935036632pt)" svg:viewBox="0 0 128 114" svg:d="M106.686 0C163.269 56.8875 95.4831 113.774 64.2496 113.774C33.0153 113.774 -34.7701 56.8875 21.8123 4.56302e-14C7.66627 56.8875 64.2488 71.1087 64.2496 99.5521C64.2488 71.1087 120.832 56.8875 106.686 0Z" koffice:nodeTypes="ccccc"/>
              <draw:path draw:style-name="gr7" draw:id="shape81" draw:name="path1669" draw:layer="g4578" svg:width="47.48246988665pt" svg:height="96.07103488000pt" draw:transform="matrix(0.03818101002 0.03944030889 -0.03359123181 0.03634270404 100.53029258271pt 66.24004392963pt)" svg:viewBox="0 0 47 96" svg:d="M5.38406 0C-8.86211 56.4215 47.4817 67.8615 47.4825 96.071C29.7393 80.4042 -15.4662 39.4752 5.38406 0Z" koffice:nodeTypes="ccc"/>
              <draw:path draw:style-name="gr7" draw:id="shape82" draw:name="path1670" draw:layer="g4578" svg:width="64.75034487274pt" svg:height="113.77371991504pt" draw:transform="matrix(0.03818101002 0.03944030889 -0.03359123181 0.03634270404 102.35827098157pt 68.12831332451pt)" svg:viewBox="0 0 65 114" svg:d="M42.7677 0C99.7919 56.8875 31.4773 113.774 0 113.774C77.7228 61.9471 66.1838 47.371 42.7677 0Z" koffice:nodeTypes="ccc"/>
            </draw:g>
            <draw:g draw:style-name="gr1" draw:id="shape83" draw:name="g1671" svg:y="15.15908977664pt">
              <draw:path draw:style-name="gr6" draw:id="shape84" draw:name="path1672" draw:layer="g4578" svg:width="128.49837697273pt" svg:height="113.77371991504pt" draw:transform="matrix(0.04820087348 -0.02651554814 0.02678566001 0.04153892893 97.38979471454pt 32.26503254166pt)" svg:viewBox="0 0 128 114" svg:d="M106.686 0C163.269 56.8875 95.4831 113.774 64.2496 113.774C33.0153 113.774 -34.7701 56.8875 21.8123 4.56302e-14C7.66627 56.8875 64.2488 71.1087 64.2496 99.5521C64.2488 71.1087 120.832 56.8875 106.686 0Z" koffice:nodeTypes="ccccc"/>
              <draw:path draw:style-name="gr7" draw:id="shape85" draw:name="path1673" draw:layer="g4578" svg:width="47.48246988665pt" svg:height="96.07103488000pt" draw:transform="matrix(0.04820087348 -0.02651554814 0.02678566001 0.04153892893 98.18502170443pt 31.82757408892pt)" svg:viewBox="0 0 47 96" svg:d="M5.38406 0C-8.86211 56.4215 47.4817 67.8615 47.4825 96.071C29.7393 80.4042 -15.4662 39.4752 5.38406 0Z" koffice:nodeTypes="ccc"/>
              <draw:path draw:style-name="gr7" draw:id="shape86" draw:name="path1674" draw:layer="g4578" svg:width="64.75034487274pt" svg:height="113.77371991504pt" draw:transform="matrix(0.04820087348 -0.02651554814 0.02678566001 0.04153892893 100.49271747961pt 30.55809878687pt)" svg:viewBox="0 0 65 114" svg:d="M42.7677 0C99.7919 56.8875 31.4773 113.774 0 113.774C77.7228 61.9471 66.1838 47.371 42.7677 0Z" koffice:nodeTypes="ccc"/>
            </draw:g>
            <draw:g draw:style-name="gr1" draw:id="shape87" draw:name="g1675" svg:y="8.82185708778pt">
              <draw:path draw:style-name="gr6" draw:id="shape88" draw:name="path1676" draw:layer="g4578" svg:width="128.49837697273pt" svg:height="113.77371991504pt" draw:transform="matrix(-0.03532885024 -0.04197672559 0.03605353368 -0.03393962682 52.81361936407pt 30.75642626408pt)" svg:viewBox="0 0 128 114" svg:d="M106.686 0C163.269 56.8875 95.4831 113.774 64.2496 113.774C33.0153 113.774 -34.7701 56.8875 21.8123 4.56302e-14C7.66627 56.8875 64.2488 71.1087 64.2496 99.5521C64.2488 71.1087 120.832 56.8875 106.686 0Z" koffice:nodeTypes="ccccc"/>
              <draw:path draw:style-name="gr7" draw:id="shape89" draw:name="path1677" draw:layer="g4578" svg:width="47.48246988665pt" svg:height="96.07103488000pt" draw:transform="matrix(-0.03532885024 -0.04197672559 0.03605353368 -0.03393962682 52.23075741139pt 30.06388642545pt)" svg:viewBox="0 0 47 96" svg:d="M5.38406 0C-8.86211 56.4215 47.4817 67.8615 47.4825 96.071C29.7393 80.4042 -15.4662 39.4752 5.38406 0Z" koffice:nodeTypes="ccc"/>
              <draw:path draw:style-name="gr7" draw:id="shape90" draw:name="path1678" draw:layer="g4578" svg:width="64.75034487274pt" svg:height="113.77371991504pt" draw:transform="matrix(-0.03532885024 -0.04197672559 0.03605353368 -0.03393962682 50.53933083405pt 28.05418192591pt)" svg:viewBox="0 0 65 114" svg:d="M42.7677 0C99.7919 56.8875 31.4773 113.774 0 113.774C77.7228 61.9471 66.1838 47.371 42.7677 0Z" koffice:nodeTypes="ccc"/>
            </draw:g>
            <draw:g draw:style-name="gr1" draw:id="shape91" draw:name="g1679" svg:y="44.76945720267pt">
              <draw:path draw:style-name="gr6" draw:id="shape92" draw:name="path1680" draw:layer="g4578" svg:width="128.49837697273pt" svg:height="113.77371991504pt" draw:transform="matrix(-0.05357545709 0.01281928668 -0.01467217146 -0.04711803029 49.65318993948pt 63.62644635338pt)" svg:viewBox="0 0 128 114" svg:d="M106.686 0C163.269 56.8875 95.4831 113.774 64.2496 113.774C33.0153 113.774 -34.7701 56.8875 21.8123 4.56302e-14C7.66627 56.8875 64.2488 71.1087 64.2496 99.5521C64.2488 71.1087 120.832 56.8875 106.686 0Z" koffice:nodeTypes="ccccc"/>
              <draw:path draw:style-name="gr7" draw:id="shape93" draw:name="path1681" draw:layer="g4578" svg:width="47.48246988665pt" svg:height="96.07103488000pt" draw:transform="matrix(-0.05357545709 0.01281928668 -0.01467217146 -0.04711803029 48.76929206792pt 63.83794133312pt)" svg:viewBox="0 0 47 96" svg:d="M5.38406 0C-8.86211 56.4215 47.4817 67.8615 47.4825 96.071C29.7393 80.4042 -15.4662 39.4752 5.38406 0Z" koffice:nodeTypes="ccc"/>
              <draw:path draw:style-name="gr7" draw:id="shape94" draw:name="path1682" draw:layer="g4578" svg:width="64.75034487274pt" svg:height="113.77371991504pt" draw:transform="matrix(-0.05357545709 0.01281928668 -0.01467217146 -0.04711803029 46.20427929821pt 64.45168568211pt)" svg:viewBox="0 0 65 114" svg:d="M42.7677 0C99.7919 56.8875 31.4773 113.774 0 113.774C77.7228 61.9471 66.1838 47.371 42.7677 0Z" koffice:nodeTypes="ccc"/>
            </draw:g>
            <draw:g draw:style-name="gr1" draw:id="shape95" draw:name="g1683" svg:y="4.65117666515pt">
              <draw:path draw:style-name="gr6" draw:id="shape96" draw:name="path1684" draw:layer="g4578" svg:width="128.49837697273pt" svg:height="113.77371991504pt" draw:transform="matrix(0.02664222265 -0.04787733001 0.04492969095 0.02106993440 87.27977556178pt 24.36098569160pt)" svg:viewBox="0 0 128 114" svg:d="M106.686 0C163.269 56.8875 95.4831 113.774 64.2496 113.774C33.0153 113.774 -34.7701 56.8875 21.8123 4.56302e-14C7.66627 56.8875 64.2488 71.1087 64.2496 99.5521C64.2488 71.1087 120.832 56.8875 106.686 0Z" koffice:nodeTypes="ccccc"/>
              <draw:path draw:style-name="gr7" draw:id="shape97" draw:name="path1685" draw:layer="g4578" svg:width="47.48246988665pt" svg:height="96.07103488000pt" draw:transform="matrix(0.02664222265 -0.04787733001 0.04492969095 0.02106993440 87.71932391414pt 23.57109658207pt)" svg:viewBox="0 0 47 96" svg:d="M5.38406 0C-8.86211 56.4215 47.4817 67.8615 47.4825 96.071C29.7393 80.4042 -15.4662 39.4752 5.38406 0Z" koffice:nodeTypes="ccc"/>
              <draw:path draw:style-name="gr7" draw:id="shape98" draw:name="path1686" draw:layer="g4578" svg:width="64.75034487274pt" svg:height="113.77371991504pt" draw:transform="matrix(0.02664222265 -0.04787733001 0.04492969095 0.02106993440 88.99486396576pt 21.27889098025pt)" svg:viewBox="0 0 65 114" svg:d="M42.7677 0C99.7919 56.8875 31.4773 113.774 0 113.774C77.7228 61.9471 66.1838 47.371 42.7677 0Z" koffice:nodeTypes="ccc"/>
            </draw:g>
            <draw:g draw:style-name="gr1" draw:id="shape99" draw:name="g1687" svg:y="63.99435162914pt">
              <draw:path draw:style-name="gr6" draw:id="shape100" draw:name="path1688" draw:layer="g4578" svg:width="128.49837697273pt" svg:height="113.77371991504pt" draw:transform="matrix(-0.01247300771 0.05327377579 -0.04901691209 -0.00810865553 81.98332449647pt 78.66518213985pt)" svg:viewBox="0 0 128 114" svg:d="M106.686 0C163.269 56.8875 95.4831 113.774 64.2496 113.774C33.0153 113.774 -34.7701 56.8875 21.8123 4.56302e-14C7.66627 56.8875 64.2488 71.1087 64.2496 99.5521C64.2488 71.1087 120.832 56.8875 106.686 0Z" koffice:nodeTypes="ccccc"/>
              <draw:path draw:style-name="gr7" draw:id="shape101" draw:name="path1689" draw:layer="g4578" svg:width="47.48246988665pt" svg:height="96.07103488000pt" draw:transform="matrix(-0.01247300771 0.05327377579 -0.04901691209 -0.00810865553 81.77754249175pt 79.54410281723pt)" svg:viewBox="0 0 47 96" svg:d="M5.38406 0C-8.86211 56.4215 47.4817 67.8615 47.4825 96.071C29.7393 80.4042 -15.4662 39.4752 5.38406 0Z" koffice:nodeTypes="ccc"/>
              <draw:path draw:style-name="gr7" draw:id="shape102" draw:name="path1690" draw:layer="g4578" svg:width="64.75034487274pt" svg:height="113.77371991504pt" draw:transform="matrix(-0.01247300771 0.05327377579 -0.04901691209 -0.00810865553 81.18037681584pt 82.09467210087pt)" svg:viewBox="0 0 65 114" svg:d="M42.7677 0C99.7919 56.8875 31.4773 113.774 0 113.774C77.7228 61.9471 66.1838 47.371 42.7677 0Z" koffice:nodeTypes="ccc"/>
            </draw:g>
            <draw:g draw:style-name="gr1" draw:id="shape103" draw:name="g1691" svg:y="37.11277070121pt">
              <draw:path draw:style-name="gr6" draw:id="shape104" draw:name="path1692" draw:layer="g4578" svg:width="128.49837697273pt" svg:height="113.77371991504pt" draw:transform="matrix(0.05475178669 0.00623174708 -0.00253596887 0.04925241181 103.31230304676pt 51.24184114799pt)" svg:viewBox="0 0 128 114" svg:d="M106.686 0C163.269 56.8875 95.4831 113.774 64.2496 113.774C33.0153 113.774 -34.7701 56.8875 21.8123 4.56302e-14C7.66627 56.8875 64.2488 71.1087 64.2496 99.5521C64.2488 71.1087 120.832 56.8875 106.686 0Z" koffice:nodeTypes="ccccc"/>
              <draw:path draw:style-name="gr7" draw:id="shape105" draw:name="path1693" draw:layer="g4578" svg:width="47.48246988665pt" svg:height="96.07103488000pt" draw:transform="matrix(0.05475178669 0.00623174708 -0.00253596887 0.04925241181 104.21560822329pt 51.34465367218pt)" svg:viewBox="0 0 47 96" svg:d="M5.38406 0C-8.86211 56.4215 47.4817 67.8615 47.4825 96.071C29.7393 80.4042 -15.4662 39.4752 5.38406 0Z" koffice:nodeTypes="ccc"/>
              <draw:path draw:style-name="gr7" draw:id="shape106" draw:name="path1694" draw:layer="g4578" svg:width="64.75034487274pt" svg:height="113.77371991504pt" draw:transform="matrix(0.05475178669 0.00623174708 -0.00253596887 0.04925241181 106.83693969982pt 51.64300877169pt)" svg:viewBox="0 0 65 114" svg:d="M42.7677 0C99.7919 56.8875 31.4773 113.774 0 113.774C77.7228 61.9471 66.1838 47.371 42.7677 0Z" koffice:nodeTypes="ccc"/>
            </draw:g>
          </draw:g>
          <draw:path draw:style-name="gr8" draw:id="shape107" draw:name="path14" draw:layer="g4578" svg:width="0.00000000000pt" svg:height="0.00000000000pt" draw:transform="matrix(1.00793700000 0.00000000000 0.00000000000 1.00793700000 -82.82934367445pt 395.21963622386pt)" svg:viewBox="0 0 0 0" svg:d="M0 0L0 0L0 0L0 0" koffice:nodeTypes="cccc"/>
          <draw:path draw:style-name="gr9" draw:id="shape108" draw:name="path18" draw:layer="g4578" svg:width="43.60791657607pt" svg:height="9.21473293654pt" draw:transform="matrix(1.00793700000 0.00000000000 0.00000000000 1.00793700000 52.02625353831pt 60.23154849598pt)" svg:viewBox="0 0 44 9" svg:d="M1.62513 3.10086C1.92661 3.2362 1.62513 2.15079 1.72552 1.74418C1.84606 1.31755 2.7102 2.79044 3.13252 2.98404C3.57436 3.19706 6.26751 1.95719 6.26751 1.95719L6.91075 0.79471L7.2525 1.74418C7.2525 1.74418 7.99613 0.910924 8.21705 0.600512C8.43827 0.290691 8.21705 1.22075 7.99613 1.53115C7.77521 1.84098 8.63936 1.95719 8.53866 2.57742C8.43827 3.19766 9.40282 2.15138 9.40282 2.15138L11.8949 2.36441C11.8949 2.36441 12.3169 0.910924 12.9803 0.0776779L13.1814 1.00772L14.2063 0C15.3514 2.90697 17.7636 6.06638 22.7072 7.79114C27.3495 6.16318 29.7412 3.27533 30.9871 0.523433L32.374 1.89923C32.374 1.89923 33.459 1.58941 33.6601 1.4729C33.8813 1.3758 36.2126 2.26761 36.2126 2.26761C36.2126 2.26761 36.6346 2.42266 36.8558 2.57802C37.0771 2.73249 36.9159 1.89923 36.9159 1.89923C36.9159 1.89923 38.1014 2.11226 38.0011 2.73249C38.0011 2.73249 38.2622 2.15138 38.4832 2.05399C38.7044 1.95719 39.2268 2.57742 39.3473 2.79044C39.4477 2.98404 42.0002 3.29445 42.3618 3.50747C42.3618 3.50747 42.6431 3.81729 42.6431 4.03091C42.6431 4.03091 43.1859 3.97262 43.6079 3.97262C43.6079 3.97262 43.2864 4.12769 43.2864 4.45692C43.2864 4.76733 43.1256 5.01889 42.8039 5.17395C42.4823 5.3293 42.8039 5.44552 43.2259 5.48436C43.668 5.54234 43.2259 6.06576 42.3618 6.37557C42.3618 6.37557 42.1607 6.84045 42.5226 6.99581C42.5226 6.99581 41.7789 7.05409 41.6585 6.84105C41.6585 6.84105 41.3972 7.32564 41.3972 7.5775C41.3972 7.5775 40.5935 7.32564 40.3722 7.20882C40.3722 7.20882 40.0507 7.51924 40.2719 7.674C40.2719 7.674 38.8048 7.51924 38.5237 6.99581C38.5237 6.99581 38.0014 7.15057 38.1017 7.32504C38.1017 7.32504 37.0768 6.64685 36.7552 6.64685L36.5342 6.99581C36.5342 6.99581 35.8309 6.58859 35.6097 6.58859C35.4086 6.58859 35.5694 6.89901 35.5694 6.89901L34.5847 6.31732L34.203 6.89901C34.203 6.89901 33.3989 6.53063 33.178 6.37557C32.9769 6.22022 32.9171 6.68538 32.756 6.74306C32.756 6.74306 32.4347 6.31732 31.9925 6.37557C31.9925 6.37557 31.8317 6.89901 31.8922 7.05346C31.8922 7.05346 30.646 6.80221 30.425 6.74365C30.2038 6.68598 30.3247 6.99581 30.425 7.20882C30.425 7.20882 29.5008 6.95727 29.2997 6.80221L29.2396 7.20882C29.2396 7.20882 28.4758 7.15053 28.315 6.99581L27.8326 7.63545L27.1295 7.63545L26.9687 8.19713C26.9687 8.19713 25.6222 7.82905 25.5016 8.04208C25.4013 8.2551 25.5621 8.56551 25.5621 8.56551C25.5621 8.56551 24.4766 8.56551 24.3763 8.41075L24.2759 8.87591C24.2759 8.87591 22.9092 8.46871 22.5879 8.66231C22.5879 8.66231 22.1659 9.08894 21.8845 9.18574C21.6233 9.30195 21.8845 9.03127 21.8845 9.03127L21.4625 8.4693C21.4625 8.4693 20.9801 8.72116 20.6988 8.62376C20.4378 8.50784 19.5737 9.03068 19.2924 8.87591C19.2924 8.87591 19.2924 8.50784 19.0712 8.41075C18.8701 8.31395 18.4883 8.31395 18.3275 8.5661C18.3275 8.5661 18.1667 8.35248 17.8854 7.94587C17.6242 7.51924 17.2422 7.98442 17.2422 7.98442L17.1817 7.48071C17.1817 7.48071 16.8604 7.48071 16.4381 7.42242C15.9963 7.36444 15.8956 6.99639 15.8956 6.99639C15.8956 6.99639 14.7503 7.1126 14.5896 7.05406L14.8709 6.8028C14.8709 6.8028 13.3034 7.11262 12.9818 6.9964C12.64 6.8996 13.3437 6.47297 13.3437 6.47297C13.3437 6.47297 11.8967 6.12401 11.6154 6.06635C11.3542 6.00837 9.78639 6.31761 9.56547 6.31761C9.34455 6.31761 9.24385 5.96896 9.24385 5.96896C9.24385 5.96896 8.86212 6.27937 8.54051 6.37617C8.54051 6.37617 8.27931 5.75594 8.44012 5.69738C8.44012 5.69738 7.41516 5.96896 7.35474 6.22081C7.35474 6.22081 7.09385 5.81419 7.13382 5.63972C7.13382 5.63972 6.65171 6.37617 6.43079 6.53063C6.20956 6.68599 6.39051 6.16255 6.39051 6.16255C6.39051 6.16255 5.78756 6.89901 5.56664 6.95727L5.56664 6.43383C5.56664 6.43383 3.83833 7.32564 3.35591 7.20942C3.35591 7.20942 3.35591 6.84045 3.51672 6.74365C3.51672 6.74365 2.71267 6.74365 2.43165 6.68598C2.17045 6.64743 1.84883 6.53122 1.5675 6.47297C1.3063 6.4338 1.94922 6.16255 2.39136 6.27876C2.39136 6.27876 1.18546 5.85274 0.823873 6.06575C0.823873 6.06575 0.663064 5.63911 1.3063 5.48435C1.3063 5.48435 0.482426 4.70907 0 4.76732C0 4.76732 0.542845 4.45751 0.984682 4.61196C0.984682 4.61196 0.482116 3.29382 0.160809 3.13937C0.160809 3.13937 1.3063 2.94547 1.62792 3.10082" koffice:nodeTypes="ccccccccccccccccccccccccccccccccccccccccccccccccccccccccccccccccccccccccccccccccccccccccccccccccccc"/>
          <draw:path draw:style-name="gr10" draw:id="shape109" draw:name="path20" draw:layer="g4578" svg:width="43.60985589892pt" svg:height="9.21697364308pt" draw:transform="matrix(1.00793700000 0.00000000000 0.00000000000 1.00793700000 52.02435458501pt 60.23216938517pt)" svg:viewBox="0 0 44 9" svg:d="M1.62705 3.10064C1.92853 3.236 1.62705 2.15046 1.72713 1.7438C1.84766 1.31711 2.71183 2.79019 3.13415 2.98441C3.57631 3.19745 6.26922 1.95683 6.26922 1.95683L6.91247 0.794215L7.25423 1.7438C7.25423 1.7438 7.99755 0.910443 8.21879 0.600592C8.44002 0.290734 8.21879 1.2209 7.99755 1.53075C7.77632 1.8412 8.6408 1.95744 8.5401 2.57775C8.43971 3.19805 9.40428 2.15106 9.40428 2.15106L11.8964 2.36411C11.8964 2.36411 12.3181 0.910443 12.9815 0.0770959L13.1826 1.00785L14.2076 0C15.3531 2.90732 17.7649 6.06712 22.7089 7.79209C27.3514 6.16393 29.7431 3.27574 30.9887 0.522905L32.3756 1.89947C32.3756 1.89947 33.4611 1.58902 33.6618 1.47308C33.8827 1.37597 36.2141 2.26789 36.2141 2.26789C36.2141 2.26789 36.6361 2.42297 36.8573 2.57834C37.0782 2.73282 36.9171 1.89947 36.9171 1.89947C36.9171 1.89947 38.1028 2.11251 38.0025 2.73282C38.0025 2.73282 38.2637 2.15166 38.4849 2.05484C38.7061 1.95803 39.2282 2.57834 39.3491 2.79139C39.4495 2.9856 42.002 3.29546 42.3636 3.5085C42.3636 3.5085 42.645 3.81896 42.645 4.032C42.645 4.032 43.1878 3.97371 43.6099 3.97371C43.6099 3.97371 43.2882 4.12819 43.2882 4.45806C43.2882 4.76851 43.1274 5.0207 42.8057 5.17517C42.4842 5.33055 42.8057 5.44648 43.2278 5.48563C43.67 5.54362 43.2278 6.06709 42.3636 6.37754C42.3636 6.37754 42.1625 6.84247 42.5244 6.99725C42.5244 6.99725 41.7808 7.05555 41.6603 6.84247C41.6603 6.84247 41.3994 7.32683 41.3994 7.57901C41.3994 7.57901 40.5956 7.32683 40.3744 7.21089C40.3744 7.21089 40.0527 7.52075 40.274 7.67582C40.274 7.67582 38.8072 7.52134 38.5255 6.99785C38.5255 6.99785 38.0031 7.15292 38.1035 7.32742C38.1035 7.32742 37.0788 6.64944 36.7572 6.64944L36.5359 6.99785C36.5359 6.99785 35.8326 6.59119 35.6114 6.59119C35.4103 6.59119 35.571 6.90104 35.571 6.90104L34.5867 6.31957L34.2049 6.90104C34.2049 6.90104 33.4009 6.53263 33.18 6.37813C32.9789 6.22276 32.9191 6.688 32.7583 6.74566C32.7583 6.74566 32.4366 6.31957 31.9945 6.37813C31.9945 6.37813 31.8337 6.90104 31.894 7.05612C31.894 7.05612 30.6482 6.80393 30.4273 6.74566C30.2061 6.68798 30.3268 6.99785 30.4273 7.2115C30.4273 7.2115 29.5027 6.95931 29.3016 6.80393L29.2415 7.2115C29.2415 7.2115 28.478 7.15289 28.3172 6.99785L27.8348 7.63728L27.1314 7.63728L26.9709 8.19932C26.9709 8.19932 25.6242 7.8318 25.5038 8.04484C25.4033 8.25788 25.5642 8.56774 25.5642 8.56774C25.5642 8.56774 24.4787 8.56774 24.3784 8.41296L24.2782 8.87819C24.2782 8.87819 22.9115 8.47093 22.5899 8.66455C22.5899 8.66455 22.1679 9.09124 21.8865 9.18805C21.6257 9.30428 21.8865 9.03267 21.8865 9.03267L21.4648 8.47093C21.4648 8.47093 20.9824 8.72282 20.7011 8.62601C20.4399 8.50918 19.5753 9.03267 19.294 8.8776C19.294 8.8776 19.294 8.50918 19.0731 8.41237C18.872 8.31555 18.4903 8.31555 18.3295 8.56774C18.3295 8.56774 18.1687 8.3541 17.8874 7.94743C17.6261 7.52075 17.244 7.98599 17.244 7.98599L17.184 7.48221C17.184 7.48221 16.8623 7.48221 16.4403 7.42392C15.9982 7.36593 15.8977 6.99723 15.8977 6.99723C15.8977 6.99723 14.7523 7.11347 14.5915 7.05553L14.8725 6.80334C14.8725 6.80334 13.3049 7.11409 12.9834 6.99786C12.6416 6.90104 13.3452 6.47436 13.3452 6.47436C13.3452 6.47436 11.8979 6.12596 11.6166 6.06769C11.3557 6.00971 9.78784 6.31899 9.56661 6.31899C9.34538 6.31899 9.24499 5.96999 9.24499 5.96999C9.24499 5.96999 8.86294 6.28044 8.54164 6.37755C8.54164 6.37755 8.28043 5.75724 8.44155 5.69868C8.44155 5.69868 7.41657 5.96999 7.35615 6.22217C7.35615 6.22217 7.09494 5.81551 7.13491 5.64101C7.13491 5.64101 6.65248 6.37755 6.43155 6.53203C6.21032 6.6874 6.39127 6.16391 6.39127 6.16391C6.39127 6.16391 5.78861 6.90044 5.56738 6.95872L5.56738 6.43522C5.56738 6.43522 3.83873 7.32684 3.3566 7.2109C3.3566 7.2109 3.3566 6.84248 3.51741 6.74567C3.51741 6.74567 2.71335 6.74567 2.43202 6.68738C2.17112 6.64882 1.8495 6.5326 1.56815 6.47433C1.30695 6.43516 1.94989 6.16447 2.39204 6.2804C2.39204 6.2804 1.18611 5.85402 0.824201 6.06707C0.824201 6.06707 0.663389 5.64098 1.30664 5.4856C1.30664 5.4856 0.482437 4.71022 0 4.76848C0 4.76848 0.542857 4.45863 0.985014 4.61311C0.985014 4.61311 0.482437 3.29541 0.160812 3.14033C0.160812 3.14033 1.30664 2.94641 1.62795 3.10178L1.627 3.10024Z" koffice:nodeTypes="ccccccccccccccccccccccccccccccccccccccccccccccccccccccccccccccccccccccccccccccccccccccccccccccccccccc"/>
          <draw:path draw:style-name="gr11" draw:id="shape110" draw:name="path22" draw:layer="g4578" svg:width="17.97823541831pt" svg:height="10.15125161715pt" draw:transform="matrix(1.00793700000 0.00000000000 0.00000000000 1.00793700000 66.20563467640pt 51.92814736298pt)" svg:viewBox="0 0 18 10" svg:d="M1.26649 9.9693C0.726542 9.11604 0.311421 8.2433 0 7.39L8.98893 0L17.9782 7.37026C17.6667 8.22327 17.2516 9.13547 16.6705 10.0085L16.6288 10.0662C16.4626 10.0085 15.923 9.87247 15.923 9.87247C15.923 9.87247 15.6324 10.1248 15.4045 10.1439C15.0931 10.1831 14.8233 9.89226 14.8233 9.89226C14.8233 9.89226 14.429 10.2023 14.0343 10.1439C13.6401 10.1054 13.4736 9.87247 13.4736 9.87247C13.4736 9.87247 13.0585 10.1831 12.7679 10.1248C12.4981 10.0662 12.3111 9.89159 12.3111 9.89159C12.3111 9.89159 12.0621 10.1831 11.7091 10.1248C11.3772 10.0662 11.0654 9.89159 11.0654 9.89159C11.0654 9.89159 10.5469 10.1048 10.2144 10.1439C9.88253 10.2023 9.59192 9.87247 9.59192 9.87247C9.59192 9.87247 9.15599 10.1439 8.98988 10.1439C8.82377 10.1439 8.20093 9.87247 8.20093 9.87247C8.20093 9.87247 7.55728 10.0662 7.32907 10.0662C7.12135 10.0662 6.47803 9.81445 6.47803 9.81445C6.47803 9.81445 5.876 9.9694 5.60619 9.9694C5.31557 9.9694 4.90045 9.81445 4.90045 9.81445C4.90045 9.81445 4.40275 10.0276 4.13262 9.9694C3.842 9.91166 3.61348 9.81445 3.61348 9.81445C3.61348 9.81445 3.07385 10.0276 2.72082 9.9694C2.38861 9.91166 1.99429 9.6985 1.99429 9.6985C1.99429 9.6985 1.9322 9.85306 1.28856 9.9694L1.26775 9.9694" koffice:nodeTypes="ccccccccccccccccccccccccccccc"/>
          <draw:path draw:style-name="gr12" draw:id="shape111" draw:name="path24" draw:layer="g4578" svg:width="0.59533747961pt" svg:height="2.77823901136pt" draw:transform="matrix(1.00793700000 0.00000000000 0.00000000000 1.00793700000 76.96972450274pt 57.95218363718pt)" svg:viewBox="0 0 1 3" svg:d="M0 0C0 0 1.33951 0.951837 0 2.77824" koffice:nodeTypes="cc"/>
          <draw:path draw:style-name="gr13" draw:id="shape112" draw:name="path26" draw:layer="g4578" svg:width="9.66539975082pt" svg:height="2.04117562512pt" draw:transform="matrix(1.00793700000 0.00000000000 0.00000000000 1.00793700000 68.93234132818pt 60.53552616818pt)" svg:viewBox="0 0 10 2" svg:d="M0 0.000630391C0 0.000630391 0.476414 0.265685 1.76643 0.735116C2.85786 1.12248 4.128 1.30547 5.97398 1.30547C9.72501 1.30547 9.66534 0.65336 9.66534 0.65336L8.33555 2.03996C8.33555 2.03996 2.75872 2.08053 2.02438 1.69283C1.64741 1.4891 0.833494 0.815919 1.11769e-14 0" koffice:nodeTypes="ccccccc"/>
          <draw:path draw:style-name="gr12" draw:id="shape113" draw:name="path28" draw:layer="g4578" svg:width="9.66478825944pt" svg:height="2.04115753509pt" draw:transform="matrix(1.00793700000 0.00000000000 0.00000000000 1.00793700000 68.93234132818pt 60.53615512087pt)" svg:viewBox="0 0 10 2" svg:d="M0 0.000622306C0 0.000622306 0.476092 0.265676 1.76607 0.734483C2.85777 1.12247 4.12786 1.30546 5.97349 1.30546C9.7244 1.30546 9.66473 0.652727 9.66473 0.652727L8.33528 2.03994C8.33528 2.03994 2.75833 2.08051 2.024 1.69282C1.64735 1.48908 0.833467 0.815916 0 0Z" koffice:nodeTypes="cccccccc"/>
          <draw:path draw:style-name="gr12" draw:id="shape114" draw:name="path30" draw:layer="g4578" svg:width="2.08874083772pt" svg:height="3.39232681968pt" draw:transform="matrix(1.00793700000 0.00000000000 0.00000000000 1.00793700000 69.09515298862pt 58.23671215704pt)" svg:viewBox="0 0 2 3" svg:d="M0 2.53381L2.08874 0L1.85294 3.39233" koffice:nodeTypes="ccc"/>
          <draw:path draw:style-name="gr12" draw:id="shape115" draw:name="path32" draw:layer="g4578" svg:width="0.00000000000pt" svg:height="5.32986000000pt" draw:transform="matrix(1.00793700000 0.00000000000 0.00000000000 1.00793700000 72.65599524127pt 56.36484413210pt)" svg:viewBox="0 0 0 5" svg:d="M0 5.32986L0 0" koffice:nodeTypes="cc"/>
          <draw:path draw:style-name="gr12" draw:id="shape116" draw:name="path34" draw:layer="g4578" svg:width="0.00000000000pt" svg:height="5.65322000000pt" draw:transform="matrix(1.00793700000 0.00000000000 0.00000000000 1.00793700000 76.96972450274pt 56.03890956029pt)" svg:viewBox="0 0 0 6" svg:d="M0 5.65322L0 0" koffice:nodeTypes="cc"/>
          <draw:path draw:style-name="gr12" draw:id="shape117" draw:name="path36" draw:layer="g4578" svg:width="0.00000000000pt" svg:height="6.07682000000pt" draw:transform="matrix(1.00793700000 0.00000000000 0.00000000000 1.00793700000 74.79231126197pt 55.71359587766pt)" svg:viewBox="0 0 0 6" svg:d="M0 6.07682L0 0" koffice:nodeTypes="cc"/>
          <draw:path draw:style-name="gr14" draw:id="shape118" draw:name="path38" draw:layer="g4578" svg:width="1.13040000000pt" svg:height="0.48521600000pt" draw:transform="matrix(1.00793700000 0.00000000000 0.00000000000 1.00793700000 71.51662567552pt 56.64905817562pt)" svg:viewBox="0 0 1 0" svg:d="M1.1304 0L0 0.36352L1.1304 0.485216L1.1304 4.54747e-14" koffice:nodeTypes="cccc"/>
          <draw:path draw:style-name="gr12" draw:id="shape119" draw:name="path40" draw:layer="g4578" svg:width="1.13071000000pt" svg:height="0.48459200000pt" draw:transform="matrix(1.00793700000 0.00000000000 0.00000000000 1.00793700000 71.51631119917pt 56.64968712830pt)" svg:viewBox="0 0 1 0" svg:d="M1.13071 0L0 0.36352L1.13071 0.484592L1.13071 0" koffice:nodeTypes="cccc"/>
          <draw:path draw:style-name="gr14" draw:id="shape120" draw:name="path42" draw:layer="g4578" svg:width="1.19109000000pt" svg:height="0.48521600000pt" draw:transform="matrix(1.00793700000 0.00000000000 0.00000000000 1.00793700000 73.59177201556pt 55.81463148254pt)" svg:viewBox="0 0 1 0" svg:d="M1.19109 0.0006L0 0.444416L1.19109 0.485216L1.19109 0" koffice:nodeTypes="cccc"/>
          <draw:path draw:style-name="gr12" draw:id="shape121" draw:name="path44" draw:layer="g4578" svg:width="1.19078000000pt" svg:height="0.48460000000pt" draw:transform="matrix(1.00793700000 0.00000000000 0.00000000000 1.00793700000 73.59208407286pt 55.81523624474pt)" svg:viewBox="0 0 1 0" svg:d="M1.19078 0L0 0.44444L1.19078 0.4846L1.19078 8e-06" koffice:nodeTypes="cccc"/>
          <draw:path draw:style-name="gr14" draw:id="shape122" draw:name="path46" draw:layer="g4578" svg:width="1.41869300592pt" svg:height="0.25454043040pt" draw:transform="matrix(1.00793700000 0.00000000000 0.00000000000 1.00793700000 75.76886836094pt 56.14054992737pt)" svg:viewBox="0 0 1 0" svg:d="M1.41869 0L0 0.224229L1.41869 0.25454L1.41869 8.07232e-06" koffice:nodeTypes="cccc"/>
          <draw:path draw:style-name="gr12" draw:id="shape123" draw:name="path48" draw:layer="g4578" svg:width="1.41869300592pt" svg:height="0.25515429638pt" draw:transform="matrix(1.00793700000 0.00000000000 0.00000000000 1.00793700000 75.76918283728pt 56.13993710167pt)" svg:viewBox="0 0 1 0" svg:d="M1.41869 0.000307118L0 0.224806L1.41869 0.255154L1.41869 0L1.41869 0.0003152Z" koffice:nodeTypes="cccccc"/>
          <draw:path draw:style-name="gr15" draw:id="shape124" draw:name="path50" draw:layer="g4578" svg:width="2.24679425032pt" svg:height="2.98378737552pt" draw:transform="matrix(1.00793700000 0.00000000000 0.00000000000 1.00793700000 69.48163393285pt 58.23671215704pt)" svg:viewBox="0 0 2 3" svg:d="M0 2.51544L2.24679 0L2.13991 1.50424C2.13991 1.50424 0.984682 2.36756 0.984682 2.98379L0.00033069 2.51468" koffice:nodeTypes="ccccc"/>
          <draw:path draw:style-name="gr12" draw:id="shape125" draw:name="path52" draw:layer="g4578" svg:width="2.24613503820pt" svg:height="2.98378737552pt" draw:transform="matrix(1.00793700000 0.00000000000 0.00000000000 1.00793700000 69.48163393285pt 58.23671215704pt)" svg:viewBox="0 0 2 3" svg:d="M0 2.51544L0 2.51544L2.24614 0L2.13927 1.50424C2.13927 1.50424 0.983878 2.36682 0.983878 2.98379L0 2.51544" koffice:nodeTypes="cccccc"/>
          <draw:path draw:style-name="gr15" draw:id="shape126" draw:name="path54" draw:layer="g4578" svg:width="0.68486879462pt" svg:height="1.66988421760pt" draw:transform="matrix(1.00793700000 0.00000000000 0.00000000000 1.00793700000 70.62100349860pt 59.76287391797pt)" svg:viewBox="0 0 1 2" svg:d="M0 1.252C0 1.252 0.183646 0.417879 0.684869 0L0.634904 1.66988L1.98616e-06 1.25281" koffice:nodeTypes="cccc"/>
          <draw:path draw:style-name="gr12" draw:id="shape127" draw:name="path56" draw:layer="g4578" svg:width="0.68486879462pt" svg:height="1.66988421760pt" draw:transform="matrix(1.00793700000 0.00000000000 0.00000000000 1.00793700000 70.62100349860pt 59.76350287066pt)" svg:viewBox="0 0 1 2" svg:d="M0 1.252C0 1.252 0.183902 0.417073 0.684869 0L0.634904 1.66988L0.000260187 1.252L1.98616e-06 1.252Z" koffice:nodeTypes="cccccc"/>
          <draw:path draw:style-name="gr15" draw:id="shape128" draw:name="path58" draw:layer="g4578" svg:width="1.47243066149pt" svg:height="1.54899898551pt" draw:transform="matrix(1.00793700000 0.00000000000 0.00000000000 1.00793700000 73.49020943228pt 57.08388849690pt)" svg:viewBox="0 0 1 2" svg:d="M0.173247 0.0669709C0.173247 0.0669709 0.91804 -0.0837136 1.47243 0.0669709C1.47243 0.0669709 1.38591 1.1473 1.47243 1.34833C1.47243 1.34833 0.450442 0.996617 0.0346497 1.549C0.0346497 1.549 -0.103948 0.544185 0.173247 0.0669709" koffice:nodeTypes="ccccc"/>
          <draw:path draw:style-name="gr12" draw:id="shape129" draw:name="path60" draw:layer="g4578" svg:width="1.47196483694pt" svg:height="1.54899898551pt" draw:transform="matrix(1.00793700000 0.00000000000 0.00000000000 1.00793700000 73.49017006946pt 57.08388849690pt)" svg:viewBox="0 0 1 2" svg:d="M0.173253 0.0669709C0.173253 0.0669709 0.917663 -0.0837136 1.47196 0.0669709C1.47196 0.0669709 1.38545 1.1473 1.47196 1.34833C1.47196 1.34833 0.450136 0.996617 0.0346777 1.549C0.0346777 1.549 -0.103898 0.544185 0.172985 0.0669709Z" koffice:nodeTypes="cccccc"/>
          <draw:path draw:style-name="gr15" draw:id="shape130" draw:name="path62" draw:layer="g4578" svg:width="1.37403275556pt" svg:height="1.40234887673pt" draw:transform="matrix(1.00793700000 0.00000000000 0.00000000000 1.00793700000 71.69721491912pt 57.30755727833pt)" svg:viewBox="0 0 1 1" svg:d="M0.119009 0.0637177C0.119009 0.0637177 0.838487 -0.0796471 1.37403 0.0637177C1.37403 0.0637177 1.24015 1.21106 1.32373 1.40235C1.32373 1.40235 0.520669 0.75662 0.11901 1.28293C0.11901 1.28293 -0.148763 0.4942 0.11901 0.0637177" koffice:nodeTypes="ccccc"/>
          <draw:path draw:style-name="gr12" draw:id="shape131" draw:name="path64" draw:layer="g4578" svg:width="1.37351725019pt" svg:height="1.40341561683pt" draw:transform="matrix(1.00793700000 0.00000000000 0.00000000000 1.00793700000 71.69721491915pt 57.30773202720pt)" svg:viewBox="0 0 1 1" svg:d="M0.118987 0.0639062C0.118987 0.0639062 0.838329 -0.0798827 1.37352 0.0639062C1.37352 0.0639062 1.23991 1.21205 1.32348 1.40342C1.32348 1.40342 0.520313 0.757442 0.118988 1.28321C0.118988 1.28321 -0.148735 0.494183 0.118988 0.0639062Z" koffice:nodeTypes="cccccc"/>
          <draw:path draw:style-name="gr15" draw:id="shape132" draw:name="path66" draw:layer="g4578" svg:width="1.42688429991pt" svg:height="1.52814485203pt" draw:transform="matrix(1.00793700000 0.00000000000 0.00000000000 1.00793700000 71.60452282938pt 58.45570952701pt)" svg:viewBox="0 0 1 2" svg:d="M0.147954 0.0557458C0.147954 0.0557458 0.881136 -0.0696823 1.42688 0.0557458C1.42688 0.0557458 1.34171 1.12878 1.42688 1.32808C1.42688 1.32808 0.47209 1.00413 0.0627793 1.52814C0.0627793 1.52814 -0.124658 0.529362 0.148216 0.0557458" koffice:nodeTypes="ccccc"/>
          <draw:path draw:style-name="gr12" draw:id="shape133" draw:name="path68" draw:layer="g4578" svg:width="1.42762987647pt" svg:height="1.52746828235pt" draw:transform="matrix(1.00793700000 0.00000000000 0.00000000000 1.00793700000 71.60407673116pt 58.45598910306pt)" svg:viewBox="0 0 1 2" svg:d="M0.148367 0.0553906C0.148367 0.0553906 0.881747 -0.0692382 1.42763 0.0553906C1.42763 0.0553906 1.34244 1.12819 1.42763 1.32822C1.42763 1.32822 0.472325 1.00356 0.0629061 1.52747C0.0629061 1.52747 -0.124842 0.529672 0.148367 0.0553906Z" koffice:nodeTypes="ccccc"/>
          <draw:path draw:style-name="gr15" draw:id="shape134" draw:name="path70" draw:layer="g4578" svg:width="2.16253933630pt" svg:height="1.65050703666pt" draw:transform="matrix(1.00793700000 0.00000000000 0.00000000000 1.00793700000 73.40853722534pt 58.24364553921pt)" svg:viewBox="0 0 2 2" svg:d="M0.12625 0.120714C0.12625 0.120714 1.4279 -0.0872053 2.09944 0.0427057C2.09944 0.0427057 1.82662 0.950767 2.16254 1.57332C2.16254 1.57332 0.756035 1.1063 0.231104 1.65051C0.231104 1.65051 -0.209685 0.613307 0.126246 0.120693" koffice:nodeTypes="ccccc"/>
          <draw:path draw:style-name="gr12" draw:id="shape135" draw:name="path72" draw:layer="g4578" svg:width="2.16201565785pt" svg:height="1.64950639975pt" draw:transform="matrix(1.00793700000 0.00000000000 0.00000000000 1.00793700000 73.40879287581pt 58.24404569670pt)" svg:viewBox="0 0 2 2" svg:d="M0.12597 0.120168C0.12597 0.120168 1.42713 -0.0868976 2.09892 0.0425939C2.09892 0.0425939 1.82613 0.949979 2.16202 1.57234C2.16202 1.57234 0.755679 1.10547 0.230812 1.64951C0.230812 1.64951 -0.209599 0.612621 0.126292 0.120157L0.125967 0.120157Z" koffice:nodeTypes="ccccccc"/>
          <draw:path draw:style-name="gr15" draw:id="shape136" draw:name="path74" draw:layer="g4578" svg:width="1.75419153332pt" svg:height="1.33747755492pt" draw:transform="matrix(1.00793700000 0.00000000000 0.00000000000 1.00793700000 71.48016816047pt 59.70170423731pt)" svg:viewBox="0 0 2 1" svg:d="M0.184861 0.000255142C0.184861 0.000255142 1.14908 0.000255142 1.75419 0.0992569C1.75419 0.0992569 1.60291 1.10638 1.69735 1.23821C1.69735 1.23821 0.43058 0.974284 0.184862 1.33748C0.184862 1.33748 -0.231078 0.413075 0.184862 0" koffice:nodeTypes="ccccc"/>
          <draw:path draw:style-name="gr12" draw:id="shape137" draw:name="path76" draw:layer="g4578" svg:width="1.75418123146pt" svg:height="1.33696895376pt" draw:transform="matrix(1.00793700000 0.00000000000 0.00000000000 1.00793700000 71.47985468495pt 59.70201871366pt)" svg:viewBox="0 0 2 1" svg:d="M0.185153 0C0.185153 0 1.14937 0 1.75418 0.0989829C1.75418 0.0989829 1.6032 1.10591 1.69764 1.23823C1.69764 1.23823 0.430871 0.973845 0.184863 1.33697C0.184863 1.33697 -0.231079 0.412742 0.184863 0L0.185153 0Z" koffice:nodeTypes="ccccccc"/>
          <draw:path draw:style-name="gr15" draw:id="shape138" draw:name="path78" draw:layer="g4578" svg:width="2.77854437746pt" svg:height="1.58631512797pt" draw:transform="matrix(1.00793700000 0.00000000000 0.00000000000 1.00793700000 73.39312286868pt 59.65684523713pt)" svg:viewBox="0 0 3 2" svg:d="M0.232299 0.0399144C0.232299 0.0399144 1.94545 -0.049893 2.73086 0.0399144C2.73086 0.0399144 2.27891 0.866741 2.77854 1.58632C2.77854 1.58632 0.541908 1.10069 0.232658 1.49622C0.232658 1.49622 -0.290823 0.4895 0.232658 0.0399144" koffice:nodeTypes="ccccc"/>
          <draw:path draw:style-name="gr12" draw:id="shape139" draw:name="path80" draw:layer="g4578" svg:width="2.77894710564pt" svg:height="1.58631512797pt" draw:transform="matrix(1.00793700000 0.00000000000 0.00000000000 1.00793700000 73.39294989954pt 59.65684523713pt)" svg:viewBox="0 0 3 2" svg:d="M0.232883 0.0399144C0.232883 0.0399144 1.94579 -0.049893 2.73125 0.0399144C2.73125 0.0399144 2.27891 0.867297 2.77895 1.58632C2.77895 1.58632 0.541782 1.10124 0.232514 1.49622C0.232514 1.49622 -0.290642 0.4895 0.232514 0.0399144L0.232878 0.0399144Z" koffice:nodeTypes="ccccccc"/>
          <draw:path draw:style-name="gr15" draw:id="shape140" draw:name="path82" draw:layer="g4578" svg:width="1.47242928864pt" svg:height="1.54899898551pt" draw:transform="matrix(1.00793700000 0.00000000000 0.00000000000 1.00793700000 75.62652706569pt 57.08388849690pt)" svg:viewBox="0 0 1 2" svg:d="M0.173246 0.0669709C0.173246 0.0669709 0.91804 -0.0837136 1.47243 0.0669709C1.47243 0.0669709 1.38591 1.1473 1.47243 1.34833C1.47243 1.34833 0.45044 0.996617 0.0346497 1.549C0.0346497 1.549 -0.103948 0.544185 0.173246 0.0669709" koffice:nodeTypes="ccccc"/>
          <draw:path draw:style-name="gr12" draw:id="shape141" draw:name="path84" draw:layer="g4578" svg:width="1.47189701524pt" svg:height="1.54899898551pt" draw:transform="matrix(1.00793700000 0.00000000000 0.00000000000 1.00793700000 75.62652706572pt 57.08388849690pt)" svg:viewBox="0 0 1 2" svg:d="M0.173215 0.0669709C0.173215 0.0669709 0.917608 -0.0837136 1.4719 0.0669709C1.4719 0.0669709 1.38565 1.1473 1.4719 1.34833C1.4719 1.34833 0.450358 0.996617 0.0346434 1.549C0.0346434 1.549 -0.10393 0.544185 0.173215 0.0669709Z" koffice:nodeTypes="ccccc"/>
          <draw:path draw:style-name="gr15" draw:id="shape142" draw:name="path86" draw:layer="g4578" svg:width="1.47242928864pt" svg:height="1.52668728843pt" draw:transform="matrix(1.00793700000 0.00000000000 0.00000000000 1.00793700000 75.62652706569pt 58.29317905532pt)" svg:viewBox="0 0 1 2" svg:d="M0.173246 0.0553766C0.173246 0.0553766 0.91804 -0.0692207 1.47243 0.0553766C1.47243 0.0553766 1.38591 1.1279 1.47243 1.32748C1.47243 1.32748 0.45044 1.0033 0.0346497 1.52669C0.0346497 1.52669 -0.103948 0.529153 0.173246 0.0553766" koffice:nodeTypes="ccccc"/>
          <draw:path draw:style-name="gr12" draw:id="shape143" draw:name="path88" draw:layer="g4578" svg:width="1.47189701524pt" svg:height="1.52823711378pt" draw:transform="matrix(1.00793700000 0.00000000000 0.00000000000 1.00793700000 75.62652706572pt 58.29317905533pt)" svg:viewBox="0 0 1 2" svg:d="M0.173215 0.0554045C0.173215 0.0554045 0.917608 -0.0692557 1.4719 0.0554045C1.4719 0.0554045 1.38565 1.12847 1.4719 1.32816C1.4719 1.32816 0.450358 1.00381 0.0346434 1.52824C0.0346434 1.52824 -0.10393 0.52942 0.173215 0.0554045Z" koffice:nodeTypes="ccccc"/>
          <draw:path draw:style-name="gr15" draw:id="shape144" draw:name="path90" draw:layer="g4578" svg:width="1.42626147615pt" svg:height="1.22951359208pt" draw:transform="matrix(1.00793700000 0.00000000000 0.00000000000 1.00793700000 75.77557369464pt 59.54565228639pt)" svg:viewBox="0 0 1 1" svg:d="M0.13079 0.0420816C0.13079 0.0420816 0.86381 -0.052602 1.42626 0.0420816C1.42626 0.0420816 1.2386 1.10262 1.32402 1.22951C1.32402 1.22951 0.488761 0.865183 0.0966223 1.18216C0.0966223 1.18216 -0.142025 0.343438 0.130793 0.0420627" koffice:nodeTypes="ccccc"/>
          <draw:path draw:style-name="gr12" draw:id="shape145" draw:name="path92" draw:layer="g4578" svg:width="1.42573721105pt" svg:height="1.22902595246pt" draw:transform="matrix(1.00793700000 0.00000000000 0.00000000000 1.00793700000 75.77588689282pt 59.54628123908pt)" svg:viewBox="0 0 1 1" svg:d="M0.130504 0.0420732C0.130504 0.0420732 0.863136 -0.0525915 1.42574 0.0420732C1.42574 0.0420732 1.23811 1.1024 1.32352 1.22903C1.32352 1.22903 0.48867 0.865011 0.0966063 1.18193C0.0966063 1.18193 -0.141997 0.342887 0.130764 0.0420606L0.1305 0.0420606Z" koffice:nodeTypes="ccccccc"/>
          <draw:path draw:style-name="gr14" draw:id="shape146" draw:name="path94" draw:layer="g4578" svg:width="0.65374289313pt" svg:height="1.72360467590pt" draw:transform="matrix(1.00793700000 0.00000000000 0.00000000000 1.00793700000 77.67838281598pt 58.50076089826pt)" svg:viewBox="0 0 1 2" svg:d="M0.00276491 0.291864C-0.046304 -0.025629 0.573999 0.000523189 0.573999 0.000523189C0.573999 0.000523189 0.753423 1.06126 0.573999 1.7236L0.0515848 1.56467C0.0515848 1.56467 0.100654 0.8492 0.00276814 0.292673" koffice:nodeTypes="ccccc"/>
          <draw:path draw:style-name="gr12" draw:id="shape147" draw:name="path96" draw:layer="g4578" svg:width="0.65391257386pt" svg:height="1.72205441751pt" draw:transform="matrix(1.00793700000 0.00000000000 0.00000000000 1.00793700000 77.67810310017pt 58.50135667865pt)" svg:viewBox="0 0 1 2" svg:d="M0.00273868 0.291764C-0.0460843 -0.0263932 0.574047 0.000566141 0.574047 0.000566141C0.574047 0.000566141 0.753745 1.06001 0.574047 1.72205L0.0518159 1.56319C0.0518159 1.56319 0.100639 0.84845 0.00299292 0.291764L0.00274191 0.291764Z" koffice:nodeTypes="ccccccc"/>
          <draw:path draw:style-name="gr15" draw:id="shape148" draw:name="path98" draw:layer="g4578" svg:width="1.27850284268pt" svg:height="1.50748865208pt" draw:transform="matrix(1.00793700000 0.00000000000 0.00000000000 1.00793700000 77.25425221624pt 59.70201871366pt)" svg:viewBox="0 0 1 2" svg:d="M0.54793 0C0.54793 0 0.867466 0.894108 1.2785 0.999228L0.730573 1.50749C0.730573 1.50749 0.0686231 1.13946 0 0.719016C0 0.719016 0.433909 0.333167 0.54793 0" koffice:nodeTypes="ccccc"/>
          <draw:path draw:style-name="gr12" draw:id="shape149" draw:name="path100" draw:layer="g4578" svg:width="1.27779963840pt" svg:height="1.50748865208pt" draw:transform="matrix(1.00793700000 0.00000000000 0.00000000000 1.00793700000 77.25456669259pt 59.70201871366pt)" svg:viewBox="0 0 1 2" svg:d="M0.547776 0C0.547776 0 0.866874 0.89357 1.2778 0.999228L0.730369 1.50749C0.730369 1.50749 0.0686042 1.13946 0 0.719016C0 0.719016 0.433789 0.333167 0.547776 0Z" koffice:nodeTypes="ccccc"/>
          <draw:path draw:style-name="gr16" draw:id="shape150" draw:name="path102" draw:layer="g4578" svg:width="14.87729835976pt" svg:height="6.52830810845pt" draw:transform="matrix(1.00793700000 0.00000000000 0.00000000000 1.00793700000 67.44695666653pt 62.10340845742pt)" svg:viewBox="0 0 15 7" svg:d="M14.8773 0.421069C13.4903 2.84325 11.2183 5.11739 7.47897 6.52831C3.67919 5.09663 1.36723 2.71697 0 0.315558L0.0201491 0.294779C0.643473 0.167847 0.703606 0 0.703606 0C0.703606 0 1.08547 0.231476 1.40721 0.294779C1.74909 0.357449 2.27168 0.125964 2.27168 0.125964C2.27168 0.125964 2.49269 0.231476 2.77412 0.294779C3.03541 0.357449 3.51802 0.125964 3.51802 0.125964C3.51802 0.125964 3.92003 0.294779 4.20148 0.294779C4.46277 0.294779 5.0458 0.125964 5.0458 0.125964C5.0458 0.125964 5.66913 0.399314 5.86998 0.399314C6.09129 0.399314 6.7143 0.188951 6.7143 0.188951C6.7143 0.188951 7.31748 0.48373 7.47835 0.48373C7.63891 0.48373 8.06138 0.188951 8.06138 0.188951C8.06138 0.188951 8.34251 0.547034 8.66425 0.48373C8.98598 0.441839 9.48843 0.210372 9.48843 0.210372C9.48843 0.210372 9.79001 0.399965 10.1117 0.462952C10.4536 0.526289 10.6948 0.210372 10.6948 0.210372C10.6948 0.210372 10.8758 0.399965 11.1371 0.462952C11.4185 0.526289 11.8206 0.188951 11.8206 0.188951C11.8206 0.188951 11.9814 0.441848 12.3635 0.48373C12.7455 0.547067 13.1276 0.210372 13.1276 0.210372C13.1276 0.210372 13.3886 0.526255 13.6902 0.48373C13.9115 0.462952 14.1926 0.188951 14.1926 0.188951C14.1926 0.188951 14.6954 0.35744 14.8761 0.421069" koffice:nodeTypes="cccccccccccccccccccccccccc"/>
          <draw:path draw:style-name="gr12" draw:id="shape151" draw:name="path104" draw:layer="g4578" svg:width="14.17070000000pt" svg:height="0.49091317093pt" draw:transform="matrix(1.00793700000 0.00000000000 0.00000000000 1.00793700000 67.87484608177pt 62.65364529746pt)" svg:viewBox="0 0 14 0" svg:d="M14.1707 0.382816C13.8679 0.403696 13.8275 0.201056 13.8275 0.201056C13.8275 0.201056 13.4241 0.544656 13.0403 0.483656C12.6367 0.423576 12.4549 0.160912 12.4549 0.160912C12.4549 0.160912 12.031 0.504512 11.7484 0.443512C11.4661 0.403032 11.2641 0.201056 11.2641 0.201056C11.2641 0.201056 11.0018 0.504512 10.6585 0.443512C10.3152 0.403032 10.0124 0.201056 10.0124 0.201056C10.0124 0.201056 9.46739 0.423592 9.1241 0.483656C8.78112 0.544616 8.49852 0.160912 8.49852 0.160912C8.49852 0.160912 7.7111 0.423592 7.54957 0.423592C7.36781 0.423592 6.80262 0.160912 6.80262 0.160912C6.80262 0.160912 6.41918 0.403672 6.19727 0.403672C5.95513 0.403672 5.30901 0.12076 5.30901 0.12076C5.30901 0.12076 4.70335 0.2826 4.42075 0.2826C4.13815 0.2826 3.71425 0.12076 3.71425 0.12076C3.71425 0.12076 3.18983 0.342672 2.90692 0.2826C2.62432 0.22188 2.4021 0.12076 2.4021 0.12076C2.4021 0.12076 1.8369 0.342672 1.49361 0.2826C1.15032 0.22188 0.74665 0 0.74665 0C0.74665 0 0.686578 0.140992 0.020232 0.2826L0 0.2826" koffice:nodeTypes="cccccccccccccccccccccc"/>
          <draw:path draw:style-name="gr15" draw:id="shape152" draw:name="path114" draw:layer="g4578" svg:width="9.31120551329pt" svg:height="16.16431071012pt" draw:transform="matrix(1.00793700000 0.00000000000 0.00000000000 1.00793700000 65.29025128984pt 43.01396059848pt)" svg:viewBox="0 0 9 16" svg:d="M9.31121 0L9.31121 8.62326L0.876641 16.1643C0.0585622 13.7625 0 11.6162 0 10.6909C0 8.58411 0 0 0 0L9.31121 0" koffice:nodeTypes="cccccc"/>
          <draw:path draw:style-name="gr17" draw:id="shape153" draw:name="path116" draw:layer="g4578" svg:width="9.31120551329pt" svg:height="16.16311719605pt" draw:transform="matrix(1.00793700000 0.00000000000 0.00000000000 1.00793700000 65.28993681349pt 43.01458955117pt)" svg:viewBox="0 0 9 16" svg:d="M9.31121 0L9.31121 8.62294L0.876343 16.1631C0.0582634 13.7614 0 11.6158 0 10.6905C0 8.58379 0 0 0 0L9.31121 0" koffice:nodeTypes="cccccc"/>
          <draw:path draw:style-name="gr18" draw:id="shape154" draw:name="path118" draw:layer="g4578" svg:width="9.27280329080pt" svg:height="16.16431071012pt" draw:transform="matrix(1.00793700000 0.00000000000 0.00000000000 1.00793700000 75.01629663481pt 43.01396059848pt)" svg:viewBox="0 0 9 16" svg:d="M0 0L0 8.62326L8.39797 16.1643C9.21436 13.7625 9.2728 11.6162 9.2728 10.6909C9.2728 8.58411 9.2728 0 9.2728 0L0 0" koffice:nodeTypes="cccccc"/>
          <draw:path draw:style-name="gr17" draw:id="shape155" draw:name="path120" draw:layer="g4578" svg:width="9.27220434311pt" svg:height="16.16311719605pt" draw:transform="matrix(1.00793700000 0.00000000000 0.00000000000 1.00793700000 75.01598215847pt 43.01458955117pt)" svg:viewBox="0 0 9 16" svg:d="M0 0L0 8.62294L8.3977 16.1631C9.21376 13.7614 9.2722 11.6158 9.2722 10.6905C9.2722 8.58379 9.2722 0 9.2722 0L0 0" koffice:nodeTypes="cccccc"/>
          <draw:path draw:style-name="gr19" draw:id="shape156" draw:name="path122" draw:layer="g4578" svg:width="7.49412167672pt" svg:height="9.76932494745pt" draw:transform="matrix(1.00793700000 0.00000000000 0.00000000000 1.00793700000 65.79607188874pt 43.89515098789pt)" svg:viewBox="0 0 7 10" svg:d="M0.197782 1.61353L5.51242 7.81959C5.76635 8.0297 6.00071 8.63964 6.00071 9.20774C6.00071 9.4182 6.54774 9.71263 6.62606 9.75445C6.86012 9.85951 6.91916 9.37571 6.89958 9.31314C6.84115 9.14452 6.74324 8.99762 6.74324 8.99762C6.80198 8.93436 6.95802 9.18699 7.19268 9.29205C7.38818 9.39711 7.5641 9.10268 7.4662 8.80825C7.38818 8.51382 7.2707 8.42951 7.03634 8.30339C7.03634 8.30339 6.43056 8.11402 6.33296 7.94571C6.15704 7.58839 5.66875 6.9778 5.532 6.81015L1.52652 0.372901C1.17468 -0.00583803 0.60836 -0.131645 0.236941 0.162786C0.00288587 0.352155 -0.134477 1.21469 0.197785 1.61353" koffice:nodeTypes="cccccccccccccc"/>
          <draw:path draw:style-name="gr12" draw:id="shape157" draw:name="path124" draw:layer="g4578" svg:width="7.49371219843pt" svg:height="9.77061987417pt" draw:transform="matrix(1.00793700000 0.00000000000 0.00000000000 1.00793700000 65.79628665790pt 43.89515098790pt)" svg:viewBox="0 0 7 10" svg:d="M0.19757 1.61364L5.51205 7.82011C5.76598 8.03023 6.00064 8.64021 6.00064 9.20836C6.00064 9.41883 6.54736 9.71328 6.62568 9.75575C6.86003 9.86081 6.91877 9.37698 6.89919 9.31376C6.84075 9.14578 6.74285 8.99822 6.74285 8.99822C6.80159 8.93495 6.95793 9.1876 7.19228 9.29267C7.38777 9.39774 7.56369 9.10329 7.46579 8.80884C7.38777 8.51439 7.2703 8.43007 7.03594 8.30394C7.03594 8.30394 6.43018 8.11456 6.33259 7.94624C6.15667 7.58889 5.66809 6.97826 5.53193 6.81061L1.52656 0.372925C1.17473 -0.00583842 0.608137 -0.131654 0.237031 0.162797C0.00267956 0.352178 -0.134378 1.21412 0.197868 1.61429L0.197566 1.61364Z" koffice:nodeTypes="cccccccccccccccc"/>
          <draw:path draw:style-name="gr12" draw:id="shape158" draw:name="path126" draw:layer="g4578" svg:width="5.89782406940pt" svg:height="6.57455272277pt" draw:transform="matrix(1.00793700000 0.00000000000 0.00000000000 1.00793700000 66.24610375013pt 44.43911094502pt)" svg:viewBox="0 0 6 7" svg:d="M0 0L5.89782 6.57455" koffice:nodeTypes="cc"/>
          <draw:path draw:style-name="gr13" draw:id="shape159" draw:name="path128" draw:layer="g4578" svg:width="6.19376236687pt" svg:height="7.01270751204pt" draw:transform="matrix(1.00793700000 0.00000000000 0.00000000000 1.00793700000 66.24641822647pt 46.57574386111pt)" svg:viewBox="0 0 6 7" svg:d="M0 6.406L5.47627 0C5.47627 0 5.74252 0.383163 6.19376 0.646706L0.840824 7.01221C0.840824 7.01221 0.348472 7.05272 0 6.406" koffice:nodeTypes="ccccc"/>
          <draw:path draw:style-name="gr12" draw:id="shape160" draw:name="path130" draw:layer="g4578" svg:width="6.19439434654pt" svg:height="7.01206473870pt" draw:transform="matrix(1.00793700000 0.00000000000 0.00000000000 1.00793700000 66.24610375013pt 46.57637281380pt)" svg:viewBox="0 0 6 7" svg:d="M0 6.40569L5.47687 0C5.47687 0 5.74314 0.383146 6.19439 0.646676L0.841184 7.01157C0.841184 7.01157 0.348807 7.05177 0 6.40569Z" koffice:nodeTypes="ccccc"/>
          <draw:path draw:style-name="gr15" draw:id="shape161" draw:name="path132" draw:layer="g4578" svg:width="3.05743530578pt" svg:height="2.77960945481pt" draw:transform="matrix(1.00793700000 0.00000000000 0.00000000000 1.00793700000 71.12922488294pt 44.60161457990pt)" svg:viewBox="0 0 3 3" svg:d="M0.000606328 1.14679C0.000606328 1.14679 -0.0603449 0.310663 1.03998 0C1.03998 0 2.6295 0.524869 3.05744 1.67108C3.05744 1.67108 2.6295 2.81787 1.85501 2.77862C1.85501 2.77862 0.815636 2.56502 0.000291355 1.14679" koffice:nodeTypes="ccccc"/>
          <draw:path draw:style-name="gr12" draw:id="shape162" draw:name="path134" draw:layer="g4578" svg:width="3.05743530578pt" svg:height="2.77960944027pt" draw:transform="matrix(1.00793700000 0.00000000000 0.00000000000 1.00793700000 71.12922488294pt 44.60224353259pt)" svg:viewBox="0 0 3 3" svg:d="M0.000606328 1.1462C0.000606328 1.1462 -0.0603449 0.310663 1.03998 0C1.03998 0 2.6295 0.524869 3.05744 1.67107C3.05744 1.67107 2.6295 2.81787 1.85532 2.77862C1.85532 2.77862 0.815951 2.56502 0.000606328 1.1462Z" koffice:nodeTypes="ccccc"/>
          <draw:path draw:style-name="gr20" draw:id="shape163" draw:name="path136" draw:layer="g4578" svg:width="2.69464026675pt" svg:height="1.82872069920pt" draw:transform="matrix(1.00793700000 0.00000000000 0.00000000000 1.00793700000 71.45513990582pt 45.70083035462pt)" svg:viewBox="0 0 3 2" svg:d="M0 0C0 0 0.374989 1.01011 1.49996 1.82872C1.49996 1.82872 1.31246 0.518517 2.69464 0.87374" koffice:nodeTypes="ccc"/>
          <draw:path draw:style-name="gr13" draw:id="shape164" draw:name="path138" draw:layer="g4578" svg:width="7.52426859460pt" svg:height="8.10393242325pt" draw:transform="matrix(1.00793700000 0.00000000000 0.00000000000 1.00793700000 77.09175503215pt 44.80551620326pt)" svg:viewBox="0 0 8 8" svg:d="M7.36704 7.89337C7.1786 8.02774 6.80203 8.10393 6.80203 8.10393C6.44613 7.72089 5.96469 7.14559 5.4626 6.64795L0 0.497937L0.565007 0L5.48358 5.26874C5.63006 5.40253 6.67651 6.39869 7.49289 7.37594C7.49289 7.37594 7.6184 7.72089 7.36736 7.89337" koffice:nodeTypes="cccccccc"/>
          <draw:path draw:style-name="gr12" draw:id="shape165" draw:name="path140" draw:layer="g4578" svg:width="7.52361855263pt" svg:height="8.10393242325pt" draw:transform="matrix(1.00793700000 0.00000000000 0.00000000000 1.00793700000 77.09175503215pt 44.80551620326pt)" svg:viewBox="0 0 8 8" svg:d="M7.36672 7.89337C7.17829 8.02774 6.80174 8.10393 6.80174 8.10393C6.44585 7.72089 5.96444 7.14617 5.46237 6.64795L0 0.497937L0.564983 0L5.48302 5.26874C5.6295 5.40253 6.67622 6.39928 7.49224 7.37594C7.49224 7.37594 7.61776 7.72089 7.36672 7.89337Z" koffice:nodeTypes="cccccccc"/>
          <draw:path draw:style-name="gr15" draw:id="shape166" draw:name="path142" draw:layer="g4578" svg:width="3.65522157069pt" svg:height="4.01851826544pt" draw:transform="matrix(1.00793700000 0.00000000000 0.00000000000 1.00793700000 75.56559004583pt 45.15122246726pt)" svg:viewBox="0 0 4 4" svg:d="M3.65427 1.16852L2.71845 0C2.71845 0 2.00526 0.0929322 1.87163 0.490244C1.87163 0.490244 1.35906 1.37817 0 1.47183C0 1.47183 0.378929 3.1306 1.96095 4.01852C1.96095 4.01852 2.5405 2.31328 3.09738 2.00926C3.09738 2.00926 3.6766 1.56511 3.65461 1.16781" koffice:nodeTypes="ccccccc"/>
          <draw:path draw:style-name="gr12" draw:id="shape167" draw:name="path144" draw:layer="g4578" svg:width="3.65457390823pt" svg:height="4.01994890248pt" draw:transform="matrix(1.00793700000 0.00000000000 0.00000000000 1.00793700000 75.56527556948pt 45.15122246726pt)" svg:viewBox="0 0 4 4" svg:d="M3.65429 1.16872L2.71821 0C2.71821 0 2.00543 0.0933099 1.87181 0.491053C1.87181 0.491053 1.35928 1.37912 0 1.4728C0 1.4728 0.378895 3.13187 1.96078 4.01995C1.96078 4.01995 2.54028 2.31369 3.09677 2.00962C3.09677 2.00962 3.67627 1.56539 3.65394 1.16872Z" koffice:nodeTypes="cccccccc"/>
          <draw:path draw:style-name="gr21" draw:id="shape168" draw:name="path146" draw:layer="g4578" svg:width="0.71929023286pt" svg:height="1.05935350400pt" draw:transform="matrix(1.00793700000 0.00000000000 0.00000000000 1.00793700000 77.39667371434pt 45.76200003528pt)" svg:viewBox="0 0 1 1" svg:d="M0 0C0.188467 0.228394 0.71929 1.05935 0.71929 1.05935" koffice:nodeTypes="cc"/>
          <draw:path draw:style-name="gr21" draw:id="shape169" draw:name="path148" draw:layer="g4578" svg:width="0.30252000000pt" svg:height="0.64612000000pt" draw:transform="matrix(1.00793700000 0.00000000000 0.00000000000 1.00793700000 77.37659560930pt 46.20933860287pt)" svg:viewBox="0 0 0 1" svg:d="M0.30252 0C0.262368 0.121384 0.18176 0.46436 0 0.64612" koffice:nodeTypes="cc"/>
          <draw:path draw:style-name="gr21" draw:id="shape170" draw:name="path150" draw:layer="g4578" svg:width="0.30251800000pt" svg:height="0.60596800000pt" draw:transform="matrix(1.00793700000 0.00000000000 0.00000000000 1.00793700000 77.47823597638pt 46.29090086491pt)" svg:viewBox="0 0 0 1" svg:d="M0.302518 0C0.282286 0.080608 0.282286 0.343288 0 0.605968" koffice:nodeTypes="cc"/>
          <draw:path draw:style-name="gr21" draw:id="shape171" draw:name="path152" draw:layer="g4578" svg:width="0.16122000000pt" svg:height="0.34360000000pt" draw:transform="matrix(1.00793700000 0.00000000000 0.00000000000 1.00793700000 77.72261070521pt 46.41324828972pt)" svg:viewBox="0 0 0 0" svg:d="M0.16122 0C0.120756 0.140984 0.100844 0.242136 0 0.3436" koffice:nodeTypes="cc"/>
          <draw:path draw:style-name="gr21" draw:id="shape172" draw:name="path154" draw:layer="g4578" svg:width="0.08029760000pt" svg:height="0.18176000000pt" draw:transform="matrix(1.00793700000 0.00000000000 0.00000000000 1.00793700000 77.86503220331pt 46.53527317469pt)" svg:viewBox="0 0 0 0" svg:d="M0.0802976 0C0.0802976 0.10084 0.0202256 0.121072 0 0.18176" koffice:nodeTypes="cc"/>
          <draw:path draw:style-name="gr21" draw:id="shape173" draw:name="path156" draw:layer="g4578" svg:width="0.97831445796pt" svg:height="0.34272125978pt" draw:transform="matrix(1.00793700000 0.00000000000 0.00000000000 1.00793700000 76.19644491253pt 46.14848339856pt)" svg:viewBox="0 0 1 0" svg:d="M0.978314 0C0.898585 0.0470072 0.319231 0.271665 0 0.342721" koffice:nodeTypes="cc"/>
          <draw:path draw:style-name="gr21" draw:id="shape174" draw:name="path158" draw:layer="g4578" svg:width="0.64611800000pt" svg:height="0.44444000000pt" draw:transform="matrix(1.00793700000 0.00000000000 0.00000000000 1.00793700000 76.37933548436pt 46.37214865061pt)" svg:viewBox="0 0 1 0" svg:d="M0.646118 0C0.56551 0.08092 0.20199 0.36352 0 0.44444" koffice:nodeTypes="cc"/>
          <draw:path draw:style-name="gr21" draw:id="shape175" draw:name="path160" draw:layer="g4578" svg:width="0.48459000000pt" svg:height="0.34328800000pt" draw:transform="matrix(1.00793700000 0.00000000000 0.00000000000 1.00793700000 76.48128790873pt 46.61621454754pt)" svg:viewBox="0 0 0 0" svg:d="M0.48459 0C0.36352 0.081232 0.16153 0.2826 0 0.343288" koffice:nodeTypes="cc"/>
          <draw:path draw:style-name="gr21" draw:id="shape176" draw:name="path162" draw:layer="g4578" svg:width="0.30283000000pt" svg:height="0.24244800000pt" draw:transform="matrix(1.00793700000 0.00000000000 0.00000000000 1.00793700000 76.54214714479pt 46.86058685731pt)" svg:viewBox="0 0 0 0" svg:d="M0.30283 0C0.22222 0.10084 0.100838 0.18176 0 0.242448" koffice:nodeTypes="cc"/>
          <draw:path draw:style-name="gr15" draw:id="shape177" draw:name="path164" draw:layer="g4578" svg:width="7.92688697715pt" svg:height="7.04822711055pt" draw:transform="matrix(1.00793700000 0.00000000000 0.00000000000 1.00793700000 76.64410037552pt 44.82527983195pt)" svg:viewBox="0 0 8 7" svg:d="M0 5.57215L6.35866 0L7.92689 1.47819C7.92689 1.47819 7.60463 1.36484 7.4758 1.4399C7.3685 1.51586 7.60463 1.8001 7.60463 1.8001C7.60463 1.8001 7.30391 1.70545 7.17508 1.7811C7.0247 1.85648 7.17508 2.17899 7.17508 2.17899C7.17508 2.17899 6.91739 2.00839 6.78824 2.08404C6.68093 2.16 6.78824 2.52021 6.78824 2.52021C6.78824 2.52021 6.44444 2.42525 6.35866 2.50061C6.27255 2.57656 6.35866 2.89878 6.35866 2.89878C6.35866 2.89878 6.01489 2.74717 5.843 2.89878C5.67109 3.05011 5.92878 3.25898 5.92878 3.25898C5.92878 3.25898 5.49921 3.10708 5.32732 3.33436C5.15543 3.56193 5.34886 3.77021 5.34886 3.77021C5.34886 3.77021 5.00506 3.61889 4.91929 3.69425C4.83318 3.77021 4.91929 4.13012 4.91929 4.13012C4.91929 4.13012 4.61857 3.9785 4.42515 4.16841C4.23173 4.3767 4.44668 4.54731 4.44668 4.54731C4.44668 4.54731 4.16748 4.39569 4.01712 4.47136C3.86675 4.54731 4.06017 4.90692 4.06017 4.90692C4.06017 4.90692 3.78097 4.73631 3.58755 4.90692C3.39413 5.09681 3.58755 5.28553 3.58755 5.28553C3.58755 5.28553 3.35108 5.09622 3.11526 5.28553C2.90032 5.4944 3.11526 5.70269 3.11526 5.70269C3.11526 5.70269 2.77148 5.55108 2.64264 5.70269C2.49228 5.8546 2.6857 6.0629 2.6857 6.0629C2.6857 6.0629 2.42803 5.93026 2.25613 6.00561C2.08424 6.08156 2.25613 6.42277 2.25613 6.42277C2.25613 6.42277 1.99846 6.17621 1.89082 6.30913C1.76199 6.44147 1.91235 6.76398 1.91235 6.76398C1.91235 6.76398 1.6762 6.51742 1.54704 6.65034C1.39667 6.76398 1.63282 7.04823 1.63282 7.04823C1.63282 7.04823 1.20325 6.87762 1.31056 6.87762C1.3321 6.87762 1.70264e-05 5.56974 1.70264e-05 5.56974" koffice:nodeTypes="ccccccccccccccccccccccccccccccccccc"/>
          <draw:path draw:style-name="gr12" draw:id="shape178" draw:name="path166" draw:layer="g4578" svg:width="7.92622509049pt" svg:height="7.04824400592pt" draw:transform="matrix(1.00793700000 0.00000000000 0.00000000000 1.00793700000 76.64410037552pt 44.82590878464pt)" svg:viewBox="0 0 8 7" svg:d="M0 5.57156L6.3584 0L7.92623 1.4782C7.92623 1.4782 7.60431 1.36426 7.47549 1.4399C7.36819 1.51585 7.60431 1.8001 7.60431 1.8001C7.60431 1.8001 7.30361 1.70545 7.17478 1.7811C7.02441 1.85648 7.17478 2.179 7.17478 2.179C7.17478 2.179 6.9171 2.00839 6.78795 2.08404C6.68065 2.16 6.78795 2.51962 6.78795 2.51962C6.78795 2.51962 6.44417 2.42526 6.3584 2.50062C6.27229 2.57657 6.3584 2.8988 6.3584 2.8988C6.3584 2.8988 6.01464 2.74718 5.84275 2.8988C5.6712 3.05012 5.92853 3.259 5.92853 3.259C5.92853 3.259 5.49898 3.10709 5.32743 3.33437C5.15554 3.56194 5.34862 3.77023 5.34862 3.77023C5.34862 3.77023 5.00518 3.61891 4.91941 3.69428C4.8333 3.77023 4.91941 4.13014 4.91941 4.13014C4.91941 4.13014 4.61869 3.97852 4.42528 4.16844C4.23187 4.37672 4.44682 4.54732 4.44682 4.54732C4.44682 4.54732 4.16763 4.39542 4.01694 4.47079C3.86658 4.54732 4.05999 4.90665 4.05999 4.90665C4.05999 4.90665 3.7808 4.73605 3.58739 4.90665C3.39398 5.09683 3.58739 5.28555 3.58739 5.28555C3.58739 5.28555 3.35093 5.09625 3.11479 5.28555C2.89985 5.49442 3.11479 5.70272 3.11479 5.70272C3.11479 5.70272 2.77135 5.55109 2.64252 5.70272C2.49216 5.85404 2.68526 6.06291 2.68526 6.06291C2.68526 6.06291 2.42792 5.93029 2.25604 6.00561C2.08415 6.08157 2.25604 6.42278 2.25604 6.42278C2.25604 6.42278 1.99838 6.17622 1.89074 6.30915C1.76191 6.44147 1.91227 6.76399 1.91227 6.76399C1.91227 6.76399 1.6758 6.51743 1.54697 6.65036C1.39662 6.76399 1.63275 7.04824 1.63275 7.04824C1.63275 7.04824 1.2032 6.87764 1.31051 6.87764C1.33204 6.87764 1.53231e-05 5.56975 1.53231e-05 5.56975L1.53231e-05 5.57125Z" koffice:nodeTypes="ccccccccccccccccccccccccccccccccccccc"/>
          <draw:path draw:style-name="gr22" draw:id="shape179" draw:name="path168" draw:layer="g4578" svg:width="0.48428000000pt" svg:height="2.05942000000pt" draw:transform="matrix(1.00793700000 0.00000000000 0.00000000000 1.00793700000 81.85282205486pt 45.31403251500pt)" svg:viewBox="0 0 0 2" svg:d="M0.46436 0L0 0.46436L0.10084 2.05942C0.10084 2.05942 0.20168 1.59506 0.342976 1.91782C0.342976 1.91782 0.383456 1.53438 0.48428 1.59506C0.40336 1.55426 0.46404 0 0.46404 0" koffice:nodeTypes="cccccc"/>
          <draw:path draw:style-name="gr22" draw:id="shape180" draw:name="path170" draw:layer="g4578" svg:width="0.36320800000pt" svg:height="1.91782000000pt" draw:transform="matrix(1.00793700000 0.00000000000 0.00000000000 1.00793700000 81.10024790969pt 46.18894602149pt)" svg:viewBox="0 0 0 2" svg:d="M0.342984 0L0 0.322752L0.121072 1.91782C0.121072 1.91782 0.222224 1.31247 0.363208 1.79706C0.363208 1.79706 0.342968 1.39339 0.342968 1.25178C0.342968 1.35262 0.342968 0 0.342968 0" koffice:nodeTypes="cccccc"/>
          <draw:path draw:style-name="gr22" draw:id="shape181" draw:name="path172" draw:layer="g4578" svg:width="0.32306000000pt" svg:height="1.31247000000pt" draw:transform="matrix(1.00793700000 0.00000000000 0.00000000000 1.00793700000 77.47823597638pt 49.79057101786pt)" svg:viewBox="0 0 0 1" svg:d="M0.32306 0.000624L0 0.343288L0.08092 1.31247C0.08092 1.31247 0.18176 0.686896 0.32306 1.17117C0.32306 1.17117 0.282604 0.767816 0.282604 0.6262C0.282604 0.72704 0.32306 0 0.32306 0" koffice:nodeTypes="cccccc"/>
          <draw:path draw:style-name="gr13" draw:id="shape182" draw:name="path174" draw:layer="g4578" svg:width="1.52008808857pt" svg:height="0.43383573075pt" draw:transform="matrix(1.00793700000 0.00000000000 0.00000000000 1.00793700000 75.99147381722pt 50.17803593442pt)" svg:viewBox="0 0 2 0" svg:d="M0.947567 0.332067C0.798298 0.305615 0.649028 0.332067 0.424933 0.398487C0.22578 0.465523 -0.0228709 0.438639 0.00168596 0.305626C0.0266303 0.185907 0.00168596 0.199233 0.275667 0.106367C0.67397 -0.013351 1.1966 -0.026677 1.52009 0.0397425L0.947567 0.332067" koffice:nodeTypes="cccccc"/>
          <draw:path draw:style-name="gr12" draw:id="shape183" draw:name="path176" draw:layer="g4578" svg:width="1.52008808857pt" svg:height="0.43408303748pt" draw:transform="matrix(1.00793700000 0.00000000000 0.00000000000 1.00793700000 75.99147381722pt 50.17803593442pt)" svg:viewBox="0 0 2 0" svg:d="M0.947567 0.332573C0.798298 0.305692 0.649028 0.332573 0.424933 0.399011C0.22578 0.465655 -0.0228709 0.438806 0.00168596 0.305713C0.0266303 0.18596 0.00168596 0.199696 0.275667 0.106398C0.67397 -0.0133548 1.1966 -0.0266846 1.52009 0.0397538L0.947567 0.332573" koffice:nodeTypes="cccccc"/>
          <draw:path draw:style-name="gr13" draw:id="shape184" draw:name="path178" draw:layer="g4578" svg:width="0.39673952319pt" svg:height="1.31980733254pt" draw:transform="matrix(1.00793700000 0.00000000000 0.00000000000 1.00793700000 82.08081406424pt 44.09491721981pt)" svg:viewBox="0 0 0 1" svg:d="M0.302724 0.925067C0.277227 0.763091 0.251755 0.600408 0.340768 0.391597C0.429767 0.206737 0.429767 -0.11828 0.213539 0.0440545C-0.00268869 0.206737 -0.0789488 0.647244 0.0990532 1.31981L0.302537 0.925067" koffice:nodeTypes="ccccc"/>
          <draw:path draw:style-name="gr12" draw:id="shape185" draw:name="path180" draw:layer="g4578" svg:width="0.39647551258pt" svg:height="1.31979089946pt" draw:transform="matrix(1.00793700000 0.00000000000 0.00000000000 1.00793700000 82.08071128340pt 44.09492157307pt)" svg:viewBox="0 0 0 1" svg:d="M0.302491 0.925059C0.277002 0.763084 0.251735 0.601109 0.340523 0.392299C0.429492 0.206732 0.429492 -0.118284 0.213336 0.0440494C-0.00282016 0.206732 -0.078858 0.647237 0.0990848 1.31979L0.302305 0.925059L0.302501 0.925059Z" koffice:nodeTypes="ccccccc"/>
          <draw:path draw:style-name="gr13" draw:id="shape186" draw:name="path184" draw:layer="g4578" svg:width="2.85681426299pt" svg:height="1.62963464937pt" draw:transform="matrix(1.00793700000 0.00000000000 0.00000000000 1.00793700000 96.27196447933pt 37.35600877969pt)" svg:viewBox="0 0 3 2" svg:d="M2.59031 1.45865C2.71081 1.49491 3.04857 1.09399 2.71081 0.911663C2.71081 0.911663 2.59031 0.56554 2.2042 0.547277C2.2042 0.547277 1.89062 0.201157 1.43198 0.255945C1.43198 0.255945 0.925352 -0.0171306 0.7323 0.000850566C0.515067 0.0376796 0.0326148 0.402034 0.00843438 0.529296C-0.0157557 0.638585 0.00843438 0.857436 0.128954 0.966726C0.273655 1.05831 0.370367 0.948456 0.394175 0.784391C0.394175 0.784391 0.297835 1.05775 0.587226 1.18558C0.876618 1.31285 0.85281 1.20356 0.876618 1.05775C0.876618 1.05775 0.949188 1.34965 1.14221 1.40387C1.33527 1.45868 1.45579 1.33083 1.60086 1.33083C1.60086 1.33083 1.35945 1.47692 1.52867 1.56794C1.69755 1.67723 1.8906 1.62217 2.01112 1.54996C2.15582 1.47692 2.08331 1.2398 2.59028 1.45865" koffice:nodeTypes="ccccccccccccccc"/>
          <draw:path draw:style-name="gr12" draw:id="shape187" draw:name="path186" draw:layer="g4578" svg:width="2.85607092191pt" svg:height="1.62965728127pt" draw:transform="matrix(1.00793700000 0.00000000000 0.00000000000 1.00793700000 96.27227895567pt 37.35657863149pt)" svg:viewBox="0 0 3 2" svg:d="M2.5896 1.45815C2.71009 1.49498 3.0478 1.09405 2.71009 0.911723C2.71009 0.911723 2.5896 0.565597 2.20353 0.547334C2.20353 0.547334 1.89001 0.201211 1.43141 0.255437C1.43141 0.255437 0.924858 -0.0176411 0.732195 0.000903501C0.514991 0.0371551 0.0326106 0.401527 0.00843328 0.529353C-0.0157536 0.638361 0.00843328 0.857495 0.128937 0.966498C0.273619 1.05781 0.370319 0.947939 0.394123 0.783887C0.394123 0.783887 0.29816 1.05781 0.58715 1.18507C0.876503 1.31234 0.852699 1.20305 0.876503 1.05781C0.876503 1.05781 0.949064 1.34914 1.14206 1.40394C1.33509 1.45817 1.4556 1.33089 1.60065 1.33089C1.60065 1.33089 1.35927 1.47698 1.52847 1.56801C1.69732 1.67728 1.89035 1.62224 2.01086 1.54945C2.15554 1.47696 2.08304 1.23985 2.58957 1.45813Z" koffice:nodeTypes="cccccccccccccccc"/>
          <draw:path draw:style-name="gr12" draw:id="shape188" draw:name="path188" draw:layer="g4578" svg:width="0.65180433434pt" svg:height="0.32876713770pt" draw:transform="matrix(1.00793700000 0.00000000000 0.00000000000 1.00793700000 96.62540475874pt 37.65393872409pt)" svg:viewBox="0 0 1 0" svg:d="M0 0.328767C0.0811607 0.131932 0.358319 -0.0299269 0.651804 0.00469163" koffice:nodeTypes="cc"/>
          <draw:path draw:style-name="gr12" draw:id="shape189" draw:name="path190" draw:layer="g4578" svg:width="1.05935350400pt" svg:height="0.36757543840pt" draw:transform="matrix(1.00793700000 0.00000000000 0.00000000000 1.00793700000 97.01188812202pt 37.92664452761pt)" svg:viewBox="0 0 1 0" svg:d="M0 0.367575C0.0413346 0.318137 0.0621666 0.269455 0.124613 0.220395C0.311368 0.0369831 0.726847 0.0369831 1.05935 0" koffice:nodeTypes="ccc"/>
          <draw:path draw:style-name="gr12" draw:id="shape190" draw:name="path192" draw:layer="g4578" svg:width="0.92872000000pt" svg:height="0.43414204575pt" draw:transform="matrix(1.00793700000 0.00000000000 0.00000000000 1.00793700000 97.54078895165pt 38.38436283841pt)" svg:viewBox="0 0 1 0" svg:d="M0 0.434142C0.121072 0.353222 0.161536 0.21223 0.2826 0.152166C0.484592 0.0507019 0.706504 -0.0295941 0.92872 0.0105499" koffice:nodeTypes="ccc"/>
          <draw:path draw:style-name="gr13" draw:id="shape191" draw:name="path194" draw:layer="g4578" svg:width="0.36681919034pt" svg:height="1.16475603031pt" draw:transform="matrix(1.00793700000 0.00000000000 0.00000000000 1.00793700000 81.18150375888pt 25.17755859982pt)" svg:viewBox="0 0 0 1" svg:d="M0 0.184616C0 0.184616 0.0733231 -0.120713 0.207914 0.0539503C0.330252 0.22795 0.366819 0.99009 0.366819 0.99009L0.171154 1.16476C0.171154 1.16476 0.281238 0.881933 0 0.184616" koffice:nodeTypes="ccccc"/>
          <draw:path draw:style-name="gr12" draw:id="shape192" draw:name="path196" draw:layer="g4578" svg:width="0.36681919034pt" svg:height="1.16475603031pt" draw:transform="matrix(1.00793700000 0.00000000000 0.00000000000 1.00793700000 81.18118928254pt 25.17755859982pt)" svg:viewBox="0 0 0 1" svg:d="M0 0.184616C0 0.184616 0.0733231 -0.120713 0.207914 0.0539503C0.330252 0.22795 0.366819 0.990764 0.366819 0.990764L0.171158 1.16476C0.171158 1.16476 0.281242 0.881933 0 0.184616Z" koffice:nodeTypes="ccccc"/>
          <draw:path draw:style-name="gr13" draw:id="shape193" draw:name="path198" draw:layer="g4578" svg:width="0.36662202525pt" svg:height="0.80796000000pt" draw:transform="matrix(1.00793700000 0.00000000000 0.00000000000 1.00793700000 79.26885540927pt 30.92541736366pt)" svg:viewBox="0 0 0 1" svg:d="M0.060376 0.80796C0.060376 0.80796 0.221906 0.586056 0 0.10084L0.32306 0C0.32306 0 0.44413 0.38344 0.282596 0.80796L0.060376 0.80796" koffice:nodeTypes="ccccc"/>
          <draw:path draw:style-name="gr12" draw:id="shape194" draw:name="path200" draw:layer="g4578" svg:width="0.36662202525pt" svg:height="0.80796000000pt" draw:transform="matrix(1.00793700000 0.00000000000 0.00000000000 1.00793700000 79.26885540927pt 30.92604631634pt)" svg:viewBox="0 0 0 1" svg:d="M0.060376 0.80796C0.060376 0.80796 0.221906 0.586048 0 0.10084L0.32306 0C0.32306 0 0.44413 0.38344 0.282596 0.80796L0.060376 0.80796" koffice:nodeTypes="ccccc"/>
          <draw:path draw:style-name="gr23" draw:id="shape195" draw:name="path202" draw:layer="g4578" svg:width="0.46436000000pt" svg:height="0.18176000000pt" draw:transform="matrix(1.00793700000 0.00000000000 0.00000000000 1.00793700000 81.30352864385pt 24.90201004214pt)" svg:viewBox="0 0 0 0" svg:d="M0.46436 0.18176C0.46436 0.18176 0.222224 0.16152 0 0L0.46436 0.18176" koffice:nodeTypes="ccc"/>
          <draw:path draw:style-name="gr10" draw:id="shape196" draw:name="path204" draw:layer="g4578" svg:width="0.46436000000pt" svg:height="0.18176000000pt" draw:transform="matrix(1.00793700000 0.00000000000 0.00000000000 1.00793700000 81.30384312019pt 24.90201004214pt)" svg:viewBox="0 0 0 0" svg:d="M0.46436 0.18176C0.46436 0.18176 0.222224 0.16152 0 0" koffice:nodeTypes="cc"/>
          <draw:path draw:style-name="gr13" draw:id="shape197" draw:name="path206" draw:layer="g4578" svg:width="1.72174024680pt" svg:height="0.41787433062pt" draw:transform="matrix(1.00793700000 0.00000000000 0.00000000000 1.00793700000 84.19273570512pt 30.62018984957pt)" svg:viewBox="0 0 2 0" svg:d="M1.00666 0L0 0.300379L0.503132 0.417874L1.72174 0.0653879L1.00625 0" koffice:nodeTypes="ccccc"/>
          <draw:path draw:style-name="gr12" draw:id="shape198" draw:name="path208" draw:layer="g4578" svg:width="1.72174024680pt" svg:height="0.41786398778pt" draw:transform="matrix(1.00793700000 0.00000000000 0.00000000000 1.00793700000 84.19305018146pt 30.62081880226pt)" svg:viewBox="0 0 2 0" svg:d="M1.00666 2.93959e-14L0 0.30037L0.50353 0.417864L1.72174 0.0653819L1.00666 0" koffice:nodeTypes="ccccc"/>
          <draw:path draw:style-name="gr13" draw:id="shape199" draw:name="path210" draw:layer="g4578" svg:width="13.73886915657pt" svg:height="17.20322374800pt" draw:transform="matrix(1.00793700000 0.00000000000 0.00000000000 1.00793700000 66.69344151137pt 25.77693161213pt)" svg:viewBox="0 0 14 17" svg:d="M7.77977 7.86006C7.57966 8.02287 7.55963 8.30716 7.43969 8.46996C7.3398 8.63182 7.0398 8.85505 7.01976 9.09895C6.97967 9.34253 6.95994 9.50502 7.05983 9.83032C7.17977 10.155 7.67986 11.5971 7.47976 12.6941C7.25993 13.7906 7.33979 14.2577 7.41996 14.4205C7.49981 14.583 7.73999 15.0294 7.87997 15.0294C8.2 14.989 8.06002 14.8876 8.17996 14.6844C8.47994 14.1563 8.17996 10.0739 8.03998 8.93646C7.94009 8.06325 7.5402 7.27146 7.50012 7.19006C7.46004 7.08798 7.38018 6.82437 7.32006 6.66157C7.02007 5.93019 6.66026 5.3012 6.66026 3.77708C6.66026 3.77708 5.68043 4.00094 4.84026 2.07169C4.40061 1.09643 3.76055 1.19787 3.00054 0.873197L3.34031 0.649963C3.34031 0.649963 3.98038 0.974638 4.3004 0.974638C4.62043 0.974638 4.52055 0.324668 4.52055 0.324668L4.84057 0C4.84057 0 4.84057 0.771756 4.84057 1.42172C4.84057 2.07169 5.72051 2.96525 6.24033 3.22918C6.56006 3.39199 6.9803 2.72167 6.8804 2.07169C6.78051 1.42172 6.8804 0.54853 6.8804 0.54853L7.32006 0.812148C7.32006 0.812148 7.16005 1.09643 7.20013 1.25892C7.25994 1.4211 7.48008 1.09643 7.6401 0.933619C7.6401 0.933619 7.68017 0.974663 7.84019 0.974663C7.84019 0.974663 7.52016 1.52256 7.36014 1.80748C7.20013 2.07109 7.20013 3.10711 7.20013 3.49282C7.20013 3.87886 7.3401 4.77273 7.3401 5.05701C7.3401 5.26021 7.71995 6.09302 8.01994 6.60053C8.11983 6.80341 8.3597 7.3319 8.3597 7.3319C8.59957 7.71762 8.61961 7.98187 8.75959 8.30655C8.83944 8.46936 8.97942 8.93649 9.07962 9.74863C9.1194 9.95151 9.15917 10.7232 9.21929 11.2314C9.27911 11.7189 9.6793 11.3328 10.159 10.9881C10.6391 10.6224 10.6391 9.74926 10.6391 9.74926C10.6391 9.74926 11.0189 9.42395 10.9592 9.6068C10.919 9.8103 11.1593 10.0126 11.1593 10.0126C10.8592 10.7035 11.0393 10.6224 11.3393 10.6015C11.6392 10.5611 12.6792 9.7693 12.6792 9.7693C12.8192 9.72826 13.4392 9.72826 13.3391 9.7693C13.2191 9.82974 13.0591 10.1349 13.0591 10.1349L13.7389 10.0536C13.499 10.2364 12.599 10.7649 12.3989 10.8864C12.1791 11.0285 11.0991 11.5567 10.6391 11.7396C10.179 11.9425 9.27911 12.3895 9.23933 12.8567C9.21929 13.3241 9.29915 14.583 9.23933 14.9891C9.19925 15.3952 9.03923 17.2032 9.03923 17.2032L6.89952 17.2032C6.89952 17.2032 7.31944 15.619 6.87948 15.1926C6.45986 14.7459 5.47972 13.4456 4.83965 12.9991C4.19958 12.5724 5.25958 12.8976 5.25958 12.8976L5.25958 12.4509L6.23941 13.6494C6.23941 13.6494 7.93916 12.1259 6.23941 10.0542C5.69955 9.40423 5.15968 8.40861 4.73945 8.3078C4.29948 8.18539 4.07965 8.08394 3.33938 8.3078C2.57968 8.53103 0.759693 8.53103 0 7.31218L0.640067 7.21074L1.17993 6.98751C1.17993 6.98751 0.95979 7.75927 2.47948 7.75927C3.97945 7.75927 4.19928 7.75927 4.07934 6.33754L4.51931 6.11431L4.83934 6.43898C4.83934 6.43898 4.61951 7.21074 4.73945 7.53604C4.83934 7.86071 5.37952 8.08457 5.79944 8.40924C5.9795 8.55107 6.11948 8.57205 6.23941 8.57205C6.41947 8.55104 6.45923 8.55104 6.69942 8.3078C7.05954 7.90173 6.97936 7.92208 7.33948 7.59678C7.33948 7.59678 7.51954 7.31218 7.559 7.2721L7.77914 7.86071" koffice:nodeTypes="ccccccccccccccccccccccccccccccccccccccccccccccccccccccccccccccccccccccc"/>
          <draw:path draw:style-name="gr12" draw:id="shape200" draw:name="path212" draw:layer="g4578" svg:width="13.73957845680pt" svg:height="17.20445506433pt" draw:transform="matrix(1.00793700000 0.00000000000 0.00000000000 1.00793700000 66.69468732150pt 25.77693161213pt)" svg:viewBox="0 0 14 17" svg:d="M7.77871 7.86097C7.57861 8.02378 7.55857 8.30807 7.43863 8.47027C7.33904 8.63276 7.03874 8.85601 7.019 9.0999C6.97893 9.3435 6.9592 9.50599 7.05908 9.8313C7.17871 10.1559 7.67882 11.5981 7.47871 12.6952C7.25857 13.7917 7.33904 14.2588 7.41921 14.4217C7.49875 14.5841 7.73893 15.0306 7.87891 15.0306C8.19895 14.9903 8.05897 14.8888 8.17891 14.6856C8.47891 14.1574 8.17891 10.0749 8.03893 8.93742C7.93934 8.06417 7.53883 7.27173 7.49937 7.19094C7.45928 7.08888 7.37942 6.82525 7.31931 6.66242C7.01931 5.93102 6.65919 5.30202 6.65919 3.77785C6.65919 3.77785 5.67902 4.00171 4.83945 2.07177C4.39947 1.09709 3.75939 1.19853 2.99968 0.873857L3.33946 0.649987C3.33946 0.649987 3.97954 0.975302 4.29958 0.975302C4.61962 0.975302 4.51972 0.325307 4.51972 0.325307L4.83976 0C4.83976 0 4.83976 0.772412 4.83976 1.42241C4.83976 2.0724 5.71941 2.96598 6.23955 3.22992C6.5596 3.39211 6.97953 2.72176 6.87964 2.0724C6.77974 1.42241 6.87964 0.54917 6.87964 0.54917L7.31962 0.812797C7.31962 0.812797 7.1596 1.09709 7.19968 1.25959C7.25919 1.42241 7.47932 1.09709 7.63935 0.934281C7.63935 0.934281 7.67943 0.975326 7.83944 0.975326C7.83944 0.975326 7.5194 1.52325 7.3597 1.80816C7.19968 2.07242 7.19968 3.10847 7.19968 3.49421C7.19968 3.88026 7.33966 4.77352 7.33966 5.05782C7.33966 5.26165 7.7192 6.09387 8.01982 6.60202C8.1194 6.80491 8.35928 7.3328 8.35928 7.3328C8.59915 7.71854 8.6192 7.9828 8.75948 8.3081C8.83934 8.47029 8.97962 8.93744 9.07952 9.75024C9.1196 9.95312 9.15938 10.7249 9.2195 11.2325C9.27932 11.72 9.67952 11.3346 10.1593 10.9892C10.6393 10.6234 10.6393 9.75024 10.6393 9.75024C10.6393 9.75024 11.0195 9.42524 10.9594 9.60809C10.9193 9.81129 11.1595 10.0142 11.1595 10.0142C10.8595 10.7046 11.0396 10.6234 11.3395 10.6031C11.6395 10.5621 12.6792 9.77027 12.6792 9.77027C12.8192 9.72923 13.4392 9.72923 13.3394 9.77027C13.2194 9.83135 13.0594 10.136 13.0594 10.136L13.7396 10.0546C13.4996 10.2374 12.5993 10.7653 12.3995 10.8874C12.1794 11.0298 11.1 11.5584 10.6399 11.7406C10.18 11.9435 9.27993 12.3906 9.23985 12.8577C9.21981 13.3252 9.29967 14.5841 9.23985 14.9903C9.19977 15.3964 9.03975 17.2045 9.03975 17.2045L6.89998 17.2045C6.89998 17.2045 7.31992 15.6202 6.87994 15.1938C6.46001 14.747 5.47984 13.4467 4.84007 12.9996C4.19999 12.5734 5.2597 12.8988 5.2597 12.8988L5.2597 12.4516L6.23955 13.6505C6.23955 13.6505 7.93965 12.127 6.23955 10.0552C5.69968 9.4052 5.15949 8.41017 4.73986 8.3081C4.29988 8.18631 4.07974 8.08486 3.33976 8.3081C2.57974 8.53135 0.76002 8.53135 0 7.31245L0.640081 7.211L1.17965 6.98776C1.17965 6.98776 0.959812 7.75955 2.47954 7.75955C3.97954 7.75955 4.19937 7.75955 4.07943 6.33777L4.51941 6.11453L4.83945 6.43985C4.83945 6.43985 4.61931 7.21163 4.73956 7.53631C4.83945 7.861 5.37964 8.08486 5.79958 8.40955C5.97964 8.55201 6.11962 8.57236 6.23955 8.57236C6.4193 8.552 6.45938 8.552 6.69926 8.3081C7.05938 7.90201 6.97922 7.92236 7.33934 7.59768C7.33934 7.59768 7.5194 7.31307 7.55948 7.27237L7.77963 7.86162L7.77867 7.861Z" koffice:nodeTypes="ccccccccccccccccccccccccccccccccccccccccccccccccccccccccccccccccccccccccc"/>
          <draw:path draw:style-name="gr13" draw:id="shape201" draw:name="path214" draw:layer="g4578" svg:width="2.15680729992pt" svg:height="3.75661924000pt" draw:transform="matrix(1.00793700000 0.00000000000 0.00000000000 1.00793700000 74.93441989643pt 29.11441260653pt)" svg:viewBox="0 0 2 4" svg:d="M0.000263189 3.32651C0.0686122 3.2487 0.205574 2.95462 0.325382 2.70036C0.530691 2.30917 0.770573 2.07421 1.04423 1.58499C1.301 1.13498 1.4034 0.469316 1.301 0L1.54062 0.156537L1.55751 0.900023C1.55751 0.900023 1.88262 0.587244 2.01985 0.508824L2.15681 0.586639C2.15681 0.586639 1.12974 1.80005 0.171268 3.75662L0 3.32591" koffice:nodeTypes="cccccccccc"/>
          <draw:path draw:style-name="gr12" draw:id="shape202" draw:name="path216" draw:layer="g4578" svg:width="2.15680729992pt" svg:height="3.75661924000pt" draw:transform="matrix(1.00793700000 0.00000000000 0.00000000000 1.00793700000 74.93442150912pt 29.11504155922pt)" svg:viewBox="0 0 2 4" svg:d="M0.000261832 3.32591C0.0686108 3.24809 0.205572 2.95402 0.325381 2.69976C0.53069 2.30857 0.770571 2.07361 1.04423 1.58438C1.301 1.13437 1.40365 0.469316 1.301 0L1.54061 0.156537L1.55777 0.900023C1.55777 0.900023 1.88316 0.586639 2.02011 0.508824L2.15681 0.586639C2.15681 0.586639 1.13 1.80004 0.171268 3.75662L0 3.32651L0.000263189 3.32591Z" koffice:nodeTypes="cccccccccccc"/>
          <draw:path draw:style-name="gr13" draw:id="shape203" draw:name="path218" draw:layer="g4578" svg:width="1.27850284268pt" svg:height="1.82874504072pt" draw:transform="matrix(1.00793700000 0.00000000000 0.00000000000 1.00793700000 64.23181664614pt 28.23949103654pt)" svg:viewBox="0 0 1 2" svg:d="M0 0.136367C0.182643 0.518531 0.365287 1.25592 0.913216 1.82875L1.2785 1.69238C1.2785 1.69238 0.433909 0.518531 0.433909 0L0 0.136367" koffice:nodeTypes="ccccc"/>
          <draw:path draw:style-name="gr12" draw:id="shape204" draw:name="path220" draw:layer="g4578" svg:width="1.27850284268pt" svg:height="1.82874504072pt" draw:transform="matrix(1.00793700000 0.00000000000 0.00000000000 1.00793700000 64.23181664614pt 28.24011998923pt)" svg:viewBox="0 0 1 2" svg:d="M0 0.136367C0.182643 0.517687 0.365287 1.25592 0.913216 1.82875L1.2785 1.69238C1.2785 1.69238 0.433909 0.518531 0.433909 0L0 0.136367" koffice:nodeTypes="ccccc"/>
          <draw:path draw:style-name="gr13" draw:id="shape205" draw:name="path222" draw:layer="g4578" svg:width="0.49500316986pt" svg:height="1.41330000000pt" draw:transform="matrix(1.00793700000 0.00000000000 0.00000000000 1.00793700000 65.98165091626pt 27.85270126042pt)" svg:viewBox="0 0 0 1" svg:d="M0.16153 0C0.16153 0 0.26237 1.02986 0 1.4133L0.32306 1.25178C0.32306 1.25178 0.54497 0.544656 0.48459 0.16184L0.16153 4.54747e-14" koffice:nodeTypes="ccccc"/>
          <draw:path draw:style-name="gr12" draw:id="shape206" draw:name="path224" draw:layer="g4578" svg:width="0.49477756710pt" svg:height="1.41330000000pt" draw:transform="matrix(1.00793700000 0.00000000000 0.00000000000 1.00793700000 65.98196539260pt 27.85270126042pt)" svg:viewBox="0 0 0 1" svg:d="M0.161218 0C0.161218 0 0.262058 1.02986 0 1.4133L0.322748 1.2524C0.322748 1.2524 0.544968 0.545904 0.484278 0.16184L0.161218 0.000624Z" koffice:nodeTypes="cccccc"/>
          <draw:path draw:style-name="gr13" draw:id="shape207" draw:name="path226" draw:layer="g4578" svg:width="2.75319686714pt" svg:height="2.74109805264pt" draw:transform="matrix(1.00793700000 0.00000000000 0.00000000000 1.00793700000 76.86224771205pt 24.57669635952pt)" svg:viewBox="0 0 3 3" svg:d="M0.00642968 0C0.00642968 0 -0.064784 1.70157 0.266791 2.7411L0.716673 2.59972C0.716673 2.59972 0.645835 2.2922 1.02451 2.15047C1.40318 2.03241 2.30331 1.65457 2.7532 1.276L2.61151 0.898155C2.61151 0.898155 1.92465 1.44178 1.59308 1.58315C1.28524 1.70157 1.09572 1.84295 0.834987 1.7719C0.57426 1.70156 0.266425 1.276 0.455946 0.306799L0.00606362 0" koffice:nodeTypes="cccccccccc"/>
          <draw:path draw:style-name="gr12" draw:id="shape208" draw:name="path228" draw:layer="g4578" svg:width="2.75317520619pt" svg:height="2.74255460248pt" draw:transform="matrix(1.00793700000 0.00000000000 0.00000000000 1.00793700000 76.86225624231pt 24.57669635952pt)" svg:viewBox="0 0 3 3" svg:d="M0.00641974 5.32516e-14C0.00641974 5.32516e-14 -0.0647938 1.70202 0.267147 2.74255L0.71666 2.60114C0.71666 2.60114 0.645822 2.29281 1.0245 2.15104C1.40354 2.03295 2.30366 1.65501 2.75318 1.27634L2.61149 0.898394C2.61149 0.898394 1.92463 1.44216 1.59306 1.58358C1.28522 1.70202 1.0957 1.84344 0.834974 1.77309C0.574247 1.70199 0.266781 1.27634 0.455934 0.306881L0.00641974 0" koffice:nodeTypes="cccccccccc"/>
          <draw:path draw:style-name="gr13" draw:id="shape209" draw:name="path230" draw:layer="g4578" svg:width="0.25386092978pt" svg:height="1.20792113640pt" draw:transform="matrix(1.00793700000 0.00000000000 0.00000000000 1.00793700000 81.12129539243pt 31.41448452305pt)" svg:viewBox="0 0 0 1" svg:d="M0.0300969 0C0.0300969 0 -0.020711 0.800113 0.00970117 1.14503L0.182665 1.20792C0.182665 1.20792 0.142051 0.251305 0.253861 0.172452L0.0300888 3.53406e-14" koffice:nodeTypes="ccccc"/>
          <draw:path draw:style-name="gr12" draw:id="shape210" draw:name="path232" draw:layer="g4578" svg:width="0.25359369868pt" svg:height="1.20888810320pt" draw:transform="matrix(1.00793700000 0.00000000000 0.00000000000 1.00793700000 81.12125660355pt 31.41448452305pt)" svg:viewBox="0 0 0 1" svg:d="M0.0299433 0C0.0299433 0 -0.0206807 0.800434 0.00971947 1.14597L0.182436 1.20889C0.182436 1.20889 0.142 0.251406 0.253594 0.172764L0.0299392 0" koffice:nodeTypes="ccccc"/>
          <draw:path draw:style-name="gr13" draw:id="shape211" draw:name="path234" draw:layer="g4578" svg:width="1.46727433872pt" svg:height="0.52768020506pt" draw:transform="matrix(1.00793700000 0.00000000000 0.00000000000 1.00793700000 81.89360721763pt 32.18744318611pt)" svg:viewBox="0 0 1 1" svg:d="M1.00244 0C1.00244 0 0.537978 0.484049 0 0.52768L0.855787 0.425267C0.855787 0.425267 1.10046 0.352015 1.46727 0.117563L1.00244 3.30335e-14" koffice:nodeTypes="ccccc"/>
          <draw:path draw:style-name="gr12" draw:id="shape212" draw:name="path236" draw:layer="g4578" svg:width="1.46727433872pt" svg:height="0.52858716160pt" draw:transform="matrix(1.00793700000 0.00000000000 0.00000000000 1.00793700000 81.89360721763pt 32.18744318611pt)" svg:viewBox="0 0 1 1" svg:d="M1.00244 0C1.00244 0 0.537978 0.484465 0 0.528587L0.855787 0.425632C0.855787 0.425632 1.10046 0.352318 1.46727 0.117664L1.00244 0" koffice:nodeTypes="ccccc"/>
          <draw:path draw:style-name="gr24" draw:id="shape213" draw:name="path240" draw:layer="g4578" svg:width="13.65573878091pt" svg:height="6.74102549224pt" draw:transform="matrix(1.00793700000 0.00000000000 0.00000000000 1.00793700000 74.67093629478pt 25.00429548890pt)" svg:viewBox="0 0 14 7" svg:d="M1.79386 4.3229L2.05298 4.49344L2.33177 4.53669C2.33177 4.53669 2.63085 4.83623 2.9699 5.11401C3.22902 5.34987 3.22902 5.07144 3.22902 5.07144L3.38825 5.7563L3.60772 5.7563C3.60772 5.7563 3.54809 6.20561 3.54809 6.44115L3.92678 6.0984L4.36542 6.50514C4.36542 6.50514 4.68448 6.20561 4.84401 6.20561C5.00324 6.20561 5.06318 6.03472 5.06318 6.03472L5.08315 6.03472C4.02669 5.49931 3.56807 4.94311 3.88714 4.36514C4.40569 3.40218 5.26267 4.02238 5.54177 4.15137L9.40988 6.37683C9.40988 6.37683 9.669 6.20561 9.48949 6.03406C9.28999 5.86351 9.21038 5.43498 9.27001 5.2641C9.32966 5.09288 9.76859 5.79885 9.98779 5.86284C10.2072 5.9272 10.7052 6.01295 10.7052 6.01295L10.6852 5.79885C10.6852 5.79885 11.3234 6.26927 11.3234 6.50514C11.3234 6.50514 11.7819 6.2485 11.6224 6.0984C11.4629 5.94895 12.3202 6.4626 12.3801 6.74103L12.5593 6.52626C12.5393 6.52626 12.6192 5.8414 12.8384 5.52042C13.0379 5.19977 13.257 5.114 13.257 5.114C13.257 5.114 13.4565 4.74979 13.6557 4.74979C13.6557 4.74979 13.4562 4.60035 13.3766 4.42914C13.2771 4.25759 13.0376 4.17215 13.0376 4.17215C13.0376 4.17215 13.3366 3.93694 13.4166 3.82972C13.4962 3.70172 13.5761 3.67962 13.5761 3.67962C13.5761 3.67962 13.1175 3.27319 12.7985 3.20952C12.7985 3.20952 12.7784 2.65266 12.3798 2.61011L12.5593 2.61011C12.5593 2.61011 12.2602 2.01102 11.9811 1.98958C11.9811 1.98958 12.1607 1.77581 12.3202 1.75436C12.3202 1.75436 11.9811 1.28362 11.5229 1.45483L11.8219 1.32683C11.8219 1.32683 11.6025 1.07017 10.9249 1.19849C10.9249 1.19849 10.9843 0.898952 10.6858 0.663082C10.6858 0.663082 10.4267 0.684196 10.4267 0.898299C10.4267 0.898299 10.1876 0.663082 9.88843 0.663082C9.58938 0.663082 9.98808 1.00584 9.98808 1.00584C9.98808 1.00584 9.58938 0.727409 9.34993 0.81318C9.34993 0.81318 9.44951 0.32098 9.19039 0.0636651C9.19039 0.0636651 8.89162 0.235208 8.8117 0.44898L8.73209 0.235208C8.73209 0.235208 8.3331 0.748854 8.25349 0.599086C8.19384 0.513637 8.13392 0.150098 8.13392 0.150098L7.89508 0.535413L7.93474 0C7.93474 0 7.65595 0.171543 7.43648 0.727409C7.43648 0.727409 7.15738 1.00584 7.15738 1.26217C7.15738 1.26217 6.9379 0.984401 6.73872 1.26217C6.5592 1.56172 6.73872 1.49803 6.73872 1.49803C6.73872 1.49803 6.6588 1.60426 6.45962 1.64749L6.4996 1.81836C6.4996 1.81836 6.24078 1.66892 6.04129 1.73326L6.14058 1.98958C6.14058 1.98958 5.62264 2.03282 5.60266 1.58381C5.60266 1.58381 5.16402 1.34794 5.10408 1.60492C5.10408 1.60492 4.74506 1.60492 4.78502 1.81903C4.78502 1.81903 4.68543 1.60492 4.50592 1.56237C4.30642 1.49801 4.46597 1.84014 4.46597 1.84014C4.46597 1.84014 4.40633 1.58381 4.16688 1.45483C3.92804 1.3486 4.12722 1.69069 4.12722 1.69069C4.12722 1.69069 3.80817 1.41226 3.96769 1.19849C3.96769 1.19849 3.66861 1.49803 3.80817 1.77646L3.60867 1.92592C3.60867 1.92592 3.50908 1.81903 3.52875 1.73326C3.54874 1.64749 3.1897 1.98958 3.1897 1.98958C3.1897 1.98958 2.97055 1.43372 3.1897 1.43372C3.20969 1.43372 2.81132 1.41226 2.75138 1.9048C2.69175 2.37489 2.75138 1.9048 2.75138 1.9048C2.75138 1.9048 2.49226 1.92592 2.25281 2.01102C1.99369 2.09679 2.43232 2.28945 2.43232 2.28945C2.43232 2.28945 2.05362 2.20368 1.83415 2.33236L1.97371 2.52501C1.97371 2.52501 1.83415 2.37491 1.49511 2.50322C1.13609 2.61011 1.57472 2.67444 1.57472 2.67444C1.57472 2.67444 1.2157 2.58899 1.0365 2.67444C0.856985 2.76021 1.09613 2.90965 1.09613 2.90965C1.09613 2.90965 0.438019 2.69588 0.338429 2.76021C0.239142 2.82423 0.557899 3.16696 0.557899 3.16696C0.557899 3.16696 0.159223 3.27385 0.0796131 3.59484L0.438327 3.74428C0.438327 3.74428 0.279104 3.82972 0.199183 4.00127C0.119878 4.17248 0.438327 4.08638 0.438327 4.08638C0.438327 4.08638 0 4.42914 0 4.68546C0 4.68546 0.318755 4.79234 0.557899 4.53602C0.797042 4.27969 0.63751 4.36481 0.63751 4.36481L0.657492 4.53602C0.657492 4.53602 1.11611 4.32225 1.11611 4.19392C1.11611 4.08704 1.0365 4.36481 1.0365 4.36481L1.49511 4.10815L1.79389 4.32225L1.79389 4.32291Z" koffice:nodeTypes="ccccccccccccccccccccccccccccccccccccccccccccccccccccccccccccccccccccccccccccccccccccccccccccccccccc"/>
          <draw:path draw:style-name="gr24" draw:id="shape214" draw:name="path244" draw:layer="g4578" svg:width="7.85020267387pt" svg:height="3.37358076636pt" draw:transform="matrix(1.00793700000 0.00000000000 0.00000000000 1.00793700000 74.76785867997pt 22.01250463152pt)" svg:viewBox="0 0 8 3" svg:d="M1.41525 0.685968L1.30847 0.278103C1.30847 0.278103 1.88558 0.278103 2.39876 0.389005L2.5909 0C2.5909 0 3.10408 0.203782 3.27514 0.351558C3.27514 0.351558 4.28006 0.129468 4.57933 0.222076L4.45112 0.630234C4.45112 0.630234 5.37003 0.68541 5.66963 0.778289C5.94747 0.870897 5.54142 1.07527 5.54142 1.07527C5.54142 1.07527 6.58886 1.18616 7.03808 1.4274C7.50841 1.66806 7.50841 1.87243 7.27342 1.9276L7.8502 2.72476C7.8502 2.72476 6.9313 2.81737 6.76025 3.02117C6.58919 3.22495 6.41813 2.81737 6.41813 2.81737L6.24707 3.37358C6.24707 3.37358 5.66996 3.11378 5.43496 2.92856C5.43496 2.92856 5.15711 3.22553 5.32817 3.37358C5.32817 3.37358 4.57999 3.37358 4.28039 2.78022C4.28039 2.78022 3.83149 2.72475 3.83149 3.07719C3.83149 3.07719 3.31865 2.57642 3.19044 2.42779L2.61299 2.57642C2.61299 2.57642 2.44193 2.37263 2.22836 2.31661C1.99303 2.28002 2.16409 2.57642 2.16409 2.57642L1.82197 2.224L1.48018 1.87243C1.48018 1.87243 1.18091 2.224 0.945585 2.224C0.73168 2.224 0.73168 1.98333 0.774527 1.81641C0.838464 1.66806 0.0902928 1.63119 0.0263536 1.81641C0.0263536 1.81641 -0.187552 1.07469 0.603468 0.870897C1.41591 0.685395 1.41591 0.685395 1.41591 0.685395Z" koffice:nodeTypes="ccccccccccccccccccccccccccccccc"/>
          <draw:path draw:style-name="gr25" draw:id="shape215" draw:name="path248" draw:layer="g4578" svg:width="8.60469507788pt" svg:height="4.46425186269pt" draw:transform="matrix(1.00793700000 0.00000000000 0.00000000000 1.00793700000 68.07750028229pt 22.37888569927pt)" svg:viewBox="0 0 9 4" svg:d="M4.20842 2.97587L3.85239 3.28142L3.6429 3.18613L3.22426 3.60551L3.14033 3.37612L2.91019 3.71961L2.55416 3.60551L2.38664 3.85343L2.07257 3.79605C2.07257 3.79605 1.80048 4.02513 1.63295 4.0822C1.46543 4.12075 1.63295 3.73929 1.63295 3.73929C1.63295 3.73929 1.38183 4.12072 1.19332 4.12072C1.02612 4.12072 1.08906 3.94898 1.08906 3.94898C1.08906 3.94898 0.984481 4.1963 0.774998 4.23483C0.586493 4.25395 0.670093 4.04426 0.670093 4.04426L0.335046 4.27277L0.335046 4.0822L0.188504 4.02513C0.188504 4.02513 0.272105 3.68164 0.418972 3.60547C0.565512 3.52901 0.272429 3.3005 0.272429 3.3005L0.418972 3.14758C0.418972 3.14758 0 3.0523 0 3.12876C0 3.12876 0.209485 2.6141 0.502571 2.51793L0.523553 1.94594C0.523553 1.94594 0.816639 1.71743 1.08874 1.69773C1.38151 1.65979 1.00514 1.25896 1.00514 1.25896L1.67491 0.897231L1.75852 0.458454L2.78432 0.534046L2.9938 0.133799L3.81043 0.324368L4.50118 0L5.00375 0.534046L5.75745 0.591724C5.75745 0.591724 5.73647 1.06844 5.73647 1.20224C5.73647 1.20224 6.63638 1.44988 6.74129 1.52663C6.74129 1.52663 6.57376 2.02246 6.57376 2.11774C6.57376 2.11774 7.2019 1.96511 7.3904 2.00334C7.3904 2.00334 7.45333 2.5377 7.47399 2.67091C7.47399 2.67091 8.54175 2.97648 8.6047 3.14822C8.6047 3.14822 8.37423 3.28144 8.24867 3.45318C8.24867 3.45318 8.37423 4.04488 8.37423 4.23545L8.29031 4.34985C8.29031 4.34985 7.97624 4.08282 7.72512 4.04488L7.51563 4.46425L7.13894 4.23545L6.90848 4.25458C6.90848 4.25458 6.71997 4.04489 6.57343 4.04489L6.55245 3.85403L6.25936 4.02578C6.25936 4.02578 5.79909 3.8158 5.79909 3.68228C5.79909 3.56818 5.81975 3.37673 5.81975 3.37673L5.33848 3.68228C5.33848 3.68228 5.2339 3.45378 5.25488 3.35791C5.27586 3.26262 5.06637 3.587 5.06637 3.587C5.06637 3.587 4.81525 3.18616 4.83591 3.1097L4.77329 3.43437C4.77329 3.43437 4.27072 3.28203 4.2081 2.97648L4.20842 2.97589Z" koffice:nodeTypes="cccccccccccccccccccccccccccccccccccccccccccccccccccccccccccc"/>
          <draw:path draw:style-name="gr25" draw:id="shape216" draw:name="path252" draw:layer="g4578" svg:width="7.03843839570pt" svg:height="4.42593385666pt" draw:transform="matrix(1.00793700000 0.00000000000 0.00000000000 1.00793700000 61.71029922718pt 24.23013487391pt)" svg:viewBox="0 0 7 4" svg:d="M4.23991 3.09651C4.23991 3.09651 5.15848 3.49592 5.15848 3.68567C5.15848 3.68567 5.39917 3.26752 5.2677 3.11555L5.6176 3.32491C5.6176 3.32491 5.72648 2.94512 5.59568 2.83063C5.48646 2.73576 6.38246 2.41336 6.57932 2.9258C6.57932 2.9258 7.12608 2.4321 6.07671 2.01395C6.07671 2.01395 5.98941 1.71029 6.62348 1.78643C6.62348 1.78643 6.57965 1.59639 6.42661 1.52054L7.03844 1.52054C7.03844 1.52054 6.66696 1.25438 6.1202 1.17853C5.59535 1.1024 5.92334 1.04589 5.90143 0.950129C5.85762 0.855257 5.90143 0.513241 5.90143 0.513241C5.90143 0.513241 5.59535 0.418367 5.35466 0.532284L5.44231 0.437116C5.44231 0.437116 4.87363 0.304472 4.6552 0.418374C4.6552 0.418374 4.32721 0.304472 4.37103 0.000226261C4.37103 0.000226261 4.04304 -0.0185153 3.89034 0.285143C3.89034 0.285143 3.58426 0.589382 3.16863 0.589382C3.08132 0.589382 2.77491 0.437116 2.77491 0.437116L2.51265 0.969172L2.09735 0.950129L2.22848 1.15891C2.22848 1.15891 1.59441 1.00752 1.39755 1.15891C1.39755 1.15891 1.63823 1.48219 1.5725 1.70971C1.5725 1.70971 1.06956 1.78585 0.960341 1.86199C0.829214 1.93725 1.13529 1.99463 1.13529 1.99463C1.13529 1.99463 0.566956 2.1466 0.435491 2.29887L0.654264 2.45026L0.392005 2.75479L0.610778 2.79227C0.610778 2.79227 0.239303 2.88744 0.0427802 2.94454C-0.154082 3.00106 0.392343 3.03941 0.392343 3.03941L0.130423 3.24819L0.545719 3.30471C0.545719 3.30471 0.217731 4.06488 0.195818 4.42593C0.195818 4.42593 0.698759 3.89387 0.829888 3.85609L0.436503 4.42593C0.436503 4.42593 1.18013 4.21714 1.24553 4.12139C1.31092 4.00779 1.37666 3.91291 1.37666 3.91291L1.39857 4.23588C1.39857 4.23588 1.68274 3.89387 1.72656 3.76064C1.74847 3.62799 2.18533 3.89387 2.18533 3.89387L2.18533 3.70354C2.18533 3.70354 2.57905 3.81715 2.71018 3.83678C2.86322 3.85552 2.88513 3.77965 2.88513 3.77965L3.25694 3.74187L3.19121 4.00716C3.19121 4.00716 3.45347 3.85547 3.5192 3.7035C3.56304 3.55123 3.69415 3.7035 3.69415 3.7035L3.86877 3.0956C3.86877 3.0956 4.13103 3.0956 4.24025 3.0956L4.23991 3.09635Z" koffice:nodeTypes="cccccccccccccccccccccccccccccccccccccccccccccccccccccc"/>
          <draw:path draw:style-name="gr25" draw:id="shape217" draw:name="path256" draw:layer="g4578" svg:width="11.20493532175pt" svg:height="4.61545261088pt" draw:transform="matrix(1.00793700000 0.00000000000 0.00000000000 1.00793700000 62.21753034850pt 28.26081898346pt)" svg:viewBox="0 0 11 5" svg:d="M0.651795 2.07495L0.97785 2.71515C0.713048 2.73429 0.32574 3.02523 0.32574 3.02523C0.386676 4.09216 0.101775 4.03386 0.101775 4.03386C0.182817 4.22792 0 4.46086 0 4.46086L1.67049 3.66546L1.6909 3.56857L3.60639 2.71456L3.66703 2.81144L4.21736 2.52079L4.60435 3.49022L4.21736 3.70343C4.23778 4.03325 4.64518 4.61545 4.64518 4.61545L5.15468 4.49944L5.70471 4.30477C5.70471 4.30477 5.72513 4.59572 5.72513 4.49944C5.72513 4.42109 6.31598 4.22792 6.31598 4.22792C6.31598 4.22792 6.35682 4.49944 6.58079 4.48C6.78465 4.46086 7.15091 3.99469 7.15091 3.99469L7.57874 4.15018C7.57874 4.15018 7.72135 3.91753 7.72135 3.7429C7.72135 3.58771 8.25096 3.58771 8.25096 3.58771L8.61785 3.83948L9.08619 3.47138C9.08619 3.47138 9.2288 3.7429 9.41225 3.78148C9.61611 3.80093 10.1253 4.16932 10.1253 4.09216C10.1253 4.01472 10.3496 3.58771 10.3496 3.58771L11.2049 3.91753C11.083 3.54913 10.7978 3.10299 10.7978 3.10299C10.7978 3.10299 11.2049 2.7929 11.1236 2.71515C11.0425 2.63741 10.7978 2.71515 10.7978 2.71515L11.0419 2.24958L10.7161 2.24958L10.8176 2.13356L10.288 1.92034L10.5729 1.37701C10.4507 1.24096 9.04504 0.969442 9.04504 0.969442L9.3711 0.678492C9.3711 0.678492 9.20807 0.446154 9.04504 0.446154C8.88202 0.446154 8.02637 0.4656 7.98553 0.38843C7.9651 0.310684 7.61864 0.0191387 7.61864 0.0191387L7.08903 0.38843L6.82423 0.310684L6.35557 0.485315C6.35557 0.485315 6.35557 0.7371 6.2943 0.562469C6.23369 0.406969 5.80554 0 5.80554 0C5.72387 0.135462 5.17385 0.756231 5.17385 0.756231C5.17385 0.756231 5.09249 1.08636 4.90905 0.853115C4.70518 0.620777 4.27735 0.3684 4.2161 0.562469C4.15516 0.776269 3.76817 0.969442 3.6865 0.91173C3.60514 0.853085 3.15689 0.892284 3.11606 1.0086C3.09564 1.14407 2.60656 1.49333 2.60656 1.49333C2.30092 1.35786 1.81183 1.43561 1.81183 1.43561C1.81183 1.43561 1.66923 1.64881 1.64913 1.82344L0.650857 2.07492L0.651826 2.07492Z" koffice:nodeTypes="ccccccccccccccccccccccccccccccccccccccccccccccccccccccccc"/>
          <draw:path draw:style-name="gr25" draw:id="shape218" draw:name="path260" draw:layer="g4578" svg:width="9.57968610341pt" svg:height="5.68147726003pt" draw:transform="matrix(1.00793700000 0.00000000000 0.00000000000 1.00793700000 65.49446658318pt 35.44399893466pt)" svg:viewBox="0 0 10 6" svg:d="M6.7264 3.42215L6.7264 2.96996L7.22602 3.31466L7.51758 2.96996L7.89263 3.35713L8.12189 2.96996L8.12189 3.59435L8.68414 3.07812L9.01712 3.2284L9.01712 2.73341C9.01712 2.73341 9.41304 2.04434 9.24638 1.91561L9.57969 1.80812C9.57969 1.80812 9.01712 1.22687 8.85079 1.11904C8.68414 0.990313 8.45519 0.990313 8.45519 0.990313C8.45519 0.990313 8.01785 0.537787 7.72631 0.409069C7.45562 0.301576 7.28897 0.537787 7.28897 0.537787C7.28897 0.537787 7.12232 0.193751 6.83076 0.129051C6.56039 0.0650072 6.56039 0.365603 6.56039 0.365603C6.56039 0.365603 6.352 0.150285 6.08131 0.0427923C5.81062 -0.0859258 5.99782 0.300911 5.99782 0.300911L5.03966 0L5.16457 0.300911L4.26934 0.0650242L4.37306 0.409069L3.74853 0.300911L3.70677 0.581253L2.81122 0.753104L2.97787 1.05435L2.41563 0.817796L2.41563 1.22687L1.79078 1.46342L2.02004 1.67905C2.02004 1.67905 1.18711 2.08779 1.02045 2.21686C0.853804 2.32435 1.35376 2.56089 1.35376 2.56089L0.45821 2.43184L0.79151 2.73341L0 3.48686L0.562245 3.89591L0.228943 4.41214L1.0622 4.584L1.3955 5.16525L2.08266 5.03619L2.08266 5.68148L3.08255 4.86401C3.08255 4.86401 3.81145 5.53119 3.87406 5.33744C3.91549 5.16525 3.91549 4.584 3.91549 4.584L4.26966 4.584L4.26966 4.0034L4.54035 4.23995L4.99856 3.55088L5.60222 4.41214L6.06043 3.31466L6.72703 3.42215L6.72639 3.42215Z" koffice:nodeTypes="ccccccccccccccccccccccccccccccccccccccccccccccccccccccc"/>
          <draw:path draw:style-name="gr25" draw:id="shape219" draw:name="path264" draw:layer="g4578" svg:width="10.75889625416pt" svg:height="5.40121098944pt" draw:transform="matrix(1.00793700000 0.00000000000 0.00000000000 1.00793700000 75.17942115889pt 31.74107223804pt)" svg:viewBox="0 0 11 5" svg:d="M0.858157 4.21353L0.758428 3.33238L0.47925 3.60049L0.598678 2.77693L0.15975 2.70015L0.319192 1.89577L0 1.74221L0.0794128 1.35922L0.398913 1.12977L0.97789 0.593221L2.31529 0.613032L2.47504 0.191352C2.47504 0.191352 3.27379 0.191352 3.43354 0.344904C3.59299 0.517356 4.09224 0 4.09224 0L4.29201 0L4.51178 0.401892C4.51178 0.401892 5.2105 0.306216 5.52999 0.516764L5.15047 1.01492L5.84919 1.07223L6.32813 1.16849L6.82738 1.01494L7.46638 0.976228L7.62613 1.22546L8.22512 1.22546L8.02535 1.45489L8.80379 1.7998L8.64435 1.95335C8.64435 1.95335 9.08328 2.10662 9.40278 2.10662C9.72228 2.10662 9.56253 2.10662 9.56253 2.10662C9.56253 2.10662 9.72228 2.47013 9.50247 2.62338C9.50247 2.62338 9.72224 3.14074 10.2011 3.23671C10.6804 3.33239 10.6804 3.33239 10.7401 3.44695C10.8002 3.54292 10.7401 4.06028 10.2011 4.06028L10.2011 4.57763C10.2011 4.57763 9.78195 4.94144 9.72193 5.0944L9.40244 4.88386C9.40244 4.88386 9.12326 5.19067 9.12326 5.40121C9.12326 5.40121 8.42453 4.51976 8.16475 4.48108C7.88558 4.42407 7.94499 4.97953 7.94499 4.97953L7.18656 4.3665L7.08683 4.78759L6.44783 4.27082L6.06862 4.51917L5.3896 3.84914L4.73059 3.92592L4.99007 3.59992L4.19132 3.59992L4.03188 2.92989L3.91215 3.48505L3.4329 3.17882L2.81391 3.82995C2.81391 3.82995 2.73419 3.75288 2.63415 3.44666C2.53473 3.14014 2.25494 3.81046 2.25494 3.81046L2.03516 3.33179L1.77569 3.81046C1.77569 3.81046 1.55591 3.44666 1.33645 3.33179C1.13669 3.23611 0.917531 3.90614 0.857508 4.21295L0.858125 4.21354Z" koffice:nodeTypes="ccccccccccccccccccccccccccccccccccccccccccccccccccccccccccc"/>
          <draw:path draw:style-name="gr25" draw:id="shape220" draw:name="path268" draw:layer="g4578" svg:width="6.99856184822pt" svg:height="4.05356838566pt" draw:transform="matrix(1.00793700000 0.00000000000 0.00000000000 1.00793700000 76.02133133620pt 36.82804964208pt)" svg:viewBox="0 0 7 4" svg:d="M0.153489 1.36306L0.193949 1.07245L1.34415 0.672279L2.31322 0.344967L2.79745 0.145166L3.01965 0.490414L3.30222 0L3.7463 0.508623L3.98842 0.235962L4.37151 0.490414L4.69453 0.490414L4.75492 0.87265C4.75492 0.87265 5.56249 0.926742 5.62285 0.781854C5.68325 0.636134 5.78406 1.27226 5.78406 1.27226L6.55117 1.36306L6.71268 2.14463C6.71268 2.14463 7.09577 2.87211 6.97502 3.16272C6.87419 3.4718 6.55117 2.78104 6.55117 2.78104C6.55117 2.78104 6.49077 3.32637 6.43011 3.4718C6.38963 3.61697 5.40066 3.32637 5.40066 3.32637L4.97679 4.05357C4.97679 4.05357 4.53301 3.4718 4.33104 3.4718C4.10885 3.4718 4.10885 4.05357 4.10885 4.05357C4.10885 4.05357 3.46279 3.3628 3.18023 3.07163C2.91789 2.78104 2.85721 3.3628 2.85721 3.3628C2.85721 3.3628 2.43366 2.72638 2.43366 2.5448C2.43366 2.34499 2.04995 2.14463 2.04995 2.14463C2.04995 2.14463 1.38367 2.8354 0.899126 3.01755C0.899126 3.01755 0.959808 2.58123 0.798609 2.43579C0.637095 2.29007 0.152557 2.72638 0.152557 2.72638C0.152557 2.72638 -0.190697 2.05383 0.152557 1.36306L0.153517 1.36306Z" koffice:nodeTypes="ccccccccccccccccccccccccccccccccc"/>
          <draw:path draw:style-name="gr26" draw:id="shape221" draw:name="path270" draw:layer="g4578" svg:width="2.46562100480pt" svg:height="3.45682494073pt" draw:transform="matrix(1.00793700000 0.00000000000 0.00000000000 1.00793700000 81.54759454078pt 26.22489913241pt)" svg:viewBox="0 0 2 3" svg:d="M0 0L0.111965 0.375257C0.111965 0.375257 0.515233 0.300031 0.784437 0.319107C0.784437 0.319107 0.717373 0.619139 0.627544 0.750782C0.627544 0.750782 1.16559 0.675846 1.41199 0.806931L1.30003 1.03174C1.30003 1.03174 1.63626 1.03174 1.92757 1.25713L1.34494 1.65119C1.34494 1.65119 2.28627 1.93242 2.46562 2.1581C2.46562 2.1581 1.86053 2.51456 1.77068 2.49604C1.68118 2.45811 1.74821 2.64563 1.90511 2.81459L1.38952 2.79608C1.38952 2.79608 1.59133 3.19042 1.56887 3.3403C1.5464 3.49046 0.717045 3.45256 0.717045 3.45256" koffice:nodeTypes="cccccccccccccc"/>
          <draw:path draw:style-name="gr26" draw:id="shape222" draw:name="path272" draw:layer="g4578" svg:width="1.91619480360pt" svg:height="1.14922111386pt" draw:transform="matrix(1.00793700000 0.00000000000 0.00000000000 1.00793700000 85.04788558291pt 27.34225892369pt)" svg:viewBox="0 0 2 1" svg:d="M0.0786035 1.14922C0.0786035 1.14922 0.216907 0.536995 0 0.383885C0 0.383885 0.513327 0.720784 0.849345 0.735884C1.20517 0.751712 0.829534 0.231005 0.829534 0.231005C0.829534 0.231005 1.32366 0.429888 1.56068 0.475655C1.79769 0.506583 1.38277 0.0932249 1.38277 0.0932249C1.38277 0.0932249 1.52107 -0.105895 1.91619 0.0778824" koffice:nodeTypes="ccccccc"/>
          <draw:path draw:style-name="gr26" draw:id="shape223" draw:name="path274" draw:layer="g4578" svg:width="0.70276691204pt" svg:height="0.56225401856pt" draw:transform="matrix(1.00793700000 0.00000000000 0.00000000000 1.00793700000 77.36545519448pt 23.71927661740pt)" svg:viewBox="0 0 1 1" svg:d="M0.161637 0.365281C0.161637 0.365281 0.178337 0.228997 0.110762 0.153383C-0.295476 -0.346271 0.533958 0.532147 0.702767 0.562254" koffice:nodeTypes="ccc"/>
          <draw:path draw:style-name="gr26" draw:id="shape224" draw:name="path276" draw:layer="g4578" svg:width="2.69463840957pt" svg:height="0.68435248954pt" draw:transform="matrix(1.00793700000 0.00000000000 0.00000000000 1.00793700000 79.14682246081pt 23.88498548215pt)" svg:viewBox="0 0 3 1" svg:d="M0 0.484302C0 0.484302 0.374989 0.684352 0.562481 0.684352C0.749976 0.684352 0.445435 0.149846 0.351505 0.0834205C0.25794 0.0164789 1.03104 0.300208 1.31246 0.33394C1.59352 0.383642 1.64013 0 1.64013 0C1.64013 0 2.50716 0.0998994 2.69464 0.183578" koffice:nodeTypes="cccccc"/>
          <draw:path draw:style-name="gr26" draw:id="shape225" draw:name="path278" draw:layer="g4578" svg:width="0.08060960000pt" svg:height="0.60565600000pt" draw:transform="matrix(1.00793700000 0.00000000000 0.00000000000 1.00793700000 76.17605475020pt 23.35545569983pt)" svg:viewBox="0 0 0 1" svg:d="M0.0806096 0.605656C0.0806096 0.605656 0.0202336 0.18176 0 0" koffice:nodeTypes="cc"/>
          <draw:path draw:style-name="gr26" draw:id="shape226" draw:name="path280" draw:layer="g4578" svg:width="2.26983694597pt" svg:height="1.33895320888pt" draw:transform="matrix(1.00793700000 0.00000000000 0.00000000000 1.00793700000 71.12519318395pt 24.35180545608pt)" svg:viewBox="0 0 2 1" svg:d="M0.00400173 1.33895C-0.0311884 1.27274 0.179699 0.975305 0.0917163 0.843139C0.0917163 0.843139 0.214624 0.942454 0.337529 0.959006C0.442841 0.975305 0.407376 0.578806 0.407376 0.578806L0.547879 0.628226C0.547879 0.628226 0.916606 0.462953 0.846486 0.330788C0.776099 0.198872 1.0923 0.528653 1.0923 0.528653C1.0923 0.528653 1.30292 0.330788 1.30292 0.248279C1.30292 0.165005 1.54846 0.446144 1.54846 0.446144C1.54846 0.446144 1.81187 0.396462 1.81187 0.248279C1.81187 0.0995605 2.1454 0.297438 2.1454 0.297438C2.1454 0.297438 2.28591 0.115872 2.26831 0" koffice:nodeTypes="cccccccccccc"/>
          <draw:path draw:style-name="gr26" draw:id="shape227" draw:name="path282" draw:layer="g4578" svg:width="0.09520016025pt" svg:height="0.70619200000pt" draw:transform="matrix(1.00793700000 0.00000000000 0.00000000000 1.00793700000 69.62405381825pt 25.67591213424pt)" svg:viewBox="0 0 0 1" svg:d="M0.020232 0.706192C0.020232 0.706192 0.201682 0.2826 0 0" koffice:nodeTypes="cc"/>
          <draw:path draw:style-name="gr26" draw:id="shape228" draw:name="path284" draw:layer="g4578" svg:width="0.46436000000pt" svg:height="0.84973100863pt" draw:transform="matrix(1.00793700000 0.00000000000 0.00000000000 1.00793700000 64.69986227146pt 26.87419316172pt)" svg:viewBox="0 0 0 1" svg:d="M0 0.849731C0.020232 0.648051 0.121068 0.102771 0.020232 0.0218508C-0.080608 -0.0581492 0.222222 0.102771 0.46436 0.163459" koffice:nodeTypes="ccc"/>
          <draw:path draw:style-name="gr26" draw:id="shape229" draw:name="path286" draw:layer="g4578" svg:width="0.76687800000pt" svg:height="0.36352000000pt" draw:transform="matrix(1.00793700000 0.00000000000 0.00000000000 1.00793700000 66.32798048851pt 26.59129632715pt)" svg:viewBox="0 0 1 0" svg:d="M0.766878 0.36352C0.524738 0.12076 0.383438 0 0 0" koffice:nodeTypes="cc"/>
          <draw:path draw:style-name="gr26" draw:id="shape230" draw:name="path288" draw:layer="g4578" svg:width="0.11959187017pt" svg:height="0.68627200000pt" draw:transform="matrix(1.00793700000 0.00000000000 0.00000000000 1.00793700000 62.97041655097pt 27.62902794487pt)" svg:viewBox="0 0 0 1" svg:d="M0 0.686272C0.060696 0.54528 0.16153 0.201992 0.10084 0" koffice:nodeTypes="cc"/>
          <draw:path draw:style-name="gr26" draw:id="shape231" draw:name="path292" draw:layer="g4578" svg:width="1.80042124742pt" svg:height="0.71823591014pt" draw:transform="matrix(1.00793700000 0.00000000000 0.00000000000 1.00793700000 68.28109307374pt 37.78453347410pt)" svg:viewBox="0 0 2 1" svg:d="M0 0.530168L0.248935 0.0680499L0.555452 0.718236L0.765997 0.30755L0.842479 0.444707L1.30226 0L1.80042 0.667326" koffice:nodeTypes="ccccccc"/>
          <draw:path draw:style-name="gr26" draw:id="shape232" draw:name="path294" draw:layer="g4578" svg:width="3.90804744320pt" svg:height="2.42160406572pt" draw:transform="matrix(1.00793700000 0.00000000000 0.00000000000 1.00793700000 78.67877764184pt 32.92025370259pt)" svg:viewBox="0 0 4 2" svg:d="M0 2.4216L0.391814 1.66646L0.921812 1.93324L1.17544 1.20001L1.72818 1.53324L2.05072 0.844877L2.67271 1.00001L2.71855 0.511308C2.71855 0.511308 3.15619 0.755492 3.27164 0.933232C3.40982 1.11131 3.27164 0.333912 3.27164 0.333912L3.77855 0.555833C3.77855 0.555833 4.14727 0.200002 3.64036 0" koffice:nodeTypes="cccccccccccc"/>
          <draw:path draw:style-name="gr26" draw:id="shape233" draw:name="path296" draw:layer="g4578" svg:width="4.57725618719pt" svg:height="1.99742254320pt" draw:transform="matrix(1.00793700000 0.00000000000 0.00000000000 1.00793700000 80.04213016138pt 34.26353537424pt)" svg:viewBox="0 0 5 2" svg:d="M0 0L0.463652 0.998935L0.84958 0.342653L1.1974 1.45507L1.64169 1.05567L2.27895 1.59758L2.56869 1.25582L3.26402 1.99742L3.55377 1.1133L4.17197 1.39833L4.57726 0.371688" koffice:nodeTypes="ccccccccccc"/>
          <draw:g draw:style-name="gr1" draw:id="shape234" draw:name="g3007" svg:y="22.01250346052pt">
            <draw:path draw:style-name="gr9" draw:id="shape235" draw:name="path254" draw:layer="g4578" svg:width="114.29438981053pt" svg:height="49.79358740898pt" draw:transform="matrix(0.09803216429 0.00000000000 0.00000000000 0.09803216429 62.21752999357pt 28.26020043785pt)" svg:viewBox="0 0 114 50" svg:d="M6.65178 22.3839L9.97767 29.2903C7.27658 29.5032 3.32589 32.642 3.32589 32.642C3.94749 44.1516 1.03814 43.5226 1.03814 43.5226C1.86801 45.6162 0 48.1226 0 48.1226L17.0428 39.542L17.251 38.4968L36.7866 29.2903L37.4082 30.3355L43.0219 27.2L46.9662 37.6581L43.0219 39.9581C43.2269 43.5162 47.3827 49.7936 47.3827 49.7936L52.5766 48.5387L58.1902 46.4452C58.1902 46.4452 58.3985 49.5839 58.3985 48.5387C58.3985 47.7 64.4255 45.6097 64.4255 45.6097C64.4255 45.6097 64.842 48.5387 67.1266 48.3291C69.206 48.1226 72.9453 43.1 72.9453 43.1L77.3061 44.771C77.3061 44.771 78.7608 42.2645 78.7608 40.3807C78.7608 38.7033 84.1629 38.7033 84.1629 38.7033L87.9054 41.4258L92.6859 37.4484C92.6859 37.4484 94.1406 40.3807 96.0118 40.8C98.0913 41.0097 103.285 44.9839 103.285 44.1484C103.285 43.3097 105.57 38.7033 105.57 38.7033L114.294 42.2645C113.052 38.2871 110.142 33.4742 110.142 33.4742C110.142 33.4742 114.294 30.1226 113.464 29.2903C112.638 28.4516 110.142 29.2903 110.142 29.2903L112.631 24.2678L109.309 24.2678L110.347 23.0161L104.941 20.7097L107.851 14.8484C106.604 13.3871 92.263 10.4581 92.263 10.4581L95.5889 7.31936C95.5889 7.31936 93.9259 4.81291 92.263 4.81291C90.6 4.81291 81.872 5.02258 81.4554 4.18387C81.2472 3.34516 77.713 0.206452 77.713 0.206452L72.3076 4.18387L69.6066 3.34516L64.826 5.22904C64.826 5.22904 64.826 7.95162 64.2044 6.06775C63.5828 4.39033 59.2188 0 59.2188 0C58.3857 1.46129 52.7753 8.15807 52.7753 8.15807C52.7753 8.15807 51.9454 11.7194 50.0742 9.20323C47.9947 6.69678 43.6307 3.9742 43.0091 6.06775C42.3843 8.36775 38.4368 10.4581 37.6037 9.83549C36.777 9.20323 32.2047 9.62581 31.785 10.8807C31.5799 12.3419 26.5943 16.1097 26.5943 16.1097C23.4767 14.6484 18.4878 15.4807 18.4878 15.4807C18.4878 15.4807 17.0332 17.7871 16.8249 19.6645L6.64217 22.3839" koffice:nodeTypes="ccccccccccccccccccccccccccccccccccccccccccccccccccccccc"/>
            <draw:path draw:style-name="gr9" draw:id="shape236" draw:name="path266" draw:layer="g4578" svg:width="71.91819535128pt" svg:height="46.58424342261pt" draw:transform="matrix(0.09803216429 0.00000000000 0.00000000000 0.09803216429 76.02195741916pt 36.82774104212pt)" svg:viewBox="0 0 72 47" svg:d="M1.57102 15.6666L1.98678 12.3271L13.8104 7.72862L23.7664 3.96736L28.746 1.67131L31.0263 5.63867L33.9302 0L38.494 5.84799L40.9822 2.71468L44.9224 5.63545L48.2389 5.63545L48.8593 10.0247C48.8593 10.0247 57.1586 10.6462 57.7791 8.9813C58.4027 7.30676 59.4389 14.6232 59.4389 14.6232L67.3224 15.6666L68.9823 24.6479C68.9823 24.6479 72.9192 33.0076 71.6752 36.347C70.6389 39.899 67.3192 31.9611 67.3192 31.9611C67.3192 31.9611 66.702 38.2277 66.0783 39.899C65.6626 41.5671 55.4987 38.2277 55.4987 38.2277L51.1428 46.5842C51.1428 46.5842 46.579 39.899 44.5034 39.899C42.2231 39.899 42.2231 46.5842 42.2231 46.5842C42.2231 46.5842 35.5837 38.6463 32.6797 35.3005C29.9837 31.9611 29.36 38.6463 29.36 38.6463C29.36 38.6463 25.0073 31.3331 25.0073 29.2464C25.0073 26.9503 21.0671 24.6543 21.0671 24.6543C21.0671 24.6543 14.223 32.5922 9.24346 34.679C9.24346 34.679 9.8671 29.665 8.20725 27.9937C6.54739 26.3192 1.56782 31.3331 1.56782 31.3331C1.56782 31.3331 -1.95977 23.6109 1.56782 15.673" koffice:nodeTypes="ccccccccccccccccccccccccccccccc"/>
            <draw:g draw:style-name="gr1" draw:id="shape237" draw:name="g2997" svg:y="0.00000000000pt">
              <draw:path draw:style-name="gr27" draw:id="shape238" draw:name="path238" draw:layer="g4578" svg:width="142.33259452394pt" svg:height="65.77992320780pt" draw:transform="matrix(0.09803216429 0.00000000000 0.00000000000 0.09803216429 74.67090873871pt 25.00427800710pt)" svg:viewBox="0 0 142 66" svg:d="M18.6971 42.1772L21.3978 43.8479L24.3069 44.2632C24.3069 44.2632 27.4241 47.1862 30.9578 49.9031C33.6554 52.2048 33.6554 49.4879 33.6554 49.4879L35.3181 56.1708L37.6024 56.1708C37.6024 56.1708 36.9777 60.5553 36.9777 62.8537L40.9247 59.509L45.4965 63.4782C45.4965 63.4782 48.8219 60.5617 50.4847 60.5617C52.1474 60.5617 52.769 58.8877 52.769 58.8877L52.9772 58.8877C41.9627 53.6695 37.1859 48.2356 40.5082 42.5957C45.9129 33.2054 54.8482 39.2574 57.7572 40.5097L98.0732 62.226C98.0732 62.226 100.771 60.5617 98.8998 58.8877C96.8205 57.217 95.9908 53.0418 96.6187 51.3743C97.237 49.7035 101.809 56.5925 104.096 57.217C106.384 57.8447 111.577 58.6817 111.577 58.6817L111.368 56.5861C111.368 56.5861 118.02 61.183 118.02 63.4847C118.02 63.4847 122.8 60.9737 121.137 59.509C119.478 58.0508 128.409 63.063 129.034 65.7799L130.905 63.6843C130.697 63.6843 131.53 57.0013 133.815 53.8691C135.893 50.7401 138.178 49.9031 138.178 49.9031C138.178 49.9031 140.257 46.3492 142.333 46.3492C142.333 46.3492 140.254 44.8909 139.424 43.2202C138.386 41.5527 135.89 40.7157 135.89 40.7157C135.89 40.7157 139.008 38.4237 139.841 37.371C140.671 36.122 141.504 35.9127 141.504 35.9127C141.504 35.9127 136.723 31.9468 133.398 31.319C133.398 31.319 133.19 25.8915 129.034 25.4763L130.905 25.4763C130.905 25.4763 127.788 19.6303 124.879 19.4211C124.879 19.4211 126.75 17.3286 128.412 17.1258C128.412 17.1258 124.879 12.5321 120.103 14.2028L123.219 12.9538C123.219 12.9538 120.932 10.4429 113.867 11.6951C113.867 11.6951 114.489 8.7786 111.375 6.47691C111.375 6.47691 108.674 6.68294 108.674 8.7786C108.674 8.7786 106.185 6.47691 103.065 6.47691C99.9506 6.47691 104.103 9.81516 104.103 9.81516C104.103 9.81516 99.9506 7.10464 97.4517 7.93518C97.4517 7.93518 98.4897 3.13866 95.7921 0.627732C95.7921 0.627732 92.6749 2.29525 91.8419 4.38769L91.0121 2.29525C91.0121 2.29525 86.8569 7.31389 86.0239 5.84596C85.3992 5.01864 84.7776 1.46471 84.7776 1.46471L82.2851 5.22467L82.7016 0C82.7016 0 79.7926 1.67395 77.5051 7.10464C77.5051 7.10464 74.5961 9.81516 74.5961 12.3229C74.5961 12.3229 72.315 9.61235 70.2358 12.3229C68.3648 15.2459 70.2358 14.6181 70.2358 14.6181C70.2358 14.6181 69.4028 15.6611 67.3268 16.0828L67.7433 17.7503C67.7433 17.7503 65.0425 16.2921 62.9633 16.9198L64.0013 19.4211C64.0013 19.4211 58.5998 19.8363 58.3915 15.4551C58.3915 15.4551 53.8198 13.1534 53.1951 15.6611C53.1951 15.6611 49.4531 15.6611 49.8696 17.7503C49.8696 17.7503 48.8316 15.6611 46.9606 15.2459C44.8813 14.6181 46.5441 17.9564 46.5441 17.9564C46.5441 17.9564 45.9226 15.4551 43.4268 14.1964C40.9343 13.1598 43.0103 16.4981 43.0103 16.4981C43.0103 16.4981 39.6848 13.7811 41.3508 11.6951C41.3508 11.6951 38.2336 14.6181 39.6881 17.3351L37.6088 18.7933C37.6088 18.7933 36.5708 17.7568 36.7758 16.9134C36.9841 16.0764 33.2421 19.4211 33.2421 19.4211C33.2421 19.4211 30.9578 13.9904 33.2421 13.9904C33.4504 13.9904 29.2951 13.7811 28.6736 18.5873C28.052 23.1746 28.6736 18.5873 28.6736 18.5873C28.6736 18.5873 25.9728 18.7933 23.4803 19.6239C20.7795 20.4609 25.3513 22.3408 25.3513 22.3408C25.3513 22.3408 21.4043 21.5039 19.1168 22.7529L20.5713 24.6329C20.5713 24.6329 19.1168 23.1746 15.5862 24.4268C11.8443 25.4698 16.416 26.0976 16.416 26.0976C16.416 26.0976 12.674 25.2638 10.8062 26.0976C8.93526 26.9346 11.4246 28.3928 11.4246 28.3928C11.4246 28.3928 4.57175 26.3068 3.53053 26.9346C2.49252 27.5591 5.81481 30.9038 5.81481 30.9038C5.81481 30.9038 1.66275 31.9468 0.829771 35.079L4.57175 36.5437C4.57175 36.5437 2.909 37.3774 2.07923 39.045C1.24946 40.7157 4.57175 39.8819 4.57175 39.8819C4.57175 39.8819 0 43.2202 0 45.7279C0 45.7279 3.32549 46.7645 5.81801 44.2632C8.31053 41.7619 6.64778 42.5957 6.64778 42.5957L6.85282 44.2632C6.85282 44.2632 11.6328 42.1772 11.6328 40.9249C11.6328 39.8819 10.8062 42.5925 10.8062 42.5925L15.5862 40.088L18.7003 42.1772" koffice:nodeTypes="ccccccccccccccccccccccccccccccccccccccccccccccccccccccccccccccccccccccccccccccccccccccccccccccccc"/>
              <draw:path draw:style-name="gr27" draw:id="shape239" draw:name="path242" draw:layer="g4578" svg:width="76.44200646764pt" svg:height="37.55312557667pt" draw:transform="matrix(0.09803216429 0.00000000000 0.00000000000 0.09803216429 74.76722870565pt 22.01250261562pt)" svg:viewBox="0 0 76 38" svg:d="M13.787 7.62825L12.7472 3.09521C12.7472 3.09521 18.3667 3.09521 23.3635 4.32949L25.2378 0C25.2378 0 30.2314 2.26809 31.9003 3.91273C31.9003 3.91273 41.679 1.44095 44.5962 2.47168L43.3478 7.01429C43.3478 7.01429 52.2985 7.62825 55.2125 8.66211C57.918 9.6928 53.9641 11.9673 53.9641 11.9673C53.9641 11.9673 64.1633 13.2016 68.5343 15.8865C73.114 18.565 73.114 20.8395 70.8225 21.4598L76.442 30.332C76.442 30.332 67.4913 31.3626 65.8257 33.6372C64.16 35.9053 62.4944 31.3626 62.4944 31.3626L60.832 37.5531C60.832 37.5531 55.2125 34.6615 52.9211 32.6001C52.9211 32.6001 50.2157 35.9053 51.8813 37.5531C51.8813 37.5531 44.5962 37.5531 41.6822 30.9459C41.6822 30.9459 37.3111 30.332 37.3111 34.2543C37.3111 34.2543 32.3143 28.681 31.0658 27.0268L25.4432 28.681C25.4432 28.681 23.7775 26.4128 21.6979 25.7893C19.4097 25.3758 21.0721 28.681 21.0721 28.681L17.7409 24.7586L14.4128 20.8395C14.4128 20.8395 11.4988 24.7586 9.20732 24.7586C7.12449 24.7586 7.12449 22.0738 7.54169 20.216C8.1643 18.5713 0.879211 18.1546 0.256609 20.216C0.256609 20.216 -1.82623 11.9673 5.87607 9.6928C13.787 7.62825 13.787 7.62825 13.787 7.62825" koffice:nodeTypes="cccccccccccccccccccccccccccccc"/>
              <draw:path draw:style-name="gr9" draw:id="shape240" draw:name="path246" draw:layer="g4578" svg:width="85.61229872188pt" svg:height="48.15547221493pt" draw:transform="matrix(0.09803216429 0.00000000000 0.00000000000 0.09803216429 68.07812805183pt 22.37890763286pt)" svg:viewBox="0 0 86 48" svg:d="M41.8652 32.1004L38.3229 35.3901L36.2386 34.3623L32.0733 38.8923L31.2383 36.4179L28.9517 40.1232L25.4094 38.8923L23.7427 41.5666L20.6179 40.948C20.6179 40.948 17.9106 43.4192 16.2438 44.0346C14.577 44.4439 16.2438 40.3294 16.2438 40.3294C16.2438 40.3294 13.7452 44.4439 11.8697 44.4439C10.2062 44.4439 10.8292 42.5913 10.8292 42.5913C10.8292 42.5913 9.79188 45.2592 7.70761 45.6747C5.83209 45.8809 6.66387 43.6191 6.66387 43.6191L3.33033 46.0903L3.33033 44.0283L1.87231 43.4129C1.87231 43.4129 2.70409 39.7076 4.16532 38.8923C5.62335 38.0675 2.7073 35.5963 2.7073 35.5963L4.16532 33.9531C4.16532 33.9531 0 32.9252 0 33.7437C0 33.7437 2.08427 28.1858 5.00031 27.1548L5.20906 20.9847C5.20906 20.9847 8.12511 18.5198 10.8324 18.3136C13.7485 17.9012 10.0006 13.5805 10.0006 13.5805L16.6677 9.67226L17.4995 4.93918L27.7057 5.7608L29.7899 1.43695L37.9118 3.49895L44.7844 0L49.7847 5.7608L57.2836 6.38258C57.2836 6.38258 57.0749 11.5249 57.0749 12.9619C57.0749 12.9619 66.0318 15.6394 67.0723 16.461C67.0723 16.461 65.4055 21.8158 65.4055 22.8437C65.4055 22.8437 71.6551 21.1972 73.5306 21.6096C73.5306 21.6096 74.1569 27.3674 74.3624 28.8108C74.3624 28.8108 84.9861 32.1068 85.6123 33.9594C85.6123 33.9594 83.3225 35.3965 82.07 37.2491C82.07 37.2491 83.3193 43.6318 83.3193 45.6874L82.4843 46.9214C82.4843 46.9214 79.3595 44.041 76.8609 43.6318L74.7767 48.1555L71.0256 45.6874L68.7358 45.8936C68.7358 45.8936 66.8603 43.6318 65.4023 43.6318L65.1936 41.5666L62.2807 43.4192C62.2807 43.4192 57.6979 41.1605 57.6979 39.714C57.6979 38.4831 57.9066 36.4243 57.9066 36.4243L53.1151 39.714C53.1151 39.714 52.0746 37.2491 52.2833 36.2213C52.492 35.1934 50.4078 38.6925 50.4078 38.6925C50.4078 38.6925 47.9092 34.3686 48.118 33.5438L47.4917 37.0461C47.4917 37.0461 42.4914 35.3965 41.8684 32.1068" koffice:nodeTypes="cccccccccccccccccccccccccccccccccccccccccccccccccccccccccc"/>
              <draw:path draw:style-name="gr9" draw:id="shape241" draw:name="path250" draw:layer="g4578" svg:width="66.63191648392pt" svg:height="48.73737172513pt" draw:transform="matrix(0.09803216429 0.00000000000 0.00000000000 0.09803216429 61.71030083638pt 24.23013135671pt)" svg:viewBox="0 0 67 49" svg:d="M40.1418 34.0982C40.1418 34.0982 48.8346 38.49 48.8346 40.5794C48.8346 40.5794 51.1099 35.9813 49.8686 34.3078L53.181 36.6133C53.181 36.6133 54.215 32.4312 52.9736 31.1704C51.9396 30.1256 60.425 26.569 62.2887 32.2183C62.2887 32.2183 67.4616 26.7819 57.5274 22.1773C57.5274 22.1773 56.7009 18.8335 62.7036 19.6719C62.7036 19.6719 62.2887 17.5792 60.8399 16.744L66.6319 16.744C66.6319 16.744 63.1152 13.813 57.9423 12.9778C52.9736 12.1395 56.0786 11.5172 55.8712 10.4627C55.4563 9.41797 55.8712 5.65177 55.8712 5.65177C55.8712 5.65177 52.9736 4.60704 50.6951 5.86782L51.5248 4.81341C51.5248 4.81341 46.1412 3.35272 44.0733 4.60704C44.0733 4.60704 40.9683 3.35272 41.3832 0.00248267C41.3832 0.00248267 38.2781 -0.203884 36.8293 3.14635C36.8293 3.14635 33.9317 6.49014 30.0002 6.49014C29.1736 6.49014 26.2728 4.81341 26.2728 4.81341L23.7901 10.6723L19.8585 10.4627L21.0967 12.7618C21.0967 12.7618 15.0973 11.0947 13.2336 12.7618C13.2336 12.7618 15.5057 16.3216 14.8866 18.8271C14.8866 18.8271 10.1254 19.6654 9.09143 20.5038C7.85325 21.3325 10.7477 21.9645 10.7477 21.9645C10.7477 21.9645 5.36731 23.638 4.12274 25.3147L6.19383 26.9818L3.71107 30.3352L5.78216 30.748C5.78216 30.748 2.26546 31.7959 0.404992 32.4247C-1.45867 33.047 3.71427 33.4694 3.71427 33.4694L1.2347 35.7685L5.16626 36.3908C5.16626 36.3908 2.06442 44.7616 1.85699 48.7374C1.85699 48.7374 6.61826 42.8785 7.85963 42.4625L4.1355 48.7374C4.1355 48.7374 11.1689 46.4383 11.7912 45.3839C12.4103 44.1328 13.0326 43.0881 13.0326 43.0881L13.24 46.6447C13.24 46.6447 15.9302 42.8785 16.345 41.4113C16.5524 39.9507 20.6914 42.8785 20.6914 42.8785L20.6914 40.7826C20.6914 40.7826 24.4187 42.0337 25.6601 42.2497C27.1089 42.4561 27.3164 41.6209 27.3164 41.6209L30.8331 41.1985L30.214 44.1264C30.214 44.1264 32.6935 42.4561 33.319 40.7826C33.7307 39.1058 34.972 40.7826 34.972 40.7826L36.6283 34.0885C36.6283 34.0885 39.111 34.0885 40.145 34.0885" koffice:nodeTypes="cccccccccccccccccccccccccccccccccccccccccccccccccccc"/>
              <draw:path draw:style-name="gr9" draw:id="shape242" draw:name="path258" draw:layer="g4578" svg:width="95.93991340463pt" svg:height="54.61348147200pt" draw:transform="matrix(0.09803216429 0.00000000000 0.00000000000 0.09803216429 65.49415705269pt 35.44337003093pt)" svg:viewBox="0 0 96 55" svg:d="M67.3644 32.8982L67.3644 28.5519L72.3714 31.865L75.2913 28.5519L79.0474 32.2732L81.3434 28.5519L81.3434 34.5468L86.9743 29.5851L90.3091 31.036L90.3091 26.2784C90.3091 26.2784 94.2741 19.6554 92.6019 18.4181L95.9399 17.3786C95.9399 17.3786 90.3058 11.7919 88.6401 10.7556C86.9743 9.51838 84.6782 9.51838 84.6782 9.51838C84.6782 9.51838 80.3015 5.17532 77.3816 3.93171C74.6707 2.89856 73.0017 5.16894 73.0017 5.16894C73.0017 5.16894 71.3327 1.86222 68.4127 1.24042C65.7018 0.624992 65.7018 3.52036 65.7018 3.52036C65.7018 3.52036 63.6148 1.44769 60.9039 0.417724C58.1962 -0.825883 60.071 2.89856 60.071 2.89856L50.4783 0L51.7292 2.89856L42.7604 0.624992L43.8023 3.93171L37.5444 2.89856L37.1263 5.58667L28.1575 7.24481L29.8265 10.1338L24.1956 7.86023L24.1956 11.7919L17.9377 14.0719L20.2338 16.1382C20.2338 16.1382 11.8888 20.0667 10.2198 21.3071C8.554 22.3403 13.5578 24.6202 13.5578 24.6202L4.58893 23.3798L7.92693 26.272L0 33.5136L5.63085 37.4453L2.29286 42.4134L10.6378 44.0651L13.9758 49.6518L20.8576 48.4114L20.8576 54.6135L30.8684 46.7564C30.8684 46.7564 38.1682 53.169 38.7953 51.3068C39.2134 49.6518 39.2134 44.0651 39.2134 44.0651L42.7572 44.0651L42.7572 38.4785L45.4681 40.752L50.057 34.1322L56.1059 42.407L60.6948 31.8587L67.3708 32.8918" koffice:nodeTypes="ccccccccccccccccccccccccccccccccccccccccccccccccccccc"/>
              <draw:path draw:style-name="gr9" draw:id="shape243" draw:name="path262" draw:layer="g4578" svg:width="111.69868166256pt" svg:height="58.09152433898pt" draw:transform="matrix(0.09803216429 0.00000000000 0.00000000000 0.09803216429 75.17910747838pt 31.74042069576pt)" svg:viewBox="0 0 112 58" svg:d="M8.9128 45.3079L7.8774 35.8392L4.9757 38.716L6.21883 29.8666L1.65857 29.041L3.31713 20.3852L0 18.7404L0.827686 14.6221L4.14482 12.1549L10.1559 6.38546L24.0444 6.59186L25.6998 2.06392C25.6998 2.06392 33.9926 2.06392 35.6512 3.70871C37.3098 5.56307 42.49 0 42.49 0L44.564 0L46.8425 4.32154C46.8425 4.32154 54.0968 3.2991 57.4139 5.56307L53.4736 10.9134L60.7279 11.5294L65.7004 12.5645L70.8806 10.9134L77.5149 10.5038L79.1734 13.1774L85.3923 13.1774L83.3182 15.6445L91.4034 19.3533L89.7448 21.0044C89.7448 21.0044 94.3051 22.6524 97.6222 22.6524C100.939 22.6524 99.2808 22.6524 99.2808 22.6524C99.2808 22.6524 100.936 26.5675 98.6576 28.2154C98.6576 28.2154 100.939 33.7785 105.911 34.8105C110.885 35.8329 110.885 35.8329 111.504 37.0713C112.127 38.1032 111.504 43.6663 105.911 43.6663L105.911 49.2294C105.911 49.2294 101.559 53.1413 100.936 54.7924L97.619 52.5285C97.619 52.5285 94.7173 55.8212 94.7173 58.0915C94.7173 58.0915 87.4631 48.6133 84.7659 48.2037C81.8642 47.5846 82.4842 53.5572 82.4842 53.5572L74.6068 46.9654L73.5714 51.4965L66.9371 45.9366L63.0032 48.607L55.9567 41.4023L49.1179 42.2215L51.8119 38.7224L43.519 38.7224L41.8605 31.5114L40.6173 37.4809L35.6416 34.1818L29.2151 41.1896C29.2151 41.1896 28.3874 40.3672 27.3488 37.0713C26.3134 33.7721 23.4117 40.9864 23.4117 40.9864L21.13 35.8392L18.436 40.9864C18.436 40.9864 16.1606 37.0713 13.8789 35.8392C11.8049 34.8105 9.52638 42.0151 8.90322 45.3079" koffice:nodeTypes="ccccccccccccccccccccccccccccccccccccccccccccccccccccccccc"/>
              <draw:path draw:style-name="gr28" draw:id="shape244" draw:name="path290" draw:layer="g4578" svg:width="46.98441104696pt" svg:height="28.89666596571pt" draw:transform="matrix(0.09803216429 0.00000000000 0.00000000000 0.09803216429 67.28414594684pt 29.82683284888pt)" svg:viewBox="0 0 47 29" svg:d="M0 28.8967C0 28.8967 2.93653 23.8286 1.88869 21.5108C0.630642 19.1929 7.97196 25.519 7.97196 25.519C7.97196 25.519 9.6472 20.4575 8.59936 18.1397C7.34131 15.8218 16.9917 24.8884 16.9917 24.8884C16.9917 24.8884 18.6702 17.0864 16.9917 15.396C15.3133 13.7088 26.2218 17.7203 26.2218 17.7203C26.2218 17.7203 30.6265 16.459 28.9481 14.1346C27.2696 11.8168 36.2861 17.5057 36.2861 17.5057C36.2861 17.5057 38.385 11.8168 36.2861 9.70049C33.9803 7.3859 43.0001 12.4442 43.0001 12.4442L39.6431 6.32937L46.9844 6.74873L46.357 0" koffice:nodeTypes="cccccccccccccc"/>
              <draw:path draw:style-name="gr29" draw:id="shape245" draw:name="path298" draw:layer="g4578" svg:width="38.79127686737pt" svg:height="11.66319701333pt" draw:transform="matrix(0.09803216429 0.00000000000 0.00000000000 0.09803216429 78.08838841148pt 38.25226602781pt)" svg:viewBox="0 0 39 12" svg:d="M0 9.82081L4.82385 7.57146L9.01724 11.6632L13.6309 4.50186L19.2922 9.82081L20.1296 4.50186L26.2111 6.96258L27.4688 3.68162L34.1776 7.16449L34.8048 2.25251L38.1608 3.27781L38.7913 0" koffice:nodeTypes="cccccccccccc"/>
            </draw:g>
          </draw:g>
          <draw:path draw:style-name="gr15" draw:id="shape246" draw:name="path300" draw:layer="g4578" svg:width="33.06903749820pt" svg:height="8.40087803175pt" draw:transform="matrix(1.00793700000 0.00000000000 0.00000000000 1.00793700000 58.10770916118pt 67.41471232018pt)" svg:viewBox="0 0 33 8" svg:d="M16.5441 8.40012C21.0237 8.44193 23.6717 6.74516 25.1251 5.73095C28.5293 3.35201 29.2461 3.26909 29.8038 3.31023C30.441 3.37279 31.3762 3.60015 31.4164 4.17997C31.476 5.06948 30.0825 5.46241 29.2862 5.46241C28.4701 5.46241 26.3396 4.90364 26.3396 4.90364L25.7822 5.29688C26.1604 5.48314 30.5205 6.99299 31.3569 5.56606C32.2126 4.11778 33.069 1.77934 33.069 1.77934C33.069 1.77934 32.1135 0 29.983 0C27.8329 0 25.7423 1.40746 24.3488 2.46187C22.9549 3.51722 21.2032 4.9655 16.5445 4.9655C11.8858 4.9655 10.1137 3.51722 8.72022 2.46187C7.3267 1.40683 5.23613 0 3.10594 0C0.955817 0 0 1.77934 0 1.77934C0 1.77934 0.85606 4.11778 1.71213 5.56606C2.54823 6.99299 6.90834 5.48314 7.28649 5.29688L6.74904 4.90364C6.74904 4.90364 4.59891 5.46241 3.8024 5.46241C2.98624 5.46241 1.59242 5.06948 1.65226 4.17997C1.69217 3.60046 2.62773 3.37274 3.26494 3.31023C3.82235 3.26908 4.53906 3.35204 7.94335 5.73095C9.39673 6.74516 12.0447 8.37971 16.5441 8.40012" koffice:nodeTypes="ccccccccccccccccccccccc"/>
          <draw:path draw:style-name="gr17" draw:id="shape247" draw:name="path302" draw:layer="g4578" svg:width="33.06783038284pt" svg:height="8.40210609936pt" draw:transform="matrix(1.00793700000 0.00000000000 0.00000000000 1.00793700000 58.10739468484pt 67.41471232018pt)" svg:viewBox="0 0 33 8" svg:d="M16.5438 8.40137C21.0233 8.44253 23.6713 6.74566 25.1246 5.73201C28.5288 3.35226 29.2455 3.26997 29.8029 3.31111C30.4401 3.37301 31.3759 3.60073 31.4156 4.18028C31.4754 5.06985 30.0816 5.46281 29.2851 5.46281C28.4693 5.46281 26.3388 4.90463 26.3388 4.90463L25.7817 5.29791C26.1599 5.48418 30.5196 6.99412 31.356 5.56647C32.212 4.11808 33.0678 1.78011 33.0678 1.78011C33.0678 1.78011 32.1123 0 29.9821 0C27.832 0 25.7418 1.40756 24.348 2.46268C22.9542 3.51812 21.2025 4.96651 16.5438 4.96651C11.8852 4.96651 10.1135 3.51812 8.71975 2.46268C7.32626 1.40756 5.23572 0 3.10558 0C0.955492 0 0 1.78011 0 1.78011C0 1.78011 0.85574 4.11808 1.71209 5.56647C2.54818 6.99412 6.90821 5.48418 7.28636 5.29791L6.74923 4.90463C6.74923 4.90463 4.59883 5.46281 3.80294 5.46281C2.98649 5.46281 1.593 5.07049 1.65255 4.18028C1.69244 3.60073 2.62798 3.37363 3.26519 3.31111C3.82228 3.26996 4.53898 3.35293 7.94351 5.73201C9.39686 6.7463 12.0448 8.38096 16.5442 8.40137Z" koffice:nodeTypes="cccccccccccccccccccccccc"/>
          <draw:path draw:style-name="gr30" draw:id="shape248" draw:name="path304" draw:layer="g4578" svg:width="5.30384130812pt" svg:height="2.22083898976pt" draw:transform="matrix(1.00793700000 0.00000000000 0.00000000000 1.00793700000 59.79414936120pt 70.66325319645pt)" svg:viewBox="0 0 5 2" svg:d="M5.30384 1.64624C5.30384 1.64624 3.07923 2.22084 2.2474 2.22084C1.39506 2.22084 -0.0605573 1.81744 0.00194912 0.902081C0.0436162 0.306173 1.02066 0.0726589 1.68612 0.00837928C2.18522 -0.0346143 2.82952 0.0297075 5.30384 1.64624" koffice:nodeTypes="ccccc"/>
          <draw:path draw:style-name="gr17" draw:id="shape249" draw:name="path306" draw:layer="g4578" svg:width="5.30380143920pt" svg:height="2.22083898976pt" draw:transform="matrix(1.00793700000 0.00000000000 0.00000000000 1.00793700000 59.79416821999pt 70.66325319645pt)" svg:viewBox="0 0 5 2" svg:d="M5.3038 1.64624C5.3038 1.64624 3.07888 2.22084 2.24769 2.22084C1.39503 2.22084 -0.060255 1.81678 0.00192985 0.902081C0.0435968 0.306173 1.02063 0.0720014 1.68609 0.00837928C2.18487 -0.0346143 2.82949 0.0297075 5.3038 1.64624Z" koffice:nodeTypes="ccccc"/>
          <draw:path draw:style-name="gr30" draw:id="shape250" draw:name="path308" draw:layer="g4578" svg:width="5.30383168880pt" svg:height="2.22083898976pt" draw:transform="matrix(1.00793700000 0.00000000000 0.00000000000 1.00793700000 85.02718658868pt 70.66325319645pt)" svg:viewBox="0 0 5 2" svg:d="M0 1.64624C0 1.64624 2.22461 2.22084 3.07727 2.22084C3.9091 2.22084 5.3644 1.81744 5.30188 0.902081C5.26019 0.306173 4.28318 0.0726589 3.61772 0.00837928C3.11862 -0.0346143 2.47432 0.0297075 0 1.64624" koffice:nodeTypes="ccccc"/>
          <draw:path draw:style-name="gr17" draw:id="shape251" draw:name="path310" draw:layer="g4578" svg:width="5.30383086688pt" svg:height="2.22083898976pt" draw:transform="matrix(1.00793700000 0.00000000000 0.00000000000 1.00793700000 85.02687211234pt 70.66325319645pt)" svg:viewBox="0 0 5 2" svg:d="M0 1.64624C0 1.64624 2.22493 2.22084 3.07727 2.22084C3.90878 2.22084 5.3644 1.81678 5.30188 0.902081C5.26019 0.306173 4.28318 0.0720014 3.61804 0.00837928C3.11894 -0.0346143 2.47432 0.0297075 0.00032134 1.64624Z" koffice:nodeTypes="cccccc"/>
          <draw:path draw:style-name="gr30" draw:id="shape252" draw:name="path312" draw:layer="g4578" svg:width="1.24005799306pt" svg:height="1.60423472380pt" draw:transform="matrix(1.00793700000 0.00000000000 0.00000000000 1.00793700000 66.06290112101pt 68.49942569532pt)" svg:viewBox="0 0 1 2" svg:d="M1.24006 1.60423C1.06532 1.45956 0.890342 1.31461 0.73129 1.17051C0.492835 0.971209 0.254383 0.790304 0 0.591837C0 0.591837 0.349716 0.0853662 0.524451 0.0310062C0.794765 -0.0774199 1.12854 0.0848145 1.19203 0.735951C1.23981 1.24214 1.23981 1.60423 1.23981 1.60423" koffice:nodeTypes="cccccc"/>
          <draw:path draw:style-name="gr17" draw:id="shape253" draw:name="path314" draw:layer="g4578" svg:width="1.23956039405pt" svg:height="1.60423117281pt" draw:transform="matrix(1.00793700000 0.00000000000 0.00000000000 1.00793700000 66.06321559735pt 68.49942969352pt)" svg:viewBox="0 0 1 2" svg:d="M1.23956 1.60423C1.06461 1.45955 0.889921 1.31461 0.730899 1.17051C0.492737 0.971206 0.254331 0.790299 0 0.591832C0 0.591832 0.349644 0.0853624 0.524347 0.0310026C0.794608 -0.0774233 1.12832 0.0848107 1.19179 0.736498C1.23956 1.24214 1.23956 1.60423 1.23956 1.60423Z" koffice:nodeTypes="cccccc"/>
          <draw:path draw:style-name="gr15" draw:id="shape254" draw:name="path316" draw:layer="g4578" svg:width="6.03218329126pt" svg:height="3.52562397456pt" draw:transform="matrix(1.00793700000 0.00000000000 0.00000000000 1.00793700000 65.43235992429pt 68.02582855502pt)" svg:viewBox="0 0 6 4" svg:d="M2.41688 2.10408C2.41688 2.10408 2.41688 1.74321 2.35022 1.21318C2.26168 0.530613 1.79609 0.359971 1.41903 0.454635C1.17529 0.530027 0.687464 1.04254 0.687464 1.04254L0.687464 1.06154C0.465601 0.928302 0.244081 0.814929 0 0.70127C0.177421 0.530628 1.19751 0 1.44125 0C1.66311 0 4.72302 1.06154 5.69832 1.78151C5.9424 1.97173 6.11983 3.14665 5.9865 3.52562C4.34561 3.16564 3.28143 2.63472 2.41654 2.12279L2.41654 2.10409" koffice:nodeTypes="ccccccccccc"/>
          <draw:path draw:style-name="gr17" draw:id="shape255" draw:name="path318" draw:layer="g4578" svg:width="6.03258359663pt" svg:height="3.52679197860pt" draw:transform="matrix(1.00793700000 0.00000000000 0.00000000000 1.00793700000 65.43235992429pt 68.02582855502pt)" svg:viewBox="0 0 6 4" svg:d="M2.41696 2.10443C2.41696 2.10443 2.41696 1.7441 2.3503 1.21338C2.26211 0.530701 1.79615 0.360031 1.41942 0.454711C1.17533 0.530701 0.687487 1.04271 0.687487 1.04271L0.687487 1.06171C0.465616 0.929042 0.243746 0.815064 0 0.701386C0.177427 0.530716 1.19755 0 1.44164 0C1.66351 0 4.72317 1.06171 5.69885 1.7824C5.94294 1.97205 6.12003 3.14717 5.98704 3.52679C4.3461 3.16616 3.28154 2.63516 2.41662 2.12374" koffice:nodeTypes="cccccccccc"/>
          <draw:path draw:style-name="gr15" draw:id="shape256" draw:name="path320" draw:layer="g4578" svg:width="2.77920563165pt" svg:height="3.14424520107pt" draw:transform="matrix(1.00793700000 0.00000000000 0.00000000000 1.00793700000 65.67609859540pt 73.13383555663pt)" svg:viewBox="0 0 3 3" svg:d="M0.602722 0C0.602722 0 0.019778 0.619726 0.000306314 1.75691C-0.019167 3.10025 0.894195 3.1627 1.49631 3.14134C2.21526 3.12095 2.7982 2.68698 2.77873 1.2608C2.77873 1.2608 1.59337 0.722962 0.602422 4.65551e-14" koffice:nodeTypes="ccccc"/>
          <draw:path draw:style-name="gr17" draw:id="shape257" draw:name="path322" draw:layer="g4578" svg:width="2.77974758352pt" svg:height="3.14523749204pt" draw:transform="matrix(1.00793700000 0.00000000000 0.00000000000 1.00793700000 65.67641135659pt 73.13320660394pt)" svg:viewBox="0 0 3 3" svg:d="M0.602482 0.000638926C0.602482 0.000638926 0.0197792 0.620463 0.000306442 1.75783C-0.0191688 3.10074 0.893984 3.1632 1.49646 3.14247C2.21547 3.12208 2.79818 2.68773 2.7793 1.26101C2.7793 1.26101 1.59383 0.723715 0.602783 0Z" koffice:nodeTypes="cccccc"/>
          <draw:path draw:style-name="gr15" draw:id="shape258" draw:name="path324" draw:layer="g4578" svg:width="1.60384416884pt" svg:height="2.65501159211pt" draw:transform="matrix(1.00793700000 0.00000000000 0.00000000000 1.00793700000 66.24372345819pt 73.43907113422pt)" svg:viewBox="0 0 2 3" svg:d="M0.508529 0C0.508529 0 0.0745786 0.581276 0.00239417 1.53513C-0.0338414 2.27958 0.345763 2.69841 0.834061 2.65144C1.52108 2.60517 1.79226 1.39564 1.46673 0.721132L0.508529 0" koffice:nodeTypes="ccccc"/>
          <draw:path draw:style-name="gr17" draw:id="shape259" draw:name="path326" draw:layer="g4578" svg:width="1.60328938738pt" svg:height="2.65481583220pt" draw:transform="matrix(1.00793700000 0.00000000000 0.00000000000 1.00793700000 66.24403551181pt 73.43907113422pt)" svg:viewBox="0 0 2 3" svg:d="M0.508164 0C0.508164 0 0.074568 0.581255 0.00239375 1.53508C-0.0338355 2.27949 0.345706 2.6976 0.83364 2.65134C1.52054 2.60507 1.79168 1.39559 1.4662 0.721105L0.508164 0" koffice:nodeTypes="ccccc"/>
          <draw:path draw:style-name="gr30" draw:id="shape260" draw:name="path328" draw:layer="g4578" svg:width="5.27208435414pt" svg:height="2.51678595240pt" draw:transform="matrix(1.00793700000 0.00000000000 0.00000000000 1.00793700000 66.16485354538pt 74.37515432136pt)" svg:viewBox="0 0 5 3" svg:d="M0 1.51599C0.394053 1.71981 0.829334 1.70157 1.09875 1.68247C1.86576 1.66423 2.48768 1.27596 2.4669 0C2.4669 0 3.41992 0.425321 4.97472 0.75828C4.97472 0.75828 5.22336 1.03565 5.26491 1.59011C5.32722 2.05277 4.97472 2.55164 4.56053 2.51487C4.56053 2.51487 2.38381 2.16366 1.0572 1.96041C0.290187 1.83127 1.16739e-14 1.51656 1.16739e-14 1.51656" koffice:nodeTypes="cccccccc"/>
          <draw:path draw:style-name="gr17" draw:id="shape261" draw:name="path330" draw:layer="g4578" svg:width="5.27209053991pt" svg:height="2.51689806361pt" draw:transform="matrix(1.00793700000 0.00000000000 0.00000000000 1.00793700000 66.16516802172pt 74.37515432136pt)" svg:viewBox="0 0 5 3" svg:d="M0 1.51659C0.393733 1.71985 0.829014 1.70161 1.09843 1.68308C1.86544 1.66425 2.48704 1.27599 2.4669 0C2.4669 0 3.42024 0.425331 4.97504 0.758297C4.97504 0.758297 5.22368 1.03567 5.26491 1.59071C5.32722 2.05282 4.97504 2.55227 4.56053 2.51492C4.56053 2.51492 2.38381 2.16371 1.0572 1.96045C0.290187 1.83075 -1.16739e-14 1.51659 0 1.51659Z" koffice:nodeTypes="cccccccc"/>
          <draw:path draw:style-name="gr31" draw:id="shape262" draw:name="path332" draw:layer="g4578" svg:width="0.39964353833pt" svg:height="1.09056000000pt" draw:transform="matrix(1.00793700000 0.00000000000 0.00000000000 1.00793700000 70.74303483437pt 75.57538151047pt)" svg:viewBox="0 0 0 1" svg:d="M0.1413 0C0.1413 0 0.80765 0.485216 0 1.09056" koffice:nodeTypes="cc"/>
          <draw:path draw:style-name="gr31" draw:id="shape263" draw:name="path334" draw:layer="g4578" svg:width="2.07853173049pt" svg:height="0.78899872154pt" draw:transform="matrix(1.00793700000 0.00000000000 0.00000000000 1.00793700000 68.87116922848pt 75.25007589134pt)" svg:viewBox="0 0 2 1" svg:d="M0 0L2.07853 0.788999" koffice:nodeTypes="cc"/>
          <draw:path draw:style-name="gr31" draw:id="shape264" draw:name="path336" draw:layer="g4578" svg:width="2.23084812928pt" svg:height="0.41667541402pt" draw:transform="matrix(1.00793700000 0.00000000000 0.00000000000 1.00793700000 69.21718432438pt 75.71874240586pt)" svg:viewBox="0 0 2 0" svg:d="M0 0L2.23085 0.416675" koffice:nodeTypes="cc"/>
          <draw:path draw:style-name="gr31" draw:id="shape265" draw:name="path338" draw:layer="g4578" svg:width="1.27780144704pt" svg:height="0.25515429638pt" draw:transform="matrix(1.00793700000 0.00000000000 0.00000000000 1.00793700000 69.74608676671pt 75.33163815338pt)" svg:viewBox="0 0 1 0" svg:d="M0 0L1.2778 0.255154" koffice:nodeTypes="cc"/>
          <draw:path draw:style-name="gr30" draw:id="shape266" draw:name="path340" draw:layer="g4578" svg:width="1.23955661520pt" svg:height="1.60423472380pt" draw:transform="matrix(1.00793700000 0.00000000000 0.00000000000 1.00793700000 82.36165284295pt 68.49942569532pt)" svg:viewBox="0 0 1 2" svg:d="M0 1.60423C0.174696 1.45956 0.349644 1.31461 0.52434 1.17051C0.74682 0.971209 0.985224 0.790304 1.23956 0.591837C1.23956 0.591837 0.889911 0.0853662 0.715216 0.0310062C0.444953 -0.0774199 0.127165 0.0848145 0.0637051 0.735951C0.0159027 1.24214 0 1.60423 0 1.60423" koffice:nodeTypes="cccccc"/>
          <draw:path draw:style-name="gr17" draw:id="shape267" draw:name="path342" draw:layer="g4578" svg:width="1.24004633928pt" svg:height="1.60423117281pt" draw:transform="matrix(1.00793700000 0.00000000000 0.00000000000 1.00793700000 82.36165284295pt 68.49942969352pt)" svg:viewBox="0 0 1 2" svg:d="M0 1.60423C0.174976 1.45955 0.349713 1.31461 0.52469 1.17051C0.747214 0.971206 0.985672 0.790299 1.24005 0.591832C1.24005 0.591832 0.890331 0.0853624 0.715358 0.0310026C0.445041 -0.0774233 0.12719 0.0848107 0.0637177 0.736498C0.0161578 1.24214 0.000239374 1.60423 0.000239374 1.60423Z" koffice:nodeTypes="ccccccc"/>
          <draw:path draw:style-name="gr15" draw:id="shape268" draw:name="path344" draw:layer="g4578" svg:width="6.00833831287pt" svg:height="3.52562397456pt" draw:transform="matrix(1.00793700000 0.00000000000 0.00000000000 1.00793700000 79.05468581974pt 68.02582855502pt)" svg:viewBox="0 0 6 4" svg:d="M3.59658 2.10408C3.59658 2.10408 3.61876 1.74321 3.68528 1.21318C3.77329 0.530613 4.21648 0.359971 4.59246 0.454635C4.83572 0.530027 5.32257 1.04254 5.32257 1.04254L5.32257 1.06154C5.54366 0.928302 5.76474 0.814929 6.00834 0.70127C5.83161 0.530628 4.81388 0 4.59246 0C4.3492 0 1.29534 1.06154 0.321629 1.78151C0.100205 1.97173 -0.0768643 3.14665 0.0340165 3.52562C1.69384 3.16564 2.73373 2.63472 3.5969 2.12279L3.5969 2.10409" koffice:nodeTypes="ccccccccccc"/>
          <draw:path draw:style-name="gr17" draw:id="shape269" draw:name="path346" draw:layer="g4578" svg:width="6.00902017236pt" svg:height="3.52679197860pt" draw:transform="matrix(1.00793700000 0.00000000000 0.00000000000 1.00793700000 79.05468581974pt 68.02582855502pt)" svg:viewBox="0 0 6 4" svg:d="M3.59678 2.10443C3.59678 2.10443 3.61897 1.7441 3.68549 1.21338C3.77385 0.530701 4.21672 0.360031 4.59272 0.454711C4.83633 0.530701 5.32288 1.04271 5.32288 1.04271L5.32288 1.06171C5.54431 0.929042 5.76575 0.815064 6.00902 0.701386C5.83194 0.530716 4.81415 0 4.59272 0C4.34911 0 1.29542 1.06171 0.321647 1.7824C0.100211 1.97205 -0.0768687 3.14717 0.0340184 3.52679C1.69393 3.16616 2.73389 2.63516 3.59711 2.12374" koffice:nodeTypes="cccccccccc"/>
          <draw:path draw:style-name="gr15" draw:id="shape270" draw:name="path348" draw:layer="g4578" svg:width="2.78000481653pt" svg:height="3.14424520107pt" draw:transform="matrix(1.00793700000 0.00000000000 0.00000000000 1.00793700000 81.42587606866pt 73.13383555663pt)" svg:viewBox="0 0 3 3" svg:d="M2.17632 0C2.17632 0 2.75935 0.619726 2.77882 1.75691C2.81779 3.10025 1.8848 3.1627 1.2826 3.14134C0.56355 3.12095 0 2.68698 0 1.2608C0 1.2608 1.18552 0.722962 2.17662 4.65551e-14" koffice:nodeTypes="ccccc"/>
          <draw:path draw:style-name="gr17" draw:id="shape271" draw:name="path350" draw:layer="g4578" svg:width="2.78000481151pt" svg:height="3.14523749204pt" draw:transform="matrix(1.00793700000 0.00000000000 0.00000000000 1.00793700000 81.42587606866pt 73.13320660394pt)" svg:viewBox="0 0 3 3" svg:d="M2.17632 0.000638926C2.17632 0.000638926 2.75935 0.620463 2.77882 1.75783C2.81779 3.10074 1.8848 3.1632 1.2823 3.14247C0.56355 3.12208 0 2.68773 0 1.26101C0 1.26101 1.18523 0.723715 2.17632 0Z" koffice:nodeTypes="cccccc"/>
          <draw:path draw:style-name="gr15" draw:id="shape272" draw:name="path352" draw:layer="g4578" svg:width="1.59321619196pt" svg:height="2.65501159211pt" draw:transform="matrix(1.00793700000 0.00000000000 0.00000000000 1.00793700000 81.97185346881pt 73.43907113422pt)" svg:viewBox="0 0 2 3" svg:d="M1.0838 0C1.0838 0 1.5163 0.581276 1.58825 1.53513C1.64244 2.27958 1.24602 2.69841 0.759344 2.65144C0.0746028 2.60517 -0.177626 1.39564 0.128769 0.721132L1.0838 0" koffice:nodeTypes="ccccc"/>
          <draw:path draw:style-name="gr17" draw:id="shape273" draw:name="path354" draw:layer="g4578" svg:width="1.59287107128pt" svg:height="2.65481583220pt" draw:transform="matrix(1.00793700000 0.00000000000 0.00000000000 1.00793700000 81.97204502090pt 73.43907113422pt)" svg:viewBox="0 0 2 3" svg:d="M1.08351 0C1.08351 0 1.51597 0.581255 1.5879 1.53508C1.64209 2.27949 1.24544 2.6976 0.759092 2.65134C0.0747036 2.60507 -0.177498 1.39559 0.128585 0.721105L1.08351 0" koffice:nodeTypes="ccccc"/>
          <draw:path draw:style-name="gr30" draw:id="shape274" draw:name="path356" draw:layer="g4578" svg:width="5.26567701276pt" svg:height="2.51678595240pt" draw:transform="matrix(1.00793700000 0.00000000000 0.00000000000 1.00793700000 78.67518519356pt 74.37515432136pt)" svg:viewBox="0 0 5 3" svg:d="M5.26568 1.51599C4.87219 1.71981 4.43685 1.70157 4.1676 1.68247C3.40105 1.66423 2.80028 1.27596 2.80028 0C2.80028 0 1.8472 0.425321 0.314109 0.75828C0.314109 0.75828 0.0448601 1.03565 0.00333744 1.59011C-0.0381876 2.05277 0.314109 2.55164 0.707604 2.51487C0.707604 2.51487 2.90344 2.16366 4.2088 1.96041C4.97535 1.83127 5.26536 1.51656 5.26536 1.51656" koffice:nodeTypes="cccccccc"/>
          <draw:path draw:style-name="gr17" draw:id="shape275" draw:name="path358" draw:layer="g4578" svg:width="5.26438904983pt" svg:height="2.51689806361pt" draw:transform="matrix(1.00793700000 0.00000000000 0.00000000000 1.00793700000 78.67581528227pt 74.37515432136pt)" svg:viewBox="0 0 5 3" svg:d="M5.26439 1.51659C4.87095 1.71985 4.43567 1.70161 4.16645 1.68308C3.40032 1.66425 2.79962 1.27599 2.79962 0C2.79962 0 1.84666 0.425331 0.314066 0.758297C0.314066 0.758297 0.0448518 1.03567 0.00333588 1.59071C-0.038176 2.05282 0.314066 2.55227 0.707514 2.51492C0.707514 2.51492 2.90341 2.16371 4.20797 1.96045C4.97442 1.83075 5.26439 1.51659 5.26439 1.51659Z" koffice:nodeTypes="cccccccc"/>
          <draw:path draw:style-name="gr31" draw:id="shape276" draw:name="path360" draw:layer="g4578" svg:width="0.39327411061pt" svg:height="1.09056000000pt" draw:transform="matrix(1.00793700000 0.00000000000 0.00000000000 1.00793700000 78.87245565001pt 75.57538151047pt)" svg:viewBox="0 0 0 1" svg:d="M0.272206 0C0.272206 0 -0.414373 0.485216 0.393274 1.09056" koffice:nodeTypes="cc"/>
          <draw:path draw:style-name="gr31" draw:id="shape277" draw:name="path362" draw:layer="g4578" svg:width="2.07916505728pt" svg:height="0.78899872154pt" draw:transform="matrix(1.00793700000 0.00000000000 0.00000000000 1.00793700000 79.08565116745pt 75.25007589134pt)" svg:viewBox="0 0 2 1" svg:d="M2.07917 0L0 0.788999" koffice:nodeTypes="cc"/>
          <draw:path draw:style-name="gr31" draw:id="shape278" draw:name="path364" draw:layer="g4578" svg:width="2.23177127105pt" svg:height="0.41667541402pt" draw:transform="matrix(1.00793700000 0.00000000000 0.00000000000 1.00793700000 79.30963492759pt 75.71874240586pt)" svg:viewBox="0 0 2 0" svg:d="M2.23177 0L0 0.416675" koffice:nodeTypes="cc"/>
          <draw:path draw:style-name="gr31" draw:id="shape279" draw:name="path366" draw:layer="g4578" svg:width="1.23316316525pt" svg:height="0.25515429638pt" draw:transform="matrix(1.00793700000 0.00000000000 0.00000000000 1.00793700000 79.14650798447pt 75.33163815338pt)" svg:viewBox="0 0 1 0" svg:d="M1.23316 0L0 0.255154" koffice:nodeTypes="cc"/>
          <draw:path draw:style-name="gr8" draw:id="shape280" draw:name="path368" draw:layer="g4578" svg:width="1.15052203232pt" svg:height="2.83734313280pt" draw:transform="matrix(1.00793700000 0.00000000000 0.00000000000 1.00793700000 60.73000439822pt 67.90379560656pt)" svg:viewBox="0 0 1 3" svg:d="M0.00227871 2.83734C0.02398 2.78875 0.02398 2.45217 0.02398 2.33281C0.02398 2.26049 0.00227871 1.92356 0.00227871 1.82755L0.0670479 1.85203C0.0670479 1.89987 0.0887492 2.06852 0.0887492 2.11633C0.196912 2.3091 0.369838 2.42921 0.543433 2.42921C0.781122 2.40434 0.933353 2.23644 0.933353 1.99624C0.911651 1.75491 0.716694 1.6348 0.522067 1.51543C0.240645 1.34677 0.0239843 1.20256 0.00228472 0.842236C-0.0194166 0.601648 0.110448 0.288775 0.522067 0.265049C0.694993 0.240179 0.846554 0.265049 0.911651 0.288775C0.933353 0.192764 0.933353 0.0963822 0.933353 0.0237263L0.998113 0C0.976412 0.312873 0.976412 0.601648 0.998113 0.865963L0.933353 0.841474C0.933353 0.721737 0.911651 0.649453 0.911651 0.600895C0.868257 0.480787 0.716694 0.33658 0.522067 0.360678C0.283709 0.384404 0.175545 0.553071 0.197244 0.697277C0.197244 0.888927 0.413903 0.985309 0.63023 1.10542C0.867921 1.25037 1.10628 1.41903 1.14935 1.80271C1.17105 2.23569 0.889952 2.50001 0.500033 2.52484C0.370173 2.54857 0.196912 2.52484 0.110115 2.49997C0.110115 2.54857 0.0884145 2.69273 0.0667132 2.81284L0.00195263 2.83657" koffice:nodeTypes="cccccccccccccccccccccccc"/>
          <draw:path draw:style-name="gr8" draw:id="shape281" draw:name="path370" draw:layer="g4578" svg:width="2.42385484008pt" svg:height="2.47546119768pt" draw:transform="matrix(1.00793700000 0.00000000000 0.00000000000 1.00793700000 62.35828652106pt 68.26953159463pt)" svg:viewBox="0 0 2 2" svg:d="M0.312925 0.786722C0.423937 0.539846 0.557219 0.269758 0.57949 0.180079C0.534945 0.134688 0.446206 0.090053 0.379395 0.0453914L0.401668 0C0.468135 0.0221617 0.645964 0.112188 0.846059 0.202214C0.956728 0.269767 1.15682 0.359073 1.22364 0.382267L1.17909 0.42659C1.11295 0.404428 1.00161 0.359037 0.912867 0.336911C0.86833 0.382302 0.712771 0.718831 0.601759 0.943554L0.446205 1.28012C0.179641 1.84209 0.312924 2.13364 0.601759 2.26834C0.779242 2.35836 0.912867 2.38052 1.02388 2.33589C1.24591 2.26834 1.37919 2.04434 1.53508 1.72925L1.64574 1.50487C1.6903 1.41484 1.91231 0.943589 1.93458 0.831054C1.89004 0.808181 1.73449 0.696705 1.66802 0.67351L1.66802 0.606669C1.73484 0.652061 1.93458 0.741366 2.09048 0.808884C2.22376 0.876437 2.35704 0.94358 2.42385 0.965742L2.37931 1.01113C2.31318 0.988972 2.24603 0.965742 2.17922 0.965742C2.15695 0.988972 1.97912 1.3255 1.95685 1.39302L1.89038 1.50555C1.84584 1.61705 1.80164 1.75244 1.7571 1.84211C1.60154 2.13366 1.44599 2.35908 1.15715 2.44875C0.979334 2.49343 0.779239 2.49343 0.534945 2.35908C-0.0204567 2.11219 -0.10954 1.6399 0.112827 1.1908L0.312921 0.786722" koffice:nodeTypes="cccccccccccccccccccccccccccc"/>
          <draw:path draw:style-name="gr8" draw:id="shape282" draw:name="path372" draw:layer="g4578" svg:width="2.48635792082pt" svg:height="2.55327275251pt" draw:transform="matrix(1.00793700000 0.00000000000 0.00000000000 1.00793700000 66.80671364057pt 70.95577239809pt)" svg:viewBox="0 0 2 3" svg:d="M0.37059 0.798638C0.505578 0.570763 0.640569 0.273965 0.685681 0.205395C0.640573 0.160019 0.573249 0.114661 0.505578 0.0457377L0.528137 0C0.595802 0.0457377 0.753351 0.137141 0.933452 0.251078C1.06844 0.320047 1.24854 0.433939 1.31621 0.456446L1.2711 0.501822C1.20378 0.479315 1.09099 0.410392 1.00112 0.387885C0.95601 0.433984 0.775902 0.752548 0.663467 0.981481L0.46081 1.30079C0.145717 1.84797 0.280707 2.16763 0.550688 2.32692C0.708231 2.418 0.843223 2.44086 0.978212 2.418C1.20343 2.37298 1.36098 2.16763 1.51852 1.84797L1.65351 1.61938C1.69827 1.52795 1.9686 1.07185 2.01337 0.981481C1.94638 0.935382 1.81071 0.821128 1.74374 0.776113L1.76629 0.707145C1.83362 0.752521 2.01372 0.866441 2.17161 0.957871C2.30626 1.02648 2.44125 1.11788 2.48636 1.14074L2.44159 1.16325C2.37392 1.16325 2.3066 1.14074 2.23893 1.11787C2.21637 1.14074 2.01371 1.46004 1.99116 1.52861L1.92384 1.64255C1.85652 1.75683 1.78885 1.87077 1.74374 1.9622C1.58619 2.25865 1.38353 2.46402 1.091 2.53223C0.910893 2.57833 0.708235 2.55546 0.460812 2.39543C-0.056939 2.09935 -0.102051 1.64255 0.145719 1.1868L0.370933 0.798566" koffice:nodeTypes="cccccccccccccccccccccccccccc"/>
          <draw:path draw:style-name="gr8" draw:id="shape283" draw:name="path374" draw:layer="g4578" svg:width="2.74003280423pt" svg:height="2.08875185200pt" draw:transform="matrix(1.00793700000 0.00000000000 0.00000000000 1.00793700000 68.48468667155pt 72.11681099664pt)" svg:viewBox="0 0 3 2" svg:d="M1.73617 1.83554C1.77484 1.83554 1.96758 1.86958 2.00624 1.88621C2.02559 1.80206 2.17995 0.807942 2.19928 0.656278C2.08358 0.757823 1.25402 1.61691 1.13831 1.71792C1.11898 1.56626 1.06128 0.403597 1.06128 0.319454L1.04194 0.319454C0.868233 0.622781 0.521117 1.14529 0.424449 1.41459C0.463113 1.43175 0.578822 1.49874 0.617489 1.51614L0.617489 1.54939C0.578826 1.53276 0.308744 1.46524 0.270076 1.44862C0.19304 1.43173 0.0770363 1.39822 0 1.3811L0.0386634 1.33097C0.0773269 1.34759 0.154367 1.36448 0.21237 1.36448C0.30874 1.24657 0.964894 0.303354 1.06127 0.134288C1.00327 0.117666 0.849192 0.0506657 0.829859 0.0506657L0.829859 0C0.868522 0.0171556 1.04193 0.0672606 1.17727 0.100764C1.27364 0.134808 1.46668 0.18516 1.52438 0.202302L1.50505 0.235813C1.42772 0.218924 1.37001 0.218924 1.31201 0.218924C1.31201 0.420966 1.35069 1.17928 1.35069 1.36445C1.46638 1.26342 2.19958 0.52173 2.21891 0.471612C2.18026 0.45499 2.12254 0.420946 2.08387 0.404091L2.08387 0.353959C2.16121 0.387469 2.31529 0.438102 2.39262 0.454984C2.46995 0.471605 2.68203 0.539126 2.74003 0.539126L2.70137 0.589258C2.68203 0.572636 2.54699 0.555748 2.48929 0.555748C2.45062 0.808429 2.31558 1.81944 2.31558 1.9711C2.35425 1.98772 2.45062 2.03785 2.48929 2.05524L2.48929 2.08875C2.41225 2.07186 2.27721 2.02175 2.16151 1.98773C2.0458 1.95422 1.79476 1.88671 1.71772 1.87008L1.73705 1.83604" koffice:nodeTypes="cccccccccccccccccccccccccccccccccc"/>
          <draw:path draw:style-name="gr8" draw:id="shape284" draw:name="path376" draw:layer="g4578" svg:width="2.22991203752pt" svg:height="2.78871425448pt" draw:transform="matrix(1.00793700000 0.00000000000 0.00000000000 1.00793700000 78.27158883353pt 72.23788438908pt)" svg:viewBox="0 0 2 3" svg:d="M0.753845 1.52629C0.66322 1.26427 0.482425 0.786857 0.452215 0.691304C0.391803 0.691304 0.150586 0.739482 0.0302122 0.739482L0 0.691304C0.120837 0.667782 0.512631 0.59612 0.663214 0.548717C0.81426 0.524817 1.77864 0.310199 1.83906 0.262049C1.83906 0.238527 1.83906 0.119462 1.80885 0.0474221L1.89901 0C1.89901 0.142956 2.01893 0.52407 2.07934 0.763325L1.98963 0.739425C1.98963 0.691247 1.92921 0.572201 1.89901 0.524798C1.71822 0.453098 1.11542 0.548698 0.934167 0.59612C0.934167 0.643164 1.11496 1.16797 1.17538 1.3826L1.20559 1.45392C1.38591 1.4065 1.86834 1.28708 1.98918 1.23929C1.98918 1.19187 1.95895 1.09634 1.95895 1.04892L2.04912 1.02465C2.07933 1.16724 2.13975 1.47743 2.22991 1.69206L2.13975 1.69206C2.10954 1.62036 2.07934 1.52557 2.01937 1.45391C1.92922 1.40573 1.44679 1.50095 1.23579 1.54909L1.266 1.64391C1.35616 1.88278 1.56764 2.40687 1.59739 2.4789C1.74795 2.4789 1.95849 2.43148 2.04912 2.43148L2.07934 2.4789C1.92876 2.50242 1.62759 2.57409 1.38591 2.6215C1.17538 2.66967 0.90396 2.74057 0.753377 2.78871L0.753377 2.71701C0.783589 2.69349 1.0248 2.64531 1.1447 2.5972C1.11496 2.52587 0.964377 2.02498 0.843542 1.69128L0.753383 1.5248" koffice:nodeTypes="ccccccccccccccccccccccccccccccc"/>
          <draw:path draw:style-name="gr8" draw:id="shape285" draw:name="path378" draw:layer="g4578" svg:width="2.03755586926pt" svg:height="2.16180454512pt" draw:transform="matrix(1.00793700000 0.00000000000 0.00000000000 1.00793700000 79.83853333818pt 71.97342591077pt)" svg:viewBox="0 0 2 2" svg:d="M0.570484 0.965573C0.509229 0.818997 0.346502 0.441059 0.305664 0.356929C0.244401 0.377972 0.101786 0.42039 0.0408422 0.441059L0 0.39864C0.0609402 0.37793 0.285241 0.294449 0.42786 0.209671C0.590899 0.147208 0.814876 0.042385 0.876139 0L0.876139 0.062463C0.814852 0.104881 0.692682 0.167303 0.611318 0.230722C0.631739 0.314527 0.774358 0.671116 0.855718 0.860085L0.896576 0.964925C1.0392 1.27976 1.24308 1.76254 1.2836 1.80493C1.56885 1.67906 1.73188 1.53183 1.79314 1.42699C1.79314 1.32215 1.77271 1.17525 1.77271 1.11215L1.81357 1.06973C1.87421 1.30109 1.93577 1.5949 2.03756 1.95147L1.97627 1.95147C1.95584 1.90972 1.89491 1.72077 1.87449 1.65766C1.81352 1.67904 1.28358 1.90974 1.16139 1.95147C1.03918 2.0146 0.814884 2.11941 0.753947 2.1618L0.733526 2.09868C0.77436 2.07797 0.937402 1.99384 0.97793 1.95144C0.937071 1.82558 0.733526 1.3428 0.631429 1.11209L0.570489 0.964858" koffice:nodeTypes="ccccccccccccccccccccccc"/>
          <draw:path draw:style-name="gr8" draw:id="shape286" draw:name="path380" draw:layer="g4578" svg:width="2.11926489768pt" svg:height="2.79164347920pt" draw:transform="matrix(1.00793700000 0.00000000000 0.00000000000 1.00793700000 85.16959599154pt 68.51325882473pt)" svg:viewBox="0 0 2 3" svg:d="M0.644287 1.55141C0.540484 1.31313 0.332565 0.883647 0.290912 0.811579C0.249243 0.811579 0.0829848 0.8836 0.0208347 0.907182L0 0.858979C0.103803 0.787997 0.31173 0.692404 0.415533 0.620704C0.49851 0.573257 1.05981 0.23939 1.12197 0.191224C1.10113 0.143777 1.10113 0.0956217 1.0803 0.047447L1.12197 0C1.1428 0.0713595 1.30907 0.500811 1.32989 0.596045L1.26772 0.620714C1.26772 0.596045 1.20521 0.476936 1.18442 0.405974C1.10175 0.357771 0.727552 0.549005 0.60261 0.620714C0.60261 0.668161 0.831355 1.19323 0.914332 1.3598L0.935167 1.408C1.14309 1.28851 1.3507 1.12119 1.41317 1.07377C1.39233 1.02556 1.39233 0.978522 1.3715 0.954629L1.43367 0.906426C1.43367 0.954629 1.5583 1.36054 1.59995 1.45505L1.53745 1.45505C1.51661 1.40798 1.47527 1.33591 1.45447 1.26494C1.37181 1.26494 1.16356 1.36054 0.955639 1.47968L0.997308 1.55066C1.05981 1.71797 1.32986 2.31402 1.39201 2.38609C1.62044 2.24305 1.82837 2.07575 1.91134 1.95661C1.8905 1.8371 1.86967 1.74187 1.84916 1.67054L1.91134 1.62234C1.93217 1.71794 2.05679 2.17132 2.11926 2.314L2.05709 2.314C2.01542 2.24301 1.99459 2.19559 1.97411 2.17132C1.91194 2.19561 1.3718 2.4813 1.22603 2.5769C1.14338 2.62435 0.956273 2.74348 0.852149 2.79164L0.852149 2.74344C0.872654 2.71991 1.0181 2.60077 1.08059 2.55332C1.05975 2.50512 0.852149 1.98082 0.706701 1.69436L0.644526 1.55134" koffice:nodeTypes="ccccccccccccccccccccccccccccccccccc"/>
          <draw:path draw:style-name="gr8" draw:id="shape287" draw:name="path382" draw:layer="g4578" svg:width="1.93961831725pt" svg:height="2.30344862857pt" draw:transform="matrix(1.00793700000 0.00000000000 0.00000000000 1.00793700000 63.94728973898pt 69.38945442708pt)" svg:viewBox="0 0 2 2" svg:d="M0.795055 0.888158C0.894361 0.714465 1.09328 0.346054 1.13313 0.237508C1.07367 0.173032 0.993976 0.107911 0.934206 0.0648203L0.95413 0C1.01358 0.043099 1.45097 0.324986 1.59042 0.411836C2.00756 0.69307 1.96834 0.931549 1.88865 1.06148C1.8488 1.12596 1.82918 1.16971 1.70965 1.23517C1.55058 1.32102 1.37158 1.29965 1.2922 1.29965C1.47119 1.473 1.61035 1.8197 1.47119 2.05818C1.31212 2.33942 0.993976 2.38318 0.695751 2.16674C0.636293 2.12295 0.41745 1.9493 0.318146 1.88483C0.278305 1.86311 0.0597672 1.71115 0 1.66806L0.0199242 1.62462C0.0796891 1.64668 0.218842 1.73284 0.278303 1.75421C0.377607 1.60291 0.576525 1.23449 0.695752 1.03943L0.795058 0.888132" koffice:nodeTypes="cccccccccccccccc"/>
          <draw:path draw:style-name="gr15" draw:id="shape288" draw:name="path384" draw:layer="g4578" svg:width="0.32818170506pt" svg:height="0.59732299280pt" draw:transform="matrix(1.00793700000 0.00000000000 0.00000000000 1.00793700000 64.59822190438pt 70.52848774505pt)" svg:viewBox="0 0 0 1" svg:d="M0.150304 0.0779668C0.0925359 0.203048 0 0.42146 0 0.452492C0.0115903 0.49942 0.0461789 0.530428 0.0693575 0.54654C0.173483 0.639872 0.242839 0.592974 0.289018 0.499365C0.335375 0.406033 0.346787 0.265557 0.289018 0.140476C0.265842 0.0779359 0.208071 0.0315144 0.184893 0L0.150127 0.0779359" koffice:nodeTypes="ccccccc"/>
          <draw:path draw:style-name="gr15" draw:id="shape289" draw:name="path386" draw:layer="g4578" svg:width="0.27075904459pt" svg:height="0.34311477760pt" draw:transform="matrix(1.00793700000 0.00000000000 0.00000000000 1.00793700000 65.02548397963pt 69.85655662337pt)" svg:viewBox="0 0 0 0" svg:d="M0 0.295898C0.0210552 0.319797 0.0735248 0.343115 0.115632 0.343115C0.168103 0.331072 0.21021 0.295898 0.241627 0.248498C0.294099 0.165911 0.273044 0.0711113 0.199682 0.0237116C0.189155 0.0120432 0.178631 0 0.168104 0C0.157576 0.0120432 0.0735258 0.153685 0.031582 0.236633L0.000165678 0.295884" koffice:nodeTypes="ccccccc"/>
          <draw:path draw:style-name="gr8" draw:id="shape290" draw:name="path388" draw:layer="g4578" svg:width="1.17620618778pt" svg:height="1.89956687447pt" draw:transform="matrix(1.00793700000 0.00000000000 0.00000000000 1.00793700000 71.53701261245pt 72.86902228450pt)" svg:viewBox="0 0 1 2" svg:d="M0.340357 0.806872C0.355873 0.610321 0.386658 0.216915 0.386658 0.11804C0.32484 0.0983144 0.24727 0.078901 0.185452 0.0588639L0.185452 0C0.24727 0.0197252 0.634403 0.0588639 0.758278 0.078862C1.14518 0.137414 1.17621 0.353667 1.17621 0.472268C1.16068 0.550522 1.16068 0.609666 1.09887 0.707942C1.00603 0.845348 0.882155 0.904796 0.804823 0.92421L0.804823 0.944247C1.00603 1.00311 1.19196 1.21936 1.16093 1.49477C1.1299 1.77019 0.928696 1.94732 0.650157 1.88818C0.603856 1.88818 0.386896 1.82931 0.309565 1.80931C0.263264 1.80931 0.0618177 1.77018 0 1.77018L0.0155155 1.73041C0.0618165 1.73041 0.185931 1.73041 0.232235 1.73041C0.263266 1.55329 0.294052 1.1802 0.325081 0.963325L0.340596 0.805601" koffice:nodeTypes="ccccccccccccccccc"/>
          <draw:path draw:style-name="gr15" draw:id="shape291" draw:name="path390" draw:layer="g4578" svg:width="0.46815246917pt" svg:height="0.67546332627pt" draw:transform="matrix(1.00793700000 0.00000000000 0.00000000000 1.00793700000 72.20803175274pt 73.92659010238pt)" svg:viewBox="0 0 0 1" svg:d="M0.040456 0.121664C0.020224 0.283192 0 0.586024 0 0.605944C0.040456 0.646744 0.121068 0.666344 0.161528 0.666344C0.343288 0.707144 0.444128 0.605944 0.464358 0.464352C0.48459 0.3436 0.423902 0.18176 0.282598 0.08092C0.222222 0.04012 0.121068 0 0.0606904 0L0.0404584 0.121688" koffice:nodeTypes="ccccccc"/>
          <draw:path draw:style-name="gr15" draw:id="shape292" draw:name="path392" draw:layer="g4578" svg:width="0.40673683942pt" svg:height="0.59794695776pt" draw:transform="matrix(1.00793700000 0.00000000000 0.00000000000 1.00793700000 72.26888292530pt 73.13317434996pt)" svg:viewBox="0 0 0 1" svg:d="M0.0003144 0.58608C0.0610024 0.606 0.182074 0.606 0.262682 0.54528C0.34298 0.50512 0.383442 0.424208 0.403672 0.323368C0.423904 0.141608 0.343296 0.01992 0.181762 0C0.141298 0 0.100842 0 0.100842 0C0.0806104 0.01992 0.0404664 0.302832 0.020232 0.484592L0 0.585432" koffice:nodeTypes="ccccccc"/>
          <draw:path draw:style-name="gr8" draw:id="shape293" draw:name="path394" draw:layer="g4578" svg:width="1.76165422174pt" svg:height="1.95793949208pt" draw:transform="matrix(1.00793700000 0.00000000000 0.00000000000 1.00793700000 73.49012761674pt 73.11276564158pt)" svg:viewBox="0 0 2 2" svg:d="M0.321896 0.739419C0.321896 0.639645 0.340885 0.140475 0.321896 0.10013C0.28392 0.0801041 0.113631 0.0603947 0.0756562 0.0603947L0.056668 0L0.587121 0.0206593C0.814373 0.0206593 1.11757 0.0403687 1.26917 0.120433C1.40179 0.179878 1.47744 0.279945 1.47744 0.420056C1.47744 0.579267 1.30686 0.779733 1.11757 0.899216C1.13656 0.959611 1.51541 1.63859 1.76165 1.93791L1.64803 1.95794C1.47744 1.85817 0.852346 1.05936 0.814373 0.999312C0.719734 0.999312 0.624801 0.999312 0.587121 0.999312L0.587121 1.07907C0.568133 1.23859 0.568133 1.63799 0.568133 1.75808C0.606102 1.75808 0.776398 1.79845 0.833358 1.79845L0.833358 1.85822C0.776693 1.83819 0.530451 1.83819 0.416824 1.81785C0.321893 1.81785 0.0569586 1.81785 0 1.81785L0.0189882 1.75808C0.0569571 1.75808 0.20856 1.75808 0.265227 1.73774C0.284215 1.6583 0.30291 1.15851 0.321605 0.898599L0.321605 0.739396" koffice:nodeTypes="cccccccccccccccccccccc"/>
          <draw:path draw:style-name="gr15" draw:id="shape294" draw:name="path396" draw:layer="g4578" svg:width="0.48427400000pt" svg:height="0.65468311375pt" draw:transform="matrix(1.00793700000 0.00000000000 0.00000000000 1.00793700000 74.16114514432pt 73.29600858818pt)" svg:viewBox="0 0 0 1" svg:d="M0.000308 0.64644C0.060684 0.66636 0.161838 0.64644 0.242446 0.6262C0.323056 0.60628 0.484274 0.505448 0.484274 0.303456C0.484274 0.18176 0.383436 0.020856 0.040456 0C0.020224 0.101776 0 0.44444 0 0.585432L0 0.646472" koffice:nodeTypes="cccccc"/>
          <draw:path draw:style-name="gr8" draw:id="shape295" draw:name="path398" draw:layer="g4578" svg:width="2.22539421219pt" svg:height="2.38859866980pt" draw:transform="matrix(1.00793700000 0.00000000000 0.00000000000 1.00793700000 83.39969087352pt 69.73002411558pt)" svg:viewBox="0 0 2 2" svg:d="M0.538794 1.17461C0.50393 1.08651 0.277979 0.62326 0.243128 0.578698C0.208264 0.601517 0.0691571 0.689241 0.0171566 0.71101L0 0.667122L0.417099 0.336525C0.591071 0.204212 0.817042 0.0273473 0.990745 0.005578C1.11244 -0.0168908 1.21672 0.0273473 1.28641 0.159651C1.35584 0.313733 1.32128 0.6008 1.23439 0.821204C1.26926 0.865792 1.89515 1.26235 2.22539 1.39534L2.13854 1.4617C1.96457 1.48381 1.09526 1.13076 1.04327 1.1083C0.973571 1.17466 0.904143 1.24061 0.869287 1.26306L0.904152 1.32907C0.973579 1.48383 1.14755 1.85899 1.21724 1.9685C1.25211 1.94673 1.39121 1.88041 1.42579 1.83654L1.46066 1.88113C1.40864 1.92467 1.21726 2.05697 1.13041 2.1233C1.04356 2.18992 0.852162 2.34472 0.799892 2.3886L0.799892 2.32189C0.817325 2.30012 0.939016 2.18992 0.973864 2.14537C0.956431 2.05761 0.730467 1.59402 0.608765 1.32906L0.539339 1.17464" koffice:nodeTypes="cccccccccccccccccccccc"/>
          <draw:path draw:style-name="gr15" draw:id="shape296" draw:name="path400" draw:layer="g4578" svg:width="0.42009712354pt" svg:height="0.53142305346pt" draw:transform="matrix(1.00793700000 0.00000000000 0.00000000000 1.00793700000 84.00986367934pt 70.01808113223pt)" svg:viewBox="0 0 0 1" svg:d="M0.222491 0.530951C0.274737 0.501675 0.314072 0.457894 0.366323 0.413654C0.405472 0.354658 0.457904 0.222157 0.379442 0.0896566C0.340086 0.00140212 0.209388 -0.0575876 0 0.0896566C0.0262371 0.148652 0.144029 0.398905 0.196275 0.487159L0.222512 0.531423" koffice:nodeTypes="cccccc"/>
          <draw:path draw:style-name="gr8" draw:id="shape297" draw:name="path402" draw:layer="g4578" svg:width="2.24546702223pt" svg:height="1.91700339792pt" draw:transform="matrix(1.00793700000 0.00000000000 0.00000000000 1.00793700000 75.38238741671pt 73.07326257468pt)" svg:viewBox="0 0 2 2" svg:d="M1.32638 1.75849C1.41179 1.73899 1.51897 1.71854 1.60438 1.69967C1.5404 1.58115 1.30494 1.0473 1.24063 0.987873C1.15522 0.987873 0.706059 1.04669 0.620315 1.0668C0.598877 1.10612 0.492032 1.58053 0.492032 1.77798C0.556006 1.7978 0.641751 1.7978 0.727494 1.7978L0.727494 1.85724C0.641751 1.85724 0.406619 1.87706 0.320876 1.87706C0.256894 1.87706 0.0643062 1.89719 0 1.917L0 1.85787C0.0854133 1.83774 0.171156 1.81793 0.235132 1.79842C0.320546 1.63998 0.7486 0.236808 0.791141 0.138083C0.727159 0.118267 0.619987 0.118267 0.55568 0.118267L0.55568 0.0594468C0.641092 0.0594468 0.876553 0.0390046 0.919424 0.0390046C1.02627 0.0390046 1.30461 0 1.38969 0L1.38969 0.0594468C1.30461 0.0594468 1.24031 0.0789491 1.176 0.0987647C1.21854 0.216993 1.41112 0.592698 1.53941 0.84987C1.62482 1.04732 1.83885 1.46263 1.98857 1.67988C2.05288 1.67988 2.13829 1.6997 2.22403 1.6997L2.24547 1.73964C2.20261 1.73964 1.92459 1.75914 1.77487 1.77865C1.68947 1.77865 1.3897 1.79909 1.30428 1.81859L1.32572 1.75914" koffice:nodeTypes="ccccccccccccccccccccccccc"/>
          <draw:path draw:style-name="gr15" draw:id="shape298" draw:name="path404" draw:layer="g4578" svg:width="0.42390000000pt" svg:height="0.60534400000pt" draw:transform="matrix(1.00793700000 0.00000000000 0.00000000000 1.00793700000 76.07409910042pt 73.35750887218pt)" svg:viewBox="0 0 0 1" svg:d="M0.181762 0L0.16153 0C0.121074 0.181752 0.0202304 0.545272 0 0.605344L0.4239 0.585424C0.363524 0.464352 0.22191 0.100832 0.18176 0" koffice:nodeTypes="ccccc"/>
          <draw:path draw:style-name="gr8" draw:id="shape299" draw:name="path406" draw:layer="g4578" svg:width="2.17770409171pt" svg:height="2.18075740662pt" draw:transform="matrix(1.00793700000 0.00000000000 0.00000000000 1.00793700000 81.61976655674pt 70.89193043117pt)" svg:viewBox="0 0 2 2" svg:d="M0.725825 2.15359C0.452049 2.09019 0.283498 1.943 0.157161 1.73208C-0.137726 1.28911 -0.032502 0.635227 0.599489 0.235486C0.851836 0.0664904 1.06261 -0.0176898 1.35782 0.00311096C1.63127 0.0242458 1.86315 0.192907 2.01092 0.403829C2.34771 0.973217 2.15804 1.60598 1.5897 1.9638C1.35814 2.11167 1.08436 2.23809 0.72615 2.15359" koffice:nodeTypes="ccccccc"/>
          <draw:path draw:style-name="gr15" draw:id="shape300" draw:name="path408" draw:layer="g4578" svg:width="1.69452659263pt" svg:height="1.55455545493pt" draw:transform="matrix(1.00793700000 0.00000000000 0.00000000000 1.00793700000 82.01028825140pt 71.31439734272pt)" svg:viewBox="0 0 2 2" svg:d="M1.55739 0.462508C1.26853 0.00926515 0.716308 -0.116464 0.348436 0.110158C0.059169 0.311942 -0.150692 0.68913 0.138169 1.14237C0.40111 1.51994 0.952912 1.69651 1.39938 1.41905C1.71459 1.24326 1.79359 0.815248 1.55698 0.462508" koffice:nodeTypes="ccccc"/>
          <draw:path draw:style-name="gr8" draw:id="shape301" draw:name="path410" draw:layer="g4578" svg:width="2.29712129104pt" svg:height="1.97587464847pt" draw:transform="matrix(1.00793700000 0.00000000000 0.00000000000 1.00793700000 87.23931666534pt 67.92448339568pt)" svg:viewBox="0 0 2 2" svg:d="M0.503764 1.866C0.244265 1.74566 0.13586 1.58479 0.0494715 1.34382C-0.12364 0.862466 0.157542 0.280583 0.893352 0.0798133C1.17454 -0.000617127 1.41269 -0.0408364 1.71556 0.0593777C1.97506 0.139808 2.16986 0.340268 2.2349 0.581249C2.45137 1.18325 2.08347 1.72523 1.43438 1.90589C1.15319 1.98601 0.828646 2.02591 0.504099 1.86534" koffice:nodeTypes="ccccccc"/>
          <draw:path draw:style-name="gr15" draw:id="shape302" draw:name="path412" draw:layer="g4578" svg:width="1.57585708001pt" svg:height="1.60421984234pt" draw:transform="matrix(1.00793700000 0.00000000000 0.00000000000 1.00793700000 87.67892087181pt 68.28475552882pt)" svg:viewBox="0 0 2 2" svg:d="M1.53778 0.671539C1.36042 0.160267 0.904074 -0.0951757 0.498913 0.0325458C0.169554 0.135037 -0.109401 0.466556 0.0425744 0.952607C0.169162 1.38741 0.650899 1.71933 1.13224 1.56637C1.4616 1.46388 1.66437 1.0551 1.53778 0.671539" koffice:nodeTypes="ccccc"/>
          <draw:path draw:style-name="gr13" draw:id="shape303" draw:name="path414" draw:layer="g4578" svg:width="17.53900620622pt" svg:height="10.57299681489pt" draw:transform="matrix(1.00793700000 0.00000000000 0.00000000000 1.00793700000 49.39125931599pt 30.92604631634pt)" svg:viewBox="0 0 18 11" svg:d="M2.61143 8.45186L17.539 0.98985L17.1496 0L4.25214 5.95771C3.98564 6.05688 1.62733 7.00737 0.41782 8.4125C-0.258695 9.20463 0.0896785 9.67971 0.0896785 9.67971C0.0896785 9.67971 0.294845 9.58055 0.540794 9.58055C0.540794 9.58055 0.64322 10.0362 0.397271 10.2143C0.294845 10.2927 0.376721 10.5308 0.58189 10.5707C0.807291 10.5903 0.950811 10.4914 1.19708 10.0755C1.44303 9.67971 2.24283 8.7689 2.61207 8.45247" koffice:nodeTypes="ccccccccccc"/>
          <draw:path draw:style-name="gr12" draw:id="shape304" draw:name="path416" draw:layer="g4578" svg:width="17.53922834515pt" svg:height="10.57301714726pt" draw:transform="matrix(1.00793700000 0.00000000000 0.00000000000 1.00793700000 49.39113967585pt 30.92604631634pt)" svg:viewBox="0 0 18 11" svg:d="M2.61157 8.45248L17.5392 0.989851L17.1498 0L4.25229 5.95832C3.98579 6.05749 1.62778 7.00737 0.417943 8.41312C-0.258893 9.20464 0.0897997 9.67972 0.0897997 9.67972C0.0897997 9.67972 0.294968 9.58056 0.540918 9.58056C0.540918 9.58056 0.643345 10.0362 0.397395 10.2143C0.294968 10.2933 0.376844 10.5314 0.582015 10.5707C0.807732 10.5903 0.950624 10.492 1.19689 10.0758C1.44284 9.67972 2.24264 8.76951 2.61188 8.45248Z" koffice:nodeTypes="cccccccccccc"/>
          <draw:path draw:style-name="gr15" draw:id="shape305" draw:name="path418" draw:layer="g4578" svg:width="4.48787069474pt" svg:height="4.85347155370pt" draw:transform="matrix(1.00793700000 0.00000000000 0.00000000000 1.00793700000 63.84773655560pt 31.10924894546pt)" svg:viewBox="0 0 4 5" svg:d="M0.0617611 0.89477L2.07174 0C2.07174 0 2.7558 0.477439 2.69184 1.01406C2.69184 1.01406 2.84118 2.24704 4.48787 3.10288C4.48787 3.10288 3.09799 4.71395 0.660436 4.85347C0.660436 4.85347 0.852961 2.64537 0.339669 2.02842C0.339669 2.02842 -0.173621 1.31271 0.0617611 0.89477" koffice:nodeTypes="ccccccc"/>
          <draw:path draw:style-name="gr12" draw:id="shape306" draw:name="path420" draw:layer="g4578" svg:width="4.48787040326pt" svg:height="4.85347155370pt" draw:transform="matrix(1.00793700000 0.00000000000 0.00000000000 1.00793700000 63.84804970430pt 31.10924894546pt)" svg:viewBox="0 0 4 5" svg:d="M0.0614321 0.895385L2.07141 0C2.07141 0 2.7558 0.477439 2.69151 1.01467C2.69151 1.01467 2.84118 2.24766 4.48787 3.10288C4.48787 3.10288 3.09766 4.71395 0.660437 4.85347C0.660437 4.85347 0.852631 2.64598 0.339671 2.02902C0.339671 2.02902 -0.173621 1.31271 0.0617609 0.895385Z" koffice:nodeTypes="cccccccc"/>
          <draw:path draw:style-name="gr32" draw:id="shape307" draw:name="path422" draw:layer="g4578" svg:width="1.47203251962pt" svg:height="0.71876484000pt" draw:transform="matrix(1.00793700000 0.00000000000 0.00000000000 1.00793700000 64.41501927526pt 32.28939802954pt)" svg:viewBox="0 0 1 1" svg:d="M1.47203 0C1.12572 0.136943 0 0.718765 0 0.718765" koffice:nodeTypes="cc"/>
          <draw:path draw:style-name="gr32" draw:id="shape308" draw:name="path424" draw:layer="g4578" svg:width="0.06754223353pt" svg:height="1.02955000000pt" draw:transform="matrix(1.00793700000 0.00000000000 0.00000000000 1.00793700000 65.44584141725pt 32.69690292689pt)" svg:viewBox="0 0 0 1" svg:d="M0.0675422 0C0.0473102 0.201672 -0.073757 0.686264 0.0675422 1.02955" koffice:nodeTypes="cc"/>
          <draw:path draw:style-name="gr32" draw:id="shape309" draw:name="path426" draw:layer="g4578" svg:width="0.08638418387pt" svg:height="0.94895200000pt" draw:transform="matrix(1.00793700000 0.00000000000 0.00000000000 1.00793700000 65.26404072702pt 32.75744365486pt)" svg:viewBox="0 0 0 1" svg:d="M0.0661522 0C0.0661522 0.10084 -0.0953782 0.46436 0.0863842 0.948952" koffice:nodeTypes="cc"/>
          <draw:path draw:style-name="gr32" draw:id="shape310" draw:name="path428" draw:layer="g4578" svg:width="0.04658926936pt" svg:height="0.54590400000pt" draw:transform="matrix(1.00793700000 0.00000000000 0.00000000000 1.00793700000 65.08047981805pt 32.85908402194pt)" svg:viewBox="0 0 0 1" svg:d="M0.0465893 0C0.00612523 0.202616 -0.0340203 0.323368 0.0465893 0.545904" koffice:nodeTypes="cc"/>
          <draw:path draw:style-name="gr32" draw:id="shape311" draw:name="path430" draw:layer="g4578" svg:width="0.01798044444pt" svg:height="0.26205600000pt" draw:transform="matrix(1.00793700000 0.00000000000 0.00000000000 1.00793700000 64.94650396259pt 32.98174592309pt)" svg:viewBox="0 0 0 0" svg:d="M0.0179804 0C-0.0224756 0.120752 0.0179804 0.18176 0.0179804 0.262056" koffice:nodeTypes="cc"/>
          <draw:path draw:style-name="gr32" draw:id="shape312" draw:name="path432" draw:layer="g4578" svg:width="0.86194141446pt" svg:height="1.82958627488pt" draw:transform="matrix(1.00793700000 0.00000000000 0.00000000000 1.00793700000 66.16516802172pt 32.92025370259pt)" svg:viewBox="0 0 1 2" svg:d="M0 0C0.0557713 0.218075 0.56201 1.36524 0.861941 1.82959" koffice:nodeTypes="cc"/>
          <draw:path draw:style-name="gr32" draw:id="shape313" draw:name="path434" draw:layer="g4578" svg:width="0.34272488941pt" svg:height="0.93990698214pt" draw:transform="matrix(1.00793700000 0.00000000000 0.00000000000 1.00793700000 66.24610375013pt 33.30705154222pt)" svg:viewBox="0 0 0 1" svg:d="M0 0C0.0355284 0.156599 0.212814 0.724169 0.342725 0.939907" koffice:nodeTypes="cc"/>
          <draw:path draw:style-name="gr32" draw:id="shape314" draw:name="path436" draw:layer="g4578" svg:width="0.40367000000pt" svg:height="0.76719200000pt" draw:transform="matrix(1.00793700000 0.00000000000 0.00000000000 1.00793700000 66.20563467640pt 33.65306421907pt)" svg:viewBox="0 0 0 1" svg:d="M0 0C0.0806104 0.201992 0.24214 0.565512 0.40367 0.767192" koffice:nodeTypes="cc"/>
          <draw:path draw:style-name="gr32" draw:id="shape315" draw:name="path438" draw:layer="g4578" svg:width="0.24214000000pt" svg:height="0.50512800000pt" draw:transform="matrix(1.00793700000 0.00000000000 0.00000000000 1.00793700000 66.20563467640pt 34.05994016374pt)" svg:viewBox="0 0 0 1" svg:d="M0 0C0.040464 0.16184 0.12107 0.36352 0.24214 0.505128" koffice:nodeTypes="cc"/>
          <draw:path draw:style-name="gr33" draw:id="shape316" draw:name="path440" draw:layer="g4578" svg:width="3.66542842988pt" svg:height="4.80391474166pt" draw:transform="matrix(1.00793700000 0.00000000000 0.00000000000 1.00793700000 58.48421759620pt 30.75023754512pt)" svg:viewBox="0 0 4 5" svg:d="M0.125069 0.279829C-0.0101926 0.987223 -0.0101926 1.6073 0.0091725 2.29287C0.0285399 2.75707 0.221599 3.28813 0.395592 3.75301C0.511488 4.06306 0.666115 4.41676 0.917271 4.59378C1.59358 5.10267 2.23145 4.54977 2.59851 4.37276C2.7725 4.30587 3.04301 4.01906 3.12018 3.8417C3.21671 3.57668 3.17769 3.37749 3.27451 2.86861C3.25514 2.89044 3.42914 2.77993 3.40977 2.77993C3.58376 2.44806 3.54503 2.33755 3.64156 2.11585C3.73809 1.89449 3.52567 1.6513 3.29358 1.69598C3.40947 1.27577 3.48694 0.810548 3.37074 0.412169C3.33201 0.279829 3.46727 -0.0738627 3.25485 0.0137911C2.38518 0.412169 1.36119 0.323832 0.433429 0.323832C0.355967 0.323832 0.298167 0.146472 0.182273 0.16932C0.162906 0.16932 0.143538 0.235161 0.124171 0.279145" koffice:nodeTypes="ccccccccccccccc"/>
          <draw:path draw:style-name="gr12" draw:id="shape317" draw:name="path442" draw:layer="g4578" svg:width="3.66581391724pt" svg:height="4.80400748107pt" draw:transform="matrix(1.00793700000 0.00000000000 0.00000000000 1.00793700000 58.48421759620pt 30.75068330340pt)" svg:viewBox="0 0 4 5" svg:d="M0.125075 0.279348C-0.0101931 0.987432 -0.0101931 1.60683 0.00917298 2.29241C0.0285414 2.7573 0.22191 3.28836 0.395613 3.75257C0.511515 4.06261 0.66615 4.417 0.917319 4.59402C1.59366 5.10291 2.23127 4.54931 2.59864 4.37231C2.77265 4.30612 3.04317 4.01862 3.12034 3.84126C3.21688 3.57624 3.17815 3.37704 3.27498 2.86815C3.25561 2.88998 3.42961 2.77947 3.41025 2.77947C3.58395 2.4476 3.54552 2.33709 3.64205 2.11539C3.73829 1.89403 3.52615 1.65083 3.29405 1.69551C3.40995 1.2753 3.48742 0.810071 3.37122 0.411689C3.33248 0.279348 3.46746 -0.0743481 3.25531 0.0139904C2.3856 0.411689 1.36127 0.324034 0.434047 0.324034C0.356581 0.324034 0.29878 0.146673 0.182878 0.169521C0.16351 0.169521 0.144149 0.235363 0.12478 0.279348L0.125078 0.279348Z" koffice:nodeTypes="ccccccccccccccccc"/>
          <draw:path draw:style-name="gr8" draw:id="shape318" draw:name="path444" draw:layer="g4578" svg:width="4.13606865838pt" svg:height="3.27166296829pt" draw:transform="matrix(1.00793700000 0.00000000000 0.00000000000 1.00793700000 58.45060874181pt 29.36771088509pt)" svg:viewBox="0 0 4 3" svg:d="M0.084795 2.0569C-0.0177457 1.97273 -0.0383173 1.78355 0.084795 1.38217C0.228476 0.982391 0.084795 0.960611 0.310445 0.728877C0.536413 0.496809 0.474382 0.391177 0.618383 0.328452C0.761748 0.285845 1.19311 0.285845 1.33648 0.222494C1.45959 0.159418 1.64441 0.0752565 1.93178 0.0326826C2.23972 -0.0303929 2.85559 -0.00925631 3.14296 0.158792C3.4509 0.3278 3.65629 0.749345 3.8408 0.897234C4.0462 1.04446 4.16931 1.65648 4.12817 2.54215C4.06646 3.42751 3.9022 3.25882 3.9022 3.25882C3.9022 3.25882 3.65598 2.83727 3.45058 3.19508C3.45058 3.19508 3.45058 2.85803 3.49171 2.6055C3.51229 2.3523 3.3686 1.88817 3.51229 1.57194C3.51229 1.57194 2.34226 1.95156 1.74696 1.93076C1.13108 1.88815 0.268983 1.74095 0.227842 1.59306L0.0844761 2.05686" koffice:nodeTypes="cccccccccccccccc"/>
          <draw:path draw:style-name="gr12" draw:id="shape319" draw:name="path446" draw:layer="g4578" svg:width="4.13710673332pt" svg:height="3.27117977851pt" draw:transform="matrix(1.00793700000 0.00000000000 0.00000000000 1.00793700000 58.45040659567pt 29.36794544618pt)" svg:viewBox="0 0 4 3" svg:d="M0.0846923 2.05651C-0.017544 1.97234 -0.0384355 1.78318 0.0846923 1.38181C0.228393 0.982075 0.0846923 0.960297 0.310687 0.728581C0.536684 0.49653 0.474963 0.390905 0.618665 0.328185C0.762366 0.285581 1.19346 0.285581 1.33716 0.222886C1.46029 0.159147 1.64514 0.075008 1.93223 0.0330888C2.2402 -0.0305667 2.85616 -0.00951534 3.14356 0.159189C3.45153 0.327534 3.65696 0.749699 3.84181 0.896925C4.04723 1.04414 4.17036 1.65546 4.12921 2.54172C4.06749 3.42701 3.90321 3.25834 3.90321 3.25834C3.90321 3.25834 3.65696 2.83682 3.45153 3.1946C3.45153 3.1946 3.45153 2.85758 3.49268 2.60441C3.51327 2.35188 3.36955 1.88779 3.51327 1.57157C3.51327 1.57157 2.34277 1.95116 1.74739 1.92972C1.13175 1.88778 0.269547 1.73992 0.2284 1.59271L0.0846989 2.05646" koffice:nodeTypes="cccccccccccccccc"/>
          <draw:path draw:style-name="gr15" draw:id="shape320" draw:name="path448" draw:layer="g4578" svg:width="0.47639401086pt" svg:height="0.84162527591pt" draw:transform="matrix(1.00793700000 0.00000000000 0.00000000000 1.00793700000 58.90932264492pt 29.91379604272pt)" svg:viewBox="0 0 0 1" svg:d="M0.213714 0.721679C0.153338 0.599991 -0.149806 0.156175 0.0926444 0.0145593C0.314554 -0.106201 0.173254 0.559839 0.476394 0.700831C0.476394 0.700831 0.375556 1.00366 0.214026 0.721071" koffice:nodeTypes="cccc"/>
          <draw:path draw:style-name="gr34" draw:id="shape321" draw:name="path450" draw:layer="g4578" svg:width="0.47639401086pt" svg:height="0.84176638823pt" draw:transform="matrix(1.00793700000 0.00000000000 0.00000000000 1.00793700000 58.90932264492pt 29.91428202460pt)" svg:viewBox="0 0 0 1" svg:d="M0.213714 0.721197C0.153338 0.600133 -0.149806 0.155693 0.0926444 0.0147011C0.314864 -0.106683 0.173254 0.559357 0.476394 0.700973C0.476394 0.700973 0.375556 1.0038 0.214026 0.721213L0.213714 0.721213Z" koffice:nodeTypes="cccccc"/>
          <draw:path draw:style-name="gr35" draw:id="shape322" draw:name="path452" draw:layer="g4578" svg:width="17.74523157131pt" svg:height="11.15380816036pt" draw:transform="matrix(1.00793700000 0.00000000000 0.00000000000 1.00793700000 51.98329042528pt 33.30640646254pt)" svg:viewBox="0 0 18 11" svg:d="M10.2295 0.000617023C10.1881 0.117342 10.0851 0.0393352 10.0851 0.0786319C10.0027 0.487016 10.0234 0.700954 9.92006 0.934705C9.7757 1.20715 9.25993 1.46041 9.2806 1.4406C8.86818 1.55703 8.37339 2.02482 7.56891 1.59634C7.52757 1.57713 7.48655 1.5378 7.44522 1.49912C7.44522 1.49912 7.67162 2.29667 6.84709 2.68584C6.55836 2.82237 3.65011 4.26296 3.65011 4.26296C3.65011 4.26296 3.34071 4.78866 3.54708 5.5088C3.56775 5.62553 3.60876 5.72275 3.48539 5.80076C3.29969 5.93669 2.94896 6.32646 2.7429 6.94939C2.7429 6.94939 2.12411 6.69614 2.12411 6.32646C2.12411 5.95649 2.3715 5.76205 2.43351 5.489C2.4952 5.23635 2.66023 4.59392 2.57787 4.39888C2.49551 4.18494 2.12411 4.10693 1.97975 4.02921C1.85606 3.9512 1.69103 4.10693 1.7117 4.28216C1.73237 4.4769 1.87673 4.43759 2.04176 4.4769C2.04176 4.4769 1.85606 4.84657 1.87673 5.11903L0 6.03391C0 6.03391 0.247072 6.34506 0.329746 6.48159C0.412102 6.61782 0.597804 8.42807 1.15491 9.28474C1.7117 10.1412 1.8974 9.90766 2.02109 10.0244C2.12411 10.1216 2.28914 10.277 2.43351 10.3943C2.57787 10.4916 3.21733 10.5495 3.34103 10.2192C3.48539 9.90708 3.58842 9.71262 3.98049 9.42067C4.37225 9.12901 5.17674 8.38937 5.17674 8.0581C5.17674 8.0581 5.65117 9.34296 5.58916 10.4136C5.58916 10.4136 7.32152 10.7449 8.8685 10.7833C10.4155 10.8034 11.1993 10.4916 11.1993 10.4916C11.1993 10.4916 11.4054 9.26554 11.3227 9.03179C11.3227 9.03179 11.5701 9.82995 11.7558 10.1024C11.9622 10.4328 12.1889 11.1139 12.6426 11.1532C13.0757 11.1725 13.4471 10.7449 13.4882 10.5696L13.4882 9.28474L15.2412 9.28474C15.2412 9.26554 16.025 9.5572 16.2724 9.51819C16.5198 9.49868 16.6642 9.28474 16.4374 9.20673C16.4374 9.20673 16.355 9.14881 16.355 9.14881C16.5817 9.14881 16.8705 9.28472 16.8705 9.28472C17.3656 9.28472 17.7366 9.28472 17.7366 9.28472C17.7574 9.26552 17.7366 9.20671 17.716 9.1875C17.6543 8.95376 17.2003 8.75902 16.8705 8.6231C16.5405 8.50668 16.1694 8.36985 15.9219 8.35065C15.5302 8.31131 15.2618 8.33144 14.6637 8.42866C14.4987 8.44787 13.8799 8.50607 13.4882 8.6813C13.3851 8.73984 13.2818 8.75902 13.3231 8.50607C13.3851 8.23332 13.3644 7.00728 13.0554 6.48158C12.8284 6.1119 12.849 5.80014 12.8903 5.48898C12.911 5.17722 12.9317 4.10691 12.8903 3.79515C12.8284 3.48399 12.3745 3.0555 11.5497 2.95829C10.7659 2.86046 10.1058 2.25735 10.0647 1.77095C10.0031 1.28456 10.1474 0.38918 10.2298 0" koffice:nodeTypes="cccccccccccccccccccccccccccccccccccccccccccccccccccc"/>
          <draw:path draw:style-name="gr12" draw:id="shape323" draw:name="path454" draw:layer="g4578" svg:width="17.74715969715pt" svg:height="11.15509304849pt" draw:transform="matrix(1.00793700000 0.00000000000 0.00000000000 1.00793700000 51.98391615257pt 33.30701928823pt)" svg:viewBox="0 0 18 11" svg:d="M10.229 3.08529e-05C10.188 0.116763 10.085 0.0393683 10.085 0.07805C10.0026 0.487051 10.0233 0.701008 9.91996 0.934765C9.77559 1.20664 9.25979 1.4605 9.28046 1.44069C8.86802 1.55772 8.37289 2.02494 7.56868 1.59643C7.52734 1.57723 7.48632 1.53789 7.44498 1.49921C7.44498 1.49921 7.67172 2.29741 6.84683 2.68661C6.55808 2.82255 3.64999 4.2632 3.64999 4.2632C3.64999 4.2632 3.34058 4.78893 3.54696 5.50912C3.56763 5.62585 3.60864 5.72307 3.48526 5.80109C3.29987 5.93703 2.94912 6.32623 2.74305 6.94918C2.74305 6.94918 2.12423 6.69652 2.12423 6.32682C2.12423 5.95683 2.37163 5.76238 2.43364 5.48991C2.49533 5.23665 2.66069 4.59419 2.57801 4.39914C2.49565 4.18518 2.12423 4.10716 1.97986 4.03005C1.85616 3.95203 1.69112 4.10718 1.71179 4.28241C1.73246 4.47776 1.87683 4.43845 2.04186 4.47776C2.04186 4.47776 1.85616 4.84685 1.87683 5.11993L0 6.03485C0 6.03485 0.247402 6.34603 0.330083 6.48256C0.412443 6.61881 0.598155 8.42916 1.15529 9.28587C1.71179 10.1423 1.8975 9.90878 2.0212 10.0255C2.12423 10.1228 2.28927 10.2788 2.43397 10.3953C2.57834 10.4928 3.21782 10.5507 3.34153 10.22C3.4859 9.90821 3.58893 9.71374 3.98102 9.4218C4.3728 9.12954 5.17702 8.38984 5.17702 8.05856C5.17702 8.05856 5.65147 9.34349 5.58946 10.4142C5.58946 10.4142 7.32191 10.7452 8.86898 10.7844C10.4157 10.804 11.1996 10.4928 11.1996 10.4928C11.1996 10.4928 11.406 9.26606 11.3233 9.03261C11.3233 9.03261 11.5707 9.83107 11.7564 10.1035C11.9628 10.434 12.1895 11.1151 12.6433 11.1545C13.0761 11.1737 13.4475 10.7458 13.4889 10.5705L13.4889 9.28587L15.2423 9.28587C15.2423 9.26605 16.0259 9.55834 16.2735 9.51932C16.521 9.49981 16.6654 9.28587 16.4387 9.20785C16.4387 9.20785 16.3563 9.14931 16.3563 9.14931C16.5833 9.14931 16.8721 9.28585 16.8721 9.28585C17.3672 9.28585 17.7386 9.28585 17.7386 9.28585C17.7593 9.26602 17.7386 9.20783 17.7179 9.18801C17.6563 8.95486 17.2021 8.76011 16.8721 8.62358C16.542 8.50685 16.1706 8.3709 15.9232 8.35111C15.5314 8.31239 15.2632 8.33159 14.6651 8.42913C14.5001 8.44895 13.8812 8.50685 13.4895 8.68209C13.3868 8.74095 13.2831 8.76011 13.3248 8.50685C13.3864 8.23438 13.3658 7.00827 13.0567 6.48253C12.8297 6.11284 12.8503 5.80167 12.8917 5.48988C12.9123 5.17871 12.933 4.10773 12.8917 3.79655C12.8297 3.48477 12.3759 3.05687 11.551 2.95965C10.7674 2.86182 10.1073 2.25867 10.0659 1.77225C10.0042 1.28522 10.1486 0.389795 10.231 0.000601631L10.229 0Z" koffice:nodeTypes="cccccccccccccccccccccccccccccccccccccccccccccccccccccc"/>
          <draw:path draw:style-name="gr12" draw:id="shape324" draw:name="path456" draw:layer="g4578" svg:width="1.51671195416pt" svg:height="0.41747105440pt" draw:transform="matrix(1.00793700000 0.00000000000 0.00000000000 1.00793700000 68.05710931360pt 42.36334129673pt)" svg:viewBox="0 0 2 0" svg:d="M1.51671 0.417471C1.36761 0.325975 1.26795 0.286758 1.0694 0.247748C0.920298 0.208929 0.721366 0.156651 0.571881 0.117439C0.397864 0.0651547 0.149103 0.052284 0 0" koffice:nodeTypes="cccc"/>
          <draw:path draw:style-name="gr12" draw:id="shape325" draw:name="path458" draw:layer="g4578" svg:width="0.88825600000pt" svg:height="0.44384000000pt" draw:transform="matrix(1.00793700000 0.00000000000 0.00000000000 1.00793700000 67.24336790682pt 42.44487936828pt)" svg:viewBox="0 0 1 0" svg:d="M0.888256 0.44384C0.82756 0.40368 0.787416 0.38344 0.726726 0.342696C0.66635 0.322776 0.585426 0.322776 0.524736 0.302536C0.504504 0.302536 0.504504 0.262056 0.48428 0.262056C0.30283 0.241816 0.12107 0.160912 0 0" koffice:nodeTypes="ccccc"/>
          <draw:path draw:style-name="gr12" draw:id="shape326" draw:name="path460" draw:layer="g4578" svg:width="0.75347104633pt" svg:height="1.33696895376pt" draw:transform="matrix(1.00793700000 0.00000000000 0.00000000000 1.00793700000 54.68897393029pt 40.57241464464pt)" svg:viewBox="0 0 1 1" svg:d="M0 0C0.157501 0.11527 0.543019 0.363378 0.578139 0.842022C0.613256 1.08936 0.753471 1.33697 0.753471 1.33697" koffice:nodeTypes="ccc"/>
          <draw:path draw:style-name="gr12" draw:id="shape327" draw:name="path462" draw:layer="g4578" svg:width="1.41869300592pt" svg:height="2.36699794112pt" draw:transform="matrix(1.00793700000 0.00000000000 0.00000000000 1.00793700000 52.93913885382pt 40.65397690668pt)" svg:viewBox="0 0 1 2" svg:d="M0 0C0.120479 0.304373 0.144205 1.30874 1.41869 2.367" koffice:nodeTypes="cc"/>
          <draw:path draw:style-name="gr12" draw:id="shape328" draw:name="path464" draw:layer="g4578" svg:width="0.13499904460pt" svg:height="0.58543200000pt" draw:transform="matrix(1.00793700000 0.00000000000 0.00000000000 1.00793700000 53.04713239253pt 39.06632292526pt)" svg:viewBox="0 0 0 1" svg:d="M0.0945352 0C0.0136152 0.221912 -0.0872248 0.423904 0.134999 0.585432" koffice:nodeTypes="cc"/>
          <draw:path draw:style-name="gr12" draw:id="shape329" draw:name="path466" draw:layer="g4578" svg:width="0.82535371670pt" svg:height="0.90049471514pt" draw:transform="matrix(1.00793700000 0.00000000000 0.00000000000 1.00793700000 56.07240294217pt 40.83717953580pt)" svg:viewBox="0 0 1 1" svg:d="M0 0.900495C0.201886 0.421157 0.825354 0.459547 0.825354 0" koffice:nodeTypes="cc"/>
          <draw:path draw:style-name="gr12" draw:id="shape330" draw:name="path468" draw:layer="g4578" svg:width="0.65179432331pt" svg:height="3.69878681813pt" draw:transform="matrix(1.00793700000 0.00000000000 0.00000000000 1.00793700000 56.27631020997pt 38.37461204789pt)" svg:viewBox="0 0 1 4" svg:d="M0.651794 3.69879C0.602799 3.0712 0.505053 2.71284 0.586715 1.79359C0.619383 1.52403 0.651794 0.493494 0.586715 0C0.586715 0 0.847535 1.72585 0 2.06278" koffice:nodeTypes="cccc"/>
          <draw:path draw:style-name="gr12" draw:id="shape331" draw:name="path470" draw:layer="g4578" svg:width="3.02775717527pt" svg:height="4.61903123411pt" draw:transform="matrix(1.00793700000 0.00000000000 0.00000000000 1.00793700000 61.05742464295pt 37.90593746988pt)" svg:viewBox="0 0 3 5" svg:d="M2.55847 4.61903C2.55847 3.86192 2.7821 3.43474 2.7821 3.43474C3.08003 2.368 2.50868 1.96026 2.73232 1.68865C2.93107 1.45592 3.22938 0.970414 2.83188 0C2.83188 0 3.52692 1.99946 1.73897 1.99946C-0.0738623 1.99946 0.000426274 1.47536 0.000426274 1.47536" koffice:nodeTypes="cccccc"/>
          <draw:path draw:style-name="gr12" draw:id="shape332" draw:name="path472" draw:layer="g4578" svg:width="3.52059630399pt" svg:height="1.40445783216pt" draw:transform="matrix(1.00793700000 0.00000000000 0.00000000000 1.00793700000 57.00849338646pt 38.37461204789pt)" svg:viewBox="0 0 4 1" svg:d="M0 0C0 0.35496 0 1.40446 1.94608 1.40446C2.53643 1.40446 3.17096 1.08314 3.5206 0.863014" koffice:nodeTypes="ccc"/>
          <draw:path draw:style-name="gr12" draw:id="shape333" draw:name="path474" draw:layer="g4578" svg:width="0.06068800000pt" svg:height="1.37316000000pt" draw:transform="matrix(1.00793700000 0.00000000000 0.00000000000 1.00793700000 60.67097600619pt 37.47898342018pt)" svg:viewBox="0 0 0 1" svg:d="M0.060688 1.37316C0 0.989416 0 0.505136 0 0" koffice:nodeTypes="cc"/>
          <draw:path draw:style-name="gr12" draw:id="shape334" draw:name="path476" draw:layer="g4578" svg:width="1.77683000000pt" svg:height="0.12107200000pt" draw:transform="matrix(1.00793700000 0.00000000000 0.00000000000 1.00793700000 57.94426774171pt 36.66523959434pt)" svg:viewBox="0 0 2 0" svg:d="M0 0.121072C0.48459 0.060032 0.86834 0 1.77683 0" koffice:nodeTypes="cc"/>
          <draw:path draw:style-name="gr12" draw:id="shape335" draw:name="path478" draw:layer="g4578" svg:width="0.58858080298pt" svg:height="1.56694816128pt" draw:transform="matrix(1.00793700000 0.00000000000 0.00000000000 1.00793700000 59.79605685525pt 35.40289929554pt)" svg:viewBox="0 0 1 2" svg:d="M0 0C0.0773635 0.556339 -0.0463199 1.44072 0.588581 1.56695" koffice:nodeTypes="cc"/>
          <draw:path draw:style-name="gr12" draw:id="shape336" draw:name="path480" draw:layer="g4578" svg:width="0.16153000000pt" svg:height="0.86803200000pt" draw:transform="matrix(1.00793700000 0.00000000000 0.00000000000 1.00793700000 61.28175357420pt 35.24008924781pt)" svg:viewBox="0 0 0 1" svg:d="M0.16153 0C0.04046 0.323368 0.04046 0.64612 0 0.868032" koffice:nodeTypes="cc"/>
          <draw:path draw:style-name="gr12" draw:id="shape337" draw:name="path482" draw:layer="g4578" svg:width="1.79644000000pt" svg:height="0.11968277879pt" draw:transform="matrix(1.00793700000 0.00000000000 0.00000000000 1.00793700000 61.32222264793pt 36.54460723556pt)" svg:viewBox="0 0 2 0" svg:d="M0 0.119683C0.34329 0.119683 0.989098 -0.102845 1.79644 0.0589625" koffice:nodeTypes="cc"/>
          <draw:path draw:style-name="gr12" draw:id="shape338" draw:name="path484" draw:layer="g4578" svg:width="0.49913914140pt" svg:height="1.51671786560pt" draw:transform="matrix(1.00793700000 0.00000000000 0.00000000000 1.00793700000 63.41807120761pt 41.16248515493pt)" svg:viewBox="0 0 0 2" svg:d="M0 0C0.114121 0.398245 0.142705 0.91992 0.499139 1.51672" koffice:nodeTypes="cc"/>
          <draw:path draw:style-name="gr12" draw:id="shape339" draw:name="path486" draw:layer="g4578" svg:width="0.38537701594pt" svg:height="4.03824000000pt" draw:transform="matrix(1.00793700000 0.00000000000 0.00000000000 1.00793700000 57.49661711682pt 40.12444712436pt)" svg:viewBox="0 0 0 4" svg:d="M0.282908 0C0.323364 0.26268 -0.0603816 1.1307 0.22222 1.83782C0.48459 2.54402 0.444439 3.35198 0 4.03824" koffice:nodeTypes="ccc"/>
          <draw:path draw:style-name="gr12" draw:id="shape340" draw:name="path488" draw:layer="g4578" svg:width="0.25484323240pt" svg:height="0.86250597894pt" draw:transform="matrix(1.00793700000 0.00000000000 0.00000000000 1.00793700000 58.31067299995pt 40.38921201552pt)" svg:viewBox="0 0 0 1" svg:d="M0.254843 0C0.1733 0.299736 0.0306385 0.600052 0 0.862506" koffice:nodeTypes="cc"/>
          <draw:path draw:style-name="gr12" draw:id="shape341" draw:name="path490" draw:layer="g4578" svg:width="0.86193974333pt" svg:height="4.01923818203pt" draw:transform="matrix(1.00793700000 0.00000000000 0.00000000000 1.00793700000 58.69746922687pt 40.99998958354pt)" svg:viewBox="0 0 1 4" svg:d="M0.86194 0C0.86194 0.233801 0.356276 2.00945 0 2.50009C0 2.50009 0.655629 2.82719 0.562009 4.01924" koffice:nodeTypes="ccc"/>
          <draw:path draw:style-name="gr12" draw:id="shape342" draw:name="path492" draw:layer="g4578" svg:width="0.18464398897pt" svg:height="0.48428000000pt" draw:transform="matrix(1.00793700000 0.00000000000 0.00000000000 1.00793700000 60.77002269040pt 40.28757164844pt)" svg:viewBox="0 0 0 0" svg:d="M0.00288366 0C0.00288366 0.26268 -0.0375803 0.323368 0.184644 0.48428" koffice:nodeTypes="cc"/>
          <draw:path draw:style-name="gr12" draw:id="shape343" draw:name="path494" draw:layer="g4578" svg:width="0.87237359137pt" svg:height="1.68765192000pt" draw:transform="matrix(1.00793700000 0.00000000000 0.00000000000 1.00793700000 61.44456604099pt 40.77569537880pt)" svg:viewBox="0 0 1 2" svg:d="M0 0C0.244765 0.296759 1.01801 1.18733 0.848246 1.68765" koffice:nodeTypes="cc"/>
          <draw:path draw:style-name="gr12" draw:id="shape344" draw:name="path496" draw:layer="g4578" svg:width="0.15738473553pt" svg:height="1.77683000000pt" draw:transform="matrix(1.00793700000 0.00000000000 0.00000000000 1.00793700000 60.77292923691pt 41.32529520266pt)" svg:viewBox="0 0 0 2" svg:d="M0.121068 0C0.181764 0.201992 0.181764 1.25178 0 1.77683" koffice:nodeTypes="cc"/>
          <draw:path draw:style-name="gr12" draw:id="shape345" draw:name="path498" draw:layer="g4578" svg:width="0.36682137070pt" svg:height="0.29699012102pt" draw:transform="matrix(1.00793700000 0.00000000000 0.00000000000 1.00793700000 59.73520003824pt 43.07544475548pt)" svg:viewBox="0 0 0 0" svg:d="M0.366821 0C0.232232 0 0.0367571 0.088032 0 0.29699" koffice:nodeTypes="cc"/>
          <draw:path draw:style-name="gr12" draw:id="shape346" draw:name="path500" draw:layer="g4578" svg:width="0.44360635103pt" svg:height="2.01483521024pt" draw:transform="matrix(1.00793700000 0.00000000000 0.00000000000 1.00793700000 61.48503430836pt 43.00839696570pt)" svg:viewBox="0 0 0 2" svg:d="M0 0.00872083C0.147799 -0.0774681 0.443606 0.466839 0.443606 2.01484" koffice:nodeTypes="cc"/>
          <draw:path draw:style-name="gr12" draw:id="shape347" draw:name="path502" draw:layer="g4578" svg:width="0.82535371670pt" svg:height="0.27534786970pt" draw:transform="matrix(1.00793700000 0.00000000000 0.00000000000 1.00793700000 64.37455100788pt 42.38341940177pt)" svg:viewBox="0 0 1 0" svg:d="M0.825354 0C0.440245 0.0635308 0.275118 0.180299 0.385108 0.116445C0.183223 0.211821 0 0.275348 0 0.275348" koffice:nodeTypes="ccc"/>
          <draw:path draw:style-name="gr12" draw:id="shape348" draw:name="path504" draw:layer="g4578" svg:width="0.18175900000pt" svg:height="0.62620000000pt" draw:transform="matrix(1.00793700000 0.00000000000 0.00000000000 1.00793700000 59.61285503248pt 32.30947613458pt)" svg:viewBox="0 0 0 1" svg:d="M0.181759 0C0.0809192 0.3436 0.04046 0.424208 0 0.6262" koffice:nodeTypes="cc"/>
          <draw:path draw:style-name="gr12" draw:id="shape349" draw:name="path506" draw:layer="g4578" svg:width="0.18144800000pt" svg:height="0.08030400000pt" draw:transform="matrix(1.00793700000 0.00000000000 0.00000000000 1.00793700000 61.72940823084pt 33.26658085579pt)" svg:viewBox="0 0 0 0" svg:d="M0 0C0.040456 0.121072 0.0802984 0.06008 0.181448 0.080304" koffice:nodeTypes="cc"/>
          <draw:path draw:style-name="gr12" draw:id="shape350" draw:name="path508" draw:layer="g4578" svg:width="0.18539010122pt" svg:height="0.30097498418pt" draw:transform="matrix(1.00793700000 0.00000000000 0.00000000000 1.00793700000 61.99354658836pt 32.49517939588pt)" svg:viewBox="0 0 0 0" svg:d="M0 0.0582071C0.10084 -0.0625449 0.24214 -0.00187295 0.16153 0.300975" koffice:nodeTypes="cc"/>
          <draw:path draw:style-name="gr8" draw:id="shape351" draw:name="path510" draw:layer="g4578" svg:width="0.42389800000pt" svg:height="0.34360000000pt" draw:transform="matrix(1.00793700000 0.00000000000 0.00000000000 1.00793700000 57.88341092470pt 39.53373959789pt)" svg:viewBox="0 0 0 0" svg:d="M0.20199 0.3436C0.32306 0.3436 0.423898 0.26268 0.423898 0.16184C0.423898 0.08092 0.32306 0 0.20199 0C0.10115 0 0 0.08092 0 0.16184C0 0.26268 0.10084 0.3436 0.20199 0.3436" koffice:nodeTypes="ccccc"/>
          <draw:path draw:style-name="gr36" draw:id="shape352" draw:name="path512" draw:layer="g4578" svg:width="0.42389800000pt" svg:height="0.34360000000pt" draw:transform="matrix(1.00793700000 0.00000000000 0.00000000000 1.00793700000 57.88341092470pt 39.53436855058pt)" svg:viewBox="0 0 0 0" svg:d="M0.20199 0.3436C0.322748 0.3436 0.423898 0.26268 0.423898 0.16184C0.423898 0.080296 0.32337 0 0.20199 0C0.10115 0 0 0.080296 0 0.16184C0 0.262056 0.100528 0.3436 0.20199 0.3436Z" koffice:nodeTypes="ccccc"/>
          <draw:path draw:style-name="gr8" draw:id="shape353" draw:name="path514" draw:layer="g4578" svg:width="0.42421000000pt" svg:height="0.34329600000pt" draw:transform="matrix(1.00793700000 0.00000000000 0.00000000000 1.00793700000 62.48198237602pt 39.59522375489pt)" svg:viewBox="0 0 0 0" svg:d="M0.22222 0.343296C0.32337 0.343296 0.42421 0.262688 0.42421 0.161536C0.42421 0.060696 0.32337 0 0.22222 0C0.10115 0 0 0.06072 0 0.161536C0 0.262688 0.10115 0.343296 0.22222 0.343296" koffice:nodeTypes="ccccc"/>
          <draw:path draw:style-name="gr36" draw:id="shape354" draw:name="path516" draw:layer="g4578" svg:width="0.42389800000pt" svg:height="0.34267200000pt" draw:transform="matrix(1.00793700000 0.00000000000 0.00000000000 1.00793700000 62.48198237602pt 39.59585270758pt)" svg:viewBox="0 0 0 0" svg:d="M0.221908 0.342672C0.32306 0.342672 0.423898 0.262368 0.423898 0.160912C0.423898 0.060696 0.32337 0 0.221908 0C0.10115 0 0 0.06072 0 0.160912C0 0.262368 0.10115 0.342672 0.221908 0.342672Z" koffice:nodeTypes="ccccc"/>
          <draw:path draw:style-name="gr12" draw:id="shape355" draw:name="path518" draw:layer="g4578" svg:width="2.08756308281pt" svg:height="1.35805633804pt" draw:transform="matrix(1.00793700000 0.00000000000 0.00000000000 1.00793700000 58.61590696483pt 31.82135240422pt)" svg:viewBox="0 0 2 1" svg:d="M0 0C0.262613 0.0495078 0.525227 0.0995101 0.787841 0.166705C1.22538 0.266472 0.962769 0.631934 0.846293 0.86506C0.787841 0.981752 0.554452 1.18103 0.671368 1.2813C0.817066 1.4139 0.992442 1.33081 1.25506 1.34723C1.25506 1.29772 1.42998 1.26414 1.48845 1.26414C1.6926 1.24772 1.80952 1.34723 1.95475 1.31444C2.12968 1.26414 2.10091 1.1144 2.04244 1.0313" koffice:nodeTypes="cccccccc"/>
          <draw:path draw:style-name="gr12" draw:id="shape356" draw:name="path520" draw:layer="g4578" svg:width="1.37285000000pt" svg:height="0.25234600970pt" draw:transform="matrix(1.00793700000 0.00000000000 0.00000000000 1.00793700000 60.02004061539pt 31.93309403694pt)" svg:viewBox="0 0 1 0" svg:d="M0 0.252346C0.020232 0.172346 0.20199 0.0914423 0.30283 0.0708983C0.726728 -0.00939772 1.02956 -0.0703977 1.37285 0.172362" koffice:nodeTypes="ccc"/>
          <draw:path draw:style-name="gr15" draw:id="shape357" draw:name="path522" draw:layer="g4578" svg:width="0.69430020556pt" svg:height="0.40125250175pt" draw:transform="matrix(1.00793700000 0.00000000000 0.00000000000 1.00793700000 58.57802013610pt 32.23759887449pt)" svg:viewBox="0 0 1 0" svg:d="M0.01767 0.0713113C0.15897 0.0513913 0.320498 -0.110449 0.643558 0.132031C0.865778 0.273335 0.280038 0.414943 0.38119 0.394095C0.11882 0.434895 0.0379004 0.293255 0.0179804 0.172183C0.0179804 0.131703 -0.0224756 0.0713433 0.0179804 0.0713433" koffice:nodeTypes="ccccc"/>
          <draw:path draw:style-name="gr36" draw:id="shape358" draw:name="path524" draw:layer="g4578" svg:width="0.69399019710pt" svg:height="0.40168988591pt" draw:transform="matrix(1.00793700000 0.00000000000 0.00000000000 1.00793700000 58.57802013610pt 32.23759887449pt)" svg:viewBox="0 0 1 0" svg:d="M0.017358 0.0713113C0.158658 0.0513913 0.320188 -0.110449 0.643248 0.132031C0.865468 0.273335 0.279728 0.414943 0.380878 0.394711C0.11882 0.434871 0.0379004 0.293871 0.0179804 0.172183C0.0179804 0.132023 -0.0224756 0.0713433 0.0179804 0.0713433L0.017358 0.0713433Z" koffice:nodeTypes="ccccccc"/>
          <draw:path draw:style-name="gr8" draw:id="shape359" draw:name="path526" draw:layer="g4578" svg:width="0.30283000000pt" svg:height="0.34328800000pt" draw:transform="matrix(1.00793700000 0.00000000000 0.00000000000 1.00793700000 58.71754652556pt 32.20783576750pt)" svg:viewBox="0 0 0 0" svg:d="M0.16153 0.343288C0.242138 0.343288 0.30283 0.26268 0.30283 0.18176C0.30283 0.08092 0.242134 0 0.16153 0C0.0606904 0 0 0.08092 0 0.18176C0 0.26268 0.060376 0.343288 0.16153 0.343288" koffice:nodeTypes="ccccc"/>
          <draw:path draw:style-name="gr36" draw:id="shape360" draw:name="path528" draw:layer="g4578" svg:width="0.30251800000pt" svg:height="0.34328800000pt" draw:transform="matrix(1.00793700000 0.00000000000 0.00000000000 1.00793700000 58.71786100191pt 32.20783576750pt)" svg:viewBox="0 0 0 0" svg:d="M0.161218 0.343288C0.241826 0.343288 0.302518 0.26268 0.302518 0.18176C0.302518 0.08092 0.241822 0 0.161218 0C0.0606904 0 0 0.08092 0 0.18176C0 0.26268 0.060064 0.343288 0.161218 0.343288Z" koffice:nodeTypes="ccccc"/>
          <draw:path draw:style-name="gr12" draw:id="shape361" draw:name="path530" draw:layer="g4578" svg:width="1.02956000000pt" svg:height="0.11904820671pt" draw:transform="matrix(1.00793700000 0.00000000000 0.00000000000 1.00793700000 59.22637328190pt 34.28358122530pt)" svg:viewBox="0 0 1 0" svg:d="M1.02956 0.0408C0.686268 0.12172 0.32306 0.181792 0 0" koffice:nodeTypes="cc"/>
          <draw:path draw:style-name="gr12" draw:id="shape362" draw:name="path532" draw:layer="g4578" svg:width="1.07002000000pt" svg:height="0.16121600000pt" draw:transform="matrix(1.00793700000 0.00000000000 0.00000000000 1.00793700000 59.22637328190pt 33.97896653690pt)" svg:viewBox="0 0 1 0" svg:d="M0 0.141336C0.16153 0.060416 0.22222 -0.020504 0.423898 0.080296C0.423898 0.060376 0.646118 0 0.646118 0C0.807648 0 0.908488 0.0604 1.07002 0.161216" koffice:nodeTypes="cccc"/>
          <draw:path draw:style-name="gr36" draw:id="shape363" draw:name="path534" draw:layer="g4578" svg:width="1.07002000000pt" svg:height="0.06352200057pt" draw:transform="matrix(1.00793700000 0.00000000000 0.00000000000 1.00793700000 59.20598311957pt 34.15904657605pt)" svg:viewBox="0 0 1 0" svg:d="M0 0.043282C0.18176 -0.017438 0.666347 -0.017438 1.07002 0.063522" koffice:nodeTypes="cc"/>
          <draw:path draw:style-name="gr15" draw:id="shape364" draw:name="path536" draw:layer="g4578" svg:width="0.92871800000pt" svg:height="0.39770182715pt" draw:transform="matrix(1.00793700000 0.00000000000 0.00000000000 1.00793700000 60.22332134955pt 32.25856678524pt)" svg:viewBox="0 0 1 0" svg:d="M0.04046 0.212348C0.18176 -0.0705635 0.40398 -0.00955554 0.605658 0.0511325C0.807648 0.111212 0.746958 0.0713725 0.928718 0.172204C0.706808 0.212364 0.767188 0.232284 0.605658 0.313188C0.423898 0.394108 0.262368 0.43426 0.141298 0.353988C0.100842 0.313188 0 0.253148 0 0.172228C0 0.192148 0.020232 0.212388 0.040456 0.212388" koffice:nodeTypes="ccccccc"/>
          <draw:path draw:style-name="gr36" draw:id="shape365" draw:name="path538" draw:layer="g4578" svg:width="0.92871800000pt" svg:height="0.39782382373pt" draw:transform="matrix(1.00793700000 0.00000000000 0.00000000000 1.00793700000 60.22332134955pt 32.25844435368pt)" svg:viewBox="0 0 1 0" svg:d="M0.04046 0.21247C0.18176 -0.0704421 0.40398 -0.00943407 0.605658 0.0506299C0.807648 0.11135 0.746958 0.0715099 0.928718 0.172326C0.706498 0.212486 0.767188 0.232406 0.605658 0.31331C0.423898 0.39423 0.262368 0.434382 0.141298 0.35411C0.100842 0.31331 0 0.25327 0 0.17235C0 0.19227 0.020232 0.21251 0.040456 0.21251Z" koffice:nodeTypes="cccccccc"/>
          <draw:path draw:style-name="gr8" draw:id="shape366" draw:name="path540" draw:layer="g4578" svg:width="0.30282800000pt" svg:height="0.34266400000pt" draw:transform="matrix(1.00793700000 0.00000000000 0.00000000000 1.00793700000 60.44730510969pt 32.24893540661pt)" svg:viewBox="0 0 0 0" svg:d="M0.16153 0.342664C0.242138 0.342664 0.302828 0.262664 0.302828 0.160904C0.302828 0.060064 0.221908 0 0.1413 0C0.0606904 0 0 0.06008 0 0.160904C0 0.26268 0.08092 0.342664 0.16153 0.342664" koffice:nodeTypes="ccccc"/>
          <draw:path draw:style-name="gr36" draw:id="shape367" draw:name="path542" draw:layer="g4578" svg:width="0.30282800000pt" svg:height="0.34266400000pt" draw:transform="matrix(1.00793700000 0.00000000000 0.00000000000 1.00793700000 60.44730510969pt 32.24893540661pt)" svg:viewBox="0 0 0 0" svg:d="M0.16153 0.342664C0.242138 0.342664 0.302828 0.262664 0.302828 0.160904C0.302828 0.060064 0.221908 0 0.1413 0C0.0606904 0 0 0.06008 0 0.160904C0 0.26268 0.08092 0.342664 0.16153 0.342664Z" koffice:nodeTypes="ccccc"/>
          <draw:path draw:style-name="gr37" draw:id="shape368" draw:name="path544" draw:layer="g4578" svg:width="2.99637194992pt" svg:height="1.61993266327pt" draw:transform="matrix(1.00793700000 0.00000000000 0.00000000000 1.00793700000 51.15834084138pt 36.64110058449pt)" svg:viewBox="0 0 3 2" svg:d="M0.136266 1.4386C0.0128372 1.49268 -0.13535 1.0753 0.234933 0.911718C0.234933 0.911718 0.333597 0.56636 0.728645 0.530224C0.728645 0.530224 1.04978 0.203062 1.51949 0.239753C1.51949 0.239753 2.06311 -0.0330645 2.26082 0.00334517C2.45853 0.0215608 2.95263 0.384851 2.97739 0.512296C3.02692 0.639186 2.97739 0.857385 2.85358 0.94842C2.70539 1.0571 2.60634 0.930204 2.58196 0.78484C2.58196 0.78484 2.68101 1.0571 2.38425 1.16605C2.08826 1.29351 2.11302 1.20277 2.08826 1.0571C2.08826 1.0571 2.01396 1.34756 1.81664 1.38426C1.61893 1.43891 1.4955 1.31199 1.34693 1.31199C1.34693 1.31199 1.59417 1.45709 1.4212 1.56604C1.24825 1.6568 1.05055 1.62069 0.927117 1.54783C0.803688 1.45707 0.655119 1.22066 0.136263 1.43887" koffice:nodeTypes="ccccccccccccccc"/>
          <draw:path draw:style-name="gr12" draw:id="shape369" draw:name="path546" draw:layer="g4578" svg:width="2.99715983075pt" svg:height="1.61939702853pt" draw:transform="matrix(1.00793700000 0.00000000000 0.00000000000 1.00793700000 51.15832906296pt 36.64120375745pt)" svg:viewBox="0 0 3 2" svg:d="M0.136298 1.43827C0.0132351 1.4929 -0.135736 1.07503 0.234979 0.911477C0.234979 0.911477 0.334038 0.566728 0.729517 0.530044C0.729517 0.530044 1.0507 0.202937 1.52048 0.239621C1.52048 0.239621 2.06378 -0.0325896 2.26151 0.00325251C2.45925 0.0214651 2.95341 0.384696 2.97817 0.512119C3.02772 0.638989 2.97817 0.857151 2.85435 0.948172C2.70614 1.05684 2.60708 0.92996 2.58232 0.784618C2.58232 0.784618 2.68138 1.05684 2.38458 1.16577C2.08855 1.2932 2.11293 1.20248 2.08855 1.05684C2.08855 1.05684 2.01424 1.34782 1.81651 1.38394C1.61878 1.43829 1.49533 1.31113 1.34673 1.31113C1.34673 1.31113 1.59401 1.45676 1.42104 1.56569C1.24806 1.65643 1.05032 1.61975 0.9265 1.54748C0.803055 1.45674 0.654462 1.22037 0.135542 1.43854L0.136302 1.43826Z" koffice:nodeTypes="ccccccccccccccccc"/>
          <draw:path draw:style-name="gr12" draw:id="shape370" draw:name="path548" draw:layer="g4578" svg:width="0.65229819944pt" svg:height="0.32390764340pt" draw:transform="matrix(1.00793700000 0.00000000000 0.00000000000 1.00793700000 52.45070306616pt 36.92604461065pt)" svg:viewBox="0 0 1 0" svg:d="M0.652298 0.323908C0.570603 0.13987 0.309936 -0.0209663 0 0.00223593" koffice:nodeTypes="cc"/>
          <draw:path draw:style-name="gr12" draw:id="shape371" draw:name="path550" draw:layer="g4578" svg:width="1.05999132266pt" svg:height="0.36682888090pt" draw:transform="matrix(1.00793700000 0.00000000000 0.00000000000 1.00793700000 51.86062933047pt 37.19445490032pt)" svg:viewBox="0 0 1 0" svg:d="M1.05999 0.366829C0.997507 0.317819 0.976674 0.268808 0.914513 0.220171C0.72738 0.0365724 0.332607 0.0490103 0 0" koffice:nodeTypes="ccc"/>
          <draw:path draw:style-name="gr12" draw:id="shape372" draw:name="path552" draw:layer="g4578" svg:width="0.92840600000pt" svg:height="0.45324101404pt" draw:transform="matrix(1.00793700000 0.00000000000 0.00000000000 1.00793700000 51.41328834383pt 37.65300844127pt)" svg:viewBox="0 0 1 0" svg:d="M0.928406 0.453241C0.807338 0.372625 0.766876 0.210785 0.645808 0.150721C0.443818 0.0698013 0.242138 -0.0310387 0 0.00910533" koffice:nodeTypes="ccc"/>
          <draw:path draw:style-name="gr15" draw:id="shape373" draw:name="path554" draw:layer="g4578" svg:width="9.97966296337pt" svg:height="19.11714092901pt" draw:transform="matrix(1.00793700000 0.00000000000 0.00000000000 1.00793700000 54.92347537705pt 45.21239214792pt)" svg:viewBox="0 0 10 19" svg:d="M1.37041 2.94062C1.62539 1.40154 2.41195 0.11837 2.43326 0C2.43326 0 3.24112 0.157618 4.64415 0.275682C6.02588 0.414137 6.40867 0.354796 7.04644 0.315572C7.66259 0.256207 8.47078 0.157641 8.47078 0.157641C8.47078 0.157641 8.72543 0.631112 8.74673 1.10549C8.81063 2.11207 9.2144 6.47431 9.25701 7.63942C9.25701 7.63942 9.4271 8.32985 9.4271 10.0278C9.4271 11.8833 9.97966 15.6534 9.97966 17.6672L9.4271 17.7657C9.4271 17.7657 6.40834 17.9828 6.40834 17.6081C6.40834 17.194 6.23825 12.3574 6.68463 9.43593C6.68463 9.43593 6.57844 8.86357 6.40834 8.36971C6.23825 7.89594 5.49429 6.41559 5.49429 6.09943C5.49429 6.09943 4.30396 9.21837 4.24006 9.75147C4.17647 10.2447 4.00605 17.1934 3.89987 17.7664C3.89987 17.7664 2.17828 18.9899 1.9446 19.1083C1.71093 19.2068 0.0525924 18.4568 0.00998719 18.2596C-0.0539185 18.0427 0.180082 15.6926 0.966643 11.8237C1.26422 10.4419 1.09413 10.186 1.09413 9.81023C1.09413 9.43532 1.11543 4.48064 1.37008 2.94125" koffice:nodeTypes="ccccccccccccccccccccc"/>
          <draw:path draw:style-name="gr12" draw:id="shape374" draw:name="path556" draw:layer="g4578" svg:width="9.97900799558pt" svg:height="19.11830708877pt" draw:transform="matrix(1.00793700000 0.00000000000 0.00000000000 1.00793700000 54.92316090071pt 45.21239214792pt)" svg:viewBox="0 0 10 19" svg:d="M1.37069 2.94132C1.62566 1.40159 2.41253 0.118373 2.4335 0C2.4335 0 3.24102 0.158233 4.64399 0.276301C6.02568 0.41415 6.40846 0.355417 7.04588 0.315566C7.66233 0.256825 8.47017 0.15824 8.47017 0.15824C8.47017 0.15824 8.72514 0.631726 8.74645 1.10551C8.81003 2.11212 9.21377 6.47511 9.25638 7.63965C9.25638 7.63965 9.42646 8.33069 9.42646 10.0281C9.42646 11.8843 9.97901 15.6539 9.97901 17.6677L9.42646 17.7669C9.42646 17.7669 6.40813 17.9839 6.40813 17.6086C6.40813 17.1945 6.23804 12.3578 6.68441 9.43621C6.68441 9.43621 6.57822 8.86382 6.40813 8.36996C6.23804 7.89616 5.49411 6.41577 5.49411 6.10021C5.49411 6.10021 4.30382 9.21863 4.24025 9.75236C4.17666 10.2456 4.00624 17.1939 3.90007 17.7669C3.90007 17.7669 2.17821 18.9904 1.94421 19.1094C1.71054 19.208 0.0525906 18.4573 0.00998687 18.2608C-0.0539168 18.0438 0.180076 15.6943 0.966611 11.8246C1.26418 10.4428 1.09409 10.1869 1.09409 9.81171C1.09409 9.43681 1.1154 4.48197 1.37037 2.94194Z" koffice:nodeTypes="cccccccccccccccccccccc"/>
          <draw:path draw:style-name="gr12" draw:id="shape375" draw:name="path4395" draw:layer="g4578" svg:width="1.99744232948pt" svg:height="2.33336595432pt" draw:transform="matrix(1.00793700000 0.00000000000 0.00000000000 1.00793700000 56.29638831501pt 45.70083035462pt)" svg:viewBox="0 0 2 2" svg:d="M1.99744 0C1.91211 0.283392 1.36975 1.56993 0 2.33337" koffice:nodeTypes="cc"/>
          <draw:path draw:style-name="gr12" draw:id="shape376" draw:name="path4397" draw:layer="g4578" svg:width="1.56617165443pt" svg:height="9.00979866560pt" draw:transform="matrix(1.00793700000 0.00000000000 0.00000000000 1.00793700000 57.88341092470pt 45.92449560667pt)" svg:viewBox="0 0 2 9" svg:d="M1.56617 0C1.28807 0.707193 0.202149 4.50537 0 9.0098" koffice:nodeTypes="cc"/>
          <draw:path draw:style-name="gr12" draw:id="shape377" draw:name="path562" draw:layer="g4578" svg:width="0.49870149134pt" svg:height="1.32537426000pt" draw:transform="matrix(1.00793700000 0.00000000000 0.00000000000 1.00793700000 58.27020634527pt 55.26562835738pt)" svg:viewBox="0 0 0 1" svg:d="M0.498701 0C0.413203 0.511661 0.27056 0.99932 0 1.32537" koffice:nodeTypes="cc"/>
          <draw:path draw:style-name="gr12" draw:id="shape378" draw:name="path564" draw:layer="g4578" svg:width="0.32306000000pt" svg:height="4.11854000000pt" draw:transform="matrix(1.00793700000 0.00000000000 0.00000000000 1.00793700000 57.49692756142pt 56.42601381276pt)" svg:viewBox="0 0 0 4" svg:d="M0.32306 0C0.282604 0.423592 0.060692 3.57389 0 4.11854" koffice:nodeTypes="cc"/>
          <draw:path draw:style-name="gr12" draw:id="shape379" draw:name="path566" draw:layer="g4578" svg:width="0.29699208291pt" svg:height="3.41260780830pt" draw:transform="matrix(1.00793700000 0.00000000000 0.00000000000 1.00793700000 56.78482248996pt 61.18802426450pt)" svg:viewBox="0 0 0 3" svg:d="M0.296992 0C0.242037 0.204972 0 1.90164 0 3.41261" koffice:nodeTypes="cc"/>
          <draw:path draw:style-name="gr12" draw:id="shape380" draw:name="path568" draw:layer="g4578" svg:width="0.55286334843pt" svg:height="5.13759872107pt" draw:transform="matrix(1.00793700000 0.00000000000 0.00000000000 1.00793700000 63.19752446365pt 57.72819584530pt)" svg:viewBox="0 0 1 5" svg:d="M0.0275484 0C-0.00253251 0.354815 -0.12264 2.87711 0.552863 5.1376" koffice:nodeTypes="cc"/>
          <draw:path draw:style-name="gr12" draw:id="shape381" draw:name="path570" draw:layer="g4578" svg:width="0.48459000000pt" svg:height="5.32986000000pt" draw:transform="matrix(1.00793700000 0.00000000000 0.00000000000 1.00793700000 60.08089985145pt 46.12840529352pt)" svg:viewBox="0 0 0 5" svg:d="M0.16153 0C0.101154 0.443816 0 3.3112 0 3.53311C0 3.75471 0.32306 4.07808 0.48459 4.13908C0.48459 4.13908 0.16153 4.23992 0.10115 5.32986" koffice:nodeTypes="cccc"/>
          <draw:path draw:style-name="gr12" draw:id="shape382" draw:name="path572" draw:layer="g4578" svg:width="0.36682403560pt" svg:height="2.51144837856pt" draw:transform="matrix(1.00793700000 0.00000000000 0.00000000000 1.00793700000 58.75832765658pt 48.91628646406pt)" svg:viewBox="0 0 0 3" svg:d="M0.366824 0C0.330063 0.383987 0.13459 1.90041 0 2.51145" koffice:nodeTypes="cc"/>
          <draw:path draw:style-name="gr12" draw:id="shape383" draw:name="path574" draw:layer="g4578" svg:width="1.61359402534pt" svg:height="9.21334759893pt" draw:transform="matrix(1.00793700000 0.00000000000 0.00000000000 1.00793700000 61.38339394128pt 46.08730565441pt)" svg:viewBox="0 0 2 9" svg:d="M0 0C0 0 0.870254 0.204372 0.92449 0C0.92449 0 1.21467 5.92485 1.61359 9.21335" koffice:nodeTypes="ccc"/>
          <draw:path draw:style-name="gr12" draw:id="shape384" draw:name="path576" draw:layer="g4578" svg:width="0.12107000000pt" svg:height="3.27106000000pt" draw:transform="matrix(1.00793700000 0.00000000000 0.00000000000 1.00793700000 60.83410053027pt 46.84019427593pt)" svg:viewBox="0 0 0 3" svg:d="M0.12107 0C0.12107 0.383752 0 3.27106 0 3.27106" koffice:nodeTypes="cc"/>
          <draw:path draw:style-name="gr12" draw:id="shape385" draw:name="path578" draw:layer="g4578" svg:width="0.29941151605pt" svg:height="0.80703200000pt" draw:transform="matrix(1.00793700000 0.00000000000 0.00000000000 1.00793700000 61.32222264793pt 50.56510206264pt)" svg:viewBox="0 0 0 1" svg:d="M0 0C0 0 0.383127 0.544656 0.282599 0.807032" koffice:nodeTypes="cc"/>
          <draw:path draw:style-name="gr12" draw:id="shape386" draw:name="path580" draw:layer="g4578" svg:width="0.60566000000pt" svg:height="0.16121600000pt" draw:transform="matrix(1.00793700000 0.00000000000 0.00000000000 1.00793700000 58.04590810879pt 45.76200003528pt)" svg:viewBox="0 0 1 0" svg:d="M0 0C0.32306 0.10084 0.60566 0.161216 0.60566 0.161216" koffice:nodeTypes="cc"/>
          <draw:path draw:style-name="gr12" draw:id="shape387" draw:name="path582" draw:layer="g4578" svg:width="0.12106700000pt" svg:height="0.90880000000pt" draw:transform="matrix(1.00793700000 0.00000000000 0.00000000000 1.00793700000 59.57238837781pt 46.25043017849pt)" svg:viewBox="0 0 0 1" svg:d="M0.121067 0C0.0603792 0.161536 0 0.9088 0 0.9088" koffice:nodeTypes="cc"/>
          <draw:path draw:style-name="gr12" draw:id="shape388" draw:name="path584" draw:layer="g4578" svg:width="0.20439239626pt" svg:height="0.86864800000pt" draw:transform="matrix(1.00793700000 0.00000000000 0.00000000000 1.00793700000 61.32222264793pt 54.93969378557pt)" svg:viewBox="0 0 0 1" svg:d="M0 0C0.12107 0.161528 0.282599 0.384064 0.16153 0.868648" koffice:nodeTypes="cc"/>
          <draw:path draw:style-name="gr38" draw:id="shape389" draw:name="path586" draw:layer="g4578" svg:width="6.00687087359pt" svg:height="1.92558045593pt" draw:transform="matrix(1.00793700000 0.00000000000 0.00000000000 1.00793700000 57.11044661718pt 44.19473863524pt)" svg:viewBox="0 0 6 2" svg:d="M1.13752e-14 1.34446C1.13752e-14 1.34446 1.13752e-14 0.448734 0.242279 0C0.242279 0 0.928938 0.196514 1.89867 0.336434C2.88833 0.476365 3.67589 0.588653 4.40335 0.476365C5.13049 0.364509 5.87788 0.112289 5.87788 0.112289C5.87788 0.112289 6.07968 1.42867 5.97847 1.62561C5.97847 1.62561 5.19091 1.84889 4.32238 1.90547C3.43361 1.98884 1.95908 1.79318 1.45429 1.68089C0.787869 1.56903 0.202106 1.40103 0 1.34531" koffice:nodeTypes="ccccccccc"/>
          <draw:path draw:style-name="gr12" draw:id="shape390" draw:name="path588" draw:layer="g4578" svg:width="6.00687087359pt" svg:height="1.92558859329pt" draw:transform="matrix(1.00793700000 0.00000000000 0.00000000000 1.00793700000 57.11013214084pt 44.19473863524pt)" svg:viewBox="0 0 6 2" svg:d="M0.000312178 1.34532C0.000312178 1.34532 0.000312178 0.448735 0.242591 0C0.242591 0 0.928938 0.196514 1.89868 0.336434C2.88833 0.476366 3.67589 0.588655 4.40335 0.476366C5.13049 0.364509 5.87788 0.112289 5.87788 0.112289C5.87788 0.112289 6.07968 1.42954 5.97847 1.62561C5.97847 1.62561 5.1906 1.84976 4.32238 1.90547C3.43361 1.98884 1.95908 1.79318 1.45429 1.68176C0.787557 1.56904 0.201795 1.40103 0 1.34532Z" koffice:nodeTypes="cccccccccc"/>
          <draw:path draw:style-name="gr15" draw:id="shape391" draw:name="path590" draw:layer="g4578" svg:width="0.32306000000pt" svg:height="1.02956000000pt" draw:transform="matrix(1.00793700000 0.00000000000 0.00000000000 1.00793700000 57.74098942660pt 44.27630089728pt)" svg:viewBox="0 0 0 1" svg:d="M0 0.968872L0.12107 0L0.32306 0.01992L0.282604 1.02956L4e-06 0.96884" koffice:nodeTypes="ccccc"/>
          <draw:path draw:style-name="gr12" draw:id="shape392" draw:name="path592" draw:layer="g4578" svg:width="0.32274800000pt" svg:height="1.02956000000pt" draw:transform="matrix(1.00793700000 0.00000000000 0.00000000000 1.00793700000 57.74098942660pt 44.27630089728pt)" svg:viewBox="0 0 0 1" svg:d="M0 0.968872L0.120758 0L0.322748 0.01992L0.282292 1.02956L4e-06 0.96884" koffice:nodeTypes="ccccc"/>
          <draw:path draw:style-name="gr15" draw:id="shape393" draw:name="path594" draw:layer="g4578" svg:width="0.26237200000pt" svg:height="1.15066000000pt" draw:transform="matrix(1.00793700000 0.00000000000 0.00000000000 1.00793700000 62.15635824880pt 44.37791707387pt)" svg:viewBox="0 0 0 1" svg:d="M0 0.060096L0.020232 1.15066L0.262372 1.10986L0.24214 0L1.6e-06 0.06008" koffice:nodeTypes="ccccc"/>
          <draw:path draw:style-name="gr12" draw:id="shape394" draw:name="path596" draw:layer="g4578" svg:width="0.26237200000pt" svg:height="1.15128000000pt" draw:transform="matrix(1.00793700000 0.00000000000 0.00000000000 1.00793700000 62.15635824880pt 44.37790901038pt)" svg:viewBox="0 0 0 1" svg:d="M0 0.06072L0.020232 1.15128L0.262372 1.11048L0.24214 0L1.6e-06 0.06072" koffice:nodeTypes="ccccc"/>
          <draw:path draw:style-name="gr15" draw:id="shape395" draw:name="path598" draw:layer="g4578" svg:width="0.28259800000pt" svg:height="1.04978000000pt" draw:transform="matrix(1.00793700000 0.00000000000 0.00000000000 1.00793700000 58.94184476205pt 44.43849005582pt)" svg:viewBox="0 0 0 1" svg:d="M0.080608 0L0 1.04978L0.141298 1.04978L0.282598 0L0.080608 0" koffice:nodeTypes="ccccc"/>
          <draw:path draw:style-name="gr12" draw:id="shape396" draw:name="path600" draw:layer="g4578" svg:width="0.28260000000pt" svg:height="1.04979000000pt" draw:transform="matrix(1.00793700000 0.00000000000 0.00000000000 1.00793700000 58.94153028570pt 44.43911094502pt)" svg:viewBox="0 0 0 1" svg:d="M0.0806104 0L0 1.04979L0.1413 1.04979L0.2826 0L0.0806104 0" koffice:nodeTypes="ccccc"/>
          <draw:path draw:style-name="gr39" draw:id="shape397" draw:name="path602" draw:layer="g4578" svg:width="2.47736249939pt" svg:height="3.09530947884pt" draw:transform="matrix(1.00793700000 0.00000000000 0.00000000000 1.00793700000 55.26249308801pt 64.19926427424pt)" svg:viewBox="0 0 2 3" svg:d="M0.198197 0.302005C0.143332 0.628015 0.051411 1.07986 0.0146438 1.65794C0.0146438 1.78416 -0.0769924 2.46175 0.198197 2.48653C0.399851 2.5125 0.455004 1.78416 0.455004 1.78416C0.455004 1.78416 0.271451 2.5872 0.509869 2.68786C0.84021 2.78853 0.876697 1.80817 0.876697 1.80817C0.839933 2.08423 0.61989 2.78853 0.931565 2.86325C1.26191 2.93879 1.35354 1.90884 1.35354 1.90884C1.35354 1.90884 1.07835 2.93876 1.4084 2.96469C1.72036 2.98947 1.72036 1.95955 1.72036 1.95955C1.72036 1.95955 1.55519 3.19081 1.99555 3.08937C2.23397 3.03941 2.28912 2.61235 2.34399 2.36108C2.41725 1.98433 2.58242 1.50731 2.38076 0.728295C2.23397 0.151386 2.28912 0 2.28912 0C2.28912 0 1.77552 0.528123 1.37193 0.879691C1.18837 1.0303 0.197911 0.302005 0.197911 0.302005" koffice:nodeTypes="cccccccccccccccc"/>
          <draw:path draw:style-name="gr12" draw:id="shape398" draw:name="path604" draw:layer="g4578" svg:width="2.47719920601pt" svg:height="3.09513358391pt" draw:transform="matrix(1.00793700000 0.00000000000 0.00000000000 1.00793700000 55.26258349825pt 64.19989322693pt)" svg:viewBox="0 0 2 3" svg:d="M0.198109 0.30122C0.143245 0.627609 0.0516113 1.07983 0.0145618 1.6579C0.0145618 1.78334 -0.0767878 2.46168 0.198109 2.48644C0.40004 2.51162 0.454907 1.78334 0.454907 1.78334C0.454907 1.78334 0.27136 2.58711 0.509771 2.68779C0.840101 2.78767 0.876586 1.80888 0.876586 1.80888C0.839824 2.08494 0.619788 2.78845 0.931734 2.86317C1.26178 2.93871 1.35342 1.90878 1.35342 1.90878C1.35342 1.90878 1.07823 2.93867 1.40827 2.96383C1.72022 2.98862 1.72022 1.95872 1.72022 1.95872C1.72022 1.95872 1.55506 3.18995 1.9954 3.08928C2.23382 3.03932 2.28897 2.61189 2.34383 2.361C2.41708 1.98427 2.58225 1.50727 2.3806 0.728275C2.2341 0.150605 2.28926 0 2.28926 0C2.28926 0 1.77566 0.527332 1.37208 0.87889C1.18853 1.02949 0.197823 0.30122 0.197823 0.30122L0.198106 0.30122Z" koffice:nodeTypes="cccccccccccccccccc"/>
          <draw:path draw:style-name="gr39" draw:id="shape399" draw:name="path606" draw:layer="g4578" svg:width="5.10668357462pt" svg:height="1.56615713744pt" draw:transform="matrix(1.00793700000 0.00000000000 0.00000000000 1.00793700000 61.29869874887pt 63.52793791476pt)" svg:viewBox="0 0 5 2" svg:d="M0.114562 0.0510197C0.0215312 -0.0253697 0.0399064 0.505952 0.00286755 0.757566C-0.0157977 1.01074 0.0401905 1.56616 0.673317 1.51592C1.28777 1.43993 1.90252 1.26275 2.29359 1.38973C2.68466 1.54123 3.26208 1.56616 3.5785 1.56616C3.89521 1.56616 4.09993 1.5159 4.24895 1.43996C4.37931 1.36477 4.6584 1.54123 4.78905 1.54123C4.91911 1.54123 5.12442 1.26275 5.10546 1.0863C5.08679 0.757566 4.8637 0.757566 4.547 0.732647C4.24895 0.681587 3.83922 0.606059 3.63449 0.505181C3.42948 0.403902 3.05707 0.126198 2.59163 0C2.59163 0 1.69751 0.0502588 1.51145 0.0502588C1.3251 0.0502588 0.226543 0.126248 0.114562 0.0502588" koffice:nodeTypes="ccccccccccccc"/>
          <draw:path draw:style-name="gr12" draw:id="shape400" draw:name="path608" draw:layer="g4578" svg:width="5.10712936887pt" svg:height="1.56615713744pt" draw:transform="matrix(1.00793700000 0.00000000000 0.00000000000 1.00793700000 61.29901183176pt 63.52793791476pt)" svg:viewBox="0 0 5 2" svg:d="M0.114566 0.0510197C0.0215313 -0.0253697 0.0399095 0.505952 0.00286747 0.757566C-0.0157985 1.01074 0.0401995 1.56616 0.673347 1.51592C1.28784 1.43993 1.9026 1.26353 2.29369 1.38973C2.68478 1.54123 3.26194 1.56616 3.57866 1.56616C3.89538 1.56616 4.10011 1.5159 4.24914 1.43996C4.3795 1.36477 4.65889 1.54123 4.78925 1.54123C4.91962 1.54123 5.12435 1.26353 5.10597 1.0863C5.0873 0.757566 4.86391 0.757566 4.54719 0.732647C4.24914 0.682388 3.83938 0.606059 3.63465 0.505181C3.42963 0.403902 3.0572 0.126198 2.59146 0C2.59146 0 1.69758 0.0510597 1.51151 0.0510597C1.32516 0.0510597 0.226265 0.126248 0.114566 0.0510597Z" koffice:nodeTypes="cccccccccccccc"/>
          <draw:path draw:style-name="gr19" draw:id="shape401" draw:name="path610" draw:layer="g4578" svg:width="22.98028887142pt" svg:height="13.05525415547pt" draw:transform="matrix(1.00793700000 0.00000000000 0.00000000000 1.00793700000 78.51725003248pt 28.66238804846pt)" svg:viewBox="0 0 23 13" svg:d="M1.54621 2.16951L19.8056 10.8898C20.8578 11.1128 20.466 11.7193 21.2087 12.5493C21.5386 12.9137 21.6006 13.0346 21.8274 13.0549C22.4051 13.0755 22.343 12.2459 22.2399 12.1448C21.9718 11.8816 21.6623 11.6592 21.6623 11.6592C21.7446 11.4974 21.9925 12.104 22.5701 12.104C23.0654 12.104 23.1271 11.8208 22.6732 11.3351C22.2399 10.8495 22.0749 10.8495 21.4972 10.7887C21.4972 10.7887 20.4657 10.4051 20.0941 10.1412C19.4337 9.63563 18.5259 9.10915 18.2374 8.98813L1.81404 0.28786C1.54589 0.186806 0.658736 -0.420458 0.10144 0.510235C-0.249414 1.07663 0.328557 1.64335 1.54589 2.16951" koffice:nodeTypes="cccccccccccccc"/>
          <draw:path draw:style-name="gr12" draw:id="shape402" draw:name="path612" draw:layer="g4578" svg:width="22.97907059073pt" svg:height="13.05560330037pt" draw:transform="matrix(1.00793700000 0.00000000000 0.00000000000 1.00793700000 78.51784675507pt 28.66282265992pt)" svg:viewBox="0 0 23 13" svg:d="M1.54556 2.16911L19.8045 10.8901C20.8566 11.1125 20.4648 11.7197 21.2075 12.5491C21.5374 12.9133 21.5994 13.035 21.8262 13.0552C22.4039 13.0753 22.3421 12.2456 22.2387 12.1445C21.9706 11.8819 21.6614 11.6589 21.6614 11.6589C21.7434 11.4973 21.9913 12.1043 22.5689 12.1043C23.0642 12.1043 23.1259 11.8211 22.6719 11.3355C22.2387 10.8492 22.0737 10.8492 21.4963 10.789C21.4963 10.789 20.4648 10.4048 20.0933 10.1415C19.4329 9.63594 18.5254 9.10946 18.2366 8.98844L1.81371 0.288048C1.54556 0.186375 0.658749 -0.420271 0.101469 0.510434C-0.249375 1.07622 0.328262 1.64357 1.54556 2.16911Z" koffice:nodeTypes="cccccccccccccc"/>
          <draw:path draw:style-name="gr12" draw:id="shape403" draw:name="path614" draw:layer="g4578" svg:width="8.60533602074pt" svg:height="4.84387277440pt" draw:transform="matrix(1.00793700000 0.00000000000 0.00000000000 1.00793700000 79.71650684051pt 29.60316528958pt)" svg:viewBox="0 0 9 5" svg:d="M0 0L8.60534 4.84387" koffice:nodeTypes="cc"/>
          <draw:path draw:style-name="gr40" draw:id="shape404" draw:name="path616" draw:layer="g4578" svg:width="3.94852458127pt" svg:height="4.74676142368pt" draw:transform="matrix(1.00793700000 0.00000000000 0.00000000000 1.00793700000 87.63135273616pt 30.75023754536pt)" svg:viewBox="0 0 4 5" svg:d="M3.71087 0.27816C3.89146 1.00371 3.93166 1.17933 3.93166 1.42176C3.93166 1.68519 3.83147 1.7296 3.91155 2.01576C4.05194 2.5433 3.77116 3.11561 3.4301 3.73131C3.2696 4.01678 3.14932 4.39109 2.88863 4.56705C2.2269 5.02848 1.42447 4.4789 1.0033 4.28022C0.78283 4.17105 0.66223 3.99508 0.602243 3.81878C0.521838 3.55534 0.502054 3.31293 0.44175 2.96134C0.44175 2.8952 0.461859 2.69791 0.321777 2.76334C0.0811969 2.45549 0.121089 2.3236 0.0209006 2.10391C-0.0792885 1.88319 0.201487 1.64145 0.421959 1.68586C0.301676 1.26816 0.241372 0.805712 0.361948 0.40971C0.402167 0.27816 0.261759 -0.0734221 0.462138 0.0137088C1.36476 0.40971 2.42756 0.3219 3.39049 0.3219C3.47026 0.3219 3.53056 0.146278 3.65085 0.16831C3.67096 0.16831 3.69107 0.234455 3.71118 0.27816" koffice:nodeTypes="cccccccccccccccc"/>
          <draw:path draw:style-name="gr12" draw:id="shape405" draw:name="path618" draw:layer="g4578" svg:width="3.94856081757pt" svg:height="4.74506036560pt" draw:transform="matrix(1.00793700000 0.00000000000 0.00000000000 1.00793700000 87.63133613360pt 30.75068330346pt)" svg:viewBox="0 0 4 5" svg:d="M3.71091 0.277629C3.89149 1.00305 3.93169 1.17932 3.93169 1.42101C3.93169 1.68441 3.8315 1.72881 3.91158 2.01491C4.05197 2.54237 3.77119 3.11389 3.43013 3.72947C3.26963 4.01559 3.14966 4.38982 2.88897 4.56507C2.22693 5.0271 1.42479 4.47693 1.00333 4.27897C0.78254 4.16913 0.662249 3.99389 0.602263 3.81762C0.521857 3.55423 0.502383 3.31186 0.441769 2.96033C0.441769 2.8942 0.461878 2.69627 0.321796 2.76237C0.0812136 2.45457 0.121107 2.32271 0.0209171 2.10237C-0.0792724 1.88237 0.201195 1.64068 0.421977 1.68441C0.301694 1.26745 0.24139 0.805086 0.361967 0.409155C0.402186 0.277629 0.261777 -0.0738906 0.461846 0.0139043C1.36447 0.409155 2.42759 0.32204 3.39052 0.32204C3.4703 0.32204 3.5306 0.145771 3.65089 0.167798C3.671 0.167798 3.6911 0.233932 3.71121 0.277629Z" koffice:nodeTypes="ccccccccccccccccc"/>
          <draw:path draw:style-name="gr8" draw:id="shape406" draw:name="path620" draw:layer="g4578" svg:width="4.04609772792pt" svg:height="2.90312052572pt" draw:transform="matrix(1.00793700000 0.00000000000 0.00000000000 1.00793700000 87.47458936616pt 29.55140715917pt)" svg:viewBox="0 0 4 3" svg:d="M3.99394 1.7583C4.09535 1.67902 4.03465 1.30151 3.93319 0.904409C3.89248 0.706012 3.73004 0.626409 3.50685 0.408117C3.28367 0.189204 3.20228 0.189204 3.06017 0.130118C2.93841 0.0899815 2.65418 0.0899815 2.51208 0.0303051C2.3903 -0.0291117 2.0657 0.0103946 1.76083 0.0505304C1.35515 0.109948 1.13134 0.0900366 0.827082 0.249227C0.52251 0.407519 0.278983 0.58632 0.17725 0.884829C0.0961787 1.10313 -0.0462509 1.38112 0.0147938 2.21543C0.0555064 3.04943 0.217938 2.89114 0.217938 2.89114C0.217938 2.89114 0.441439 2.57272 0.583547 2.77204C0.583547 2.77204 0.56319 2.33483 0.5228 2.07643C0.502443 1.83792 0.5228 1.54003 0.624219 1.18242C0.624219 1.18242 1.55827 1.52043 2.43129 1.52043C3.04043 1.52043 3.83237 1.4607 3.85241 1.32203L3.9942 1.75831" koffice:nodeTypes="cccccccccccccccc"/>
          <draw:path draw:style-name="gr12" draw:id="shape407" draw:name="path622" draw:layer="g4578" svg:width="4.04547217827pt" svg:height="2.90180841572pt" draw:transform="matrix(1.00793700000 0.00000000000 0.00000000000 1.00793700000 87.47490384251pt 29.55155356674pt)" svg:viewBox="0 0 4 3" svg:d="M3.99331 1.75776C4.09473 1.67849 4.03402 1.30107 3.93257 0.90406C3.89186 0.705708 3.72943 0.626123 3.50627 0.407881C3.28279 0.189018 3.20172 0.189018 3.05993 0.129945C2.93818 0.0898183 2.65398 0.0898183 2.51189 0.030769C2.39012 -0.0292637 2.06523 0.0102336 1.76069 0.0503603C1.35441 0.109763 1.13126 0.0898576 0.827018 0.249011C0.522469 0.407881 0.278961 0.586642 0.177236 0.884469C0.0961713 1.10272 -0.0462473 1.38065 0.0147927 2.21477C0.0555021 3.04858 0.217921 2.88971 0.217921 2.88971C0.217921 2.88971 0.441405 2.57198 0.583501 2.77064C0.583501 2.77064 0.563147 2.33354 0.522759 2.0758C0.502404 1.83734 0.522759 1.53952 0.62417 1.182C0.62417 1.182 1.55784 1.51993 2.43079 1.51993C3.03988 1.51993 3.83176 1.46021 3.85211 1.32158L3.99389 1.75776L3.99326 1.75776Z" koffice:nodeTypes="cccccccccccccccccc"/>
          <draw:path draw:style-name="gr41" draw:id="shape408" draw:name="path624" draw:layer="g4578" svg:width="17.76886543816pt" svg:height="11.17626316302pt" draw:transform="matrix(1.00793700000 0.00000000000 0.00000000000 1.00793700000 80.53058288238pt 33.29471392451pt)" svg:viewBox="0 0 18 11" svg:d="M7.53288 0.0118129C7.67733 -0.0467861 7.63597 0.128655 7.65665 0.187223C7.71872 0.440125 7.71872 0.713456 7.8218 0.946841C7.94525 1.161 7.98661 1.23909 8.19313 1.33641C8.52309 1.51182 9.49294 2.01852 10.1742 1.60914C10.2156 1.58991 10.2773 1.55054 10.3186 1.51182C10.3186 1.51182 10.0711 2.31078 10.9172 2.70035C11.1854 2.83641 14.0956 4.27844 14.0956 4.27844C14.0956 4.27844 14.4052 4.80467 14.2193 5.52554C14.178 5.64238 14.1369 5.7397 14.2607 5.81779C14.4672 5.95386 14.797 6.34403 15.0244 6.96758C15.0244 6.96758 15.6226 6.71407 15.6226 6.34403C15.6226 5.97368 15.3754 5.77904 15.313 5.50632C15.2719 5.25281 15.1068 4.60974 15.1895 4.4151C15.2716 4.20094 15.6226 4.12285 15.7671 4.04446C15.9115 3.96637 16.0767 4.12225 16.0353 4.29766C16.0146 4.4926 15.8701 4.45385 15.705 4.4926C15.705 4.4926 15.9115 4.86264 15.8701 5.13537L17.7689 6.05118C17.7689 6.05118 17.5212 6.36325 17.4385 6.4993C17.3355 6.63628 17.1496 8.44775 16.5924 9.30528C16.035 10.1626 15.8495 9.92882 15.7464 10.0457C15.6226 10.143 15.4575 10.2992 15.313 10.416C15.1895 10.5134 14.5497 10.5719 14.4052 10.2406C14.2607 9.92882 14.1577 9.73359 13.7653 9.44135C13.3733 9.14939 12.5683 8.409 12.5683 8.0774C12.5683 8.0774 12.0935 9.36416 12.1556 10.4353C12.1556 10.4353 10.4424 10.7669 8.87407 10.8059C7.32607 10.8254 6.54172 10.5134 6.54172 10.5134C6.54172 10.5134 6.33521 9.28606 6.41794 9.05208C6.41794 9.05208 6.1704 9.85104 6.00525 10.1238C5.77838 10.4545 5.55151 11.1369 5.11781 11.1756C4.66407 11.1955 4.3131 10.7669 4.25137 10.5914L4.25137 9.30528L2.49718 9.30528C2.49718 9.28606 1.73352 9.57801 1.46528 9.53957C1.21773 9.51942 1.09363 9.30528 1.30013 9.22719C1.30013 9.22719 1.38287 9.16921 1.38287 9.16921C1.15568 9.16921 0.866754 9.30526 0.866754 9.30526C0.371333 9.30526 0 9.30526 0 9.30526C0 9.28604 0.0206844 9.22717 0.0206844 9.20794C0.0827296 8.97457 0.536792 8.77903 0.887438 8.64297C1.21773 8.52643 1.56838 8.38947 1.81625 8.37025C2.20826 8.33149 2.47682 8.35102 3.07533 8.44834C3.24015 8.46756 3.88004 8.52643 4.25137 8.70154C4.35447 8.75983 4.47824 8.77903 4.41651 8.52643C4.35476 8.2534 4.16896 7.45444 4.47859 6.92821C4.6851 6.55816 4.66442 6.24669 4.64373 5.93461C4.60235 5.60361 4.41686 4.86263 4.41686 4.53193C4.41686 3.44072 5.3043 2.99258 6.08865 2.7583C6.95541 2.5057 7.53325 2.23207 7.4922 1.74578C7.47151 1.23907 7.61598 0.401368 7.53359 0.0111953" koffice:nodeTypes="cccccccccccccccccccccccccccccccccccccccccccccccccccc"/>
          <draw:path draw:style-name="gr12" draw:id="shape409" draw:name="path626" draw:layer="g4578" svg:width="17.76886543816pt" svg:height="11.17825459043pt" draw:transform="matrix(1.00793700000 0.00000000000 0.00000000000 1.00793700000 80.53026840603pt 33.29491373845pt)" svg:viewBox="0 0 18 11" svg:d="M7.5332 0.0116226C7.67766 -0.0463638 7.63629 0.128475 7.65696 0.187049C7.71904 0.440575 7.71904 0.713327 7.82212 0.947327C7.94557 1.1615 7.98694 1.2396 8.19313 1.33693C8.52341 1.51236 9.49358 2.01851 10.1745 1.60968C10.2156 1.59046 10.2773 1.55108 10.3186 1.51236C10.3186 1.51236 10.0714 2.31139 10.9172 2.70099C11.1854 2.83707 14.0956 4.27922 14.0956 4.27922C14.0956 4.27922 14.4052 4.8055 14.2193 5.52643C14.178 5.64328 14.1369 5.74121 14.2607 5.8187C14.4672 5.95538 14.7973 6.34498 15.0244 6.96859C15.0244 6.96859 15.6226 6.71506 15.6226 6.34498C15.6226 5.97461 15.3751 5.77995 15.313 5.5072C15.2716 5.25367 15.1065 4.61055 15.1892 4.4159C15.2716 4.20173 15.6226 4.12363 15.7671 4.04582C15.9115 3.96772 16.0767 4.12304 16.0353 4.29905C16.0146 4.494 15.8701 4.45464 15.705 4.494C15.705 4.494 15.9115 4.86408 15.8701 5.13683L17.7689 6.05271C17.7689 6.05271 17.5212 6.36421 17.4385 6.50088C17.3355 6.63727 17.1496 8.4495 16.5928 9.3071C16.0353 10.1644 15.8498 9.93075 15.7464 10.0475C15.6226 10.1449 15.4575 10.3011 15.313 10.4177C15.1892 10.5152 14.5493 10.5733 14.4049 10.2422C14.2604 9.93007 14.1574 9.7355 13.7653 9.44317C13.373 9.1512 12.5683 8.41014 12.5683 8.07912C12.5683 8.07912 12.0935 9.36537 12.1556 10.4372C12.1556 10.4372 10.4427 10.7679 8.87408 10.8072C7.32638 10.8268 6.54204 10.5152 6.54204 10.5152C6.54204 10.5152 6.33554 9.28727 6.41827 9.05358C6.41827 9.05358 6.17071 9.85296 6.00525 10.1257C5.77807 10.4564 5.55118 11.1388 5.11781 11.1776C4.66407 11.1968 4.3131 10.7685 4.25137 10.593L4.25137 9.3071L2.49685 9.3071C2.49685 9.28788 1.73352 9.57986 1.46528 9.5408C1.21773 9.52126 1.09363 9.3071 1.30014 9.229C1.30014 9.229 1.38287 9.1704 1.38287 9.1704C1.15568 9.1704 0.866754 9.30708 0.866754 9.30708C0.371333 9.30708 0 9.30708 0 9.30708C0 9.28785 0.0206844 9.22898 0.0206844 9.20975C0.0827296 8.97575 0.536792 8.7808 0.887757 8.64412C1.21804 8.52727 1.56869 8.39118 1.81656 8.37137C2.20826 8.33261 2.47682 8.35184 3.07534 8.45007C3.24048 8.46929 3.88036 8.52728 4.25201 8.7027C4.35478 8.76161 4.47888 8.7808 4.41683 8.52727C4.35541 8.25452 4.1696 7.45549 4.47891 6.92981C4.68542 6.55973 4.66473 6.24763 4.64406 5.93612C4.60268 5.6045 4.41686 4.86405 4.41686 4.53272C4.41686 3.44142 5.3043 2.99384 6.08865 2.75954C6.95509 2.50631 7.53325 2.23326 7.49187 1.74633C7.47118 1.23957 7.61566 0.401791 7.53326 0.012194L7.53326 0.0115917Z" koffice:nodeTypes="cccccccccccccccccccccccccccccccccccccccccccccccccccccc"/>
          <draw:path draw:style-name="gr12" draw:id="shape410" draw:name="path628" draw:layer="g4578" svg:width="1.51592977536pt" svg:height="0.41747105440pt" draw:transform="matrix(1.00793700000 0.00000000000 0.00000000000 1.00793700000 80.71345813356pt 42.36334129673pt)" svg:viewBox="0 0 2 0" svg:d="M0 0.417471C0.173968 0.325975 0.248689 0.286758 0.447193 0.247748C0.621161 0.208929 0.795139 0.156651 0.944197 0.117439C1.11818 0.0651547 1.36686 0.052284 1.51593 0" koffice:nodeTypes="cccc"/>
          <draw:path draw:style-name="gr12" draw:id="shape411" draw:name="path630" draw:layer="g4578" svg:width="0.88827200000pt" svg:height="0.44384000000pt" draw:transform="matrix(1.00793700000 0.00000000000 0.00000000000 1.00793700000 81.87352911259pt 42.44487936828pt)" svg:viewBox="0 0 1 0" svg:d="M0 0.44384C0.06008 0.40368 0.100528 0.38344 0.161216 0.342696C0.221936 0.322776 0.30252 0.322776 0.38344 0.302536C0.38344 0.302536 0.38344 0.262056 0.40368 0.262056C0.605672 0.241816 0.7672 0.160912 0.888272 0" koffice:nodeTypes="ccccc"/>
          <draw:path draw:style-name="gr12" draw:id="shape412" draw:name="path632" draw:layer="g4578" svg:width="0.75400740890pt" svg:height="1.33696895376pt" draw:transform="matrix(1.00793700000 0.00000000000 0.00000000000 1.00793700000 94.46807284841pt 40.57241464464pt)" svg:viewBox="0 0 1 1" svg:d="M0.754007 0C0.578617 0.11527 0.210526 0.363378 0.157829 0.842022C0.140254 1.08936 0 1.33697 0 1.33697" koffice:nodeTypes="ccc"/>
          <draw:path draw:style-name="gr12" draw:id="shape413" draw:name="path634" draw:layer="g4578" svg:width="1.46652100000pt" svg:height="2.36699794112pt" draw:transform="matrix(1.00793700000 0.00000000000 0.00000000000 1.00793700000 95.87252420071pt 40.65397690668pt)" svg:viewBox="0 0 1 2" svg:d="M1.46652 0C1.31992 0.304373 1.29541 1.30874 0 2.367" koffice:nodeTypes="cc"/>
          <draw:path draw:style-name="gr12" draw:id="shape414" draw:name="path636" draw:layer="g4578" svg:width="0.13464019296pt" svg:height="0.58543200000pt" draw:transform="matrix(1.00793700000 0.00000000000 0.00000000000 1.00793700000 96.82899190574pt 39.06632292526pt)" svg:viewBox="0 0 0 1" svg:d="M0.04016 0C0.120768 0.221912 0.22192 0.423904 0 0.585432" koffice:nodeTypes="cc"/>
          <draw:path draw:style-name="gr12" draw:id="shape415" draw:name="path638" draw:layer="g4578" svg:width="0.78901293370pt" svg:height="0.90049471514pt" draw:transform="matrix(1.00793700000 0.00000000000 0.00000000000 1.00793700000 93.04385786741pt 40.83717953580pt)" svg:viewBox="0 0 1 1" svg:d="M0.789013 0.900495C0.591619 0.421157 0 0.459547 0 0" koffice:nodeTypes="cc"/>
          <draw:path draw:style-name="gr12" draw:id="shape416" draw:name="path640" draw:layer="g4578" svg:width="0.68538529440pt" svg:height="3.69878681813pt" draw:transform="matrix(1.00793700000 0.00000000000 0.00000000000 1.00793700000 92.92183298244pt 38.37461204789pt)" svg:viewBox="0 0 1 4" svg:d="M0 3.69879C0.0502689 3.0712 0.167225 2.71284 0.066992 1.79359C0.0502358 1.52403 0 0.493494 0.066992 0C0.066992 0 -0.200466 1.72585 0.685385 2.06278" koffice:nodeTypes="cccc"/>
          <draw:path draw:style-name="gr12" draw:id="shape417" draw:name="path642" draw:layer="g4578" svg:width="3.02874687105pt" svg:height="4.61903123411pt" draw:transform="matrix(1.00793700000 0.00000000000 0.00000000000 1.00793700000 86.47436976625pt 37.90593746988pt)" svg:viewBox="0 0 3 5" svg:d="M0.46909 4.61903C0.46909 3.86192 0.270304 3.43474 0.270304 3.43474C-0.027668 2.368 0.518875 1.96026 0.295211 1.68865C0.0964355 1.45592 -0.201537 0.970414 0.196015 0C0.196015 0 -0.499136 1.99946 1.2891 1.99946C3.10262 1.99946 3.02832 1.47536 3.02832 1.47536" koffice:nodeTypes="cccccc"/>
          <draw:path draw:style-name="gr12" draw:id="shape418" draw:name="path644" draw:layer="g4578" svg:width="3.52061233680pt" svg:height="1.40445783216pt" draw:transform="matrix(1.00793700000 0.00000000000 0.00000000000 1.00793700000 89.72770481993pt 38.37461204789pt)" svg:viewBox="0 0 4 1" svg:d="M3.52061 0C3.52061 0.35496 3.52061 1.40446 1.59611 1.40446C1.00574 1.40446 0.349637 1.08314 0 0.863014" koffice:nodeTypes="ccc"/>
          <draw:path draw:style-name="gr12" draw:id="shape419" draw:name="path646" draw:layer="g4578" svg:width="0.06040000000pt" svg:height="1.37316000000pt" draw:transform="matrix(1.00793700000 0.00000000000 0.00000000000 1.00793700000 89.27973729965pt 37.47898342018pt)" svg:viewBox="0 0 0 1" svg:d="M0 1.37316C0.0604 0.989416 0.0604 0.505136 0.0604 0" koffice:nodeTypes="cc"/>
          <draw:path draw:style-name="gr12" draw:id="shape420" draw:name="path648" draw:layer="g4578" svg:width="1.79674000000pt" svg:height="0.12107200000pt" draw:transform="matrix(1.00793700000 0.00000000000 0.00000000000 1.00793700000 90.27700629444pt 36.66523959434pt)" svg:viewBox="0 0 2 0" svg:d="M1.79674 0.121072C1.29192 0.060032 0.9284 0 0 0" koffice:nodeTypes="cc"/>
          <draw:path draw:style-name="gr12" draw:id="shape421" draw:name="path650" draw:layer="g4578" svg:width="0.58809266438pt" svg:height="1.56694816128pt" draw:transform="matrix(1.00793700000 0.00000000000 0.00000000000 1.00793700000 89.44286988722pt 35.40289929554pt)" svg:viewBox="0 0 1 2" svg:d="M0.588093 0C0.511001 0.556339 0.634657 1.44072 0 1.56695" koffice:nodeTypes="cc"/>
          <draw:path draw:style-name="gr12" draw:id="shape422" draw:name="path652" draw:layer="g4578" svg:width="0.18144800000pt" svg:height="0.86803200000pt" draw:transform="matrix(1.00793700000 0.00000000000 0.00000000000 1.00793700000 88.56763384090pt 35.24008924781pt)" svg:viewBox="0 0 0 1" svg:d="M0 0C0.121072 0.323368 0.121072 0.64612 0.181448 0.868032" koffice:nodeTypes="cc"/>
          <draw:path draw:style-name="gr12" draw:id="shape423" draw:name="path654" draw:layer="g4578" svg:width="1.71614000000pt" svg:height="0.07534031732pt" draw:transform="matrix(1.00793700000 0.00000000000 0.00000000000 1.00793700000 86.96021623078pt 36.64985813843pt)" svg:viewBox="0 0 2 0" svg:d="M1.71614 0.0152603C1.39308 0.0152603 0.726736 -0.0454597 0 0.0753403" koffice:nodeTypes="cc"/>
          <draw:path draw:style-name="gr12" draw:id="shape424" draw:name="path656" draw:layer="g4578" svg:width="0.49914790202pt" svg:height="1.51671786560pt" draw:transform="matrix(1.00793700000 0.00000000000 0.00000000000 1.00793700000 85.90210009517pt 41.16248515493pt)" svg:viewBox="0 0 0 2" svg:d="M0.499148 0C0.385022 0.398245 0.342146 0.91992 0 1.51672" koffice:nodeTypes="cc"/>
          <draw:path draw:style-name="gr12" draw:id="shape425" draw:name="path658" draw:layer="g4578" svg:width="0.37930308159pt" svg:height="4.03824000000pt" draw:transform="matrix(1.00793700000 0.00000000000 0.00000000000 1.00793700000 92.13265138021pt 40.12444712436pt)" svg:viewBox="0 0 0 4" svg:d="M0.116927 0C0.0565272 0.26268 0.439679 1.1307 0.157087 1.83782C-0.104977 2.54402 -0.0445928 3.35198 0.379303 4.03824" koffice:nodeTypes="ccc"/>
          <draw:path draw:style-name="gr12" draw:id="shape426" draw:name="path660" draw:layer="g4578" svg:width="0.48459200000pt" svg:height="0.92871200000pt" draw:transform="matrix(1.00793700000 0.00000000000 0.00000000000 1.00793700000 91.21277500524pt 40.38921201552pt)" svg:viewBox="0 0 0 1" svg:d="M0 0C0.161536 0.322744 0.423904 0.646112 0.484592 0.928712" koffice:nodeTypes="cc"/>
          <draw:path draw:style-name="gr12" draw:id="shape427" draw:name="path662" draw:layer="g4578" svg:width="0.86252083840pt" svg:height="4.01923818203pt" draw:transform="matrix(1.00793700000 0.00000000000 0.00000000000 1.00793700000 90.37863859802pt 40.99998958354pt)" svg:viewBox="0 0 1 4" svg:d="M0 0C0 0.233801 0.50613 2.00945 0.862521 2.50009C0.862521 2.50009 0.206384 2.82719 0.300036 4.01924" koffice:nodeTypes="ccc"/>
          <draw:path draw:style-name="gr12" draw:id="shape428" draw:name="path664" draw:layer="g4578" svg:width="0.16453697102pt" svg:height="0.48428000000pt" draw:transform="matrix(1.00793700000 0.00000000000 0.00000000000 1.00793700000 89.07646462898pt 40.28757164844pt)" svg:viewBox="0 0 0 0" svg:d="M0.161216 0C0.161216 0.26268 0.201696 0.323368 0 0.48428" koffice:nodeTypes="cc"/>
          <draw:path draw:style-name="gr12" draw:id="shape429" draw:name="path666" draw:layer="g4578" svg:width="0.86425657783pt" svg:height="1.68765192000pt" draw:transform="matrix(1.00793700000 0.00000000000 0.00000000000 1.00793700000 87.63060115815pt 40.77569537880pt)" svg:viewBox="0 0 1 2" svg:d="M0.864257 0C0.620345 0.296759 -0.130488 1.18733 0.0196771 1.68765" koffice:nodeTypes="cc"/>
          <draw:path draw:style-name="gr12" draw:id="shape430" draw:name="path668" draw:layer="g4578" svg:width="0.14327403081pt" svg:height="1.77683000000pt" draw:transform="matrix(1.00793700000 0.00000000000 0.00000000000 1.00793700000 89.09454887548pt 41.32529520266pt)" svg:viewBox="0 0 0 2" svg:d="M0.0225141 0C-0.0179659 0.201992 -0.0179659 1.25178 0.143274 1.77683" koffice:nodeTypes="cc"/>
          <draw:path draw:style-name="gr12" draw:id="shape431" draw:name="path670" draw:layer="g4578" svg:width="0.36682888090pt" svg:height="0.29699012102pt" draw:transform="matrix(1.00793700000 0.00000000000 0.00000000000 1.00793700000 89.66622066293pt 43.07544475548pt)" svg:viewBox="0 0 0 0" svg:d="M0 0C0.134593 0 0.330067 0.088032 0.366829 0.29699" koffice:nodeTypes="cc"/>
          <draw:path draw:style-name="gr12" draw:id="shape432" draw:name="path672" draw:layer="g4578" svg:width="0.41746071654pt" svg:height="2.01483521024pt" draw:transform="matrix(1.00793700000 0.00000000000 0.00000000000 1.00793700000 87.87592296353pt 43.00839696570pt)" svg:viewBox="0 0 0 2" svg:d="M0.417461 0.00872083C0.273884 -0.0774681 0 0.466839 0 2.01484" koffice:nodeTypes="cc"/>
          <draw:path draw:style-name="gr12" draw:id="shape433" draw:name="path674" draw:layer="g4578" svg:width="0.86194141446pt" svg:height="0.27534786970pt" draw:transform="matrix(1.00793700000 0.00000000000 0.00000000000 1.00793700000 84.72195101110pt 42.38341940177pt)" svg:viewBox="0 0 1 0" svg:d="M0 0C0.393259 0.0635308 0.58079 0.180299 0.449609 0.116445C0.655917 0.211821 0.861941 0.275348 0.861941 0.275348" koffice:nodeTypes="ccc"/>
          <draw:path draw:style-name="gr12" draw:id="shape434" draw:name="path676" draw:layer="g4578" svg:width="0.08092000000pt" svg:height="0.46436000000pt" draw:transform="matrix(1.00793700000 0.00000000000 0.00000000000 1.00793700000 90.21582855029pt 32.30947613458pt)" svg:viewBox="0 0 0 0" svg:d="M0 0C0.121072 0.3436 0.02024 0.242448 0.08092 0.46436" koffice:nodeTypes="cc"/>
          <draw:path draw:style-name="gr12" draw:id="shape435" draw:name="path678" draw:layer="g4578" svg:width="0.20199200000pt" svg:height="0.12551060573pt" draw:transform="matrix(1.00793700000 0.00000000000 0.00000000000 1.00793700000 88.03873301126pt 33.18501859375pt)" svg:viewBox="0 0 0 0" svg:d="M0.201992 0C0.201992 0.161224 0.08092 0.121072 0 0.121072" koffice:nodeTypes="cc"/>
          <draw:path draw:style-name="gr8" draw:id="shape436" draw:name="path680" draw:layer="g4578" svg:width="0.40397600000pt" svg:height="0.34360000000pt" draw:transform="matrix(1.00793700000 0.00000000000 0.00000000000 1.00793700000 91.72129131698pt 39.53373959789pt)" svg:viewBox="0 0 0 0" svg:d="M0.201992 0.3436C0.08092 0.3436 0 0.26268 0 0.16184C0 0.08092 0.080608 0 0.201992 0C0.323056 0 0.403976 0.08092 0.403976 0.16184C0.403976 0.26268 0.323368 0.3436 0.201992 0.3436" koffice:nodeTypes="ccccc"/>
          <draw:path draw:style-name="gr36" draw:id="shape437" draw:name="path682" draw:layer="g4578" svg:width="0.40397600000pt" svg:height="0.34360000000pt" draw:transform="matrix(1.00793700000 0.00000000000 0.00000000000 1.00793700000 91.72160579333pt 39.53436855058pt)" svg:viewBox="0 0 0 0" svg:d="M0.201984 0.3436C0.08092 0.3436 0 0.26268 0 0.16184C0 0.080296 0.080608 0 0.201984 0C0.323056 0 0.403976 0.080296 0.403976 0.16184C0.403976 0.262056 0.323368 0.3436 0.201984 0.3436Z" koffice:nodeTypes="ccccc"/>
          <draw:path draw:style-name="gr8" draw:id="shape438" draw:name="path684" draw:layer="g4578" svg:width="0.42389600000pt" svg:height="0.34329600000pt" draw:transform="matrix(1.00793700000 0.00000000000 0.00000000000 1.00793700000 87.10264176062pt 39.59522375489pt)" svg:viewBox="0 0 0 0" svg:d="M0.221912 0.343296C0.10084 0.343296 0 0.262688 0 0.161536C0 0.060696 0.10084 0 0.221912 0C0.322744 0 0.423896 0.06072 0.423896 0.161536C0.423896 0.262688 0.323056 0.343296 0.221912 0.343296" koffice:nodeTypes="ccccc"/>
          <draw:path draw:style-name="gr36" draw:id="shape439" draw:name="path686" draw:layer="g4578" svg:width="0.42420800000pt" svg:height="0.34267200000pt" draw:transform="matrix(1.00793700000 0.00000000000 0.00000000000 1.00793700000 87.10232728428pt 39.59585270758pt)" svg:viewBox="0 0 0 0" svg:d="M0.222224 0.342672C0.101152 0.342672 0 0.262368 0 0.160912C0 0.060696 0.10084 0 0.222224 0C0.323056 0 0.424208 0.06072 0.424208 0.160912C0.424208 0.262368 0.323368 0.342672 0.222224 0.342672Z" koffice:nodeTypes="ccccc"/>
          <draw:path draw:style-name="gr12" draw:id="shape440" draw:name="path688" draw:layer="g4578" svg:width="1.19391598279pt" svg:height="2.11458729221pt" draw:transform="matrix(1.00793700000 0.00000000000 0.00000000000 1.00793700000 89.94009098796pt 31.97292807257pt)" svg:viewBox="0 0 1 2" svg:d="M1.19392 0.10447C1.05348 -0.101463 0.788493 0.0456051 0.663448 0.133902C0.42947 0.338915 0.554272 0.780189 0.632171 1.19113C0.663448 1.39615 0.788238 1.68943 0.710325 1.89534C0.647803 2.12979 0.601155 2.01301 0.460721 2.04244C0.47636 1.95368 0.336155 2.04244 0.289265 2.04244C0.195721 2.01301 0.148832 2.15877 0.07092 2.10084C-0.0226178 2.01301 -0.00699211 1.74871 0.0240059 1.60208" koffice:nodeTypes="cccccccc"/>
          <draw:path draw:style-name="gr12" draw:id="shape441" draw:name="path690" draw:layer="g4578" svg:width="1.37254000000pt" svg:height="0.26689700272pt" draw:transform="matrix(1.00793700000 0.00000000000 0.00000000000 1.00793700000 88.60841900366pt 31.99998998068pt)" svg:viewBox="0 0 1 0" svg:d="M1.37254 0.185977C1.37254 0.105977 1.11047 0.0250731 0.82788 0.0045291C0.383744 -0.0157109 0.343288 0.0250891 0 0.266897" koffice:nodeTypes="ccc"/>
          <draw:path draw:style-name="gr15" draw:id="shape442" draw:name="path692" draw:layer="g4578" svg:width="0.69443117349pt" svg:height="0.40125250175pt" draw:transform="matrix(1.00793700000 0.00000000000 0.00000000000 1.00793700000 90.73456106672pt 32.23759887449pt)" svg:viewBox="0 0 1 0" svg:d="M0.67644 0.0713113C0.535144 0.0513913 0.474448 -0.110449 0.0505523 0.132031C-0.17136 0.253103 0.414072 0.414943 0.333152 0.394095C0.575288 0.434895 0.656208 0.293255 0.67644 0.172183C0.67644 0.131703 0.71692 0.0713433 0.67644 0.0713433" koffice:nodeTypes="ccccc"/>
          <draw:path draw:style-name="gr36" draw:id="shape443" draw:name="path694" draw:layer="g4578" svg:width="0.69453495949pt" svg:height="0.40168988591pt" draw:transform="matrix(1.00793700000 0.00000000000 0.00000000000 1.00793700000 90.73445702956pt 32.23759887449pt)" svg:viewBox="0 0 1 0" svg:d="M0.676544 0.0713113C0.535248 0.0513913 0.474552 -0.110449 0.0506554 0.132031C-0.17156 0.253103 0.414176 0.414943 0.333256 0.394711C0.575392 0.434871 0.656312 0.293871 0.676544 0.172183C0.676544 0.132023 0.717024 0.0713433 0.676544 0.0713433Z" koffice:nodeTypes="cccccc"/>
          <draw:path draw:style-name="gr8" draw:id="shape444" draw:name="path696" draw:layer="g4578" svg:width="0.30283200000pt" svg:height="0.34328800000pt" draw:transform="matrix(1.00793700000 0.00000000000 0.00000000000 1.00793700000 90.98910975319pt 32.20783576750pt)" svg:viewBox="0 0 0 0" svg:d="M0.161528 0.343288C0.060688 0.343288 0 0.26268 0 0.18176C0 0.08092 0.06072 0 0.161528 0C0.242136 0 0.302832 0.08092 0.302832 0.18176C0.302832 0.26268 0.242112 0.343288 0.161528 0.343288" koffice:nodeTypes="ccccc"/>
          <draw:path draw:style-name="gr36" draw:id="shape445" draw:name="path698" draw:layer="g4578" svg:width="0.30283200000pt" svg:height="0.34328800000pt" draw:transform="matrix(1.00793700000 0.00000000000 0.00000000000 1.00793700000 90.98910975319pt 32.20783576750pt)" svg:viewBox="0 0 0 0" svg:d="M0.161528 0.343288C0.060688 0.343288 0 0.26268 0 0.18176C0 0.08092 0.06072 0 0.161528 0C0.242136 0 0.302832 0.08092 0.302832 0.18176C0.302832 0.26268 0.242112 0.343288 0.161528 0.343288Z" koffice:nodeTypes="ccccc"/>
          <draw:path draw:style-name="gr12" draw:id="shape446" draw:name="path700" draw:layer="g4578" svg:width="1.15032000000pt" svg:height="0.16091200000pt" draw:transform="matrix(1.00793700000 0.00000000000 0.00000000000 1.00793700000 89.74809740131pt 33.89775100519pt)" svg:viewBox="0 0 1 0" svg:d="M1.15032 0.160912C1.06971 0.040152 0.948328 -0.020848 0.726416 0.080616C0.726416 0.040136 0.423592 0 0.423592 0C0.262368 0 0.161528 0.06008 0 0.140992" koffice:nodeTypes="cccc"/>
          <draw:path draw:style-name="gr12" draw:id="shape447" draw:name="path702" draw:layer="g4578" svg:width="1.11017000000pt" svg:height="0.06637892326pt" draw:transform="matrix(1.00793700000 0.00000000000 0.00000000000 1.00793700000 89.74809740131pt 34.09467473460pt)" svg:viewBox="0 0 1 0" svg:d="M1.11017 0.0663789C0.928408 -0.0543811 0.46436 0.0265389 0 0.0265389" koffice:nodeTypes="cc"/>
          <draw:path draw:style-name="gr12" draw:id="shape448" draw:name="path704" draw:layer="g4578" svg:width="1.02956000000pt" svg:height="0.10000201882pt" draw:transform="matrix(1.00793700000 0.00000000000 0.00000000000 1.00793700000 89.78825361139pt 34.28361347928pt)" svg:viewBox="0 0 1 0" svg:d="M0 0C0.343288 0.101456 0.686576 0.16184 1.02956 0" koffice:nodeTypes="cc"/>
          <draw:path draw:style-name="gr15" draw:id="shape449" draw:name="path706" draw:layer="g4578" svg:width="0.92872000000pt" svg:height="0.38745609781pt" draw:transform="matrix(1.00793700000 0.00000000000 0.00000000000 1.00793700000 88.87286941848pt 32.28682705864pt)" svg:viewBox="0 0 1 0" svg:d="M0.868024 0.184311C0.868024 0.0230947 0.504816 -0.0375933 0.302824 0.0230947C0.10084 0.0831747 0.18176 0.0433347 0 0.144167C0.201992 0.184327 0.141296 0.204247 0.302824 0.285151C0.484584 0.366071 0.524736 0.446679 0.767184 0.325951C0.827904 0.305071 0.908488 0.225111 0.92872 0.144191C0.90848 0.164111 0.88824 0.184351 0.868 0.184351" koffice:nodeTypes="ccccccc"/>
          <draw:path draw:style-name="gr36" draw:id="shape450" draw:name="path708" draw:layer="g4578" svg:width="0.92840800000pt" svg:height="0.38780408460pt" draw:transform="matrix(1.00793700000 0.00000000000 0.00000000000 1.00793700000 88.87318389482pt 32.28647572850pt)" svg:viewBox="0 0 1 0" svg:d="M0.867712 0.184659C0.867712 0.0228193 0.504816 -0.0372447 0.302824 0.0228193C0.10084 0.0835393 0.18176 0.0436993 0 0.144515C0.201984 0.184675 0.141296 0.204595 0.302824 0.285499C0.484272 0.366419 0.525048 0.447027 0.766872 0.326299C0.827592 0.305419 0.908176 0.225459 0.928408 0.144539C0.908168 0.164459 0.887928 0.184699 0.867688 0.184699Z" koffice:nodeTypes="cccccccc"/>
          <draw:path draw:style-name="gr8" draw:id="shape451" draw:name="path710" draw:layer="g4578" svg:width="0.30282400000pt" svg:height="0.34266400000pt" draw:transform="matrix(1.00793700000 0.00000000000 0.00000000000 1.00793700000 89.25935278176pt 32.24893540661pt)" svg:viewBox="0 0 0 0" svg:d="M0.141296 0.342664C0.060688 0.342664 0 0.262664 0 0.160904C0 0.060064 0.080608 0 0.161528 0C0.242448 0 0.302824 0.06008 0.302824 0.160904C0.302824 0.26268 0.242424 0.342664 0.141296 0.342664" koffice:nodeTypes="ccccc"/>
          <draw:path draw:style-name="gr36" draw:id="shape452" draw:name="path712" draw:layer="g4578" svg:width="0.30251200000pt" svg:height="0.34266400000pt" draw:transform="matrix(1.00793700000 0.00000000000 0.00000000000 1.00793700000 89.25966725810pt 32.24893540661pt)" svg:viewBox="0 0 0 0" svg:d="M0.141296 0.342664C0.060688 0.342664 0 0.262664 0 0.160904C0 0.060064 0.080296 0 0.161216 0C0.242136 0 0.302512 0.06008 0.302512 0.160904C0.302512 0.26268 0.242112 0.342664 0.141296 0.342664Z" koffice:nodeTypes="ccccc"/>
          <draw:path draw:style-name="gr15" draw:id="shape453" draw:name="path714" draw:layer="g4578" svg:width="9.97968180290pt" svg:height="19.11714092901pt" draw:transform="matrix(1.00793700000 0.00000000000 0.00000000000 1.00793700000 85.53600931327pt 45.21239214792pt)" svg:viewBox="0 0 10 19" svg:d="M8.60926 2.94062C8.35428 1.40154 7.58902 0.11837 7.54641 0C7.54641 0 6.75986 0.157618 5.35682 0.275682C3.95379 0.414137 3.57132 0.354796 2.95485 0.315572C2.31709 0.256207 1.50921 0.157641 1.50921 0.157641C1.50921 0.157641 1.25424 0.631112 1.23327 1.10549C1.16966 2.11207 0.786893 6.47431 0.722987 7.63942C0.722987 7.63942 0.552887 8.32985 0.552887 10.0278C0.552887 11.8833 0 15.6534 0 17.6672L0.552887 17.7657C0.552887 17.7657 3.57132 17.9828 3.57132 17.6081C3.57132 17.194 3.74141 12.3574 3.29505 9.43593C3.29505 9.43593 3.40124 8.86357 3.57132 8.36971C3.74141 7.89594 4.48537 6.41559 4.48537 6.09943C4.48537 6.09943 5.67538 9.21837 5.73962 9.75147C5.80322 10.2447 5.97297 17.1934 6.10078 17.7664C6.10078 17.7664 7.80139 18.9899 8.03539 19.1083C8.26907 19.2068 9.92741 18.4568 9.96969 18.2596C10.0336 18.0427 9.79959 15.6926 9.01303 11.8237C8.71544 10.4419 8.88554 10.186 8.88554 9.81023C8.88554 9.43532 8.86422 4.48064 8.60926 2.94125" koffice:nodeTypes="ccccccccccccccccccccc"/>
          <draw:path draw:style-name="gr12" draw:id="shape454" draw:name="path716" draw:layer="g4578" svg:width="9.97968180290pt" svg:height="19.11830708877pt" draw:transform="matrix(1.00793700000 0.00000000000 0.00000000000 1.00793700000 85.53632378962pt 45.21239214792pt)" svg:viewBox="0 0 10 19" svg:d="M8.60893 2.94132C8.35428 1.40159 7.58869 0.118373 7.54641 0C7.54641 0 6.75985 0.158233 5.35649 0.276301C3.95379 0.41415 3.57099 0.355417 2.95452 0.315566C2.31675 0.256825 1.50921 0.15824 1.50921 0.15824C1.50921 0.15824 1.25424 0.631726 1.23294 1.10551C1.16934 2.11212 0.786565 6.47511 0.722659 7.63965C0.722659 7.63965 0.552558 8.33069 0.552558 10.0281C0.552558 11.8843 0 15.6539 0 17.6677L0.552558 17.7669C0.552558 17.7669 3.57132 17.9839 3.57132 17.6086C3.57132 17.1945 3.74109 12.3578 3.29505 9.43621C3.29505 9.43621 3.4009 8.86382 3.57132 8.36996C3.74109 7.89616 4.48537 6.41577 4.48537 6.10021C4.48537 6.10021 5.67604 9.21863 5.73962 9.75236C5.80356 10.2456 5.97362 17.1939 6.1011 17.7669C6.1011 17.7669 7.80173 18.9904 8.03539 19.1094C8.26939 19.208 9.92708 18.4573 9.96969 18.2608C10.0336 18.0438 9.79959 15.6943 9.01303 11.8246C8.71577 10.4428 8.88586 10.1869 8.88586 9.81171C8.88586 9.43681 8.86455 4.48197 8.60958 2.94194Z" koffice:nodeTypes="cccccccccccccccccccccc"/>
          <draw:path draw:style-name="gr12" draw:id="shape455" draw:name="path718" draw:layer="g4578" svg:width="1.99656900000pt" svg:height="2.33336595432pt" draw:transform="matrix(1.00793700000 0.00000000000 0.00000000000 1.00793700000 92.29128372223pt 45.70083035462pt)" svg:viewBox="0 0 2 2" svg:d="M0 0C0.0853452 0.283392 0.627123 1.56993 1.99657 2.33337" koffice:nodeTypes="cc"/>
          <draw:path draw:style-name="gr12" draw:id="shape456" draw:name="path720" draw:layer="g4578" svg:width="1.56694816128pt" svg:height="9.00979866560pt" draw:transform="matrix(1.00793700000 0.00000000000 0.00000000000 1.00793700000 90.86707680473pt 45.92449560667pt)" svg:viewBox="0 0 2 9" svg:d="M0 0C0.278175 0.707193 1.36475 4.50537 1.56695 9.0098" koffice:nodeTypes="cc"/>
          <draw:path draw:style-name="gr12" draw:id="shape457" draw:name="path722" draw:layer="g4578" svg:width="0.49914790202pt" svg:height="1.32537426000pt" draw:transform="matrix(1.00793700000 0.00000000000 0.00000000000 1.00793700000 91.02957237612pt 55.26562835738pt)" svg:viewBox="0 0 0 1" svg:d="M0 0C0.0855379 0.511661 0.24254 0.99932 0.499148 1.32537" koffice:nodeTypes="cc"/>
          <draw:path draw:style-name="gr12" draw:id="shape458" draw:name="path724" draw:layer="g4578" svg:width="0.32305600000pt" svg:height="4.11854000000pt" draw:transform="matrix(1.00793700000 0.00000000000 0.00000000000 1.00793700000 92.18965141865pt 56.42601381276pt)" svg:viewBox="0 0 0 4" svg:d="M0 0C0.0604 0.423592 0.262368 3.57389 0.323056 4.11854" koffice:nodeTypes="cc"/>
          <draw:path draw:style-name="gr12" draw:id="shape459" draw:name="path726" draw:layer="g4578" svg:width="0.29665015834pt" svg:height="3.41260780830pt" draw:transform="matrix(1.00793700000 0.00000000000 0.00000000000 1.00793700000 92.67808156186pt 61.18802426450pt)" svg:viewBox="0 0 0 3" svg:d="M0 0C0.0659426 0.204972 0.29665 1.90164 0.29665 3.41261" koffice:nodeTypes="cc"/>
          <draw:path draw:style-name="gr12" draw:id="shape460" draw:name="path728" draw:layer="g4578" svg:width="0.55287743728pt" svg:height="5.13759872107pt" draw:transform="matrix(1.00793700000 0.00000000000 0.00000000000 1.00793700000 86.06491014290pt 57.72819584530pt)" svg:viewBox="0 0 1 5" svg:d="M0.52532 0C0.555419 0.354815 0.675513 2.87711 0 5.1376" koffice:nodeTypes="cc"/>
          <draw:path draw:style-name="gr12" draw:id="shape461" draw:name="path730" draw:layer="g4578" svg:width="0.25483919386pt" svg:height="5.68147726003pt" draw:transform="matrix(1.00793700000 0.00000000000 0.00000000000 1.00793700000 89.44224093454pt 46.12840529352pt)" svg:viewBox="0 0 0 6" svg:d="M0.173297 0C0.193732 0.473095 0.254839 3.52964 0.254839 3.76619C0.254839 4.00241 0.0917554 4.34712 0 4.41214C0 4.41214 0.173297 4.51963 0.19372 5.68148" koffice:nodeTypes="cccc"/>
          <draw:path draw:style-name="gr12" draw:id="shape462" draw:name="path732" draw:layer="g4578" svg:width="0.34273062662pt" svg:height="2.51144837856pt" draw:transform="matrix(1.00793700000 0.00000000000 0.00000000000 1.00793700000 90.66348159422pt 48.91628646406pt)" svg:viewBox="0 0 0 3" svg:d="M0 0C0.0236983 0.383987 0.212816 1.90041 0.342731 2.51145" koffice:nodeTypes="cc"/>
          <draw:path draw:style-name="gr12" draw:id="shape463" draw:name="path734" draw:layer="g4578" svg:width="1.61414090728pt" svg:height="9.21334759893pt" draw:transform="matrix(1.00793700000 0.00000000000 0.00000000000 1.00793700000 86.81779876442pt 46.08730565441pt)" svg:viewBox="0 0 2 9" svg:d="M1.61414 0C1.61414 0 0.743464 0.204372 0.689224 0C0.689224 0 0.398992 5.92485 0 9.21335" koffice:nodeTypes="ccc"/>
          <draw:path draw:style-name="gr12" draw:id="shape464" draw:name="path736" draw:layer="g4578" svg:width="0.10084000000pt" svg:height="3.27106000000pt" draw:transform="matrix(1.00793700000 0.00000000000 0.00000000000 1.00793700000 89.07615015264pt 46.84019427593pt)" svg:viewBox="0 0 0 3" svg:d="M0 0C0 0.383752 0.10084 3.27106 0.10084 3.27106" koffice:nodeTypes="cc"/>
          <draw:path draw:style-name="gr12" draw:id="shape465" draw:name="path738" draw:layer="g4578" svg:width="0.29958201766pt" svg:height="0.80703200000pt" draw:transform="matrix(1.00793700000 0.00000000000 0.00000000000 1.00793700000 88.38802105971pt 50.56510206264pt)" svg:viewBox="0 0 0 1" svg:d="M0.299582 0C0.299582 0 -0.0841696 0.544656 0.0169824 0.807032" koffice:nodeTypes="cc"/>
          <draw:path draw:style-name="gr12" draw:id="shape466" draw:name="path740" draw:layer="g4578" svg:width="0.58542400000pt" svg:height="0.16121600000pt" draw:transform="matrix(1.00793700000 0.00000000000 0.00000000000 1.00793700000 91.37559311647pt 45.76200003528pt)" svg:viewBox="0 0 1 0" svg:d="M0.585424 0C0.262368 0.10084 0 0.161216 0 0.161216" koffice:nodeTypes="cc"/>
          <draw:path draw:style-name="gr12" draw:id="shape467" draw:name="path742" draw:layer="g4578" svg:width="0.10084000000pt" svg:height="0.90880000000pt" draw:transform="matrix(1.00793700000 0.00000000000 0.00000000000 1.00793700000 90.33786149875pt 46.25043017849pt)" svg:viewBox="0 0 0 1" svg:d="M0 0C0.04048 0.161536 0.10084 0.9088 0.10084 0.9088" koffice:nodeTypes="cc"/>
          <draw:path draw:style-name="gr12" draw:id="shape468" draw:name="path744" draw:layer="g4578" svg:width="0.20439602516pt" svg:height="0.86864800000pt" draw:transform="matrix(1.00793700000 0.00000000000 0.00000000000 1.00793700000 88.48396332082pt 54.93969378557pt)" svg:viewBox="0 0 0 1" svg:d="M0.204396 0C0.0833236 0.161528 -0.0782044 0.384064 0.0428596 0.868648" koffice:nodeTypes="cc"/>
          <draw:path draw:style-name="gr38" draw:id="shape469" draw:name="path746" draw:layer="g4578" svg:width="6.00743739335pt" svg:height="1.92558045593pt" draw:transform="matrix(1.00793700000 0.00000000000 0.00000000000 1.00793700000 86.85038830071pt 44.19473863524pt)" svg:viewBox="0 0 6 2" svg:d="M6.00744 1.34446C6.00744 1.34446 6.00744 0.448734 5.76514 0C5.76514 0 5.07845 0.196514 4.10867 0.336434C3.11897 0.476365 2.33105 0.588653 1.60387 0.476365C0.876698 0.364509 0.129275 0.112289 0.129275 0.112289C0.129275 0.112289 -0.072842 1.42867 0.0283726 1.62561C0.0283726 1.62561 0.816284 1.84889 1.68484 1.90547C2.57366 1.98884 4.04826 1.79318 4.57331 1.68089C5.21983 1.56903 5.80563 1.40103 6.00744 1.34531" koffice:nodeTypes="ccccccccc"/>
          <draw:path draw:style-name="gr12" draw:id="shape470" draw:name="path748" draw:layer="g4578" svg:width="6.00743739335pt" svg:height="1.92558859329pt" draw:transform="matrix(1.00793700000 0.00000000000 0.00000000000 1.00793700000 86.85101725340pt 44.19473863524pt)" svg:viewBox="0 0 6 2" svg:d="M6.00681 1.34532C6.00681 1.34532 6.00681 0.448735 5.76452 0C5.76452 0 5.07751 0.196514 4.10805 0.336434C3.11865 0.476366 2.33074 0.588655 1.60356 0.476366C0.876385 0.364509 0.129275 0.112289 0.129275 0.112289C0.129275 0.112289 -0.072842 1.42954 0.0283726 1.62561C0.0283726 1.62561 0.816276 1.84976 1.68453 1.90547C2.57334 1.98884 4.04826 1.79318 4.57331 1.68176C5.21952 1.56904 5.80531 1.40103 6.00744 1.34532Z" koffice:nodeTypes="cccccccccc"/>
          <draw:path draw:style-name="gr15" draw:id="shape471" draw:name="path750" draw:layer="g4578" svg:width="0.32308800000pt" svg:height="1.02956000000pt" draw:transform="matrix(1.00793700000 0.00000000000 0.00000000000 1.00793700000 91.94527104538pt 44.27630089728pt)" svg:viewBox="0 0 0 1" svg:d="M0.323064 0.968872L0.222224 0L0 0.01992L0.06072 1.02956L0.323088 0.96884" koffice:nodeTypes="ccccc"/>
          <draw:path draw:style-name="gr12" draw:id="shape472" draw:name="path752" draw:layer="g4578" svg:width="0.32308800000pt" svg:height="1.02956000000pt" draw:transform="matrix(1.00793700000 0.00000000000 0.00000000000 1.00793700000 91.94527104538pt 44.27630089728pt)" svg:viewBox="0 0 0 1" svg:d="M0.323064 0.968872L0.222224 0L0 0.01992L0.06072 1.02956L0.323088 0.96884" koffice:nodeTypes="ccccc"/>
          <draw:path draw:style-name="gr15" draw:id="shape473" draw:name="path754" draw:layer="g4578" svg:width="0.28261600000pt" svg:height="1.15066000000pt" draw:transform="matrix(1.00793700000 0.00000000000 0.00000000000 1.00793700000 87.59106384034pt 44.37791707387pt)" svg:viewBox="0 0 0 1" svg:d="M0.282616 0.060096L0.242136 1.15066L0 1.10986L0.02024 0L0.282616 0.06008" koffice:nodeTypes="ccccc"/>
          <draw:path draw:style-name="gr12" draw:id="shape474" draw:name="path756" draw:layer="g4578" svg:width="0.28261600000pt" svg:height="1.15128000000pt" draw:transform="matrix(1.00793700000 0.00000000000 0.00000000000 1.00793700000 87.59106384034pt 44.37790901038pt)" svg:viewBox="0 0 0 1" svg:d="M0.282616 0.06072L0.242136 1.15128L0 1.11048L0.02024 0L0.282616 0.06072" koffice:nodeTypes="ccccc"/>
          <draw:path draw:style-name="gr15" draw:id="shape475" draw:name="path758" draw:layer="g4578" svg:width="0.28260000000pt" svg:height="1.04978000000pt" draw:transform="matrix(1.00793700000 0.00000000000 0.00000000000 1.00793700000 90.78582901903pt 44.43849005582pt)" svg:viewBox="0 0 0 1" svg:d="M0.20168 0L0.2826 1.04978L0.141296 1.04978L0 0L0.201992 0" koffice:nodeTypes="ccccc"/>
          <draw:path draw:style-name="gr12" draw:id="shape476" draw:name="path760" draw:layer="g4578" svg:width="0.28260000000pt" svg:height="1.04979000000pt" draw:transform="matrix(1.00793700000 0.00000000000 0.00000000000 1.00793700000 90.78582901903pt 44.43911094502pt)" svg:viewBox="0 0 0 1" svg:d="M0.20168 0L0.2826 1.04979L0.141296 1.04979L0 0L0.201992 0Z" koffice:nodeTypes="cccccc"/>
          <draw:path draw:style-name="gr13" draw:id="shape477" draw:name="path762" draw:layer="g4578" svg:width="2.46907518271pt" svg:height="3.09530947884pt" draw:transform="matrix(1.00793700000 0.00000000000 0.00000000000 1.00793700000 92.00617330370pt 64.19926427424pt)" svg:viewBox="0 0 2 3" svg:d="M2.28956 0.302005C2.32629 0.628015 2.43609 1.07986 2.45446 1.65794C2.45446 1.78416 2.54594 2.46175 2.2712 2.48653C2.08795 2.5125 2.01482 1.78416 2.01482 1.78416C2.01482 1.78416 2.19808 2.5872 1.95974 2.68786C1.64831 2.78853 1.59353 1.80817 1.59353 1.80817C1.64832 2.08423 1.86826 2.78853 1.53873 2.86325C1.20922 2.93879 1.11746 1.90884 1.11746 1.90884C1.11746 1.90884 1.39191 2.93876 1.08074 2.96469C0.75095 2.98947 0.75095 1.95955 0.75095 1.95955C0.75095 1.95955 0.934196 3.19081 0.476219 3.08937C0.238197 3.03941 0.201488 2.61235 0.146431 2.36108C0.0733035 1.98433 -0.109945 1.50731 0.0916362 0.728295C0.238175 0.151386 0.183112 0 0.183112 0C0.183112 0 0.714219 0.528123 1.09878 0.879691C1.28203 1.0303 2.28918 0.302005 2.28918 0.302005" koffice:nodeTypes="cccccccccccccccc"/>
          <draw:path draw:style-name="gr12" draw:id="shape478" draw:name="path764" draw:layer="g4578" svg:width="2.46851876832pt" svg:height="3.09513358391pt" draw:transform="matrix(1.00793700000 0.00000000000 0.00000000000 1.00793700000 92.00647971657pt 64.19989322693pt)" svg:viewBox="0 0 2 3" svg:d="M2.28903 0.30122C2.32575 0.627609 2.43555 1.07983 2.4539 1.6579C2.4539 1.78334 2.54537 2.46168 2.27067 2.48644C2.08745 2.51162 2.01433 1.78334 2.01433 1.78334C2.01433 1.78334 2.19755 2.58711 1.95925 2.68779C1.64813 2.78767 1.59336 1.80888 1.59336 1.80888C1.64786 2.08494 1.86778 2.78845 1.53828 2.86317C1.20881 2.93871 1.11705 1.90878 1.11705 1.90878C1.11705 1.90878 1.39175 2.93867 1.08034 2.96383C0.750583 2.98862 0.750583 1.95872 0.750583 1.95872C0.750583 1.95872 0.933801 3.18995 0.476166 3.08928C0.238171 3.03932 0.201465 2.61189 0.146415 2.361C0.0732953 1.98427 -0.109933 1.50727 0.0916259 0.728275C0.238156 0.150605 0.183098 0 0.183098 0C0.183098 0 0.713864 0.527332 1.09839 0.87889C1.28161 1.02949 2.28865 0.30122 2.28865 0.30122L2.28893 0.30122Z" koffice:nodeTypes="cccccccccccccccccc"/>
          <draw:path draw:style-name="gr13" draw:id="shape479" draw:name="path766" draw:layer="g4578" svg:width="5.10828486503pt" svg:height="1.56615713744pt" draw:transform="matrix(1.00793700000 0.00000000000 0.00000000000 1.00793700000 83.13362499981pt 63.52793791476pt)" svg:viewBox="0 0 5 2" svg:d="M4.99316 0.0510197C5.08621 -0.0253697 5.08621 0.505952 5.10487 0.757566C5.12355 1.01074 5.0862 1.56616 4.45298 1.51592C3.81976 1.43993 3.20492 1.26275 2.81379 1.38973C2.42265 1.54123 1.84514 1.56616 1.52839 1.56616C1.21192 1.56616 1.00688 1.5159 0.876792 1.43996C0.746411 1.36477 0.448326 1.54123 0.317944 1.54123C0.18757 1.54123 -0.0174772 1.26275 0.00119097 1.0863C0.038542 0.757566 0.243279 0.757566 0.560039 0.732647C0.876792 0.681587 1.26792 0.606059 1.47268 0.505181C1.67772 0.403902 2.05019 0.126198 2.53436 0C2.53436 0 3.42834 0.0502588 3.61472 0.0502588C3.78243 0.0502588 4.89954 0.126248 4.99288 0.0502588" koffice:nodeTypes="ccccccccccccc"/>
          <draw:path draw:style-name="gr12" draw:id="shape480" draw:name="path768" draw:layer="g4578" svg:width="5.10773057067pt" svg:height="1.56615713744pt" draw:transform="matrix(1.00793700000 0.00000000000 0.00000000000 1.00793700000 83.13362499981pt 63.52793791476pt)" svg:viewBox="0 0 5 2" svg:d="M4.99289 0.0510197C5.08564 -0.0253697 5.08564 0.505952 5.10431 0.757566C5.12298 1.01074 5.08593 1.56616 4.45274 1.51592C3.81927 1.43993 3.20474 1.26353 2.81364 1.38973C2.42252 1.54123 1.84533 1.56616 1.5286 1.56616C1.21186 1.56616 1.00711 1.5159 0.876745 1.43996C0.74637 1.36477 0.448301 1.54123 0.317927 1.54123C0.18756 1.54123 -0.0174762 1.26353 0.00119091 1.0863C0.0385399 0.757566 0.243266 0.757566 0.560009 0.732647C0.876745 0.682388 1.26785 0.606059 1.4726 0.505181C1.67763 0.403902 2.05008 0.126198 2.53422 0C2.53422 0 3.42844 0.0510597 3.61452 0.0510597C3.78222 0.0510597 4.89956 0.126248 4.9926 0.0510597L4.99289 0.0510597Z" koffice:nodeTypes="ccccccccccccccc"/>
          <draw:path draw:style-name="gr42" draw:id="shape481" draw:name="path770" draw:layer="g4578" svg:width="10.60132254074pt" svg:height="2.81749369496pt" draw:transform="matrix(1.00793700000 0.00000000000 0.00000000000 1.00793700000 58.10739871658pt 63.03887075537pt)" svg:viewBox="0 0 11 3" svg:d="M0.0397162 1.89869L0 0.998663L0.376426 1.31203L0.475422 0.626763C0.633997 0.587223 0.89157 0.900934 0.89157 0.900934L0.851854 0.215661L1.42658 0.841819C1.42658 0.841819 1.38686 0.313385 1.58485 0C1.58485 0 2.02086 0.371896 2.02086 0.802303C2.02086 1.17481 2.39728 0.273869 2.39728 0.273869C2.49627 0.587254 2.71443 1.27192 2.71443 1.27192L2.972 0.90033L3.19015 1.68303L3.66588 0.998052L4.04201 1.80035L4.89416 1.74151L4.99316 2.21082L5.36959 1.80033L5.86518 2.11309C5.86518 2.11309 6.28131 1.99578 6.49947 1.99578C6.71733 1.99578 6.97521 2.26993 6.97521 2.26993C6.97521 2.26993 7.13377 1.99578 7.29235 1.89745C7.45062 1.80033 7.66908 2.05429 7.72805 2.21082L8.04521 1.64349C8.04521 1.64349 8.46136 2.05429 8.52094 2.21082C8.52094 2.21082 8.58021 1.74151 8.67951 1.58467C8.77881 1.42813 8.93708 1.64352 9.05594 1.83924L9.31351 0.998023C9.31351 0.998023 9.59094 1.05625 9.78924 1.36962C10.0068 1.6824 10.0068 0.900299 10.0068 0.900299C10.0068 0.900299 10.4825 1.52646 10.6013 1.95657C10.6013 1.95657 7.31978 3.06899 5.00576 2.76482C2.28183 2.40676 0.0381965 1.89805 0.0381965 1.89805" koffice:nodeTypes="ccccccccccccccccccccccccccccccccc"/>
          <draw:path draw:style-name="gr10" draw:id="shape482" draw:name="path772" draw:layer="g4578" svg:width="10.60202153053pt" svg:height="2.74321041036pt" draw:transform="matrix(1.00793700000 0.00000000000 0.00000000000 1.00793700000 58.10739871658pt 63.04012866074pt)" svg:viewBox="0 0 11 3" svg:d="M0.0397173 2.29309L0 1.20541L0.376437 1.58413L0.475436 0.755977C0.634015 0.708943 0.891596 1.08731 0.891596 1.08731L0.851879 0.259894L1.42662 1.0166C1.42662 1.0166 1.3869 0.377993 1.58489 0C1.58489 0 2.02091 0.449433 2.02091 0.969577C2.02091 1.41901 2.39735 0.330969 2.39735 0.330969C2.49634 0.709683 2.71451 1.53711 2.71451 1.53711L2.97208 1.08768L3.18994 2.0332L3.66568 1.20614L4.04212 2.17572L4.8943 2.1046L4.9933 2.67251L5.36974 2.17569L5.86535 2.55441C5.86535 2.55441 6.28119 2.4126 6.49935 2.4126C6.71753 2.4126 6.9751 2.74321 6.9751 2.74321C6.9751 2.74321 7.13368 2.4126 7.29226 2.29451C7.45084 2.17641 7.6687 2.48332 7.72797 2.67251L8.04514 1.98687C8.04514 1.98687 8.4613 2.48332 8.52088 2.67251C8.52088 2.67251 8.58015 2.10534 8.67946 1.9158C8.77876 1.72699 8.93704 1.98691 9.0559 2.22344L9.31348 1.20684C9.31348 1.20684 9.59092 1.2772 9.78922 1.6559C10.0074 2.0339 10.0074 1.08765 10.0074 1.08765C10.0074 1.08765 10.4828 1.84472 10.602 2.36487" koffice:nodeTypes="ccccccccccccccccccccccccccccccc"/>
          <draw:path draw:style-name="gr42" draw:id="shape483" draw:name="path776" draw:layer="g4578" svg:width="10.60381309164pt" svg:height="2.69611770176pt" draw:transform="matrix(1.00793700000 0.00000000000 0.00000000000 1.00793700000 81.24204448685pt 63.87395059162pt)" svg:viewBox="0 0 11 3" svg:d="M0.00030633 1.19574C0.00030633 1.19574 0.158899 0.679721 0.377084 0.421344C0.377084 0.421344 0.793276 1.00784 0.793276 1.19574C0.793276 1.19574 0.911841 1.12524 1.13002 0.937365L1.44721 1.3121L1.82398 1.00784L2.18089 1.38257L2.83482 1.05445L3.09243 1.38257L4.10327 1.24236L4.47975 1.42989L4.83666 0.890755L5.17371 1.31282L5.70878 0.679721C5.70878 0.679721 5.96638 0.937365 6.02595 1.12528C6.02595 1.12528 6.46202 0.867627 6.56102 0.679721C6.56102 0.679721 6.97722 0.492178 7.0368 0.796802C7.0368 0.796802 7.2944 0.56264 7.27455 0.304987C7.25468 0.0473433 7.57187 0.234487 7.67087 0.56264C7.67087 0.56264 7.78974 0.0473433 8.10663 0C8.10663 0 8.32451 0.304262 8.26522 0.867627C8.26522 0.867627 8.74101 0.421344 8.95888 0.374734C8.95888 0.374734 9.05789 1.00784 8.89958 1.57119C8.89958 1.57119 9.39491 0.609974 9.49423 0.938089C9.53398 1.12528 9.65282 1.75838 9.53398 2.20357L9.97004 1.87546L10.1283 2.50856L10.6038 2.39148C10.6038 2.39148 7.79006 2.90105 5.13912 2.60211C2.48816 2.30317 0 1.19574 0 1.19574" koffice:nodeTypes="cccccccccccccccccccccccccccccc"/>
          <draw:path draw:style-name="gr10" draw:id="shape484" draw:name="path778" draw:layer="g4578" svg:width="10.60250533920pt" svg:height="2.33404864704pt" draw:transform="matrix(1.00793700000 0.00000000000 0.00000000000 1.00793700000 81.24267343954pt 63.87395059162pt)" svg:viewBox="0 0 11 2" svg:d="M0 1.11256C0 1.11256 0.158277 0.633109 0.376449 0.392706C0.376449 0.392706 0.792617 0.938399 0.792617 1.11256C0.792617 1.11256 0.911481 1.04696 1.12964 0.872829L1.44682 1.22149L1.82326 0.938399L2.18015 1.28706L2.83435 0.981766L3.09164 1.28706L4.10243 1.1566L4.47918 1.33042L4.83577 0.829462L5.1728 1.22149L5.70782 0.633109C5.70782 0.633109 5.96541 0.872155 6.02499 1.047C6.02499 1.047 6.46103 0.807269 6.56003 0.633109C6.56003 0.633109 6.97589 0.458604 7.03548 0.741371C7.03548 0.741371 7.29306 0.523499 7.2732 0.28377C7.25333 0.0440498 7.57051 0.218866 7.66951 0.524173C7.66951 0.524173 7.78838 0.0440498 8.10554 0C8.10554 0 8.32341 0.28377 8.26383 0.807269C8.26383 0.807269 8.73957 0.39338 8.95744 0.349339C8.95744 0.349339 9.05644 0.937725 8.89814 1.46189C8.89814 1.46189 9.39375 0.56754 9.49275 0.872829C9.5325 1.047 9.65134 1.63605 9.5325 2.05028L9.96848 1.74499L10.1271 2.33405L10.6025 2.22511" koffice:nodeTypes="cccccccccccccccccccccccccccc"/>
          <draw:path draw:style-name="gr42" draw:id="shape485" draw:name="path110" draw:layer="g4578" svg:width="12.92768884235pt" svg:height="2.39729498979pt" draw:transform="matrix(1.00793700000 0.00000000000 0.00000000000 1.00793700000 68.72379271209pt 63.86869319222pt)" svg:viewBox="0 0 13 2" svg:d="M10.0484 2.38572C11.5552 1.6565 12.3224 0.992335 12.9277 0.143836C12.3059 0.516809 12.4877 0.450995 12.1944 0.414544C11.9011 0.360837 11.6914 0.180286 11.6914 0.180286C11.6914 0.180286 11.4192 0.450995 11.0628 0.414544C10.7068 0.360837 10.3925 0.180286 10.3925 0.180286C10.3925 0.180286 9.93152 0.450995 9.47055 0.432909C9.11423 0.41453 8.82091 0.143836 8.82091 0.143836C8.82091 0.143836 8.00362 0.378651 7.83629 0.378651C7.64763 0.378651 7.061 0.143836 7.061 0.143836C7.061 0.143836 6.66269 0.360852 6.43236 0.360852C6.18104 0.360852 5.51041 0.108229 5.51041 0.108229C5.51041 0.108229 4.88209 0.252065 4.58877 0.252065C4.29545 0.252065 3.85547 0.108229 3.85547 0.108229C3.85547 0.108229 3.3315 0.306315 3.01719 0.252065C2.72387 0.198358 2.49322 0.108229 2.49322 0.108229C2.49322 0.108229 1.9069 0.306315 1.55059 0.252065C1.19428 0.198358 0.775296 0 0.775296 0C0.775296 0 0.71263 0.143836 0.0209995 0.252065C0.0209995 0.252065 0.367732 0.172727 0 0.27073C0.617902 1.03942 1.6109 1.80411 2.49261 2.32078C3.15528 2.16674 3.31368 1.97716 3.31368 1.97716C3.31368 1.97716 3.92074 2.26501 4.27705 2.31899C4.63336 2.37327 5.10077 2.08539 5.10077 2.08539C5.10077 2.08539 5.50351 2.26501 5.79683 2.31899C6.09047 2.37327 6.45435 2.14647 6.45435 2.14647C6.45435 2.14647 6.99967 2.3139 7.29299 2.3139C7.58631 2.3139 8.15237 2.14467 8.15237 2.14467C8.15237 2.14467 8.68533 2.39729 8.93665 2.39729C9.1673 2.39729 9.45822 2.24165 9.45822 2.24165C9.45822 2.24165 9.60837 2.40354 10.0484 2.38574Z" koffice:nodeTypes="cccccccccccccccccccccccccccccccc"/>
          <draw:path draw:style-name="gr43" draw:id="shape486" draw:name="path112" draw:layer="g4578" svg:width="7.65286936280pt" svg:height="2.45040651664pt" draw:transform="matrix(1.00793700000 0.00000000000 0.00000000000 1.00793700000 71.23062959939pt 66.15331545041pt)" svg:viewBox="0 0 8 2" svg:d="M3.96609 2.45041C6.03096 1.54046 6.40402 1.2929 7.65287 0.484472C7.43508 0.49067 6.80114 0.274172 7.03066 0.204748C7.03066 0.204748 6.77683 0.44682 6.52332 0.44682C6.29097 0.44682 5.61572 0.134704 5.61572 0.134704C5.61572 0.134704 4.98277 0.312807 4.68728 0.312807C4.39181 0.312807 3.94858 0.134704 3.94858 0.134704C3.94858 0.134704 3.39992 0.379981 3.10411 0.312807C2.80862 0.246305 2.57627 0.134704 2.57627 0.134704C2.57627 0.134704 1.96447 0.379981 1.62668 0.312807C1.26774 0.246305 0.84567 0 0.84567 0C0.84567 0 0.326056 0.291829 0 0.325779C0.997821 1.09941 2.04833 1.85506 3.96609 2.45041Z" koffice:nodeTypes="ccccccccccccc"/>
          <draw:path draw:style-name="gr44" draw:id="shape487" draw:name="path108" draw:layer="g4578" svg:width="12.50210000000pt" svg:height="0.48525042465pt" draw:transform="matrix(1.00793700000 0.00000000000 0.00000000000 1.00793700000 68.77015620139pt 63.85387248658pt)" svg:viewBox="0 0 13 0" svg:d="M12.5021 0.19608C12.5021 0.19608 12.0313 0.504512 11.7487 0.463736C11.4661 0.403656 11.2641 0.20168 11.2641 0.20168C11.2641 0.20168 11.0018 0.504512 10.6585 0.463736C10.3155 0.403656 10.0127 0.20168 10.0127 0.20168C10.0127 0.20168 9.56854 0.504512 9.12441 0.48428C8.78112 0.46372 8.49852 0.160912 8.49852 0.160912C8.49852 0.160912 7.7111 0.423592 7.54988 0.423592C7.36812 0.423592 6.80292 0.160912 6.80292 0.160912C6.80292 0.160912 6.41918 0.403672 6.19727 0.403672C5.95513 0.403672 5.30901 0.121072 5.30901 0.121072C5.30901 0.121072 4.70366 0.281976 4.42106 0.281976C4.13846 0.281976 3.71456 0.121072 3.71456 0.121072C3.71456 0.121072 3.20974 0.342672 2.90691 0.281976C2.62431 0.221896 2.4021 0.121072 2.4021 0.121072C2.4021 0.121072 1.83721 0.342672 1.49392 0.281976C1.15063 0.221896 0.746959 0 0.746959 0C0.746959 0 0.686583 0.160912 0.020232 0.281976L0 0.302856" koffice:nodeTypes="ccccccccccccccccccc"/>
          <draw:path draw:style-name="gr42" draw:id="shape488" draw:name="path4576" draw:layer="g4578" svg:width="9.76555904022pt" svg:height="2.76999527549pt" draw:transform="matrix(1.00793700000 0.00000000000 0.00000000000 1.00793700000 69.28096657774pt 66.82962505042pt)" svg:viewBox="0 0 10 3" svg:d="M9.75467 0.118674C9.88426 0.023443 8.86321 2.61908 6.38797 2.75725C2.94373 2.94951 0 0.902877 0 0.902877C0 0.902877 0.359233 0.190472 0.578219 0C0.578219 0 1.05709 0.451622 1.21672 1.02155C1.21672 1.02155 1.27669 0.641717 1.43632 0.309137C1.43632 0.309137 2.03483 0.640993 2.13448 1.09334C2.13448 1.09334 2.35408 0.641717 2.5134 0.523043C2.67303 0.379833 2.83265 1.02155 2.83265 1.40211C2.83265 1.40211 3.21157 0.92632 3.43117 0.902877C3.43117 0.902877 3.85007 1.14023 3.96971 1.9724C3.96971 1.9724 4.36893 1.52115 4.50826 1.59184C4.50826 1.59184 4.98713 1.9724 4.86718 2.49472C4.80752 2.78005 5.34606 2.16287 6.00455 1.9724L6.58276 2.49472C6.58276 2.49472 7.12131 1.63982 7.28093 1.35413C7.28093 1.35413 7.71983 1.54459 7.71983 1.85373C7.71983 1.85373 7.91943 0.95013 8.07906 0.855623C8.23838 0.736949 8.45767 1.14023 8.45767 1.40211C8.45767 1.40211 8.51764 0.712781 8.8369 0.570296C8.8369 0.570296 9.15615 0.831455 9.15615 1.09334C9.15615 1.09334 9.49539 0.309137 9.75467 0.118674Z" koffice:nodeTypes="cccccccccccccccccccccc"/>
          <draw:path draw:style-name="gr45" draw:id="shape489" draw:name="path182" draw:layer="g4578" svg:width="19.56209364775pt" svg:height="25.39697550650pt" draw:transform="matrix(1.00793700000 0.00000000000 0.00000000000 1.00793700000 65.28993681349pt 43.01458955117pt)" svg:viewBox="0 0 20 25" svg:d="M19.5621 0C19.5621 0 19.5621 8.87221 19.5621 11.0499C19.5621 13.2476 19.2548 21.9984 9.79115 25.397C0.307277 21.9984 0 13.2483 0 11.0499C0 8.87221 0 0 0 0L19.5621 0" koffice:nodeTypes="cccccc"/>
          <draw:path draw:style-name="gr10" draw:id="shape490" draw:name="path774" draw:layer="g4578" svg:width="9.74377860394pt" svg:height="2.38228572492pt" draw:transform="matrix(1.00793700000 0.00000000000 0.00000000000 1.00793700000 69.26445011889pt 66.83499533875pt)" svg:viewBox="0 0 10 2" svg:d="M0 0.8373C0 0.8373 0.358833 0.176631 0.577573 0C0.577573 0 1.05592 0.418825 1.21536 0.947356C1.21536 0.947356 1.27526 0.595115 1.43472 0.286687C1.43472 0.286687 2.03257 0.594434 2.13211 1.01394C2.13211 1.01394 2.35146 0.595115 2.51059 0.485059C2.67004 0.352241 2.82949 0.947356 2.82949 1.30029C2.82949 1.30029 3.20798 0.859041 3.42734 0.8373C3.42734 0.8373 3.84577 1.05741 3.96528 1.82916C3.96528 1.82916 4.36405 1.41068 4.50323 1.47624C4.50323 1.47624 4.98157 1.82916 4.86175 2.31355C4.80215 2.57816 5.34009 2.0058 5.99785 1.82916L6.57542 2.31355C6.57542 2.31355 7.11336 1.52074 7.27281 1.25578C7.27281 1.25578 7.71121 1.43241 7.71121 1.71911C7.71121 1.71911 7.9106 0.881122 8.07004 0.793487C8.22918 0.683431 8.44823 1.05741 8.44823 1.30029C8.44823 1.30029 8.50813 0.66101 8.82703 0.528881C8.82703 0.528881 9.14593 0.771066 9.14593 1.01394C9.14593 1.01394 9.48479 0.286687 9.74378 0.110056" koffice:nodeTypes="ccccccc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vg:radialGradient draw:name="gradient1" svg:cx="4548.71%" svg:cy="3293.03%" svg:fx="4548.71%" svg:fy="3293.03%" svg:gradientTransform="matrix(0.0972602 0 0 0.111345 -15.0256pt -13.8811pt)" svg:r="338.199%" svg:spreadMethod="pad">
      <svg:stop svg:offset="0" svg:stop-color="#ffef5d"/>
      <svg:stop svg:offset="1" svg:stop-color="#ea5700"/>
    </svg:radialGradient>
    <svg:radialGradient draw:name="gradient2" svg:cx="1021.75%" svg:cy="1792.41%" svg:fx="1021.75%" svg:fy="1792.41%" svg:gradientTransform="matrix(0.0972602 0 0 0.0647847 -8.57583pt -7.64961pt)" svg:r="427.857%" svg:spreadMethod="pad">
      <svg:stop svg:offset="0" svg:stop-color="#ffef5d"/>
      <svg:stop svg:offset="1" svg:stop-color="#ea5700"/>
    </svg:radialGradient>
    <svg:radialGradient draw:name="gradient3" svg:cx="11882.7%" svg:cy="3309.71%" svg:fx="11882.7%" svg:fy="3309.71%" svg:gradientTransform="matrix(0.0972602 0 0 0.106639 -43.9432pt -13.2005pt)" svg:r="346.426%" svg:spreadMethod="pad">
      <svg:stop svg:offset="0" svg:stop-color="#952d1a"/>
      <svg:stop svg:offset="1" svg:stop-color="#520900"/>
    </svg:radialGradient>
    <svg:radialGradient draw:name="gradient4" svg:cx="2696.9%" svg:cy="1790.1%" svg:fx="2696.9%" svg:fy="1790.1%" svg:gradientTransform="matrix(0.0972602 0 0 0.0648067 -36.8983pt -7.64453pt)" svg:r="427.812%" svg:spreadMethod="pad">
      <svg:stop svg:offset="0" svg:stop-color="#952d1a"/>
      <svg:stop svg:offset="1" svg:stop-color="#520900"/>
    </svg:radialGradient>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08:45</dc:date>
    <meta:creation-date>2011-05-22T06:11:36</meta:creation-date>
    <dc:creator>Yue Liu</dc:creator>
  </office:meta>
</office:document-meta>
</file>